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4.581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Продажи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Товары">
      <style:table-properties table:display="true" style:writing-mode="lr-tb"/>
    </style:style>
    <style:style style:name="ta4" style:family="table" style:master-page-name="PageStyle_5f_Локации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 style:data-style-name="N100">
      <style:table-cell-properties fo:border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>
      <style:table-cell-properties fo:border-bottom="none" fo:border-left="0.99pt solid #000000" fo:border-right="2.01pt solid #000000" fo:border-top="none"/>
      <style:text-properties fo:color="#ff0000" fo:font-weight="bold" style:font-weight-asian="bold" style:font-weight-complex="bold"/>
    </style:style>
    <style:style style:name="ce12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родаж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default-cell-style-name="Default"/>
        <table:table-column table:style-name="co1" table:number-columns-repeated="16373"/>
        <table:table-row table:style-name="ro1">
          <table:table-cell office:value-type="string" calcext:value-type="string">
            <text:p>ID продажи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Время операции</text:p>
          </table:table-cell>
          <table:table-cell office:value-type="string" calcext:value-type="string">
            <text:p>ID локации</text:p>
          </table:table-cell>
          <table:table-cell office:value-type="string" calcext:value-type="string">
            <text:p>Код товара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Тип операции</text:p>
          </table:table-cell>
          <table:table-cell office:value-type="string" calcext:value-type="string">
            <text:p>Время начала работы</text:p>
          </table:table-cell>
          <table:table-cell office:value-type="string" calcext:value-type="string">
            <text:p>Время окончания работы</text:p>
          </table:table-cell>
          <table:table-cell office:value-type="string" calcext:value-type="string">
            <text:p>Нерабочее время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];[$Локации.A:.E];4;0)" office:value-type="time" office:time-value="PT12H00M00S" calcext:value-type="time">
            <text:p>12:00</text:p>
          </table:table-cell>
          <table:table-cell table:formula="of:=VLOOKUP([.D2];[$Локации.A:.E];5;0)" office:value-type="time" office:time-value="PT20H00M00S" calcext:value-type="time">
            <text:p>20:00</text:p>
          </table:table-cell>
          <table:table-cell table:formula="of:=IF(OR([.C2]&lt;[.H2];[.C2]&gt;[.I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];[$Локации.A:.E];4;0)" office:value-type="time" office:time-value="PT12H00M00S" calcext:value-type="time">
            <text:p>12:00</text:p>
          </table:table-cell>
          <table:table-cell table:formula="of:=VLOOKUP([.D3];[$Локации.A:.E];5;0)" office:value-type="time" office:time-value="PT23H00M00S" calcext:value-type="time">
            <text:p>23:00</text:p>
          </table:table-cell>
          <table:table-cell table:formula="of:=IF(OR([.C3]&lt;[.H3];[.C3]&gt;[.I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];[$Локации.A:.E];4;0)" office:value-type="time" office:time-value="PT12H00M00S" calcext:value-type="time">
            <text:p>12:00</text:p>
          </table:table-cell>
          <table:table-cell table:formula="of:=VLOOKUP([.D4];[$Локации.A:.E];5;0)" office:value-type="time" office:time-value="PT23H00M00S" calcext:value-type="time">
            <text:p>23:00</text:p>
          </table:table-cell>
          <table:table-cell table:formula="of:=IF(OR([.C4]&lt;[.H4];[.C4]&gt;[.I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];[$Локации.A:.E];4;0)" office:value-type="time" office:time-value="PT12H00M00S" calcext:value-type="time">
            <text:p>12:00</text:p>
          </table:table-cell>
          <table:table-cell table:formula="of:=VLOOKUP([.D5];[$Локации.A:.E];5;0)" office:value-type="time" office:time-value="PT20H00M00S" calcext:value-type="time">
            <text:p>20:00</text:p>
          </table:table-cell>
          <table:table-cell table:formula="of:=IF(OR([.C5]&lt;[.H5];[.C5]&gt;[.I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];[$Локации.A:.E];4;0)" office:value-type="time" office:time-value="PT12H00M00S" calcext:value-type="time">
            <text:p>12:00</text:p>
          </table:table-cell>
          <table:table-cell table:formula="of:=VLOOKUP([.D6];[$Локации.A:.E];5;0)" office:value-type="time" office:time-value="PT23H00M00S" calcext:value-type="time">
            <text:p>23:00</text:p>
          </table:table-cell>
          <table:table-cell table:formula="of:=IF(OR([.C6]&lt;[.H6];[.C6]&gt;[.I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];[$Локации.A:.E];4;0)" office:value-type="time" office:time-value="PT10H00M00S" calcext:value-type="time">
            <text:p>10:00</text:p>
          </table:table-cell>
          <table:table-cell table:formula="of:=VLOOKUP([.D7];[$Локации.A:.E];5;0)" office:value-type="time" office:time-value="PT23H00M00S" calcext:value-type="time">
            <text:p>23:00</text:p>
          </table:table-cell>
          <table:table-cell table:formula="of:=IF(OR([.C7]&lt;[.H7];[.C7]&gt;[.I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];[$Локации.A:.E];4;0)" office:value-type="time" office:time-value="PT12H00M00S" calcext:value-type="time">
            <text:p>12:00</text:p>
          </table:table-cell>
          <table:table-cell table:formula="of:=VLOOKUP([.D8];[$Локации.A:.E];5;0)" office:value-type="time" office:time-value="PT20H00M00S" calcext:value-type="time">
            <text:p>20:00</text:p>
          </table:table-cell>
          <table:table-cell table:formula="of:=IF(OR([.C8]&lt;[.H8];[.C8]&gt;[.I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];[$Локации.A:.E];4;0)" office:value-type="time" office:time-value="PT10H00M00S" calcext:value-type="time">
            <text:p>10:00</text:p>
          </table:table-cell>
          <table:table-cell table:formula="of:=VLOOKUP([.D9];[$Локации.A:.E];5;0)" office:value-type="time" office:time-value="PT23H00M00S" calcext:value-type="time">
            <text:p>23:00</text:p>
          </table:table-cell>
          <table:table-cell table:formula="of:=IF(OR([.C9]&lt;[.H9];[.C9]&gt;[.I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0];[$Локации.A:.E];4;0)" office:value-type="time" office:time-value="PT12H00M00S" calcext:value-type="time">
            <text:p>12:00</text:p>
          </table:table-cell>
          <table:table-cell table:formula="of:=VLOOKUP([.D10];[$Локации.A:.E];5;0)" office:value-type="time" office:time-value="PT20H00M00S" calcext:value-type="time">
            <text:p>20:00</text:p>
          </table:table-cell>
          <table:table-cell table:formula="of:=IF(OR([.C10]&lt;[.H10];[.C10]&gt;[.I1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1];[$Локации.A:.E];4;0)" office:value-type="time" office:time-value="PT10H00M00S" calcext:value-type="time">
            <text:p>10:00</text:p>
          </table:table-cell>
          <table:table-cell table:formula="of:=VLOOKUP([.D11];[$Локации.A:.E];5;0)" office:value-type="time" office:time-value="PT23H00M00S" calcext:value-type="time">
            <text:p>23:00</text:p>
          </table:table-cell>
          <table:table-cell table:formula="of:=IF(OR([.C11]&lt;[.H11];[.C11]&gt;[.I1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2];[$Локации.A:.E];4;0)" office:value-type="time" office:time-value="PT10H00M00S" calcext:value-type="time">
            <text:p>10:00</text:p>
          </table:table-cell>
          <table:table-cell table:formula="of:=VLOOKUP([.D12];[$Локации.A:.E];5;0)" office:value-type="time" office:time-value="PT23H00M00S" calcext:value-type="time">
            <text:p>23:00</text:p>
          </table:table-cell>
          <table:table-cell table:formula="of:=IF(OR([.C12]&lt;[.H12];[.C12]&gt;[.I1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3];[$Локации.A:.E];4;0)" office:value-type="time" office:time-value="PT12H00M00S" calcext:value-type="time">
            <text:p>12:00</text:p>
          </table:table-cell>
          <table:table-cell table:formula="of:=VLOOKUP([.D13];[$Локации.A:.E];5;0)" office:value-type="time" office:time-value="PT23H00M00S" calcext:value-type="time">
            <text:p>23:00</text:p>
          </table:table-cell>
          <table:table-cell table:formula="of:=IF(OR([.C13]&lt;[.H13];[.C13]&gt;[.I1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4];[$Локации.A:.E];4;0)" office:value-type="time" office:time-value="PT11H00M00S" calcext:value-type="time">
            <text:p>11:00</text:p>
          </table:table-cell>
          <table:table-cell table:formula="of:=VLOOKUP([.D14];[$Локации.A:.E];5;0)" office:value-type="time" office:time-value="PT20H00M00S" calcext:value-type="time">
            <text:p>20:00</text:p>
          </table:table-cell>
          <table:table-cell table:formula="of:=IF(OR([.C14]&lt;[.H14];[.C14]&gt;[.I1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5];[$Локации.A:.E];4;0)" office:value-type="time" office:time-value="PT10H00M00S" calcext:value-type="time">
            <text:p>10:00</text:p>
          </table:table-cell>
          <table:table-cell table:formula="of:=VLOOKUP([.D15];[$Локации.A:.E];5;0)" office:value-type="time" office:time-value="PT21H00M00S" calcext:value-type="time">
            <text:p>21:00</text:p>
          </table:table-cell>
          <table:table-cell table:formula="of:=IF(OR([.C15]&lt;[.H15];[.C15]&gt;[.I1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6];[$Локации.A:.E];4;0)" office:value-type="time" office:time-value="PT12H00M00S" calcext:value-type="time">
            <text:p>12:00</text:p>
          </table:table-cell>
          <table:table-cell table:formula="of:=VLOOKUP([.D16];[$Локации.A:.E];5;0)" office:value-type="time" office:time-value="PT20H00M00S" calcext:value-type="time">
            <text:p>20:00</text:p>
          </table:table-cell>
          <table:table-cell table:formula="of:=IF(OR([.C16]&lt;[.H16];[.C16]&gt;[.I1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7];[$Локации.A:.E];4;0)" office:value-type="time" office:time-value="PT12H00M00S" calcext:value-type="time">
            <text:p>12:00</text:p>
          </table:table-cell>
          <table:table-cell table:formula="of:=VLOOKUP([.D17];[$Локации.A:.E];5;0)" office:value-type="time" office:time-value="PT20H00M00S" calcext:value-type="time">
            <text:p>20:00</text:p>
          </table:table-cell>
          <table:table-cell table:formula="of:=IF(OR([.C17]&lt;[.H17];[.C17]&gt;[.I1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8];[$Локации.A:.E];4;0)" office:value-type="time" office:time-value="PT11H00M00S" calcext:value-type="time">
            <text:p>11:00</text:p>
          </table:table-cell>
          <table:table-cell table:formula="of:=VLOOKUP([.D18];[$Локации.A:.E];5;0)" office:value-type="time" office:time-value="PT20H00M00S" calcext:value-type="time">
            <text:p>20:00</text:p>
          </table:table-cell>
          <table:table-cell table:formula="of:=IF(OR([.C18]&lt;[.H18];[.C18]&gt;[.I1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8H00M00S" calcext:value-type="time">
            <text:p>18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9];[$Локации.A:.E];4;0)" office:value-type="time" office:time-value="PT12H00M00S" calcext:value-type="time">
            <text:p>12:00</text:p>
          </table:table-cell>
          <table:table-cell table:formula="of:=VLOOKUP([.D19];[$Локации.A:.E];5;0)" office:value-type="time" office:time-value="PT23H00M00S" calcext:value-type="time">
            <text:p>23:00</text:p>
          </table:table-cell>
          <table:table-cell table:formula="of:=IF(OR([.C19]&lt;[.H19];[.C19]&gt;[.I1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];[$Локации.A:.E];4;0)" office:value-type="time" office:time-value="PT12H00M00S" calcext:value-type="time">
            <text:p>12:00</text:p>
          </table:table-cell>
          <table:table-cell table:formula="of:=VLOOKUP([.D20];[$Локации.A:.E];5;0)" office:value-type="time" office:time-value="PT20H00M00S" calcext:value-type="time">
            <text:p>20:00</text:p>
          </table:table-cell>
          <table:table-cell table:formula="of:=IF(OR([.C20]&lt;[.H20];[.C20]&gt;[.I2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1];[$Локации.A:.E];4;0)" office:value-type="time" office:time-value="PT11H00M00S" calcext:value-type="time">
            <text:p>11:00</text:p>
          </table:table-cell>
          <table:table-cell table:formula="of:=VLOOKUP([.D21];[$Локации.A:.E];5;0)" office:value-type="time" office:time-value="PT20H00M00S" calcext:value-type="time">
            <text:p>20:00</text:p>
          </table:table-cell>
          <table:table-cell table:formula="of:=IF(OR([.C21]&lt;[.H21];[.C21]&gt;[.I2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2];[$Локации.A:.E];4;0)" office:value-type="time" office:time-value="PT10H00M00S" calcext:value-type="time">
            <text:p>10:00</text:p>
          </table:table-cell>
          <table:table-cell table:formula="of:=VLOOKUP([.D22];[$Локации.A:.E];5;0)" office:value-type="time" office:time-value="PT23H00M00S" calcext:value-type="time">
            <text:p>23:00</text:p>
          </table:table-cell>
          <table:table-cell table:formula="of:=IF(OR([.C22]&lt;[.H22];[.C22]&gt;[.I2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3];[$Локации.A:.E];4;0)" office:value-type="time" office:time-value="PT12H00M00S" calcext:value-type="time">
            <text:p>12:00</text:p>
          </table:table-cell>
          <table:table-cell table:formula="of:=VLOOKUP([.D23];[$Локации.A:.E];5;0)" office:value-type="time" office:time-value="PT20H00M00S" calcext:value-type="time">
            <text:p>20:00</text:p>
          </table:table-cell>
          <table:table-cell table:formula="of:=IF(OR([.C23]&lt;[.H23];[.C23]&gt;[.I2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4];[$Локации.A:.E];4;0)" office:value-type="time" office:time-value="PT11H00M00S" calcext:value-type="time">
            <text:p>11:00</text:p>
          </table:table-cell>
          <table:table-cell table:formula="of:=VLOOKUP([.D24];[$Локации.A:.E];5;0)" office:value-type="time" office:time-value="PT20H00M00S" calcext:value-type="time">
            <text:p>20:00</text:p>
          </table:table-cell>
          <table:table-cell table:formula="of:=IF(OR([.C24]&lt;[.H24];[.C24]&gt;[.I2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5];[$Локации.A:.E];4;0)" office:value-type="time" office:time-value="PT12H00M00S" calcext:value-type="time">
            <text:p>12:00</text:p>
          </table:table-cell>
          <table:table-cell table:formula="of:=VLOOKUP([.D25];[$Локации.A:.E];5;0)" office:value-type="time" office:time-value="PT23H00M00S" calcext:value-type="time">
            <text:p>23:00</text:p>
          </table:table-cell>
          <table:table-cell table:formula="of:=IF(OR([.C25]&lt;[.H25];[.C25]&gt;[.I2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6];[$Локации.A:.E];4;0)" office:value-type="time" office:time-value="PT12H00M00S" calcext:value-type="time">
            <text:p>12:00</text:p>
          </table:table-cell>
          <table:table-cell table:formula="of:=VLOOKUP([.D26];[$Локации.A:.E];5;0)" office:value-type="time" office:time-value="PT20H00M00S" calcext:value-type="time">
            <text:p>20:00</text:p>
          </table:table-cell>
          <table:table-cell table:formula="of:=IF(OR([.C26]&lt;[.H26];[.C26]&gt;[.I2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7];[$Локации.A:.E];4;0)" office:value-type="time" office:time-value="PT12H00M00S" calcext:value-type="time">
            <text:p>12:00</text:p>
          </table:table-cell>
          <table:table-cell table:formula="of:=VLOOKUP([.D27];[$Локации.A:.E];5;0)" office:value-type="time" office:time-value="PT20H00M00S" calcext:value-type="time">
            <text:p>20:00</text:p>
          </table:table-cell>
          <table:table-cell table:formula="of:=IF(OR([.C27]&lt;[.H27];[.C27]&gt;[.I2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8];[$Локации.A:.E];4;0)" office:value-type="time" office:time-value="PT10H00M00S" calcext:value-type="time">
            <text:p>10:00</text:p>
          </table:table-cell>
          <table:table-cell table:formula="of:=VLOOKUP([.D28];[$Локации.A:.E];5;0)" office:value-type="time" office:time-value="PT20H00M00S" calcext:value-type="time">
            <text:p>20:00</text:p>
          </table:table-cell>
          <table:table-cell table:formula="of:=IF(OR([.C28]&lt;[.H28];[.C28]&gt;[.I2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9];[$Локации.A:.E];4;0)" office:value-type="time" office:time-value="PT12H00M00S" calcext:value-type="time">
            <text:p>12:00</text:p>
          </table:table-cell>
          <table:table-cell table:formula="of:=VLOOKUP([.D29];[$Локации.A:.E];5;0)" office:value-type="time" office:time-value="PT20H00M00S" calcext:value-type="time">
            <text:p>20:00</text:p>
          </table:table-cell>
          <table:table-cell table:formula="of:=IF(OR([.C29]&lt;[.H29];[.C29]&gt;[.I2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0];[$Локации.A:.E];4;0)" office:value-type="time" office:time-value="PT10H00M00S" calcext:value-type="time">
            <text:p>10:00</text:p>
          </table:table-cell>
          <table:table-cell table:formula="of:=VLOOKUP([.D30];[$Локации.A:.E];5;0)" office:value-type="time" office:time-value="PT20H00M00S" calcext:value-type="time">
            <text:p>20:00</text:p>
          </table:table-cell>
          <table:table-cell table:formula="of:=IF(OR([.C30]&lt;[.H30];[.C30]&gt;[.I3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1];[$Локации.A:.E];4;0)" office:value-type="time" office:time-value="PT12H00M00S" calcext:value-type="time">
            <text:p>12:00</text:p>
          </table:table-cell>
          <table:table-cell table:formula="of:=VLOOKUP([.D31];[$Локации.A:.E];5;0)" office:value-type="time" office:time-value="PT23H00M00S" calcext:value-type="time">
            <text:p>23:00</text:p>
          </table:table-cell>
          <table:table-cell table:formula="of:=IF(OR([.C31]&lt;[.H31];[.C31]&gt;[.I3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2];[$Локации.A:.E];4;0)" office:value-type="time" office:time-value="PT11H00M00S" calcext:value-type="time">
            <text:p>11:00</text:p>
          </table:table-cell>
          <table:table-cell table:formula="of:=VLOOKUP([.D32];[$Локации.A:.E];5;0)" office:value-type="time" office:time-value="PT21H00M00S" calcext:value-type="time">
            <text:p>21:00</text:p>
          </table:table-cell>
          <table:table-cell table:formula="of:=IF(OR([.C32]&lt;[.H32];[.C32]&gt;[.I3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3];[$Локации.A:.E];4;0)" office:value-type="time" office:time-value="PT11H00M00S" calcext:value-type="time">
            <text:p>11:00</text:p>
          </table:table-cell>
          <table:table-cell table:formula="of:=VLOOKUP([.D33];[$Локации.A:.E];5;0)" office:value-type="time" office:time-value="PT20H00M00S" calcext:value-type="time">
            <text:p>20:00</text:p>
          </table:table-cell>
          <table:table-cell table:formula="of:=IF(OR([.C33]&lt;[.H33];[.C33]&gt;[.I3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4];[$Локации.A:.E];4;0)" office:value-type="time" office:time-value="PT10H00M00S" calcext:value-type="time">
            <text:p>10:00</text:p>
          </table:table-cell>
          <table:table-cell table:formula="of:=VLOOKUP([.D34];[$Локации.A:.E];5;0)" office:value-type="time" office:time-value="PT21H00M00S" calcext:value-type="time">
            <text:p>21:00</text:p>
          </table:table-cell>
          <table:table-cell table:formula="of:=IF(OR([.C34]&lt;[.H34];[.C34]&gt;[.I3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5];[$Локации.A:.E];4;0)" office:value-type="time" office:time-value="PT12H00M00S" calcext:value-type="time">
            <text:p>12:00</text:p>
          </table:table-cell>
          <table:table-cell table:formula="of:=VLOOKUP([.D35];[$Локации.A:.E];5;0)" office:value-type="time" office:time-value="PT20H00M00S" calcext:value-type="time">
            <text:p>20:00</text:p>
          </table:table-cell>
          <table:table-cell table:formula="of:=IF(OR([.C35]&lt;[.H35];[.C35]&gt;[.I3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6];[$Локации.A:.E];4;0)" office:value-type="time" office:time-value="PT12H00M00S" calcext:value-type="time">
            <text:p>12:00</text:p>
          </table:table-cell>
          <table:table-cell table:formula="of:=VLOOKUP([.D36];[$Локации.A:.E];5;0)" office:value-type="time" office:time-value="PT22H00M00S" calcext:value-type="time">
            <text:p>22:00</text:p>
          </table:table-cell>
          <table:table-cell table:formula="of:=IF(OR([.C36]&lt;[.H36];[.C36]&gt;[.I3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7];[$Локации.A:.E];4;0)" office:value-type="time" office:time-value="PT11H00M00S" calcext:value-type="time">
            <text:p>11:00</text:p>
          </table:table-cell>
          <table:table-cell table:formula="of:=VLOOKUP([.D37];[$Локации.A:.E];5;0)" office:value-type="time" office:time-value="PT21H00M00S" calcext:value-type="time">
            <text:p>21:00</text:p>
          </table:table-cell>
          <table:table-cell table:formula="of:=IF(OR([.C37]&lt;[.H37];[.C37]&gt;[.I3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8];[$Локации.A:.E];4;0)" office:value-type="time" office:time-value="PT12H00M00S" calcext:value-type="time">
            <text:p>12:00</text:p>
          </table:table-cell>
          <table:table-cell table:formula="of:=VLOOKUP([.D38];[$Локации.A:.E];5;0)" office:value-type="time" office:time-value="PT20H00M00S" calcext:value-type="time">
            <text:p>20:00</text:p>
          </table:table-cell>
          <table:table-cell table:formula="of:=IF(OR([.C38]&lt;[.H38];[.C38]&gt;[.I3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9];[$Локации.A:.E];4;0)" office:value-type="time" office:time-value="PT12H00M00S" calcext:value-type="time">
            <text:p>12:00</text:p>
          </table:table-cell>
          <table:table-cell table:formula="of:=VLOOKUP([.D39];[$Локации.A:.E];5;0)" office:value-type="time" office:time-value="PT20H00M00S" calcext:value-type="time">
            <text:p>20:00</text:p>
          </table:table-cell>
          <table:table-cell table:formula="of:=IF(OR([.C39]&lt;[.H39];[.C39]&gt;[.I3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0];[$Локации.A:.E];4;0)" office:value-type="time" office:time-value="PT11H00M00S" calcext:value-type="time">
            <text:p>11:00</text:p>
          </table:table-cell>
          <table:table-cell table:formula="of:=VLOOKUP([.D40];[$Локации.A:.E];5;0)" office:value-type="time" office:time-value="PT23H00M00S" calcext:value-type="time">
            <text:p>23:00</text:p>
          </table:table-cell>
          <table:table-cell table:formula="of:=IF(OR([.C40]&lt;[.H40];[.C40]&gt;[.I4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1];[$Локации.A:.E];4;0)" office:value-type="time" office:time-value="PT10H00M00S" calcext:value-type="time">
            <text:p>10:00</text:p>
          </table:table-cell>
          <table:table-cell table:formula="of:=VLOOKUP([.D41];[$Локации.A:.E];5;0)" office:value-type="time" office:time-value="PT23H00M00S" calcext:value-type="time">
            <text:p>23:00</text:p>
          </table:table-cell>
          <table:table-cell table:formula="of:=IF(OR([.C41]&lt;[.H41];[.C41]&gt;[.I4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2];[$Локации.A:.E];4;0)" office:value-type="time" office:time-value="PT10H00M00S" calcext:value-type="time">
            <text:p>10:00</text:p>
          </table:table-cell>
          <table:table-cell table:formula="of:=VLOOKUP([.D42];[$Локации.A:.E];5;0)" office:value-type="time" office:time-value="PT23H00M00S" calcext:value-type="time">
            <text:p>23:00</text:p>
          </table:table-cell>
          <table:table-cell table:formula="of:=IF(OR([.C42]&lt;[.H42];[.C42]&gt;[.I4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3];[$Локации.A:.E];4;0)" office:value-type="time" office:time-value="PT12H00M00S" calcext:value-type="time">
            <text:p>12:00</text:p>
          </table:table-cell>
          <table:table-cell table:formula="of:=VLOOKUP([.D43];[$Локации.A:.E];5;0)" office:value-type="time" office:time-value="PT22H00M00S" calcext:value-type="time">
            <text:p>22:00</text:p>
          </table:table-cell>
          <table:table-cell table:formula="of:=IF(OR([.C43]&lt;[.H43];[.C43]&gt;[.I4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4];[$Локации.A:.E];4;0)" office:value-type="time" office:time-value="PT10H00M00S" calcext:value-type="time">
            <text:p>10:00</text:p>
          </table:table-cell>
          <table:table-cell table:formula="of:=VLOOKUP([.D44];[$Локации.A:.E];5;0)" office:value-type="time" office:time-value="PT23H00M00S" calcext:value-type="time">
            <text:p>23:00</text:p>
          </table:table-cell>
          <table:table-cell table:formula="of:=IF(OR([.C44]&lt;[.H44];[.C44]&gt;[.I4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5];[$Локации.A:.E];4;0)" office:value-type="time" office:time-value="PT11H00M00S" calcext:value-type="time">
            <text:p>11:00</text:p>
          </table:table-cell>
          <table:table-cell table:formula="of:=VLOOKUP([.D45];[$Локации.A:.E];5;0)" office:value-type="time" office:time-value="PT23H00M00S" calcext:value-type="time">
            <text:p>23:00</text:p>
          </table:table-cell>
          <table:table-cell table:formula="of:=IF(OR([.C45]&lt;[.H45];[.C45]&gt;[.I4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6];[$Локации.A:.E];4;0)" office:value-type="time" office:time-value="PT10H00M00S" calcext:value-type="time">
            <text:p>10:00</text:p>
          </table:table-cell>
          <table:table-cell table:formula="of:=VLOOKUP([.D46];[$Локации.A:.E];5;0)" office:value-type="time" office:time-value="PT23H00M00S" calcext:value-type="time">
            <text:p>23:00</text:p>
          </table:table-cell>
          <table:table-cell table:formula="of:=IF(OR([.C46]&lt;[.H46];[.C46]&gt;[.I4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7];[$Локации.A:.E];4;0)" office:value-type="time" office:time-value="PT10H00M00S" calcext:value-type="time">
            <text:p>10:00</text:p>
          </table:table-cell>
          <table:table-cell table:formula="of:=VLOOKUP([.D47];[$Локации.A:.E];5;0)" office:value-type="time" office:time-value="PT21H00M00S" calcext:value-type="time">
            <text:p>21:00</text:p>
          </table:table-cell>
          <table:table-cell table:formula="of:=IF(OR([.C47]&lt;[.H47];[.C47]&gt;[.I4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8];[$Локации.A:.E];4;0)" office:value-type="time" office:time-value="PT12H00M00S" calcext:value-type="time">
            <text:p>12:00</text:p>
          </table:table-cell>
          <table:table-cell table:formula="of:=VLOOKUP([.D48];[$Локации.A:.E];5;0)" office:value-type="time" office:time-value="PT23H00M00S" calcext:value-type="time">
            <text:p>23:00</text:p>
          </table:table-cell>
          <table:table-cell table:formula="of:=IF(OR([.C48]&lt;[.H48];[.C48]&gt;[.I4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9];[$Локации.A:.E];4;0)" office:value-type="time" office:time-value="PT12H00M00S" calcext:value-type="time">
            <text:p>12:00</text:p>
          </table:table-cell>
          <table:table-cell table:formula="of:=VLOOKUP([.D49];[$Локации.A:.E];5;0)" office:value-type="time" office:time-value="PT23H00M00S" calcext:value-type="time">
            <text:p>23:00</text:p>
          </table:table-cell>
          <table:table-cell table:formula="of:=IF(OR([.C49]&lt;[.H49];[.C49]&gt;[.I4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0];[$Локации.A:.E];4;0)" office:value-type="time" office:time-value="PT12H00M00S" calcext:value-type="time">
            <text:p>12:00</text:p>
          </table:table-cell>
          <table:table-cell table:formula="of:=VLOOKUP([.D50];[$Локации.A:.E];5;0)" office:value-type="time" office:time-value="PT23H00M00S" calcext:value-type="time">
            <text:p>23:00</text:p>
          </table:table-cell>
          <table:table-cell table:formula="of:=IF(OR([.C50]&lt;[.H50];[.C50]&gt;[.I5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1];[$Локации.A:.E];4;0)" office:value-type="time" office:time-value="PT11H00M00S" calcext:value-type="time">
            <text:p>11:00</text:p>
          </table:table-cell>
          <table:table-cell table:formula="of:=VLOOKUP([.D51];[$Локации.A:.E];5;0)" office:value-type="time" office:time-value="PT20H00M00S" calcext:value-type="time">
            <text:p>20:00</text:p>
          </table:table-cell>
          <table:table-cell table:formula="of:=IF(OR([.C51]&lt;[.H51];[.C51]&gt;[.I5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2];[$Локации.A:.E];4;0)" office:value-type="time" office:time-value="PT12H00M00S" calcext:value-type="time">
            <text:p>12:00</text:p>
          </table:table-cell>
          <table:table-cell table:formula="of:=VLOOKUP([.D52];[$Локации.A:.E];5;0)" office:value-type="time" office:time-value="PT23H00M00S" calcext:value-type="time">
            <text:p>23:00</text:p>
          </table:table-cell>
          <table:table-cell table:formula="of:=IF(OR([.C52]&lt;[.H52];[.C52]&gt;[.I5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3];[$Локации.A:.E];4;0)" office:value-type="time" office:time-value="PT11H00M00S" calcext:value-type="time">
            <text:p>11:00</text:p>
          </table:table-cell>
          <table:table-cell table:formula="of:=VLOOKUP([.D53];[$Локации.A:.E];5;0)" office:value-type="time" office:time-value="PT20H00M00S" calcext:value-type="time">
            <text:p>20:00</text:p>
          </table:table-cell>
          <table:table-cell table:formula="of:=IF(OR([.C53]&lt;[.H53];[.C53]&gt;[.I5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4];[$Локации.A:.E];4;0)" office:value-type="time" office:time-value="PT12H00M00S" calcext:value-type="time">
            <text:p>12:00</text:p>
          </table:table-cell>
          <table:table-cell table:formula="of:=VLOOKUP([.D54];[$Локации.A:.E];5;0)" office:value-type="time" office:time-value="PT20H00M00S" calcext:value-type="time">
            <text:p>20:00</text:p>
          </table:table-cell>
          <table:table-cell table:formula="of:=IF(OR([.C54]&lt;[.H54];[.C54]&gt;[.I5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5];[$Локации.A:.E];4;0)" office:value-type="time" office:time-value="PT12H00M00S" calcext:value-type="time">
            <text:p>12:00</text:p>
          </table:table-cell>
          <table:table-cell table:formula="of:=VLOOKUP([.D55];[$Локации.A:.E];5;0)" office:value-type="time" office:time-value="PT23H00M00S" calcext:value-type="time">
            <text:p>23:00</text:p>
          </table:table-cell>
          <table:table-cell table:formula="of:=IF(OR([.C55]&lt;[.H55];[.C55]&gt;[.I5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6];[$Локации.A:.E];4;0)" office:value-type="time" office:time-value="PT10H00M00S" calcext:value-type="time">
            <text:p>10:00</text:p>
          </table:table-cell>
          <table:table-cell table:formula="of:=VLOOKUP([.D56];[$Локации.A:.E];5;0)" office:value-type="time" office:time-value="PT20H00M00S" calcext:value-type="time">
            <text:p>20:00</text:p>
          </table:table-cell>
          <table:table-cell table:formula="of:=IF(OR([.C56]&lt;[.H56];[.C56]&gt;[.I5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7];[$Локации.A:.E];4;0)" office:value-type="time" office:time-value="PT11H00M00S" calcext:value-type="time">
            <text:p>11:00</text:p>
          </table:table-cell>
          <table:table-cell table:formula="of:=VLOOKUP([.D57];[$Локации.A:.E];5;0)" office:value-type="time" office:time-value="PT21H00M00S" calcext:value-type="time">
            <text:p>21:00</text:p>
          </table:table-cell>
          <table:table-cell table:formula="of:=IF(OR([.C57]&lt;[.H57];[.C57]&gt;[.I5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8];[$Локации.A:.E];4;0)" office:value-type="time" office:time-value="PT10H00M00S" calcext:value-type="time">
            <text:p>10:00</text:p>
          </table:table-cell>
          <table:table-cell table:formula="of:=VLOOKUP([.D58];[$Локации.A:.E];5;0)" office:value-type="time" office:time-value="PT21H00M00S" calcext:value-type="time">
            <text:p>21:00</text:p>
          </table:table-cell>
          <table:table-cell table:formula="of:=IF(OR([.C58]&lt;[.H58];[.C58]&gt;[.I5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9H00M00S" calcext:value-type="time">
            <text:p>19: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9];[$Локации.A:.E];4;0)" office:value-type="time" office:time-value="PT12H00M00S" calcext:value-type="time">
            <text:p>12:00</text:p>
          </table:table-cell>
          <table:table-cell table:formula="of:=VLOOKUP([.D59];[$Локации.A:.E];5;0)" office:value-type="time" office:time-value="PT23H00M00S" calcext:value-type="time">
            <text:p>23:00</text:p>
          </table:table-cell>
          <table:table-cell table:formula="of:=IF(OR([.C59]&lt;[.H59];[.C59]&gt;[.I5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0];[$Локации.A:.E];4;0)" office:value-type="time" office:time-value="PT11H00M00S" calcext:value-type="time">
            <text:p>11:00</text:p>
          </table:table-cell>
          <table:table-cell table:formula="of:=VLOOKUP([.D60];[$Локации.A:.E];5;0)" office:value-type="time" office:time-value="PT20H00M00S" calcext:value-type="time">
            <text:p>20:00</text:p>
          </table:table-cell>
          <table:table-cell table:formula="of:=IF(OR([.C60]&lt;[.H60];[.C60]&gt;[.I6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1];[$Локации.A:.E];4;0)" office:value-type="time" office:time-value="PT10H00M00S" calcext:value-type="time">
            <text:p>10:00</text:p>
          </table:table-cell>
          <table:table-cell table:formula="of:=VLOOKUP([.D61];[$Локации.A:.E];5;0)" office:value-type="time" office:time-value="PT23H00M00S" calcext:value-type="time">
            <text:p>23:00</text:p>
          </table:table-cell>
          <table:table-cell table:formula="of:=IF(OR([.C61]&lt;[.H61];[.C61]&gt;[.I6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2];[$Локации.A:.E];4;0)" office:value-type="time" office:time-value="PT10H00M00S" calcext:value-type="time">
            <text:p>10:00</text:p>
          </table:table-cell>
          <table:table-cell table:formula="of:=VLOOKUP([.D62];[$Локации.A:.E];5;0)" office:value-type="time" office:time-value="PT20H00M00S" calcext:value-type="time">
            <text:p>20:00</text:p>
          </table:table-cell>
          <table:table-cell table:formula="of:=IF(OR([.C62]&lt;[.H62];[.C62]&gt;[.I6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3];[$Локации.A:.E];4;0)" office:value-type="time" office:time-value="PT12H00M00S" calcext:value-type="time">
            <text:p>12:00</text:p>
          </table:table-cell>
          <table:table-cell table:formula="of:=VLOOKUP([.D63];[$Локации.A:.E];5;0)" office:value-type="time" office:time-value="PT20H00M00S" calcext:value-type="time">
            <text:p>20:00</text:p>
          </table:table-cell>
          <table:table-cell table:formula="of:=IF(OR([.C63]&lt;[.H63];[.C63]&gt;[.I6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4];[$Локации.A:.E];4;0)" office:value-type="time" office:time-value="PT10H00M00S" calcext:value-type="time">
            <text:p>10:00</text:p>
          </table:table-cell>
          <table:table-cell table:formula="of:=VLOOKUP([.D64];[$Локации.A:.E];5;0)" office:value-type="time" office:time-value="PT20H00M00S" calcext:value-type="time">
            <text:p>20:00</text:p>
          </table:table-cell>
          <table:table-cell table:formula="of:=IF(OR([.C64]&lt;[.H64];[.C64]&gt;[.I6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5];[$Локации.A:.E];4;0)" office:value-type="time" office:time-value="PT12H00M00S" calcext:value-type="time">
            <text:p>12:00</text:p>
          </table:table-cell>
          <table:table-cell table:formula="of:=VLOOKUP([.D65];[$Локации.A:.E];5;0)" office:value-type="time" office:time-value="PT23H00M00S" calcext:value-type="time">
            <text:p>23:00</text:p>
          </table:table-cell>
          <table:table-cell table:formula="of:=IF(OR([.C65]&lt;[.H65];[.C65]&gt;[.I6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6];[$Локации.A:.E];4;0)" office:value-type="time" office:time-value="PT11H00M00S" calcext:value-type="time">
            <text:p>11:00</text:p>
          </table:table-cell>
          <table:table-cell table:formula="of:=VLOOKUP([.D66];[$Локации.A:.E];5;0)" office:value-type="time" office:time-value="PT20H00M00S" calcext:value-type="time">
            <text:p>20:00</text:p>
          </table:table-cell>
          <table:table-cell table:formula="of:=IF(OR([.C66]&lt;[.H66];[.C66]&gt;[.I6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7];[$Локации.A:.E];4;0)" office:value-type="time" office:time-value="PT11H00M00S" calcext:value-type="time">
            <text:p>11:00</text:p>
          </table:table-cell>
          <table:table-cell table:formula="of:=VLOOKUP([.D67];[$Локации.A:.E];5;0)" office:value-type="time" office:time-value="PT23H00M00S" calcext:value-type="time">
            <text:p>23:00</text:p>
          </table:table-cell>
          <table:table-cell table:formula="of:=IF(OR([.C67]&lt;[.H67];[.C67]&gt;[.I6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8];[$Локации.A:.E];4;0)" office:value-type="time" office:time-value="PT11H00M00S" calcext:value-type="time">
            <text:p>11:00</text:p>
          </table:table-cell>
          <table:table-cell table:formula="of:=VLOOKUP([.D68];[$Локации.A:.E];5;0)" office:value-type="time" office:time-value="PT20H00M00S" calcext:value-type="time">
            <text:p>20:00</text:p>
          </table:table-cell>
          <table:table-cell table:formula="of:=IF(OR([.C68]&lt;[.H68];[.C68]&gt;[.I6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9];[$Локации.A:.E];4;0)" office:value-type="time" office:time-value="PT10H00M00S" calcext:value-type="time">
            <text:p>10:00</text:p>
          </table:table-cell>
          <table:table-cell table:formula="of:=VLOOKUP([.D69];[$Локации.A:.E];5;0)" office:value-type="time" office:time-value="PT20H00M00S" calcext:value-type="time">
            <text:p>20:00</text:p>
          </table:table-cell>
          <table:table-cell table:formula="of:=IF(OR([.C69]&lt;[.H69];[.C69]&gt;[.I6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0];[$Локации.A:.E];4;0)" office:value-type="time" office:time-value="PT10H00M00S" calcext:value-type="time">
            <text:p>10:00</text:p>
          </table:table-cell>
          <table:table-cell table:formula="of:=VLOOKUP([.D70];[$Локации.A:.E];5;0)" office:value-type="time" office:time-value="PT23H00M00S" calcext:value-type="time">
            <text:p>23:00</text:p>
          </table:table-cell>
          <table:table-cell table:formula="of:=IF(OR([.C70]&lt;[.H70];[.C70]&gt;[.I7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1];[$Локации.A:.E];4;0)" office:value-type="time" office:time-value="PT11H00M00S" calcext:value-type="time">
            <text:p>11:00</text:p>
          </table:table-cell>
          <table:table-cell table:formula="of:=VLOOKUP([.D71];[$Локации.A:.E];5;0)" office:value-type="time" office:time-value="PT20H00M00S" calcext:value-type="time">
            <text:p>20:00</text:p>
          </table:table-cell>
          <table:table-cell table:formula="of:=IF(OR([.C71]&lt;[.H71];[.C71]&gt;[.I7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2];[$Локации.A:.E];4;0)" office:value-type="time" office:time-value="PT10H00M00S" calcext:value-type="time">
            <text:p>10:00</text:p>
          </table:table-cell>
          <table:table-cell table:formula="of:=VLOOKUP([.D72];[$Локации.A:.E];5;0)" office:value-type="time" office:time-value="PT20H00M00S" calcext:value-type="time">
            <text:p>20:00</text:p>
          </table:table-cell>
          <table:table-cell table:formula="of:=IF(OR([.C72]&lt;[.H72];[.C72]&gt;[.I7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3];[$Локации.A:.E];4;0)" office:value-type="time" office:time-value="PT12H00M00S" calcext:value-type="time">
            <text:p>12:00</text:p>
          </table:table-cell>
          <table:table-cell table:formula="of:=VLOOKUP([.D73];[$Локации.A:.E];5;0)" office:value-type="time" office:time-value="PT20H00M00S" calcext:value-type="time">
            <text:p>20:00</text:p>
          </table:table-cell>
          <table:table-cell table:formula="of:=IF(OR([.C73]&lt;[.H73];[.C73]&gt;[.I7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4];[$Локации.A:.E];4;0)" office:value-type="time" office:time-value="PT11H00M00S" calcext:value-type="time">
            <text:p>11:00</text:p>
          </table:table-cell>
          <table:table-cell table:formula="of:=VLOOKUP([.D74];[$Локации.A:.E];5;0)" office:value-type="time" office:time-value="PT21H00M00S" calcext:value-type="time">
            <text:p>21:00</text:p>
          </table:table-cell>
          <table:table-cell table:formula="of:=IF(OR([.C74]&lt;[.H74];[.C74]&gt;[.I7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5];[$Локации.A:.E];4;0)" office:value-type="time" office:time-value="PT10H00M00S" calcext:value-type="time">
            <text:p>10:00</text:p>
          </table:table-cell>
          <table:table-cell table:formula="of:=VLOOKUP([.D75];[$Локации.A:.E];5;0)" office:value-type="time" office:time-value="PT20H00M00S" calcext:value-type="time">
            <text:p>20:00</text:p>
          </table:table-cell>
          <table:table-cell table:formula="of:=IF(OR([.C75]&lt;[.H75];[.C75]&gt;[.I7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6];[$Локации.A:.E];4;0)" office:value-type="time" office:time-value="PT12H00M00S" calcext:value-type="time">
            <text:p>12:00</text:p>
          </table:table-cell>
          <table:table-cell table:formula="of:=VLOOKUP([.D76];[$Локации.A:.E];5;0)" office:value-type="time" office:time-value="PT23H00M00S" calcext:value-type="time">
            <text:p>23:00</text:p>
          </table:table-cell>
          <table:table-cell table:formula="of:=IF(OR([.C76]&lt;[.H76];[.C76]&gt;[.I7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7];[$Локации.A:.E];4;0)" office:value-type="time" office:time-value="PT10H00M00S" calcext:value-type="time">
            <text:p>10:00</text:p>
          </table:table-cell>
          <table:table-cell table:formula="of:=VLOOKUP([.D77];[$Локации.A:.E];5;0)" office:value-type="time" office:time-value="PT23H00M00S" calcext:value-type="time">
            <text:p>23:00</text:p>
          </table:table-cell>
          <table:table-cell table:formula="of:=IF(OR([.C77]&lt;[.H77];[.C77]&gt;[.I7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8];[$Локации.A:.E];4;0)" office:value-type="time" office:time-value="PT10H00M00S" calcext:value-type="time">
            <text:p>10:00</text:p>
          </table:table-cell>
          <table:table-cell table:formula="of:=VLOOKUP([.D78];[$Локации.A:.E];5;0)" office:value-type="time" office:time-value="PT21H00M00S" calcext:value-type="time">
            <text:p>21:00</text:p>
          </table:table-cell>
          <table:table-cell table:formula="of:=IF(OR([.C78]&lt;[.H78];[.C78]&gt;[.I7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9];[$Локации.A:.E];4;0)" office:value-type="time" office:time-value="PT12H00M00S" calcext:value-type="time">
            <text:p>12:00</text:p>
          </table:table-cell>
          <table:table-cell table:formula="of:=VLOOKUP([.D79];[$Локации.A:.E];5;0)" office:value-type="time" office:time-value="PT20H00M00S" calcext:value-type="time">
            <text:p>20:00</text:p>
          </table:table-cell>
          <table:table-cell table:formula="of:=IF(OR([.C79]&lt;[.H79];[.C79]&gt;[.I7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0];[$Локации.A:.E];4;0)" office:value-type="time" office:time-value="PT12H00M00S" calcext:value-type="time">
            <text:p>12:00</text:p>
          </table:table-cell>
          <table:table-cell table:formula="of:=VLOOKUP([.D80];[$Локации.A:.E];5;0)" office:value-type="time" office:time-value="PT20H00M00S" calcext:value-type="time">
            <text:p>20:00</text:p>
          </table:table-cell>
          <table:table-cell table:formula="of:=IF(OR([.C80]&lt;[.H80];[.C80]&gt;[.I8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1];[$Локации.A:.E];4;0)" office:value-type="time" office:time-value="PT12H00M00S" calcext:value-type="time">
            <text:p>12:00</text:p>
          </table:table-cell>
          <table:table-cell table:formula="of:=VLOOKUP([.D81];[$Локации.A:.E];5;0)" office:value-type="time" office:time-value="PT23H00M00S" calcext:value-type="time">
            <text:p>23:00</text:p>
          </table:table-cell>
          <table:table-cell table:formula="of:=IF(OR([.C81]&lt;[.H81];[.C81]&gt;[.I8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2];[$Локации.A:.E];4;0)" office:value-type="time" office:time-value="PT12H00M00S" calcext:value-type="time">
            <text:p>12:00</text:p>
          </table:table-cell>
          <table:table-cell table:formula="of:=VLOOKUP([.D82];[$Локации.A:.E];5;0)" office:value-type="time" office:time-value="PT20H00M00S" calcext:value-type="time">
            <text:p>20:00</text:p>
          </table:table-cell>
          <table:table-cell table:formula="of:=IF(OR([.C82]&lt;[.H82];[.C82]&gt;[.I8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3];[$Локации.A:.E];4;0)" office:value-type="time" office:time-value="PT11H00M00S" calcext:value-type="time">
            <text:p>11:00</text:p>
          </table:table-cell>
          <table:table-cell table:formula="of:=VLOOKUP([.D83];[$Локации.A:.E];5;0)" office:value-type="time" office:time-value="PT20H00M00S" calcext:value-type="time">
            <text:p>20:00</text:p>
          </table:table-cell>
          <table:table-cell table:formula="of:=IF(OR([.C83]&lt;[.H83];[.C83]&gt;[.I8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4];[$Локации.A:.E];4;0)" office:value-type="time" office:time-value="PT12H00M00S" calcext:value-type="time">
            <text:p>12:00</text:p>
          </table:table-cell>
          <table:table-cell table:formula="of:=VLOOKUP([.D84];[$Локации.A:.E];5;0)" office:value-type="time" office:time-value="PT23H00M00S" calcext:value-type="time">
            <text:p>23:00</text:p>
          </table:table-cell>
          <table:table-cell table:formula="of:=IF(OR([.C84]&lt;[.H84];[.C84]&gt;[.I8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5];[$Локации.A:.E];4;0)" office:value-type="time" office:time-value="PT11H00M00S" calcext:value-type="time">
            <text:p>11:00</text:p>
          </table:table-cell>
          <table:table-cell table:formula="of:=VLOOKUP([.D85];[$Локации.A:.E];5;0)" office:value-type="time" office:time-value="PT20H00M00S" calcext:value-type="time">
            <text:p>20:00</text:p>
          </table:table-cell>
          <table:table-cell table:formula="of:=IF(OR([.C85]&lt;[.H85];[.C85]&gt;[.I8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6];[$Локации.A:.E];4;0)" office:value-type="time" office:time-value="PT12H00M00S" calcext:value-type="time">
            <text:p>12:00</text:p>
          </table:table-cell>
          <table:table-cell table:formula="of:=VLOOKUP([.D86];[$Локации.A:.E];5;0)" office:value-type="time" office:time-value="PT23H00M00S" calcext:value-type="time">
            <text:p>23:00</text:p>
          </table:table-cell>
          <table:table-cell table:formula="of:=IF(OR([.C86]&lt;[.H86];[.C86]&gt;[.I8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7];[$Локации.A:.E];4;0)" office:value-type="time" office:time-value="PT12H00M00S" calcext:value-type="time">
            <text:p>12:00</text:p>
          </table:table-cell>
          <table:table-cell table:formula="of:=VLOOKUP([.D87];[$Локации.A:.E];5;0)" office:value-type="time" office:time-value="PT23H00M00S" calcext:value-type="time">
            <text:p>23:00</text:p>
          </table:table-cell>
          <table:table-cell table:formula="of:=IF(OR([.C87]&lt;[.H87];[.C87]&gt;[.I8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8];[$Локации.A:.E];4;0)" office:value-type="time" office:time-value="PT10H00M00S" calcext:value-type="time">
            <text:p>10:00</text:p>
          </table:table-cell>
          <table:table-cell table:formula="of:=VLOOKUP([.D88];[$Локации.A:.E];5;0)" office:value-type="time" office:time-value="PT23H00M00S" calcext:value-type="time">
            <text:p>23:00</text:p>
          </table:table-cell>
          <table:table-cell table:formula="of:=IF(OR([.C88]&lt;[.H88];[.C88]&gt;[.I8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9];[$Локации.A:.E];4;0)" office:value-type="time" office:time-value="PT11H00M00S" calcext:value-type="time">
            <text:p>11:00</text:p>
          </table:table-cell>
          <table:table-cell table:formula="of:=VLOOKUP([.D89];[$Локации.A:.E];5;0)" office:value-type="time" office:time-value="PT20H00M00S" calcext:value-type="time">
            <text:p>20:00</text:p>
          </table:table-cell>
          <table:table-cell table:formula="of:=IF(OR([.C89]&lt;[.H89];[.C89]&gt;[.I8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0];[$Локации.A:.E];4;0)" office:value-type="time" office:time-value="PT10H00M00S" calcext:value-type="time">
            <text:p>10:00</text:p>
          </table:table-cell>
          <table:table-cell table:formula="of:=VLOOKUP([.D90];[$Локации.A:.E];5;0)" office:value-type="time" office:time-value="PT23H00M00S" calcext:value-type="time">
            <text:p>23:00</text:p>
          </table:table-cell>
          <table:table-cell table:formula="of:=IF(OR([.C90]&lt;[.H90];[.C90]&gt;[.I9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1];[$Локации.A:.E];4;0)" office:value-type="time" office:time-value="PT10H00M00S" calcext:value-type="time">
            <text:p>10:00</text:p>
          </table:table-cell>
          <table:table-cell table:formula="of:=VLOOKUP([.D91];[$Локации.A:.E];5;0)" office:value-type="time" office:time-value="PT21H00M00S" calcext:value-type="time">
            <text:p>21:00</text:p>
          </table:table-cell>
          <table:table-cell table:formula="of:=IF(OR([.C91]&lt;[.H91];[.C91]&gt;[.I9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2];[$Локации.A:.E];4;0)" office:value-type="time" office:time-value="PT11H00M00S" calcext:value-type="time">
            <text:p>11:00</text:p>
          </table:table-cell>
          <table:table-cell table:formula="of:=VLOOKUP([.D92];[$Локации.A:.E];5;0)" office:value-type="time" office:time-value="PT20H00M00S" calcext:value-type="time">
            <text:p>20:00</text:p>
          </table:table-cell>
          <table:table-cell table:formula="of:=IF(OR([.C92]&lt;[.H92];[.C92]&gt;[.I9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3];[$Локации.A:.E];4;0)" office:value-type="time" office:time-value="PT11H00M00S" calcext:value-type="time">
            <text:p>11:00</text:p>
          </table:table-cell>
          <table:table-cell table:formula="of:=VLOOKUP([.D93];[$Локации.A:.E];5;0)" office:value-type="time" office:time-value="PT23H00M00S" calcext:value-type="time">
            <text:p>23:00</text:p>
          </table:table-cell>
          <table:table-cell table:formula="of:=IF(OR([.C93]&lt;[.H93];[.C93]&gt;[.I9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4];[$Локации.A:.E];4;0)" office:value-type="time" office:time-value="PT11H00M00S" calcext:value-type="time">
            <text:p>11:00</text:p>
          </table:table-cell>
          <table:table-cell table:formula="of:=VLOOKUP([.D94];[$Локации.A:.E];5;0)" office:value-type="time" office:time-value="PT20H00M00S" calcext:value-type="time">
            <text:p>20:00</text:p>
          </table:table-cell>
          <table:table-cell table:formula="of:=IF(OR([.C94]&lt;[.H94];[.C94]&gt;[.I9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5];[$Локации.A:.E];4;0)" office:value-type="time" office:time-value="PT11H00M00S" calcext:value-type="time">
            <text:p>11:00</text:p>
          </table:table-cell>
          <table:table-cell table:formula="of:=VLOOKUP([.D95];[$Локации.A:.E];5;0)" office:value-type="time" office:time-value="PT21H00M00S" calcext:value-type="time">
            <text:p>21:00</text:p>
          </table:table-cell>
          <table:table-cell table:formula="of:=IF(OR([.C95]&lt;[.H95];[.C95]&gt;[.I9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6];[$Локации.A:.E];4;0)" office:value-type="time" office:time-value="PT10H00M00S" calcext:value-type="time">
            <text:p>10:00</text:p>
          </table:table-cell>
          <table:table-cell table:formula="of:=VLOOKUP([.D96];[$Локации.A:.E];5;0)" office:value-type="time" office:time-value="PT23H00M00S" calcext:value-type="time">
            <text:p>23:00</text:p>
          </table:table-cell>
          <table:table-cell table:formula="of:=IF(OR([.C96]&lt;[.H96];[.C96]&gt;[.I9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7];[$Локации.A:.E];4;0)" office:value-type="time" office:time-value="PT10H00M00S" calcext:value-type="time">
            <text:p>10:00</text:p>
          </table:table-cell>
          <table:table-cell table:formula="of:=VLOOKUP([.D97];[$Локации.A:.E];5;0)" office:value-type="time" office:time-value="PT23H00M00S" calcext:value-type="time">
            <text:p>23:00</text:p>
          </table:table-cell>
          <table:table-cell table:formula="of:=IF(OR([.C97]&lt;[.H97];[.C97]&gt;[.I9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8];[$Локации.A:.E];4;0)" office:value-type="time" office:time-value="PT12H00M00S" calcext:value-type="time">
            <text:p>12:00</text:p>
          </table:table-cell>
          <table:table-cell table:formula="of:=VLOOKUP([.D98];[$Локации.A:.E];5;0)" office:value-type="time" office:time-value="PT23H00M00S" calcext:value-type="time">
            <text:p>23:00</text:p>
          </table:table-cell>
          <table:table-cell table:formula="of:=IF(OR([.C98]&lt;[.H98];[.C98]&gt;[.I9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9];[$Локации.A:.E];4;0)" office:value-type="time" office:time-value="PT11H00M00S" calcext:value-type="time">
            <text:p>11:00</text:p>
          </table:table-cell>
          <table:table-cell table:formula="of:=VLOOKUP([.D99];[$Локации.A:.E];5;0)" office:value-type="time" office:time-value="PT23H00M00S" calcext:value-type="time">
            <text:p>23:00</text:p>
          </table:table-cell>
          <table:table-cell table:formula="of:=IF(OR([.C99]&lt;[.H99];[.C99]&gt;[.I9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00];[$Локации.A:.E];4;0)" office:value-type="time" office:time-value="PT12H00M00S" calcext:value-type="time">
            <text:p>12:00</text:p>
          </table:table-cell>
          <table:table-cell table:formula="of:=VLOOKUP([.D100];[$Локации.A:.E];5;0)" office:value-type="time" office:time-value="PT23H00M00S" calcext:value-type="time">
            <text:p>23:00</text:p>
          </table:table-cell>
          <table:table-cell table:formula="of:=IF(OR([.C100]&lt;[.H100];[.C100]&gt;[.I10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01];[$Локации.A:.E];4;0)" office:value-type="time" office:time-value="PT12H00M00S" calcext:value-type="time">
            <text:p>12:00</text:p>
          </table:table-cell>
          <table:table-cell table:formula="of:=VLOOKUP([.D101];[$Локации.A:.E];5;0)" office:value-type="time" office:time-value="PT23H00M00S" calcext:value-type="time">
            <text:p>23:00</text:p>
          </table:table-cell>
          <table:table-cell table:formula="of:=IF(OR([.C101]&lt;[.H101];[.C101]&gt;[.I10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02];[$Локации.A:.E];4;0)" office:value-type="time" office:time-value="PT11H00M00S" calcext:value-type="time">
            <text:p>11:00</text:p>
          </table:table-cell>
          <table:table-cell table:formula="of:=VLOOKUP([.D102];[$Локации.A:.E];5;0)" office:value-type="time" office:time-value="PT20H00M00S" calcext:value-type="time">
            <text:p>20:00</text:p>
          </table:table-cell>
          <table:table-cell table:formula="of:=IF(OR([.C102]&lt;[.H102];[.C102]&gt;[.I10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5H00M00S" calcext:value-type="time">
            <text:p>05: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03];[$Локации.A:.E];4;0)" office:value-type="time" office:time-value="PT12H00M00S" calcext:value-type="time">
            <text:p>12:00</text:p>
          </table:table-cell>
          <table:table-cell table:formula="of:=VLOOKUP([.D103];[$Локации.A:.E];5;0)" office:value-type="time" office:time-value="PT23H00M00S" calcext:value-type="time">
            <text:p>23:00</text:p>
          </table:table-cell>
          <table:table-cell table:formula="of:=IF(OR([.C103]&lt;[.H103];[.C103]&gt;[.I10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04];[$Локации.A:.E];4;0)" office:value-type="time" office:time-value="PT11H00M00S" calcext:value-type="time">
            <text:p>11:00</text:p>
          </table:table-cell>
          <table:table-cell table:formula="of:=VLOOKUP([.D104];[$Локации.A:.E];5;0)" office:value-type="time" office:time-value="PT23H00M00S" calcext:value-type="time">
            <text:p>23:00</text:p>
          </table:table-cell>
          <table:table-cell table:formula="of:=IF(OR([.C104]&lt;[.H104];[.C104]&gt;[.I10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05];[$Локации.A:.E];4;0)" office:value-type="time" office:time-value="PT10H00M00S" calcext:value-type="time">
            <text:p>10:00</text:p>
          </table:table-cell>
          <table:table-cell table:formula="of:=VLOOKUP([.D105];[$Локации.A:.E];5;0)" office:value-type="time" office:time-value="PT21H00M00S" calcext:value-type="time">
            <text:p>21:00</text:p>
          </table:table-cell>
          <table:table-cell table:formula="of:=IF(OR([.C105]&lt;[.H105];[.C105]&gt;[.I10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06];[$Локации.A:.E];4;0)" office:value-type="time" office:time-value="PT11H00M00S" calcext:value-type="time">
            <text:p>11:00</text:p>
          </table:table-cell>
          <table:table-cell table:formula="of:=VLOOKUP([.D106];[$Локации.A:.E];5;0)" office:value-type="time" office:time-value="PT20H00M00S" calcext:value-type="time">
            <text:p>20:00</text:p>
          </table:table-cell>
          <table:table-cell table:formula="of:=IF(OR([.C106]&lt;[.H106];[.C106]&gt;[.I10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07];[$Локации.A:.E];4;0)" office:value-type="time" office:time-value="PT10H00M00S" calcext:value-type="time">
            <text:p>10:00</text:p>
          </table:table-cell>
          <table:table-cell table:formula="of:=VLOOKUP([.D107];[$Локации.A:.E];5;0)" office:value-type="time" office:time-value="PT23H00M00S" calcext:value-type="time">
            <text:p>23:00</text:p>
          </table:table-cell>
          <table:table-cell table:formula="of:=IF(OR([.C107]&lt;[.H107];[.C107]&gt;[.I10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08];[$Локации.A:.E];4;0)" office:value-type="time" office:time-value="PT11H00M00S" calcext:value-type="time">
            <text:p>11:00</text:p>
          </table:table-cell>
          <table:table-cell table:formula="of:=VLOOKUP([.D108];[$Локации.A:.E];5;0)" office:value-type="time" office:time-value="PT20H00M00S" calcext:value-type="time">
            <text:p>20:00</text:p>
          </table:table-cell>
          <table:table-cell table:formula="of:=IF(OR([.C108]&lt;[.H108];[.C108]&gt;[.I10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09];[$Локации.A:.E];4;0)" office:value-type="time" office:time-value="PT10H00M00S" calcext:value-type="time">
            <text:p>10:00</text:p>
          </table:table-cell>
          <table:table-cell table:formula="of:=VLOOKUP([.D109];[$Локации.A:.E];5;0)" office:value-type="time" office:time-value="PT23H00M00S" calcext:value-type="time">
            <text:p>23:00</text:p>
          </table:table-cell>
          <table:table-cell table:formula="of:=IF(OR([.C109]&lt;[.H109];[.C109]&gt;[.I10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10];[$Локации.A:.E];4;0)" office:value-type="time" office:time-value="PT12H00M00S" calcext:value-type="time">
            <text:p>12:00</text:p>
          </table:table-cell>
          <table:table-cell table:formula="of:=VLOOKUP([.D110];[$Локации.A:.E];5;0)" office:value-type="time" office:time-value="PT23H00M00S" calcext:value-type="time">
            <text:p>23:00</text:p>
          </table:table-cell>
          <table:table-cell table:formula="of:=IF(OR([.C110]&lt;[.H110];[.C110]&gt;[.I11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11];[$Локации.A:.E];4;0)" office:value-type="time" office:time-value="PT11H00M00S" calcext:value-type="time">
            <text:p>11:00</text:p>
          </table:table-cell>
          <table:table-cell table:formula="of:=VLOOKUP([.D111];[$Локации.A:.E];5;0)" office:value-type="time" office:time-value="PT20H00M00S" calcext:value-type="time">
            <text:p>20:00</text:p>
          </table:table-cell>
          <table:table-cell table:formula="of:=IF(OR([.C111]&lt;[.H111];[.C111]&gt;[.I11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12];[$Локации.A:.E];4;0)" office:value-type="time" office:time-value="PT11H00M00S" calcext:value-type="time">
            <text:p>11:00</text:p>
          </table:table-cell>
          <table:table-cell table:formula="of:=VLOOKUP([.D112];[$Локации.A:.E];5;0)" office:value-type="time" office:time-value="PT20H00M00S" calcext:value-type="time">
            <text:p>20:00</text:p>
          </table:table-cell>
          <table:table-cell table:formula="of:=IF(OR([.C112]&lt;[.H112];[.C112]&gt;[.I11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13];[$Локации.A:.E];4;0)" office:value-type="time" office:time-value="PT12H00M00S" calcext:value-type="time">
            <text:p>12:00</text:p>
          </table:table-cell>
          <table:table-cell table:formula="of:=VLOOKUP([.D113];[$Локации.A:.E];5;0)" office:value-type="time" office:time-value="PT20H00M00S" calcext:value-type="time">
            <text:p>20:00</text:p>
          </table:table-cell>
          <table:table-cell table:formula="of:=IF(OR([.C113]&lt;[.H113];[.C113]&gt;[.I11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5H00M00S" calcext:value-type="time">
            <text:p>15: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14];[$Локации.A:.E];4;0)" office:value-type="time" office:time-value="PT11H00M00S" calcext:value-type="time">
            <text:p>11:00</text:p>
          </table:table-cell>
          <table:table-cell table:formula="of:=VLOOKUP([.D114];[$Локации.A:.E];5;0)" office:value-type="time" office:time-value="PT23H00M00S" calcext:value-type="time">
            <text:p>23:00</text:p>
          </table:table-cell>
          <table:table-cell table:formula="of:=IF(OR([.C114]&lt;[.H114];[.C114]&gt;[.I11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15];[$Локации.A:.E];4;0)" office:value-type="time" office:time-value="PT11H00M00S" calcext:value-type="time">
            <text:p>11:00</text:p>
          </table:table-cell>
          <table:table-cell table:formula="of:=VLOOKUP([.D115];[$Локации.A:.E];5;0)" office:value-type="time" office:time-value="PT23H00M00S" calcext:value-type="time">
            <text:p>23:00</text:p>
          </table:table-cell>
          <table:table-cell table:formula="of:=IF(OR([.C115]&lt;[.H115];[.C115]&gt;[.I11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16];[$Локации.A:.E];4;0)" office:value-type="time" office:time-value="PT11H00M00S" calcext:value-type="time">
            <text:p>11:00</text:p>
          </table:table-cell>
          <table:table-cell table:formula="of:=VLOOKUP([.D116];[$Локации.A:.E];5;0)" office:value-type="time" office:time-value="PT20H00M00S" calcext:value-type="time">
            <text:p>20:00</text:p>
          </table:table-cell>
          <table:table-cell table:formula="of:=IF(OR([.C116]&lt;[.H116];[.C116]&gt;[.I11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17];[$Локации.A:.E];4;0)" office:value-type="time" office:time-value="PT12H00M00S" calcext:value-type="time">
            <text:p>12:00</text:p>
          </table:table-cell>
          <table:table-cell table:formula="of:=VLOOKUP([.D117];[$Локации.A:.E];5;0)" office:value-type="time" office:time-value="PT20H00M00S" calcext:value-type="time">
            <text:p>20:00</text:p>
          </table:table-cell>
          <table:table-cell table:formula="of:=IF(OR([.C117]&lt;[.H117];[.C117]&gt;[.I11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18];[$Локации.A:.E];4;0)" office:value-type="time" office:time-value="PT12H00M00S" calcext:value-type="time">
            <text:p>12:00</text:p>
          </table:table-cell>
          <table:table-cell table:formula="of:=VLOOKUP([.D118];[$Локации.A:.E];5;0)" office:value-type="time" office:time-value="PT23H00M00S" calcext:value-type="time">
            <text:p>23:00</text:p>
          </table:table-cell>
          <table:table-cell table:formula="of:=IF(OR([.C118]&lt;[.H118];[.C118]&gt;[.I11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19];[$Локации.A:.E];4;0)" office:value-type="time" office:time-value="PT10H00M00S" calcext:value-type="time">
            <text:p>10:00</text:p>
          </table:table-cell>
          <table:table-cell table:formula="of:=VLOOKUP([.D119];[$Локации.A:.E];5;0)" office:value-type="time" office:time-value="PT21H00M00S" calcext:value-type="time">
            <text:p>21:00</text:p>
          </table:table-cell>
          <table:table-cell table:formula="of:=IF(OR([.C119]&lt;[.H119];[.C119]&gt;[.I11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20];[$Локации.A:.E];4;0)" office:value-type="time" office:time-value="PT10H00M00S" calcext:value-type="time">
            <text:p>10:00</text:p>
          </table:table-cell>
          <table:table-cell table:formula="of:=VLOOKUP([.D120];[$Локации.A:.E];5;0)" office:value-type="time" office:time-value="PT23H00M00S" calcext:value-type="time">
            <text:p>23:00</text:p>
          </table:table-cell>
          <table:table-cell table:formula="of:=IF(OR([.C120]&lt;[.H120];[.C120]&gt;[.I12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21];[$Локации.A:.E];4;0)" office:value-type="time" office:time-value="PT12H00M00S" calcext:value-type="time">
            <text:p>12:00</text:p>
          </table:table-cell>
          <table:table-cell table:formula="of:=VLOOKUP([.D121];[$Локации.A:.E];5;0)" office:value-type="time" office:time-value="PT20H00M00S" calcext:value-type="time">
            <text:p>20:00</text:p>
          </table:table-cell>
          <table:table-cell table:formula="of:=IF(OR([.C121]&lt;[.H121];[.C121]&gt;[.I12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22];[$Локации.A:.E];4;0)" office:value-type="time" office:time-value="PT10H00M00S" calcext:value-type="time">
            <text:p>10:00</text:p>
          </table:table-cell>
          <table:table-cell table:formula="of:=VLOOKUP([.D122];[$Локации.A:.E];5;0)" office:value-type="time" office:time-value="PT23H00M00S" calcext:value-type="time">
            <text:p>23:00</text:p>
          </table:table-cell>
          <table:table-cell table:formula="of:=IF(OR([.C122]&lt;[.H122];[.C122]&gt;[.I12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23];[$Локации.A:.E];4;0)" office:value-type="time" office:time-value="PT11H00M00S" calcext:value-type="time">
            <text:p>11:00</text:p>
          </table:table-cell>
          <table:table-cell table:formula="of:=VLOOKUP([.D123];[$Локации.A:.E];5;0)" office:value-type="time" office:time-value="PT21H00M00S" calcext:value-type="time">
            <text:p>21:00</text:p>
          </table:table-cell>
          <table:table-cell table:formula="of:=IF(OR([.C123]&lt;[.H123];[.C123]&gt;[.I12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24];[$Локации.A:.E];4;0)" office:value-type="time" office:time-value="PT11H00M00S" calcext:value-type="time">
            <text:p>11:00</text:p>
          </table:table-cell>
          <table:table-cell table:formula="of:=VLOOKUP([.D124];[$Локации.A:.E];5;0)" office:value-type="time" office:time-value="PT23H00M00S" calcext:value-type="time">
            <text:p>23:00</text:p>
          </table:table-cell>
          <table:table-cell table:formula="of:=IF(OR([.C124]&lt;[.H124];[.C124]&gt;[.I12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25];[$Локации.A:.E];4;0)" office:value-type="time" office:time-value="PT11H00M00S" calcext:value-type="time">
            <text:p>11:00</text:p>
          </table:table-cell>
          <table:table-cell table:formula="of:=VLOOKUP([.D125];[$Локации.A:.E];5;0)" office:value-type="time" office:time-value="PT23H00M00S" calcext:value-type="time">
            <text:p>23:00</text:p>
          </table:table-cell>
          <table:table-cell table:formula="of:=IF(OR([.C125]&lt;[.H125];[.C125]&gt;[.I12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26];[$Локации.A:.E];4;0)" office:value-type="time" office:time-value="PT10H00M00S" calcext:value-type="time">
            <text:p>10:00</text:p>
          </table:table-cell>
          <table:table-cell table:formula="of:=VLOOKUP([.D126];[$Локации.A:.E];5;0)" office:value-type="time" office:time-value="PT20H00M00S" calcext:value-type="time">
            <text:p>20:00</text:p>
          </table:table-cell>
          <table:table-cell table:formula="of:=IF(OR([.C126]&lt;[.H126];[.C126]&gt;[.I12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27];[$Локации.A:.E];4;0)" office:value-type="time" office:time-value="PT11H00M00S" calcext:value-type="time">
            <text:p>11:00</text:p>
          </table:table-cell>
          <table:table-cell table:formula="of:=VLOOKUP([.D127];[$Локации.A:.E];5;0)" office:value-type="time" office:time-value="PT20H00M00S" calcext:value-type="time">
            <text:p>20:00</text:p>
          </table:table-cell>
          <table:table-cell table:formula="of:=IF(OR([.C127]&lt;[.H127];[.C127]&gt;[.I12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28];[$Локации.A:.E];4;0)" office:value-type="time" office:time-value="PT12H00M00S" calcext:value-type="time">
            <text:p>12:00</text:p>
          </table:table-cell>
          <table:table-cell table:formula="of:=VLOOKUP([.D128];[$Локации.A:.E];5;0)" office:value-type="time" office:time-value="PT23H00M00S" calcext:value-type="time">
            <text:p>23:00</text:p>
          </table:table-cell>
          <table:table-cell table:formula="of:=IF(OR([.C128]&lt;[.H128];[.C128]&gt;[.I12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29];[$Локации.A:.E];4;0)" office:value-type="time" office:time-value="PT12H00M00S" calcext:value-type="time">
            <text:p>12:00</text:p>
          </table:table-cell>
          <table:table-cell table:formula="of:=VLOOKUP([.D129];[$Локации.A:.E];5;0)" office:value-type="time" office:time-value="PT23H00M00S" calcext:value-type="time">
            <text:p>23:00</text:p>
          </table:table-cell>
          <table:table-cell table:formula="of:=IF(OR([.C129]&lt;[.H129];[.C129]&gt;[.I12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30];[$Локации.A:.E];4;0)" office:value-type="time" office:time-value="PT11H00M00S" calcext:value-type="time">
            <text:p>11:00</text:p>
          </table:table-cell>
          <table:table-cell table:formula="of:=VLOOKUP([.D130];[$Локации.A:.E];5;0)" office:value-type="time" office:time-value="PT20H00M00S" calcext:value-type="time">
            <text:p>20:00</text:p>
          </table:table-cell>
          <table:table-cell table:formula="of:=IF(OR([.C130]&lt;[.H130];[.C130]&gt;[.I13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31];[$Локации.A:.E];4;0)" office:value-type="time" office:time-value="PT10H00M00S" calcext:value-type="time">
            <text:p>10:00</text:p>
          </table:table-cell>
          <table:table-cell table:formula="of:=VLOOKUP([.D131];[$Локации.A:.E];5;0)" office:value-type="time" office:time-value="PT23H00M00S" calcext:value-type="time">
            <text:p>23:00</text:p>
          </table:table-cell>
          <table:table-cell table:formula="of:=IF(OR([.C131]&lt;[.H131];[.C131]&gt;[.I13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32];[$Локации.A:.E];4;0)" office:value-type="time" office:time-value="PT10H00M00S" calcext:value-type="time">
            <text:p>10:00</text:p>
          </table:table-cell>
          <table:table-cell table:formula="of:=VLOOKUP([.D132];[$Локации.A:.E];5;0)" office:value-type="time" office:time-value="PT23H00M00S" calcext:value-type="time">
            <text:p>23:00</text:p>
          </table:table-cell>
          <table:table-cell table:formula="of:=IF(OR([.C132]&lt;[.H132];[.C132]&gt;[.I13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33];[$Локации.A:.E];4;0)" office:value-type="time" office:time-value="PT11H00M00S" calcext:value-type="time">
            <text:p>11:00</text:p>
          </table:table-cell>
          <table:table-cell table:formula="of:=VLOOKUP([.D133];[$Локации.A:.E];5;0)" office:value-type="time" office:time-value="PT20H00M00S" calcext:value-type="time">
            <text:p>20:00</text:p>
          </table:table-cell>
          <table:table-cell table:formula="of:=IF(OR([.C133]&lt;[.H133];[.C133]&gt;[.I13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34];[$Локации.A:.E];4;0)" office:value-type="time" office:time-value="PT11H00M00S" calcext:value-type="time">
            <text:p>11:00</text:p>
          </table:table-cell>
          <table:table-cell table:formula="of:=VLOOKUP([.D134];[$Локации.A:.E];5;0)" office:value-type="time" office:time-value="PT20H00M00S" calcext:value-type="time">
            <text:p>20:00</text:p>
          </table:table-cell>
          <table:table-cell table:formula="of:=IF(OR([.C134]&lt;[.H134];[.C134]&gt;[.I13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35];[$Локации.A:.E];4;0)" office:value-type="time" office:time-value="PT11H00M00S" calcext:value-type="time">
            <text:p>11:00</text:p>
          </table:table-cell>
          <table:table-cell table:formula="of:=VLOOKUP([.D135];[$Локации.A:.E];5;0)" office:value-type="time" office:time-value="PT23H00M00S" calcext:value-type="time">
            <text:p>23:00</text:p>
          </table:table-cell>
          <table:table-cell table:formula="of:=IF(OR([.C135]&lt;[.H135];[.C135]&gt;[.I13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36];[$Локации.A:.E];4;0)" office:value-type="time" office:time-value="PT12H00M00S" calcext:value-type="time">
            <text:p>12:00</text:p>
          </table:table-cell>
          <table:table-cell table:formula="of:=VLOOKUP([.D136];[$Локации.A:.E];5;0)" office:value-type="time" office:time-value="PT20H00M00S" calcext:value-type="time">
            <text:p>20:00</text:p>
          </table:table-cell>
          <table:table-cell table:formula="of:=IF(OR([.C136]&lt;[.H136];[.C136]&gt;[.I13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37];[$Локации.A:.E];4;0)" office:value-type="time" office:time-value="PT11H00M00S" calcext:value-type="time">
            <text:p>11:00</text:p>
          </table:table-cell>
          <table:table-cell table:formula="of:=VLOOKUP([.D137];[$Локации.A:.E];5;0)" office:value-type="time" office:time-value="PT20H00M00S" calcext:value-type="time">
            <text:p>20:00</text:p>
          </table:table-cell>
          <table:table-cell table:formula="of:=IF(OR([.C137]&lt;[.H137];[.C137]&gt;[.I13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38];[$Локации.A:.E];4;0)" office:value-type="time" office:time-value="PT10H00M00S" calcext:value-type="time">
            <text:p>10:00</text:p>
          </table:table-cell>
          <table:table-cell table:formula="of:=VLOOKUP([.D138];[$Локации.A:.E];5;0)" office:value-type="time" office:time-value="PT21H00M00S" calcext:value-type="time">
            <text:p>21:00</text:p>
          </table:table-cell>
          <table:table-cell table:formula="of:=IF(OR([.C138]&lt;[.H138];[.C138]&gt;[.I13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39];[$Локации.A:.E];4;0)" office:value-type="time" office:time-value="PT12H00M00S" calcext:value-type="time">
            <text:p>12:00</text:p>
          </table:table-cell>
          <table:table-cell table:formula="of:=VLOOKUP([.D139];[$Локации.A:.E];5;0)" office:value-type="time" office:time-value="PT23H00M00S" calcext:value-type="time">
            <text:p>23:00</text:p>
          </table:table-cell>
          <table:table-cell table:formula="of:=IF(OR([.C139]&lt;[.H139];[.C139]&gt;[.I13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40];[$Локации.A:.E];4;0)" office:value-type="time" office:time-value="PT10H00M00S" calcext:value-type="time">
            <text:p>10:00</text:p>
          </table:table-cell>
          <table:table-cell table:formula="of:=VLOOKUP([.D140];[$Локации.A:.E];5;0)" office:value-type="time" office:time-value="PT23H00M00S" calcext:value-type="time">
            <text:p>23:00</text:p>
          </table:table-cell>
          <table:table-cell table:formula="of:=IF(OR([.C140]&lt;[.H140];[.C140]&gt;[.I14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41];[$Локации.A:.E];4;0)" office:value-type="time" office:time-value="PT12H00M00S" calcext:value-type="time">
            <text:p>12:00</text:p>
          </table:table-cell>
          <table:table-cell table:formula="of:=VLOOKUP([.D141];[$Локации.A:.E];5;0)" office:value-type="time" office:time-value="PT23H00M00S" calcext:value-type="time">
            <text:p>23:00</text:p>
          </table:table-cell>
          <table:table-cell table:formula="of:=IF(OR([.C141]&lt;[.H141];[.C141]&gt;[.I14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42];[$Локации.A:.E];4;0)" office:value-type="time" office:time-value="PT11H00M00S" calcext:value-type="time">
            <text:p>11:00</text:p>
          </table:table-cell>
          <table:table-cell table:formula="of:=VLOOKUP([.D142];[$Локации.A:.E];5;0)" office:value-type="time" office:time-value="PT20H00M00S" calcext:value-type="time">
            <text:p>20:00</text:p>
          </table:table-cell>
          <table:table-cell table:formula="of:=IF(OR([.C142]&lt;[.H142];[.C142]&gt;[.I14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43];[$Локации.A:.E];4;0)" office:value-type="time" office:time-value="PT10H00M00S" calcext:value-type="time">
            <text:p>10:00</text:p>
          </table:table-cell>
          <table:table-cell table:formula="of:=VLOOKUP([.D143];[$Локации.A:.E];5;0)" office:value-type="time" office:time-value="PT20H00M00S" calcext:value-type="time">
            <text:p>20:00</text:p>
          </table:table-cell>
          <table:table-cell table:formula="of:=IF(OR([.C143]&lt;[.H143];[.C143]&gt;[.I14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44];[$Локации.A:.E];4;0)" office:value-type="time" office:time-value="PT11H00M00S" calcext:value-type="time">
            <text:p>11:00</text:p>
          </table:table-cell>
          <table:table-cell table:formula="of:=VLOOKUP([.D144];[$Локации.A:.E];5;0)" office:value-type="time" office:time-value="PT20H00M00S" calcext:value-type="time">
            <text:p>20:00</text:p>
          </table:table-cell>
          <table:table-cell table:formula="of:=IF(OR([.C144]&lt;[.H144];[.C144]&gt;[.I14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45];[$Локации.A:.E];4;0)" office:value-type="time" office:time-value="PT10H00M00S" calcext:value-type="time">
            <text:p>10:00</text:p>
          </table:table-cell>
          <table:table-cell table:formula="of:=VLOOKUP([.D145];[$Локации.A:.E];5;0)" office:value-type="time" office:time-value="PT21H00M00S" calcext:value-type="time">
            <text:p>21:00</text:p>
          </table:table-cell>
          <table:table-cell table:formula="of:=IF(OR([.C145]&lt;[.H145];[.C145]&gt;[.I14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46];[$Локации.A:.E];4;0)" office:value-type="time" office:time-value="PT10H00M00S" calcext:value-type="time">
            <text:p>10:00</text:p>
          </table:table-cell>
          <table:table-cell table:formula="of:=VLOOKUP([.D146];[$Локации.A:.E];5;0)" office:value-type="time" office:time-value="PT23H00M00S" calcext:value-type="time">
            <text:p>23:00</text:p>
          </table:table-cell>
          <table:table-cell table:formula="of:=IF(OR([.C146]&lt;[.H146];[.C146]&gt;[.I14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47];[$Локации.A:.E];4;0)" office:value-type="time" office:time-value="PT11H00M00S" calcext:value-type="time">
            <text:p>11:00</text:p>
          </table:table-cell>
          <table:table-cell table:formula="of:=VLOOKUP([.D147];[$Локации.A:.E];5;0)" office:value-type="time" office:time-value="PT23H00M00S" calcext:value-type="time">
            <text:p>23:00</text:p>
          </table:table-cell>
          <table:table-cell table:formula="of:=IF(OR([.C147]&lt;[.H147];[.C147]&gt;[.I14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48];[$Локации.A:.E];4;0)" office:value-type="time" office:time-value="PT11H00M00S" calcext:value-type="time">
            <text:p>11:00</text:p>
          </table:table-cell>
          <table:table-cell table:formula="of:=VLOOKUP([.D148];[$Локации.A:.E];5;0)" office:value-type="time" office:time-value="PT23H00M00S" calcext:value-type="time">
            <text:p>23:00</text:p>
          </table:table-cell>
          <table:table-cell table:formula="of:=IF(OR([.C148]&lt;[.H148];[.C148]&gt;[.I14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49];[$Локации.A:.E];4;0)" office:value-type="time" office:time-value="PT12H00M00S" calcext:value-type="time">
            <text:p>12:00</text:p>
          </table:table-cell>
          <table:table-cell table:formula="of:=VLOOKUP([.D149];[$Локации.A:.E];5;0)" office:value-type="time" office:time-value="PT20H00M00S" calcext:value-type="time">
            <text:p>20:00</text:p>
          </table:table-cell>
          <table:table-cell table:formula="of:=IF(OR([.C149]&lt;[.H149];[.C149]&gt;[.I14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50];[$Локации.A:.E];4;0)" office:value-type="time" office:time-value="PT12H00M00S" calcext:value-type="time">
            <text:p>12:00</text:p>
          </table:table-cell>
          <table:table-cell table:formula="of:=VLOOKUP([.D150];[$Локации.A:.E];5;0)" office:value-type="time" office:time-value="PT23H00M00S" calcext:value-type="time">
            <text:p>23:00</text:p>
          </table:table-cell>
          <table:table-cell table:formula="of:=IF(OR([.C150]&lt;[.H150];[.C150]&gt;[.I15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51];[$Локации.A:.E];4;0)" office:value-type="time" office:time-value="PT10H00M00S" calcext:value-type="time">
            <text:p>10:00</text:p>
          </table:table-cell>
          <table:table-cell table:formula="of:=VLOOKUP([.D151];[$Локации.A:.E];5;0)" office:value-type="time" office:time-value="PT21H00M00S" calcext:value-type="time">
            <text:p>21:00</text:p>
          </table:table-cell>
          <table:table-cell table:formula="of:=IF(OR([.C151]&lt;[.H151];[.C151]&gt;[.I15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52];[$Локации.A:.E];4;0)" office:value-type="time" office:time-value="PT11H00M00S" calcext:value-type="time">
            <text:p>11:00</text:p>
          </table:table-cell>
          <table:table-cell table:formula="of:=VLOOKUP([.D152];[$Локации.A:.E];5;0)" office:value-type="time" office:time-value="PT23H00M00S" calcext:value-type="time">
            <text:p>23:00</text:p>
          </table:table-cell>
          <table:table-cell table:formula="of:=IF(OR([.C152]&lt;[.H152];[.C152]&gt;[.I15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53];[$Локации.A:.E];4;0)" office:value-type="time" office:time-value="PT12H00M00S" calcext:value-type="time">
            <text:p>12:00</text:p>
          </table:table-cell>
          <table:table-cell table:formula="of:=VLOOKUP([.D153];[$Локации.A:.E];5;0)" office:value-type="time" office:time-value="PT23H00M00S" calcext:value-type="time">
            <text:p>23:00</text:p>
          </table:table-cell>
          <table:table-cell table:formula="of:=IF(OR([.C153]&lt;[.H153];[.C153]&gt;[.I15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54];[$Локации.A:.E];4;0)" office:value-type="time" office:time-value="PT10H00M00S" calcext:value-type="time">
            <text:p>10:00</text:p>
          </table:table-cell>
          <table:table-cell table:formula="of:=VLOOKUP([.D154];[$Локации.A:.E];5;0)" office:value-type="time" office:time-value="PT23H00M00S" calcext:value-type="time">
            <text:p>23:00</text:p>
          </table:table-cell>
          <table:table-cell table:formula="of:=IF(OR([.C154]&lt;[.H154];[.C154]&gt;[.I15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55];[$Локации.A:.E];4;0)" office:value-type="time" office:time-value="PT10H00M00S" calcext:value-type="time">
            <text:p>10:00</text:p>
          </table:table-cell>
          <table:table-cell table:formula="of:=VLOOKUP([.D155];[$Локации.A:.E];5;0)" office:value-type="time" office:time-value="PT23H00M00S" calcext:value-type="time">
            <text:p>23:00</text:p>
          </table:table-cell>
          <table:table-cell table:formula="of:=IF(OR([.C155]&lt;[.H155];[.C155]&gt;[.I15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56];[$Локации.A:.E];4;0)" office:value-type="time" office:time-value="PT12H00M00S" calcext:value-type="time">
            <text:p>12:00</text:p>
          </table:table-cell>
          <table:table-cell table:formula="of:=VLOOKUP([.D156];[$Локации.A:.E];5;0)" office:value-type="time" office:time-value="PT20H00M00S" calcext:value-type="time">
            <text:p>20:00</text:p>
          </table:table-cell>
          <table:table-cell table:formula="of:=IF(OR([.C156]&lt;[.H156];[.C156]&gt;[.I15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57];[$Локации.A:.E];4;0)" office:value-type="time" office:time-value="PT11H00M00S" calcext:value-type="time">
            <text:p>11:00</text:p>
          </table:table-cell>
          <table:table-cell table:formula="of:=VLOOKUP([.D157];[$Локации.A:.E];5;0)" office:value-type="time" office:time-value="PT21H00M00S" calcext:value-type="time">
            <text:p>21:00</text:p>
          </table:table-cell>
          <table:table-cell table:formula="of:=IF(OR([.C157]&lt;[.H157];[.C157]&gt;[.I15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58];[$Локации.A:.E];4;0)" office:value-type="time" office:time-value="PT12H00M00S" calcext:value-type="time">
            <text:p>12:00</text:p>
          </table:table-cell>
          <table:table-cell table:formula="of:=VLOOKUP([.D158];[$Локации.A:.E];5;0)" office:value-type="time" office:time-value="PT23H00M00S" calcext:value-type="time">
            <text:p>23:00</text:p>
          </table:table-cell>
          <table:table-cell table:formula="of:=IF(OR([.C158]&lt;[.H158];[.C158]&gt;[.I15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59];[$Локации.A:.E];4;0)" office:value-type="time" office:time-value="PT10H00M00S" calcext:value-type="time">
            <text:p>10:00</text:p>
          </table:table-cell>
          <table:table-cell table:formula="of:=VLOOKUP([.D159];[$Локации.A:.E];5;0)" office:value-type="time" office:time-value="PT23H00M00S" calcext:value-type="time">
            <text:p>23:00</text:p>
          </table:table-cell>
          <table:table-cell table:formula="of:=IF(OR([.C159]&lt;[.H159];[.C159]&gt;[.I15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60];[$Локации.A:.E];4;0)" office:value-type="time" office:time-value="PT10H00M00S" calcext:value-type="time">
            <text:p>10:00</text:p>
          </table:table-cell>
          <table:table-cell table:formula="of:=VLOOKUP([.D160];[$Локации.A:.E];5;0)" office:value-type="time" office:time-value="PT20H00M00S" calcext:value-type="time">
            <text:p>20:00</text:p>
          </table:table-cell>
          <table:table-cell table:formula="of:=IF(OR([.C160]&lt;[.H160];[.C160]&gt;[.I16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61];[$Локации.A:.E];4;0)" office:value-type="time" office:time-value="PT10H00M00S" calcext:value-type="time">
            <text:p>10:00</text:p>
          </table:table-cell>
          <table:table-cell table:formula="of:=VLOOKUP([.D161];[$Локации.A:.E];5;0)" office:value-type="time" office:time-value="PT21H00M00S" calcext:value-type="time">
            <text:p>21:00</text:p>
          </table:table-cell>
          <table:table-cell table:formula="of:=IF(OR([.C161]&lt;[.H161];[.C161]&gt;[.I16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62];[$Локации.A:.E];4;0)" office:value-type="time" office:time-value="PT10H00M00S" calcext:value-type="time">
            <text:p>10:00</text:p>
          </table:table-cell>
          <table:table-cell table:formula="of:=VLOOKUP([.D162];[$Локации.A:.E];5;0)" office:value-type="time" office:time-value="PT23H00M00S" calcext:value-type="time">
            <text:p>23:00</text:p>
          </table:table-cell>
          <table:table-cell table:formula="of:=IF(OR([.C162]&lt;[.H162];[.C162]&gt;[.I16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63];[$Локации.A:.E];4;0)" office:value-type="time" office:time-value="PT11H00M00S" calcext:value-type="time">
            <text:p>11:00</text:p>
          </table:table-cell>
          <table:table-cell table:formula="of:=VLOOKUP([.D163];[$Локации.A:.E];5;0)" office:value-type="time" office:time-value="PT20H00M00S" calcext:value-type="time">
            <text:p>20:00</text:p>
          </table:table-cell>
          <table:table-cell table:formula="of:=IF(OR([.C163]&lt;[.H163];[.C163]&gt;[.I16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64];[$Локации.A:.E];4;0)" office:value-type="time" office:time-value="PT12H00M00S" calcext:value-type="time">
            <text:p>12:00</text:p>
          </table:table-cell>
          <table:table-cell table:formula="of:=VLOOKUP([.D164];[$Локации.A:.E];5;0)" office:value-type="time" office:time-value="PT20H00M00S" calcext:value-type="time">
            <text:p>20:00</text:p>
          </table:table-cell>
          <table:table-cell table:formula="of:=IF(OR([.C164]&lt;[.H164];[.C164]&gt;[.I16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65];[$Локации.A:.E];4;0)" office:value-type="time" office:time-value="PT12H00M00S" calcext:value-type="time">
            <text:p>12:00</text:p>
          </table:table-cell>
          <table:table-cell table:formula="of:=VLOOKUP([.D165];[$Локации.A:.E];5;0)" office:value-type="time" office:time-value="PT20H00M00S" calcext:value-type="time">
            <text:p>20:00</text:p>
          </table:table-cell>
          <table:table-cell table:formula="of:=IF(OR([.C165]&lt;[.H165];[.C165]&gt;[.I16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66];[$Локации.A:.E];4;0)" office:value-type="time" office:time-value="PT10H00M00S" calcext:value-type="time">
            <text:p>10:00</text:p>
          </table:table-cell>
          <table:table-cell table:formula="of:=VLOOKUP([.D166];[$Локации.A:.E];5;0)" office:value-type="time" office:time-value="PT21H00M00S" calcext:value-type="time">
            <text:p>21:00</text:p>
          </table:table-cell>
          <table:table-cell table:formula="of:=IF(OR([.C166]&lt;[.H166];[.C166]&gt;[.I16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67];[$Локации.A:.E];4;0)" office:value-type="time" office:time-value="PT10H00M00S" calcext:value-type="time">
            <text:p>10:00</text:p>
          </table:table-cell>
          <table:table-cell table:formula="of:=VLOOKUP([.D167];[$Локации.A:.E];5;0)" office:value-type="time" office:time-value="PT23H00M00S" calcext:value-type="time">
            <text:p>23:00</text:p>
          </table:table-cell>
          <table:table-cell table:formula="of:=IF(OR([.C167]&lt;[.H167];[.C167]&gt;[.I16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68];[$Локации.A:.E];4;0)" office:value-type="time" office:time-value="PT10H00M00S" calcext:value-type="time">
            <text:p>10:00</text:p>
          </table:table-cell>
          <table:table-cell table:formula="of:=VLOOKUP([.D168];[$Локации.A:.E];5;0)" office:value-type="time" office:time-value="PT23H00M00S" calcext:value-type="time">
            <text:p>23:00</text:p>
          </table:table-cell>
          <table:table-cell table:formula="of:=IF(OR([.C168]&lt;[.H168];[.C168]&gt;[.I16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69];[$Локации.A:.E];4;0)" office:value-type="time" office:time-value="PT10H00M00S" calcext:value-type="time">
            <text:p>10:00</text:p>
          </table:table-cell>
          <table:table-cell table:formula="of:=VLOOKUP([.D169];[$Локации.A:.E];5;0)" office:value-type="time" office:time-value="PT21H00M00S" calcext:value-type="time">
            <text:p>21:00</text:p>
          </table:table-cell>
          <table:table-cell table:formula="of:=IF(OR([.C169]&lt;[.H169];[.C169]&gt;[.I16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70];[$Локации.A:.E];4;0)" office:value-type="time" office:time-value="PT12H00M00S" calcext:value-type="time">
            <text:p>12:00</text:p>
          </table:table-cell>
          <table:table-cell table:formula="of:=VLOOKUP([.D170];[$Локации.A:.E];5;0)" office:value-type="time" office:time-value="PT20H00M00S" calcext:value-type="time">
            <text:p>20:00</text:p>
          </table:table-cell>
          <table:table-cell table:formula="of:=IF(OR([.C170]&lt;[.H170];[.C170]&gt;[.I17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71];[$Локации.A:.E];4;0)" office:value-type="time" office:time-value="PT12H00M00S" calcext:value-type="time">
            <text:p>12:00</text:p>
          </table:table-cell>
          <table:table-cell table:formula="of:=VLOOKUP([.D171];[$Локации.A:.E];5;0)" office:value-type="time" office:time-value="PT23H00M00S" calcext:value-type="time">
            <text:p>23:00</text:p>
          </table:table-cell>
          <table:table-cell table:formula="of:=IF(OR([.C171]&lt;[.H171];[.C171]&gt;[.I17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72];[$Локации.A:.E];4;0)" office:value-type="time" office:time-value="PT10H00M00S" calcext:value-type="time">
            <text:p>10:00</text:p>
          </table:table-cell>
          <table:table-cell table:formula="of:=VLOOKUP([.D172];[$Локации.A:.E];5;0)" office:value-type="time" office:time-value="PT21H00M00S" calcext:value-type="time">
            <text:p>21:00</text:p>
          </table:table-cell>
          <table:table-cell table:formula="of:=IF(OR([.C172]&lt;[.H172];[.C172]&gt;[.I17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73];[$Локации.A:.E];4;0)" office:value-type="time" office:time-value="PT10H00M00S" calcext:value-type="time">
            <text:p>10:00</text:p>
          </table:table-cell>
          <table:table-cell table:formula="of:=VLOOKUP([.D173];[$Локации.A:.E];5;0)" office:value-type="time" office:time-value="PT21H00M00S" calcext:value-type="time">
            <text:p>21:00</text:p>
          </table:table-cell>
          <table:table-cell table:formula="of:=IF(OR([.C173]&lt;[.H173];[.C173]&gt;[.I17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74];[$Локации.A:.E];4;0)" office:value-type="time" office:time-value="PT11H00M00S" calcext:value-type="time">
            <text:p>11:00</text:p>
          </table:table-cell>
          <table:table-cell table:formula="of:=VLOOKUP([.D174];[$Локации.A:.E];5;0)" office:value-type="time" office:time-value="PT20H00M00S" calcext:value-type="time">
            <text:p>20:00</text:p>
          </table:table-cell>
          <table:table-cell table:formula="of:=IF(OR([.C174]&lt;[.H174];[.C174]&gt;[.I17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75];[$Локации.A:.E];4;0)" office:value-type="time" office:time-value="PT12H00M00S" calcext:value-type="time">
            <text:p>12:00</text:p>
          </table:table-cell>
          <table:table-cell table:formula="of:=VLOOKUP([.D175];[$Локации.A:.E];5;0)" office:value-type="time" office:time-value="PT20H00M00S" calcext:value-type="time">
            <text:p>20:00</text:p>
          </table:table-cell>
          <table:table-cell table:formula="of:=IF(OR([.C175]&lt;[.H175];[.C175]&gt;[.I17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76];[$Локации.A:.E];4;0)" office:value-type="time" office:time-value="PT12H00M00S" calcext:value-type="time">
            <text:p>12:00</text:p>
          </table:table-cell>
          <table:table-cell table:formula="of:=VLOOKUP([.D176];[$Локации.A:.E];5;0)" office:value-type="time" office:time-value="PT23H00M00S" calcext:value-type="time">
            <text:p>23:00</text:p>
          </table:table-cell>
          <table:table-cell table:formula="of:=IF(OR([.C176]&lt;[.H176];[.C176]&gt;[.I17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77];[$Локации.A:.E];4;0)" office:value-type="time" office:time-value="PT11H00M00S" calcext:value-type="time">
            <text:p>11:00</text:p>
          </table:table-cell>
          <table:table-cell table:formula="of:=VLOOKUP([.D177];[$Локации.A:.E];5;0)" office:value-type="time" office:time-value="PT20H00M00S" calcext:value-type="time">
            <text:p>20:00</text:p>
          </table:table-cell>
          <table:table-cell table:formula="of:=IF(OR([.C177]&lt;[.H177];[.C177]&gt;[.I17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78];[$Локации.A:.E];4;0)" office:value-type="time" office:time-value="PT11H00M00S" calcext:value-type="time">
            <text:p>11:00</text:p>
          </table:table-cell>
          <table:table-cell table:formula="of:=VLOOKUP([.D178];[$Локации.A:.E];5;0)" office:value-type="time" office:time-value="PT20H00M00S" calcext:value-type="time">
            <text:p>20:00</text:p>
          </table:table-cell>
          <table:table-cell table:formula="of:=IF(OR([.C178]&lt;[.H178];[.C178]&gt;[.I17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79];[$Локации.A:.E];4;0)" office:value-type="time" office:time-value="PT10H00M00S" calcext:value-type="time">
            <text:p>10:00</text:p>
          </table:table-cell>
          <table:table-cell table:formula="of:=VLOOKUP([.D179];[$Локации.A:.E];5;0)" office:value-type="time" office:time-value="PT23H00M00S" calcext:value-type="time">
            <text:p>23:00</text:p>
          </table:table-cell>
          <table:table-cell table:formula="of:=IF(OR([.C179]&lt;[.H179];[.C179]&gt;[.I17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80];[$Локации.A:.E];4;0)" office:value-type="time" office:time-value="PT11H00M00S" calcext:value-type="time">
            <text:p>11:00</text:p>
          </table:table-cell>
          <table:table-cell table:formula="of:=VLOOKUP([.D180];[$Локации.A:.E];5;0)" office:value-type="time" office:time-value="PT20H00M00S" calcext:value-type="time">
            <text:p>20:00</text:p>
          </table:table-cell>
          <table:table-cell table:formula="of:=IF(OR([.C180]&lt;[.H180];[.C180]&gt;[.I18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81];[$Локации.A:.E];4;0)" office:value-type="time" office:time-value="PT12H00M00S" calcext:value-type="time">
            <text:p>12:00</text:p>
          </table:table-cell>
          <table:table-cell table:formula="of:=VLOOKUP([.D181];[$Локации.A:.E];5;0)" office:value-type="time" office:time-value="PT23H00M00S" calcext:value-type="time">
            <text:p>23:00</text:p>
          </table:table-cell>
          <table:table-cell table:formula="of:=IF(OR([.C181]&lt;[.H181];[.C181]&gt;[.I18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82];[$Локации.A:.E];4;0)" office:value-type="time" office:time-value="PT12H00M00S" calcext:value-type="time">
            <text:p>12:00</text:p>
          </table:table-cell>
          <table:table-cell table:formula="of:=VLOOKUP([.D182];[$Локации.A:.E];5;0)" office:value-type="time" office:time-value="PT23H00M00S" calcext:value-type="time">
            <text:p>23:00</text:p>
          </table:table-cell>
          <table:table-cell table:formula="of:=IF(OR([.C182]&lt;[.H182];[.C182]&gt;[.I18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83];[$Локации.A:.E];4;0)" office:value-type="time" office:time-value="PT10H00M00S" calcext:value-type="time">
            <text:p>10:00</text:p>
          </table:table-cell>
          <table:table-cell table:formula="of:=VLOOKUP([.D183];[$Локации.A:.E];5;0)" office:value-type="time" office:time-value="PT23H00M00S" calcext:value-type="time">
            <text:p>23:00</text:p>
          </table:table-cell>
          <table:table-cell table:formula="of:=IF(OR([.C183]&lt;[.H183];[.C183]&gt;[.I18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84];[$Локации.A:.E];4;0)" office:value-type="time" office:time-value="PT12H00M00S" calcext:value-type="time">
            <text:p>12:00</text:p>
          </table:table-cell>
          <table:table-cell table:formula="of:=VLOOKUP([.D184];[$Локации.A:.E];5;0)" office:value-type="time" office:time-value="PT20H00M00S" calcext:value-type="time">
            <text:p>20:00</text:p>
          </table:table-cell>
          <table:table-cell table:formula="of:=IF(OR([.C184]&lt;[.H184];[.C184]&gt;[.I18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85];[$Локации.A:.E];4;0)" office:value-type="time" office:time-value="PT12H00M00S" calcext:value-type="time">
            <text:p>12:00</text:p>
          </table:table-cell>
          <table:table-cell table:formula="of:=VLOOKUP([.D185];[$Локации.A:.E];5;0)" office:value-type="time" office:time-value="PT20H00M00S" calcext:value-type="time">
            <text:p>20:00</text:p>
          </table:table-cell>
          <table:table-cell table:formula="of:=IF(OR([.C185]&lt;[.H185];[.C185]&gt;[.I18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86];[$Локации.A:.E];4;0)" office:value-type="time" office:time-value="PT12H00M00S" calcext:value-type="time">
            <text:p>12:00</text:p>
          </table:table-cell>
          <table:table-cell table:formula="of:=VLOOKUP([.D186];[$Локации.A:.E];5;0)" office:value-type="time" office:time-value="PT20H00M00S" calcext:value-type="time">
            <text:p>20:00</text:p>
          </table:table-cell>
          <table:table-cell table:formula="of:=IF(OR([.C186]&lt;[.H186];[.C186]&gt;[.I18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87];[$Локации.A:.E];4;0)" office:value-type="time" office:time-value="PT11H00M00S" calcext:value-type="time">
            <text:p>11:00</text:p>
          </table:table-cell>
          <table:table-cell table:formula="of:=VLOOKUP([.D187];[$Локации.A:.E];5;0)" office:value-type="time" office:time-value="PT20H00M00S" calcext:value-type="time">
            <text:p>20:00</text:p>
          </table:table-cell>
          <table:table-cell table:formula="of:=IF(OR([.C187]&lt;[.H187];[.C187]&gt;[.I18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88];[$Локации.A:.E];4;0)" office:value-type="time" office:time-value="PT12H00M00S" calcext:value-type="time">
            <text:p>12:00</text:p>
          </table:table-cell>
          <table:table-cell table:formula="of:=VLOOKUP([.D188];[$Локации.A:.E];5;0)" office:value-type="time" office:time-value="PT23H00M00S" calcext:value-type="time">
            <text:p>23:00</text:p>
          </table:table-cell>
          <table:table-cell table:formula="of:=IF(OR([.C188]&lt;[.H188];[.C188]&gt;[.I18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89];[$Локации.A:.E];4;0)" office:value-type="time" office:time-value="PT10H00M00S" calcext:value-type="time">
            <text:p>10:00</text:p>
          </table:table-cell>
          <table:table-cell table:formula="of:=VLOOKUP([.D189];[$Локации.A:.E];5;0)" office:value-type="time" office:time-value="PT20H00M00S" calcext:value-type="time">
            <text:p>20:00</text:p>
          </table:table-cell>
          <table:table-cell table:formula="of:=IF(OR([.C189]&lt;[.H189];[.C189]&gt;[.I18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90];[$Локации.A:.E];4;0)" office:value-type="time" office:time-value="PT11H00M00S" calcext:value-type="time">
            <text:p>11:00</text:p>
          </table:table-cell>
          <table:table-cell table:formula="of:=VLOOKUP([.D190];[$Локации.A:.E];5;0)" office:value-type="time" office:time-value="PT23H00M00S" calcext:value-type="time">
            <text:p>23:00</text:p>
          </table:table-cell>
          <table:table-cell table:formula="of:=IF(OR([.C190]&lt;[.H190];[.C190]&gt;[.I19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91];[$Локации.A:.E];4;0)" office:value-type="time" office:time-value="PT12H00M00S" calcext:value-type="time">
            <text:p>12:00</text:p>
          </table:table-cell>
          <table:table-cell table:formula="of:=VLOOKUP([.D191];[$Локации.A:.E];5;0)" office:value-type="time" office:time-value="PT20H00M00S" calcext:value-type="time">
            <text:p>20:00</text:p>
          </table:table-cell>
          <table:table-cell table:formula="of:=IF(OR([.C191]&lt;[.H191];[.C191]&gt;[.I19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92];[$Локации.A:.E];4;0)" office:value-type="time" office:time-value="PT10H00M00S" calcext:value-type="time">
            <text:p>10:00</text:p>
          </table:table-cell>
          <table:table-cell table:formula="of:=VLOOKUP([.D192];[$Локации.A:.E];5;0)" office:value-type="time" office:time-value="PT21H00M00S" calcext:value-type="time">
            <text:p>21:00</text:p>
          </table:table-cell>
          <table:table-cell table:formula="of:=IF(OR([.C192]&lt;[.H192];[.C192]&gt;[.I19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93];[$Локации.A:.E];4;0)" office:value-type="time" office:time-value="PT11H00M00S" calcext:value-type="time">
            <text:p>11:00</text:p>
          </table:table-cell>
          <table:table-cell table:formula="of:=VLOOKUP([.D193];[$Локации.A:.E];5;0)" office:value-type="time" office:time-value="PT20H00M00S" calcext:value-type="time">
            <text:p>20:00</text:p>
          </table:table-cell>
          <table:table-cell table:formula="of:=IF(OR([.C193]&lt;[.H193];[.C193]&gt;[.I19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94];[$Локации.A:.E];4;0)" office:value-type="time" office:time-value="PT11H00M00S" calcext:value-type="time">
            <text:p>11:00</text:p>
          </table:table-cell>
          <table:table-cell table:formula="of:=VLOOKUP([.D194];[$Локации.A:.E];5;0)" office:value-type="time" office:time-value="PT20H00M00S" calcext:value-type="time">
            <text:p>20:00</text:p>
          </table:table-cell>
          <table:table-cell table:formula="of:=IF(OR([.C194]&lt;[.H194];[.C194]&gt;[.I19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95];[$Локации.A:.E];4;0)" office:value-type="time" office:time-value="PT10H00M00S" calcext:value-type="time">
            <text:p>10:00</text:p>
          </table:table-cell>
          <table:table-cell table:formula="of:=VLOOKUP([.D195];[$Локации.A:.E];5;0)" office:value-type="time" office:time-value="PT23H00M00S" calcext:value-type="time">
            <text:p>23:00</text:p>
          </table:table-cell>
          <table:table-cell table:formula="of:=IF(OR([.C195]&lt;[.H195];[.C195]&gt;[.I19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96];[$Локации.A:.E];4;0)" office:value-type="time" office:time-value="PT12H00M00S" calcext:value-type="time">
            <text:p>12:00</text:p>
          </table:table-cell>
          <table:table-cell table:formula="of:=VLOOKUP([.D196];[$Локации.A:.E];5;0)" office:value-type="time" office:time-value="PT20H00M00S" calcext:value-type="time">
            <text:p>20:00</text:p>
          </table:table-cell>
          <table:table-cell table:formula="of:=IF(OR([.C196]&lt;[.H196];[.C196]&gt;[.I19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97];[$Локации.A:.E];4;0)" office:value-type="time" office:time-value="PT10H00M00S" calcext:value-type="time">
            <text:p>10:00</text:p>
          </table:table-cell>
          <table:table-cell table:formula="of:=VLOOKUP([.D197];[$Локации.A:.E];5;0)" office:value-type="time" office:time-value="PT20H00M00S" calcext:value-type="time">
            <text:p>20:00</text:p>
          </table:table-cell>
          <table:table-cell table:formula="of:=IF(OR([.C197]&lt;[.H197];[.C197]&gt;[.I19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198];[$Локации.A:.E];4;0)" office:value-type="time" office:time-value="PT11H00M00S" calcext:value-type="time">
            <text:p>11:00</text:p>
          </table:table-cell>
          <table:table-cell table:formula="of:=VLOOKUP([.D198];[$Локации.A:.E];5;0)" office:value-type="time" office:time-value="PT20H00M00S" calcext:value-type="time">
            <text:p>20:00</text:p>
          </table:table-cell>
          <table:table-cell table:formula="of:=IF(OR([.C198]&lt;[.H198];[.C198]&gt;[.I19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99];[$Локации.A:.E];4;0)" office:value-type="time" office:time-value="PT12H00M00S" calcext:value-type="time">
            <text:p>12:00</text:p>
          </table:table-cell>
          <table:table-cell table:formula="of:=VLOOKUP([.D199];[$Локации.A:.E];5;0)" office:value-type="time" office:time-value="PT23H00M00S" calcext:value-type="time">
            <text:p>23:00</text:p>
          </table:table-cell>
          <table:table-cell table:formula="of:=IF(OR([.C199]&lt;[.H199];[.C199]&gt;[.I19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0];[$Локации.A:.E];4;0)" office:value-type="time" office:time-value="PT12H00M00S" calcext:value-type="time">
            <text:p>12:00</text:p>
          </table:table-cell>
          <table:table-cell table:formula="of:=VLOOKUP([.D200];[$Локации.A:.E];5;0)" office:value-type="time" office:time-value="PT23H00M00S" calcext:value-type="time">
            <text:p>23:00</text:p>
          </table:table-cell>
          <table:table-cell table:formula="of:=IF(OR([.C200]&lt;[.H200];[.C200]&gt;[.I20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01];[$Локации.A:.E];4;0)" office:value-type="time" office:time-value="PT11H00M00S" calcext:value-type="time">
            <text:p>11:00</text:p>
          </table:table-cell>
          <table:table-cell table:formula="of:=VLOOKUP([.D201];[$Локации.A:.E];5;0)" office:value-type="time" office:time-value="PT20H00M00S" calcext:value-type="time">
            <text:p>20:00</text:p>
          </table:table-cell>
          <table:table-cell table:formula="of:=IF(OR([.C201]&lt;[.H201];[.C201]&gt;[.I20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2];[$Локации.A:.E];4;0)" office:value-type="time" office:time-value="PT10H00M00S" calcext:value-type="time">
            <text:p>10:00</text:p>
          </table:table-cell>
          <table:table-cell table:formula="of:=VLOOKUP([.D202];[$Локации.A:.E];5;0)" office:value-type="time" office:time-value="PT23H00M00S" calcext:value-type="time">
            <text:p>23:00</text:p>
          </table:table-cell>
          <table:table-cell table:formula="of:=IF(OR([.C202]&lt;[.H202];[.C202]&gt;[.I20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3];[$Локации.A:.E];4;0)" office:value-type="time" office:time-value="PT12H00M00S" calcext:value-type="time">
            <text:p>12:00</text:p>
          </table:table-cell>
          <table:table-cell table:formula="of:=VLOOKUP([.D203];[$Локации.A:.E];5;0)" office:value-type="time" office:time-value="PT23H00M00S" calcext:value-type="time">
            <text:p>23:00</text:p>
          </table:table-cell>
          <table:table-cell table:formula="of:=IF(OR([.C203]&lt;[.H203];[.C203]&gt;[.I20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4];[$Локации.A:.E];4;0)" office:value-type="time" office:time-value="PT10H00M00S" calcext:value-type="time">
            <text:p>10:00</text:p>
          </table:table-cell>
          <table:table-cell table:formula="of:=VLOOKUP([.D204];[$Локации.A:.E];5;0)" office:value-type="time" office:time-value="PT23H00M00S" calcext:value-type="time">
            <text:p>23:00</text:p>
          </table:table-cell>
          <table:table-cell table:formula="of:=IF(OR([.C204]&lt;[.H204];[.C204]&gt;[.I20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5];[$Локации.A:.E];4;0)" office:value-type="time" office:time-value="PT11H00M00S" calcext:value-type="time">
            <text:p>11:00</text:p>
          </table:table-cell>
          <table:table-cell table:formula="of:=VLOOKUP([.D205];[$Локации.A:.E];5;0)" office:value-type="time" office:time-value="PT20H00M00S" calcext:value-type="time">
            <text:p>20:00</text:p>
          </table:table-cell>
          <table:table-cell table:formula="of:=IF(OR([.C205]&lt;[.H205];[.C205]&gt;[.I20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6];[$Локации.A:.E];4;0)" office:value-type="time" office:time-value="PT12H00M00S" calcext:value-type="time">
            <text:p>12:00</text:p>
          </table:table-cell>
          <table:table-cell table:formula="of:=VLOOKUP([.D206];[$Локации.A:.E];5;0)" office:value-type="time" office:time-value="PT20H00M00S" calcext:value-type="time">
            <text:p>20:00</text:p>
          </table:table-cell>
          <table:table-cell table:formula="of:=IF(OR([.C206]&lt;[.H206];[.C206]&gt;[.I20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7];[$Локации.A:.E];4;0)" office:value-type="time" office:time-value="PT12H00M00S" calcext:value-type="time">
            <text:p>12:00</text:p>
          </table:table-cell>
          <table:table-cell table:formula="of:=VLOOKUP([.D207];[$Локации.A:.E];5;0)" office:value-type="time" office:time-value="PT23H00M00S" calcext:value-type="time">
            <text:p>23:00</text:p>
          </table:table-cell>
          <table:table-cell table:formula="of:=IF(OR([.C207]&lt;[.H207];[.C207]&gt;[.I20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8];[$Локации.A:.E];4;0)" office:value-type="time" office:time-value="PT12H00M00S" calcext:value-type="time">
            <text:p>12:00</text:p>
          </table:table-cell>
          <table:table-cell table:formula="of:=VLOOKUP([.D208];[$Локации.A:.E];5;0)" office:value-type="time" office:time-value="PT20H00M00S" calcext:value-type="time">
            <text:p>20:00</text:p>
          </table:table-cell>
          <table:table-cell table:formula="of:=IF(OR([.C208]&lt;[.H208];[.C208]&gt;[.I20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09];[$Локации.A:.E];4;0)" office:value-type="time" office:time-value="PT11H00M00S" calcext:value-type="time">
            <text:p>11:00</text:p>
          </table:table-cell>
          <table:table-cell table:formula="of:=VLOOKUP([.D209];[$Локации.A:.E];5;0)" office:value-type="time" office:time-value="PT20H00M00S" calcext:value-type="time">
            <text:p>20:00</text:p>
          </table:table-cell>
          <table:table-cell table:formula="of:=IF(OR([.C209]&lt;[.H209];[.C209]&gt;[.I20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10];[$Локации.A:.E];4;0)" office:value-type="time" office:time-value="PT12H00M00S" calcext:value-type="time">
            <text:p>12:00</text:p>
          </table:table-cell>
          <table:table-cell table:formula="of:=VLOOKUP([.D210];[$Локации.A:.E];5;0)" office:value-type="time" office:time-value="PT23H00M00S" calcext:value-type="time">
            <text:p>23:00</text:p>
          </table:table-cell>
          <table:table-cell table:formula="of:=IF(OR([.C210]&lt;[.H210];[.C210]&gt;[.I21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11];[$Локации.A:.E];4;0)" office:value-type="time" office:time-value="PT12H00M00S" calcext:value-type="time">
            <text:p>12:00</text:p>
          </table:table-cell>
          <table:table-cell table:formula="of:=VLOOKUP([.D211];[$Локации.A:.E];5;0)" office:value-type="time" office:time-value="PT22H00M00S" calcext:value-type="time">
            <text:p>22:00</text:p>
          </table:table-cell>
          <table:table-cell table:formula="of:=IF(OR([.C211]&lt;[.H211];[.C211]&gt;[.I21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12];[$Локации.A:.E];4;0)" office:value-type="time" office:time-value="PT10H00M00S" calcext:value-type="time">
            <text:p>10:00</text:p>
          </table:table-cell>
          <table:table-cell table:formula="of:=VLOOKUP([.D212];[$Локации.A:.E];5;0)" office:value-type="time" office:time-value="PT23H00M00S" calcext:value-type="time">
            <text:p>23:00</text:p>
          </table:table-cell>
          <table:table-cell table:formula="of:=IF(OR([.C212]&lt;[.H212];[.C212]&gt;[.I21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13];[$Локации.A:.E];4;0)" office:value-type="time" office:time-value="PT10H00M00S" calcext:value-type="time">
            <text:p>10:00</text:p>
          </table:table-cell>
          <table:table-cell table:formula="of:=VLOOKUP([.D213];[$Локации.A:.E];5;0)" office:value-type="time" office:time-value="PT20H00M00S" calcext:value-type="time">
            <text:p>20:00</text:p>
          </table:table-cell>
          <table:table-cell table:formula="of:=IF(OR([.C213]&lt;[.H213];[.C213]&gt;[.I21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14];[$Локации.A:.E];4;0)" office:value-type="time" office:time-value="PT10H00M00S" calcext:value-type="time">
            <text:p>10:00</text:p>
          </table:table-cell>
          <table:table-cell table:formula="of:=VLOOKUP([.D214];[$Локации.A:.E];5;0)" office:value-type="time" office:time-value="PT20H00M00S" calcext:value-type="time">
            <text:p>20:00</text:p>
          </table:table-cell>
          <table:table-cell table:formula="of:=IF(OR([.C214]&lt;[.H214];[.C214]&gt;[.I21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15];[$Локации.A:.E];4;0)" office:value-type="time" office:time-value="PT11H00M00S" calcext:value-type="time">
            <text:p>11:00</text:p>
          </table:table-cell>
          <table:table-cell table:formula="of:=VLOOKUP([.D215];[$Локации.A:.E];5;0)" office:value-type="time" office:time-value="PT21H00M00S" calcext:value-type="time">
            <text:p>21:00</text:p>
          </table:table-cell>
          <table:table-cell table:formula="of:=IF(OR([.C215]&lt;[.H215];[.C215]&gt;[.I21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16];[$Локации.A:.E];4;0)" office:value-type="time" office:time-value="PT10H00M00S" calcext:value-type="time">
            <text:p>10:00</text:p>
          </table:table-cell>
          <table:table-cell table:formula="of:=VLOOKUP([.D216];[$Локации.A:.E];5;0)" office:value-type="time" office:time-value="PT23H00M00S" calcext:value-type="time">
            <text:p>23:00</text:p>
          </table:table-cell>
          <table:table-cell table:formula="of:=IF(OR([.C216]&lt;[.H216];[.C216]&gt;[.I21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17];[$Локации.A:.E];4;0)" office:value-type="time" office:time-value="PT11H00M00S" calcext:value-type="time">
            <text:p>11:00</text:p>
          </table:table-cell>
          <table:table-cell table:formula="of:=VLOOKUP([.D217];[$Локации.A:.E];5;0)" office:value-type="time" office:time-value="PT21H00M00S" calcext:value-type="time">
            <text:p>21:00</text:p>
          </table:table-cell>
          <table:table-cell table:formula="of:=IF(OR([.C217]&lt;[.H217];[.C217]&gt;[.I21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18];[$Локации.A:.E];4;0)" office:value-type="time" office:time-value="PT11H00M00S" calcext:value-type="time">
            <text:p>11:00</text:p>
          </table:table-cell>
          <table:table-cell table:formula="of:=VLOOKUP([.D218];[$Локации.A:.E];5;0)" office:value-type="time" office:time-value="PT20H00M00S" calcext:value-type="time">
            <text:p>20:00</text:p>
          </table:table-cell>
          <table:table-cell table:formula="of:=IF(OR([.C218]&lt;[.H218];[.C218]&gt;[.I21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19];[$Локации.A:.E];4;0)" office:value-type="time" office:time-value="PT11H00M00S" calcext:value-type="time">
            <text:p>11:00</text:p>
          </table:table-cell>
          <table:table-cell table:formula="of:=VLOOKUP([.D219];[$Локации.A:.E];5;0)" office:value-type="time" office:time-value="PT23H00M00S" calcext:value-type="time">
            <text:p>23:00</text:p>
          </table:table-cell>
          <table:table-cell table:formula="of:=IF(OR([.C219]&lt;[.H219];[.C219]&gt;[.I21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20];[$Локации.A:.E];4;0)" office:value-type="time" office:time-value="PT11H00M00S" calcext:value-type="time">
            <text:p>11:00</text:p>
          </table:table-cell>
          <table:table-cell table:formula="of:=VLOOKUP([.D220];[$Локации.A:.E];5;0)" office:value-type="time" office:time-value="PT20H00M00S" calcext:value-type="time">
            <text:p>20:00</text:p>
          </table:table-cell>
          <table:table-cell table:formula="of:=IF(OR([.C220]&lt;[.H220];[.C220]&gt;[.I22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21];[$Локации.A:.E];4;0)" office:value-type="time" office:time-value="PT12H00M00S" calcext:value-type="time">
            <text:p>12:00</text:p>
          </table:table-cell>
          <table:table-cell table:formula="of:=VLOOKUP([.D221];[$Локации.A:.E];5;0)" office:value-type="time" office:time-value="PT20H00M00S" calcext:value-type="time">
            <text:p>20:00</text:p>
          </table:table-cell>
          <table:table-cell table:formula="of:=IF(OR([.C221]&lt;[.H221];[.C221]&gt;[.I22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22];[$Локации.A:.E];4;0)" office:value-type="time" office:time-value="PT10H00M00S" calcext:value-type="time">
            <text:p>10:00</text:p>
          </table:table-cell>
          <table:table-cell table:formula="of:=VLOOKUP([.D222];[$Локации.A:.E];5;0)" office:value-type="time" office:time-value="PT23H00M00S" calcext:value-type="time">
            <text:p>23:00</text:p>
          </table:table-cell>
          <table:table-cell table:formula="of:=IF(OR([.C222]&lt;[.H222];[.C222]&gt;[.I22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23];[$Локации.A:.E];4;0)" office:value-type="time" office:time-value="PT11H00M00S" calcext:value-type="time">
            <text:p>11:00</text:p>
          </table:table-cell>
          <table:table-cell table:formula="of:=VLOOKUP([.D223];[$Локации.A:.E];5;0)" office:value-type="time" office:time-value="PT20H00M00S" calcext:value-type="time">
            <text:p>20:00</text:p>
          </table:table-cell>
          <table:table-cell table:formula="of:=IF(OR([.C223]&lt;[.H223];[.C223]&gt;[.I22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24];[$Локации.A:.E];4;0)" office:value-type="time" office:time-value="PT12H00M00S" calcext:value-type="time">
            <text:p>12:00</text:p>
          </table:table-cell>
          <table:table-cell table:formula="of:=VLOOKUP([.D224];[$Локации.A:.E];5;0)" office:value-type="time" office:time-value="PT23H00M00S" calcext:value-type="time">
            <text:p>23:00</text:p>
          </table:table-cell>
          <table:table-cell table:formula="of:=IF(OR([.C224]&lt;[.H224];[.C224]&gt;[.I22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25];[$Локации.A:.E];4;0)" office:value-type="time" office:time-value="PT10H00M00S" calcext:value-type="time">
            <text:p>10:00</text:p>
          </table:table-cell>
          <table:table-cell table:formula="of:=VLOOKUP([.D225];[$Локации.A:.E];5;0)" office:value-type="time" office:time-value="PT21H00M00S" calcext:value-type="time">
            <text:p>21:00</text:p>
          </table:table-cell>
          <table:table-cell table:formula="of:=IF(OR([.C225]&lt;[.H225];[.C225]&gt;[.I22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26];[$Локации.A:.E];4;0)" office:value-type="time" office:time-value="PT11H00M00S" calcext:value-type="time">
            <text:p>11:00</text:p>
          </table:table-cell>
          <table:table-cell table:formula="of:=VLOOKUP([.D226];[$Локации.A:.E];5;0)" office:value-type="time" office:time-value="PT23H00M00S" calcext:value-type="time">
            <text:p>23:00</text:p>
          </table:table-cell>
          <table:table-cell table:formula="of:=IF(OR([.C226]&lt;[.H226];[.C226]&gt;[.I22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27];[$Локации.A:.E];4;0)" office:value-type="time" office:time-value="PT11H00M00S" calcext:value-type="time">
            <text:p>11:00</text:p>
          </table:table-cell>
          <table:table-cell table:formula="of:=VLOOKUP([.D227];[$Локации.A:.E];5;0)" office:value-type="time" office:time-value="PT20H00M00S" calcext:value-type="time">
            <text:p>20:00</text:p>
          </table:table-cell>
          <table:table-cell table:formula="of:=IF(OR([.C227]&lt;[.H227];[.C227]&gt;[.I22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28];[$Локации.A:.E];4;0)" office:value-type="time" office:time-value="PT11H00M00S" calcext:value-type="time">
            <text:p>11:00</text:p>
          </table:table-cell>
          <table:table-cell table:formula="of:=VLOOKUP([.D228];[$Локации.A:.E];5;0)" office:value-type="time" office:time-value="PT20H00M00S" calcext:value-type="time">
            <text:p>20:00</text:p>
          </table:table-cell>
          <table:table-cell table:formula="of:=IF(OR([.C228]&lt;[.H228];[.C228]&gt;[.I22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29];[$Локации.A:.E];4;0)" office:value-type="time" office:time-value="PT12H00M00S" calcext:value-type="time">
            <text:p>12:00</text:p>
          </table:table-cell>
          <table:table-cell table:formula="of:=VLOOKUP([.D229];[$Локации.A:.E];5;0)" office:value-type="time" office:time-value="PT20H00M00S" calcext:value-type="time">
            <text:p>20:00</text:p>
          </table:table-cell>
          <table:table-cell table:formula="of:=IF(OR([.C229]&lt;[.H229];[.C229]&gt;[.I22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30];[$Локации.A:.E];4;0)" office:value-type="time" office:time-value="PT10H00M00S" calcext:value-type="time">
            <text:p>10:00</text:p>
          </table:table-cell>
          <table:table-cell table:formula="of:=VLOOKUP([.D230];[$Локации.A:.E];5;0)" office:value-type="time" office:time-value="PT23H00M00S" calcext:value-type="time">
            <text:p>23:00</text:p>
          </table:table-cell>
          <table:table-cell table:formula="of:=IF(OR([.C230]&lt;[.H230];[.C230]&gt;[.I23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31];[$Локации.A:.E];4;0)" office:value-type="time" office:time-value="PT11H00M00S" calcext:value-type="time">
            <text:p>11:00</text:p>
          </table:table-cell>
          <table:table-cell table:formula="of:=VLOOKUP([.D231];[$Локации.A:.E];5;0)" office:value-type="time" office:time-value="PT20H00M00S" calcext:value-type="time">
            <text:p>20:00</text:p>
          </table:table-cell>
          <table:table-cell table:formula="of:=IF(OR([.C231]&lt;[.H231];[.C231]&gt;[.I23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32];[$Локации.A:.E];4;0)" office:value-type="time" office:time-value="PT10H00M00S" calcext:value-type="time">
            <text:p>10:00</text:p>
          </table:table-cell>
          <table:table-cell table:formula="of:=VLOOKUP([.D232];[$Локации.A:.E];5;0)" office:value-type="time" office:time-value="PT23H00M00S" calcext:value-type="time">
            <text:p>23:00</text:p>
          </table:table-cell>
          <table:table-cell table:formula="of:=IF(OR([.C232]&lt;[.H232];[.C232]&gt;[.I23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33];[$Локации.A:.E];4;0)" office:value-type="time" office:time-value="PT10H00M00S" calcext:value-type="time">
            <text:p>10:00</text:p>
          </table:table-cell>
          <table:table-cell table:formula="of:=VLOOKUP([.D233];[$Локации.A:.E];5;0)" office:value-type="time" office:time-value="PT21H00M00S" calcext:value-type="time">
            <text:p>21:00</text:p>
          </table:table-cell>
          <table:table-cell table:formula="of:=IF(OR([.C233]&lt;[.H233];[.C233]&gt;[.I23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34];[$Локации.A:.E];4;0)" office:value-type="time" office:time-value="PT12H00M00S" calcext:value-type="time">
            <text:p>12:00</text:p>
          </table:table-cell>
          <table:table-cell table:formula="of:=VLOOKUP([.D234];[$Локации.A:.E];5;0)" office:value-type="time" office:time-value="PT23H00M00S" calcext:value-type="time">
            <text:p>23:00</text:p>
          </table:table-cell>
          <table:table-cell table:formula="of:=IF(OR([.C234]&lt;[.H234];[.C234]&gt;[.I23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35];[$Локации.A:.E];4;0)" office:value-type="time" office:time-value="PT10H00M00S" calcext:value-type="time">
            <text:p>10:00</text:p>
          </table:table-cell>
          <table:table-cell table:formula="of:=VLOOKUP([.D235];[$Локации.A:.E];5;0)" office:value-type="time" office:time-value="PT23H00M00S" calcext:value-type="time">
            <text:p>23:00</text:p>
          </table:table-cell>
          <table:table-cell table:formula="of:=IF(OR([.C235]&lt;[.H235];[.C235]&gt;[.I23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36];[$Локации.A:.E];4;0)" office:value-type="time" office:time-value="PT11H00M00S" calcext:value-type="time">
            <text:p>11:00</text:p>
          </table:table-cell>
          <table:table-cell table:formula="of:=VLOOKUP([.D236];[$Локации.A:.E];5;0)" office:value-type="time" office:time-value="PT21H00M00S" calcext:value-type="time">
            <text:p>21:00</text:p>
          </table:table-cell>
          <table:table-cell table:formula="of:=IF(OR([.C236]&lt;[.H236];[.C236]&gt;[.I23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37];[$Локации.A:.E];4;0)" office:value-type="time" office:time-value="PT10H00M00S" calcext:value-type="time">
            <text:p>10:00</text:p>
          </table:table-cell>
          <table:table-cell table:formula="of:=VLOOKUP([.D237];[$Локации.A:.E];5;0)" office:value-type="time" office:time-value="PT23H00M00S" calcext:value-type="time">
            <text:p>23:00</text:p>
          </table:table-cell>
          <table:table-cell table:formula="of:=IF(OR([.C237]&lt;[.H237];[.C237]&gt;[.I23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38];[$Локации.A:.E];4;0)" office:value-type="time" office:time-value="PT12H00M00S" calcext:value-type="time">
            <text:p>12:00</text:p>
          </table:table-cell>
          <table:table-cell table:formula="of:=VLOOKUP([.D238];[$Локации.A:.E];5;0)" office:value-type="time" office:time-value="PT23H00M00S" calcext:value-type="time">
            <text:p>23:00</text:p>
          </table:table-cell>
          <table:table-cell table:formula="of:=IF(OR([.C238]&lt;[.H238];[.C238]&gt;[.I23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39];[$Локации.A:.E];4;0)" office:value-type="time" office:time-value="PT12H00M00S" calcext:value-type="time">
            <text:p>12:00</text:p>
          </table:table-cell>
          <table:table-cell table:formula="of:=VLOOKUP([.D239];[$Локации.A:.E];5;0)" office:value-type="time" office:time-value="PT23H00M00S" calcext:value-type="time">
            <text:p>23:00</text:p>
          </table:table-cell>
          <table:table-cell table:formula="of:=IF(OR([.C239]&lt;[.H239];[.C239]&gt;[.I23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40];[$Локации.A:.E];4;0)" office:value-type="time" office:time-value="PT12H00M00S" calcext:value-type="time">
            <text:p>12:00</text:p>
          </table:table-cell>
          <table:table-cell table:formula="of:=VLOOKUP([.D240];[$Локации.A:.E];5;0)" office:value-type="time" office:time-value="PT23H00M00S" calcext:value-type="time">
            <text:p>23:00</text:p>
          </table:table-cell>
          <table:table-cell table:formula="of:=IF(OR([.C240]&lt;[.H240];[.C240]&gt;[.I24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41];[$Локации.A:.E];4;0)" office:value-type="time" office:time-value="PT10H00M00S" calcext:value-type="time">
            <text:p>10:00</text:p>
          </table:table-cell>
          <table:table-cell table:formula="of:=VLOOKUP([.D241];[$Локации.A:.E];5;0)" office:value-type="time" office:time-value="PT23H00M00S" calcext:value-type="time">
            <text:p>23:00</text:p>
          </table:table-cell>
          <table:table-cell table:formula="of:=IF(OR([.C241]&lt;[.H241];[.C241]&gt;[.I24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42];[$Локации.A:.E];4;0)" office:value-type="time" office:time-value="PT10H00M00S" calcext:value-type="time">
            <text:p>10:00</text:p>
          </table:table-cell>
          <table:table-cell table:formula="of:=VLOOKUP([.D242];[$Локации.A:.E];5;0)" office:value-type="time" office:time-value="PT20H00M00S" calcext:value-type="time">
            <text:p>20:00</text:p>
          </table:table-cell>
          <table:table-cell table:formula="of:=IF(OR([.C242]&lt;[.H242];[.C242]&gt;[.I24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43];[$Локации.A:.E];4;0)" office:value-type="time" office:time-value="PT12H00M00S" calcext:value-type="time">
            <text:p>12:00</text:p>
          </table:table-cell>
          <table:table-cell table:formula="of:=VLOOKUP([.D243];[$Локации.A:.E];5;0)" office:value-type="time" office:time-value="PT22H00M00S" calcext:value-type="time">
            <text:p>22:00</text:p>
          </table:table-cell>
          <table:table-cell table:formula="of:=IF(OR([.C243]&lt;[.H243];[.C243]&gt;[.I24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44];[$Локации.A:.E];4;0)" office:value-type="time" office:time-value="PT12H00M00S" calcext:value-type="time">
            <text:p>12:00</text:p>
          </table:table-cell>
          <table:table-cell table:formula="of:=VLOOKUP([.D244];[$Локации.A:.E];5;0)" office:value-type="time" office:time-value="PT23H00M00S" calcext:value-type="time">
            <text:p>23:00</text:p>
          </table:table-cell>
          <table:table-cell table:formula="of:=IF(OR([.C244]&lt;[.H244];[.C244]&gt;[.I24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45];[$Локации.A:.E];4;0)" office:value-type="time" office:time-value="PT11H00M00S" calcext:value-type="time">
            <text:p>11:00</text:p>
          </table:table-cell>
          <table:table-cell table:formula="of:=VLOOKUP([.D245];[$Локации.A:.E];5;0)" office:value-type="time" office:time-value="PT20H00M00S" calcext:value-type="time">
            <text:p>20:00</text:p>
          </table:table-cell>
          <table:table-cell table:formula="of:=IF(OR([.C245]&lt;[.H245];[.C245]&gt;[.I24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46];[$Локации.A:.E];4;0)" office:value-type="time" office:time-value="PT10H00M00S" calcext:value-type="time">
            <text:p>10:00</text:p>
          </table:table-cell>
          <table:table-cell table:formula="of:=VLOOKUP([.D246];[$Локации.A:.E];5;0)" office:value-type="time" office:time-value="PT23H00M00S" calcext:value-type="time">
            <text:p>23:00</text:p>
          </table:table-cell>
          <table:table-cell table:formula="of:=IF(OR([.C246]&lt;[.H246];[.C246]&gt;[.I24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47];[$Локации.A:.E];4;0)" office:value-type="time" office:time-value="PT11H00M00S" calcext:value-type="time">
            <text:p>11:00</text:p>
          </table:table-cell>
          <table:table-cell table:formula="of:=VLOOKUP([.D247];[$Локации.A:.E];5;0)" office:value-type="time" office:time-value="PT20H00M00S" calcext:value-type="time">
            <text:p>20:00</text:p>
          </table:table-cell>
          <table:table-cell table:formula="of:=IF(OR([.C247]&lt;[.H247];[.C247]&gt;[.I24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48];[$Локации.A:.E];4;0)" office:value-type="time" office:time-value="PT10H00M00S" calcext:value-type="time">
            <text:p>10:00</text:p>
          </table:table-cell>
          <table:table-cell table:formula="of:=VLOOKUP([.D248];[$Локации.A:.E];5;0)" office:value-type="time" office:time-value="PT20H00M00S" calcext:value-type="time">
            <text:p>20:00</text:p>
          </table:table-cell>
          <table:table-cell table:formula="of:=IF(OR([.C248]&lt;[.H248];[.C248]&gt;[.I24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49];[$Локации.A:.E];4;0)" office:value-type="time" office:time-value="PT11H00M00S" calcext:value-type="time">
            <text:p>11:00</text:p>
          </table:table-cell>
          <table:table-cell table:formula="of:=VLOOKUP([.D249];[$Локации.A:.E];5;0)" office:value-type="time" office:time-value="PT20H00M00S" calcext:value-type="time">
            <text:p>20:00</text:p>
          </table:table-cell>
          <table:table-cell table:formula="of:=IF(OR([.C249]&lt;[.H249];[.C249]&gt;[.I24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50];[$Локации.A:.E];4;0)" office:value-type="time" office:time-value="PT10H00M00S" calcext:value-type="time">
            <text:p>10:00</text:p>
          </table:table-cell>
          <table:table-cell table:formula="of:=VLOOKUP([.D250];[$Локации.A:.E];5;0)" office:value-type="time" office:time-value="PT23H00M00S" calcext:value-type="time">
            <text:p>23:00</text:p>
          </table:table-cell>
          <table:table-cell table:formula="of:=IF(OR([.C250]&lt;[.H250];[.C250]&gt;[.I25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51];[$Локации.A:.E];4;0)" office:value-type="time" office:time-value="PT11H00M00S" calcext:value-type="time">
            <text:p>11:00</text:p>
          </table:table-cell>
          <table:table-cell table:formula="of:=VLOOKUP([.D251];[$Локации.A:.E];5;0)" office:value-type="time" office:time-value="PT23H00M00S" calcext:value-type="time">
            <text:p>23:00</text:p>
          </table:table-cell>
          <table:table-cell table:formula="of:=IF(OR([.C251]&lt;[.H251];[.C251]&gt;[.I25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52];[$Локации.A:.E];4;0)" office:value-type="time" office:time-value="PT12H00M00S" calcext:value-type="time">
            <text:p>12:00</text:p>
          </table:table-cell>
          <table:table-cell table:formula="of:=VLOOKUP([.D252];[$Локации.A:.E];5;0)" office:value-type="time" office:time-value="PT23H00M00S" calcext:value-type="time">
            <text:p>23:00</text:p>
          </table:table-cell>
          <table:table-cell table:formula="of:=IF(OR([.C252]&lt;[.H252];[.C252]&gt;[.I25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53];[$Локации.A:.E];4;0)" office:value-type="time" office:time-value="PT12H00M00S" calcext:value-type="time">
            <text:p>12:00</text:p>
          </table:table-cell>
          <table:table-cell table:formula="of:=VLOOKUP([.D253];[$Локации.A:.E];5;0)" office:value-type="time" office:time-value="PT22H00M00S" calcext:value-type="time">
            <text:p>22:00</text:p>
          </table:table-cell>
          <table:table-cell table:formula="of:=IF(OR([.C253]&lt;[.H253];[.C253]&gt;[.I25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54];[$Локации.A:.E];4;0)" office:value-type="time" office:time-value="PT10H00M00S" calcext:value-type="time">
            <text:p>10:00</text:p>
          </table:table-cell>
          <table:table-cell table:formula="of:=VLOOKUP([.D254];[$Локации.A:.E];5;0)" office:value-type="time" office:time-value="PT23H00M00S" calcext:value-type="time">
            <text:p>23:00</text:p>
          </table:table-cell>
          <table:table-cell table:formula="of:=IF(OR([.C254]&lt;[.H254];[.C254]&gt;[.I25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55];[$Локации.A:.E];4;0)" office:value-type="time" office:time-value="PT10H00M00S" calcext:value-type="time">
            <text:p>10:00</text:p>
          </table:table-cell>
          <table:table-cell table:formula="of:=VLOOKUP([.D255];[$Локации.A:.E];5;0)" office:value-type="time" office:time-value="PT23H00M00S" calcext:value-type="time">
            <text:p>23:00</text:p>
          </table:table-cell>
          <table:table-cell table:formula="of:=IF(OR([.C255]&lt;[.H255];[.C255]&gt;[.I25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56];[$Локации.A:.E];4;0)" office:value-type="time" office:time-value="PT11H00M00S" calcext:value-type="time">
            <text:p>11:00</text:p>
          </table:table-cell>
          <table:table-cell table:formula="of:=VLOOKUP([.D256];[$Локации.A:.E];5;0)" office:value-type="time" office:time-value="PT20H00M00S" calcext:value-type="time">
            <text:p>20:00</text:p>
          </table:table-cell>
          <table:table-cell table:formula="of:=IF(OR([.C256]&lt;[.H256];[.C256]&gt;[.I25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57];[$Локации.A:.E];4;0)" office:value-type="time" office:time-value="PT12H00M00S" calcext:value-type="time">
            <text:p>12:00</text:p>
          </table:table-cell>
          <table:table-cell table:formula="of:=VLOOKUP([.D257];[$Локации.A:.E];5;0)" office:value-type="time" office:time-value="PT23H00M00S" calcext:value-type="time">
            <text:p>23:00</text:p>
          </table:table-cell>
          <table:table-cell table:formula="of:=IF(OR([.C257]&lt;[.H257];[.C257]&gt;[.I25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58];[$Локации.A:.E];4;0)" office:value-type="time" office:time-value="PT11H00M00S" calcext:value-type="time">
            <text:p>11:00</text:p>
          </table:table-cell>
          <table:table-cell table:formula="of:=VLOOKUP([.D258];[$Локации.A:.E];5;0)" office:value-type="time" office:time-value="PT23H00M00S" calcext:value-type="time">
            <text:p>23:00</text:p>
          </table:table-cell>
          <table:table-cell table:formula="of:=IF(OR([.C258]&lt;[.H258];[.C258]&gt;[.I25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59];[$Локации.A:.E];4;0)" office:value-type="time" office:time-value="PT12H00M00S" calcext:value-type="time">
            <text:p>12:00</text:p>
          </table:table-cell>
          <table:table-cell table:formula="of:=VLOOKUP([.D259];[$Локации.A:.E];5;0)" office:value-type="time" office:time-value="PT20H00M00S" calcext:value-type="time">
            <text:p>20:00</text:p>
          </table:table-cell>
          <table:table-cell table:formula="of:=IF(OR([.C259]&lt;[.H259];[.C259]&gt;[.I25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60];[$Локации.A:.E];4;0)" office:value-type="time" office:time-value="PT12H00M00S" calcext:value-type="time">
            <text:p>12:00</text:p>
          </table:table-cell>
          <table:table-cell table:formula="of:=VLOOKUP([.D260];[$Локации.A:.E];5;0)" office:value-type="time" office:time-value="PT23H00M00S" calcext:value-type="time">
            <text:p>23:00</text:p>
          </table:table-cell>
          <table:table-cell table:formula="of:=IF(OR([.C260]&lt;[.H260];[.C260]&gt;[.I26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61];[$Локации.A:.E];4;0)" office:value-type="time" office:time-value="PT11H00M00S" calcext:value-type="time">
            <text:p>11:00</text:p>
          </table:table-cell>
          <table:table-cell table:formula="of:=VLOOKUP([.D261];[$Локации.A:.E];5;0)" office:value-type="time" office:time-value="PT20H00M00S" calcext:value-type="time">
            <text:p>20:00</text:p>
          </table:table-cell>
          <table:table-cell table:formula="of:=IF(OR([.C261]&lt;[.H261];[.C261]&gt;[.I26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62];[$Локации.A:.E];4;0)" office:value-type="time" office:time-value="PT10H00M00S" calcext:value-type="time">
            <text:p>10:00</text:p>
          </table:table-cell>
          <table:table-cell table:formula="of:=VLOOKUP([.D262];[$Локации.A:.E];5;0)" office:value-type="time" office:time-value="PT21H00M00S" calcext:value-type="time">
            <text:p>21:00</text:p>
          </table:table-cell>
          <table:table-cell table:formula="of:=IF(OR([.C262]&lt;[.H262];[.C262]&gt;[.I26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63];[$Локации.A:.E];4;0)" office:value-type="time" office:time-value="PT10H00M00S" calcext:value-type="time">
            <text:p>10:00</text:p>
          </table:table-cell>
          <table:table-cell table:formula="of:=VLOOKUP([.D263];[$Локации.A:.E];5;0)" office:value-type="time" office:time-value="PT21H00M00S" calcext:value-type="time">
            <text:p>21:00</text:p>
          </table:table-cell>
          <table:table-cell table:formula="of:=IF(OR([.C263]&lt;[.H263];[.C263]&gt;[.I26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64];[$Локации.A:.E];4;0)" office:value-type="time" office:time-value="PT11H00M00S" calcext:value-type="time">
            <text:p>11:00</text:p>
          </table:table-cell>
          <table:table-cell table:formula="of:=VLOOKUP([.D264];[$Локации.A:.E];5;0)" office:value-type="time" office:time-value="PT23H00M00S" calcext:value-type="time">
            <text:p>23:00</text:p>
          </table:table-cell>
          <table:table-cell table:formula="of:=IF(OR([.C264]&lt;[.H264];[.C264]&gt;[.I26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65];[$Локации.A:.E];4;0)" office:value-type="time" office:time-value="PT10H00M00S" calcext:value-type="time">
            <text:p>10:00</text:p>
          </table:table-cell>
          <table:table-cell table:formula="of:=VLOOKUP([.D265];[$Локации.A:.E];5;0)" office:value-type="time" office:time-value="PT23H00M00S" calcext:value-type="time">
            <text:p>23:00</text:p>
          </table:table-cell>
          <table:table-cell table:formula="of:=IF(OR([.C265]&lt;[.H265];[.C265]&gt;[.I26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66];[$Локации.A:.E];4;0)" office:value-type="time" office:time-value="PT12H00M00S" calcext:value-type="time">
            <text:p>12:00</text:p>
          </table:table-cell>
          <table:table-cell table:formula="of:=VLOOKUP([.D266];[$Локации.A:.E];5;0)" office:value-type="time" office:time-value="PT20H00M00S" calcext:value-type="time">
            <text:p>20:00</text:p>
          </table:table-cell>
          <table:table-cell table:formula="of:=IF(OR([.C266]&lt;[.H266];[.C266]&gt;[.I26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67];[$Локации.A:.E];4;0)" office:value-type="time" office:time-value="PT11H00M00S" calcext:value-type="time">
            <text:p>11:00</text:p>
          </table:table-cell>
          <table:table-cell table:formula="of:=VLOOKUP([.D267];[$Локации.A:.E];5;0)" office:value-type="time" office:time-value="PT20H00M00S" calcext:value-type="time">
            <text:p>20:00</text:p>
          </table:table-cell>
          <table:table-cell table:formula="of:=IF(OR([.C267]&lt;[.H267];[.C267]&gt;[.I26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68];[$Локации.A:.E];4;0)" office:value-type="time" office:time-value="PT11H00M00S" calcext:value-type="time">
            <text:p>11:00</text:p>
          </table:table-cell>
          <table:table-cell table:formula="of:=VLOOKUP([.D268];[$Локации.A:.E];5;0)" office:value-type="time" office:time-value="PT20H00M00S" calcext:value-type="time">
            <text:p>20:00</text:p>
          </table:table-cell>
          <table:table-cell table:formula="of:=IF(OR([.C268]&lt;[.H268];[.C268]&gt;[.I26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69];[$Локации.A:.E];4;0)" office:value-type="time" office:time-value="PT12H00M00S" calcext:value-type="time">
            <text:p>12:00</text:p>
          </table:table-cell>
          <table:table-cell table:formula="of:=VLOOKUP([.D269];[$Локации.A:.E];5;0)" office:value-type="time" office:time-value="PT23H00M00S" calcext:value-type="time">
            <text:p>23:00</text:p>
          </table:table-cell>
          <table:table-cell table:formula="of:=IF(OR([.C269]&lt;[.H269];[.C269]&gt;[.I26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70];[$Локации.A:.E];4;0)" office:value-type="time" office:time-value="PT11H00M00S" calcext:value-type="time">
            <text:p>11:00</text:p>
          </table:table-cell>
          <table:table-cell table:formula="of:=VLOOKUP([.D270];[$Локации.A:.E];5;0)" office:value-type="time" office:time-value="PT20H00M00S" calcext:value-type="time">
            <text:p>20:00</text:p>
          </table:table-cell>
          <table:table-cell table:formula="of:=IF(OR([.C270]&lt;[.H270];[.C270]&gt;[.I27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71];[$Локации.A:.E];4;0)" office:value-type="time" office:time-value="PT10H00M00S" calcext:value-type="time">
            <text:p>10:00</text:p>
          </table:table-cell>
          <table:table-cell table:formula="of:=VLOOKUP([.D271];[$Локации.A:.E];5;0)" office:value-type="time" office:time-value="PT20H00M00S" calcext:value-type="time">
            <text:p>20:00</text:p>
          </table:table-cell>
          <table:table-cell table:formula="of:=IF(OR([.C271]&lt;[.H271];[.C271]&gt;[.I27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72];[$Локации.A:.E];4;0)" office:value-type="time" office:time-value="PT12H00M00S" calcext:value-type="time">
            <text:p>12:00</text:p>
          </table:table-cell>
          <table:table-cell table:formula="of:=VLOOKUP([.D272];[$Локации.A:.E];5;0)" office:value-type="time" office:time-value="PT23H00M00S" calcext:value-type="time">
            <text:p>23:00</text:p>
          </table:table-cell>
          <table:table-cell table:formula="of:=IF(OR([.C272]&lt;[.H272];[.C272]&gt;[.I27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73];[$Локации.A:.E];4;0)" office:value-type="time" office:time-value="PT11H00M00S" calcext:value-type="time">
            <text:p>11:00</text:p>
          </table:table-cell>
          <table:table-cell table:formula="of:=VLOOKUP([.D273];[$Локации.A:.E];5;0)" office:value-type="time" office:time-value="PT20H00M00S" calcext:value-type="time">
            <text:p>20:00</text:p>
          </table:table-cell>
          <table:table-cell table:formula="of:=IF(OR([.C273]&lt;[.H273];[.C273]&gt;[.I27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74];[$Локации.A:.E];4;0)" office:value-type="time" office:time-value="PT12H00M00S" calcext:value-type="time">
            <text:p>12:00</text:p>
          </table:table-cell>
          <table:table-cell table:formula="of:=VLOOKUP([.D274];[$Локации.A:.E];5;0)" office:value-type="time" office:time-value="PT23H00M00S" calcext:value-type="time">
            <text:p>23:00</text:p>
          </table:table-cell>
          <table:table-cell table:formula="of:=IF(OR([.C274]&lt;[.H274];[.C274]&gt;[.I27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75];[$Локации.A:.E];4;0)" office:value-type="time" office:time-value="PT10H00M00S" calcext:value-type="time">
            <text:p>10:00</text:p>
          </table:table-cell>
          <table:table-cell table:formula="of:=VLOOKUP([.D275];[$Локации.A:.E];5;0)" office:value-type="time" office:time-value="PT20H00M00S" calcext:value-type="time">
            <text:p>20:00</text:p>
          </table:table-cell>
          <table:table-cell table:formula="of:=IF(OR([.C275]&lt;[.H275];[.C275]&gt;[.I27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76];[$Локации.A:.E];4;0)" office:value-type="time" office:time-value="PT10H00M00S" calcext:value-type="time">
            <text:p>10:00</text:p>
          </table:table-cell>
          <table:table-cell table:formula="of:=VLOOKUP([.D276];[$Локации.A:.E];5;0)" office:value-type="time" office:time-value="PT23H00M00S" calcext:value-type="time">
            <text:p>23:00</text:p>
          </table:table-cell>
          <table:table-cell table:formula="of:=IF(OR([.C276]&lt;[.H276];[.C276]&gt;[.I27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77];[$Локации.A:.E];4;0)" office:value-type="time" office:time-value="PT12H00M00S" calcext:value-type="time">
            <text:p>12:00</text:p>
          </table:table-cell>
          <table:table-cell table:formula="of:=VLOOKUP([.D277];[$Локации.A:.E];5;0)" office:value-type="time" office:time-value="PT20H00M00S" calcext:value-type="time">
            <text:p>20:00</text:p>
          </table:table-cell>
          <table:table-cell table:formula="of:=IF(OR([.C277]&lt;[.H277];[.C277]&gt;[.I27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78];[$Локации.A:.E];4;0)" office:value-type="time" office:time-value="PT12H00M00S" calcext:value-type="time">
            <text:p>12:00</text:p>
          </table:table-cell>
          <table:table-cell table:formula="of:=VLOOKUP([.D278];[$Локации.A:.E];5;0)" office:value-type="time" office:time-value="PT20H00M00S" calcext:value-type="time">
            <text:p>20:00</text:p>
          </table:table-cell>
          <table:table-cell table:formula="of:=IF(OR([.C278]&lt;[.H278];[.C278]&gt;[.I27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79];[$Локации.A:.E];4;0)" office:value-type="time" office:time-value="PT10H00M00S" calcext:value-type="time">
            <text:p>10:00</text:p>
          </table:table-cell>
          <table:table-cell table:formula="of:=VLOOKUP([.D279];[$Локации.A:.E];5;0)" office:value-type="time" office:time-value="PT23H00M00S" calcext:value-type="time">
            <text:p>23:00</text:p>
          </table:table-cell>
          <table:table-cell table:formula="of:=IF(OR([.C279]&lt;[.H279];[.C279]&gt;[.I27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80];[$Локации.A:.E];4;0)" office:value-type="time" office:time-value="PT10H00M00S" calcext:value-type="time">
            <text:p>10:00</text:p>
          </table:table-cell>
          <table:table-cell table:formula="of:=VLOOKUP([.D280];[$Локации.A:.E];5;0)" office:value-type="time" office:time-value="PT20H00M00S" calcext:value-type="time">
            <text:p>20:00</text:p>
          </table:table-cell>
          <table:table-cell table:formula="of:=IF(OR([.C280]&lt;[.H280];[.C280]&gt;[.I28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81];[$Локации.A:.E];4;0)" office:value-type="time" office:time-value="PT12H00M00S" calcext:value-type="time">
            <text:p>12:00</text:p>
          </table:table-cell>
          <table:table-cell table:formula="of:=VLOOKUP([.D281];[$Локации.A:.E];5;0)" office:value-type="time" office:time-value="PT23H00M00S" calcext:value-type="time">
            <text:p>23:00</text:p>
          </table:table-cell>
          <table:table-cell table:formula="of:=IF(OR([.C281]&lt;[.H281];[.C281]&gt;[.I28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82];[$Локации.A:.E];4;0)" office:value-type="time" office:time-value="PT12H00M00S" calcext:value-type="time">
            <text:p>12:00</text:p>
          </table:table-cell>
          <table:table-cell table:formula="of:=VLOOKUP([.D282];[$Локации.A:.E];5;0)" office:value-type="time" office:time-value="PT23H00M00S" calcext:value-type="time">
            <text:p>23:00</text:p>
          </table:table-cell>
          <table:table-cell table:formula="of:=IF(OR([.C282]&lt;[.H282];[.C282]&gt;[.I28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83];[$Локации.A:.E];4;0)" office:value-type="time" office:time-value="PT12H00M00S" calcext:value-type="time">
            <text:p>12:00</text:p>
          </table:table-cell>
          <table:table-cell table:formula="of:=VLOOKUP([.D283];[$Локации.A:.E];5;0)" office:value-type="time" office:time-value="PT22H00M00S" calcext:value-type="time">
            <text:p>22:00</text:p>
          </table:table-cell>
          <table:table-cell table:formula="of:=IF(OR([.C283]&lt;[.H283];[.C283]&gt;[.I28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84];[$Локации.A:.E];4;0)" office:value-type="time" office:time-value="PT12H00M00S" calcext:value-type="time">
            <text:p>12:00</text:p>
          </table:table-cell>
          <table:table-cell table:formula="of:=VLOOKUP([.D284];[$Локации.A:.E];5;0)" office:value-type="time" office:time-value="PT23H00M00S" calcext:value-type="time">
            <text:p>23:00</text:p>
          </table:table-cell>
          <table:table-cell table:formula="of:=IF(OR([.C284]&lt;[.H284];[.C284]&gt;[.I28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85];[$Локации.A:.E];4;0)" office:value-type="time" office:time-value="PT10H00M00S" calcext:value-type="time">
            <text:p>10:00</text:p>
          </table:table-cell>
          <table:table-cell table:formula="of:=VLOOKUP([.D285];[$Локации.A:.E];5;0)" office:value-type="time" office:time-value="PT20H00M00S" calcext:value-type="time">
            <text:p>20:00</text:p>
          </table:table-cell>
          <table:table-cell table:formula="of:=IF(OR([.C285]&lt;[.H285];[.C285]&gt;[.I28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86];[$Локации.A:.E];4;0)" office:value-type="time" office:time-value="PT10H00M00S" calcext:value-type="time">
            <text:p>10:00</text:p>
          </table:table-cell>
          <table:table-cell table:formula="of:=VLOOKUP([.D286];[$Локации.A:.E];5;0)" office:value-type="time" office:time-value="PT23H00M00S" calcext:value-type="time">
            <text:p>23:00</text:p>
          </table:table-cell>
          <table:table-cell table:formula="of:=IF(OR([.C286]&lt;[.H286];[.C286]&gt;[.I28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87];[$Локации.A:.E];4;0)" office:value-type="time" office:time-value="PT12H00M00S" calcext:value-type="time">
            <text:p>12:00</text:p>
          </table:table-cell>
          <table:table-cell table:formula="of:=VLOOKUP([.D287];[$Локации.A:.E];5;0)" office:value-type="time" office:time-value="PT20H00M00S" calcext:value-type="time">
            <text:p>20:00</text:p>
          </table:table-cell>
          <table:table-cell table:formula="of:=IF(OR([.C287]&lt;[.H287];[.C287]&gt;[.I28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88];[$Локации.A:.E];4;0)" office:value-type="time" office:time-value="PT10H00M00S" calcext:value-type="time">
            <text:p>10:00</text:p>
          </table:table-cell>
          <table:table-cell table:formula="of:=VLOOKUP([.D288];[$Локации.A:.E];5;0)" office:value-type="time" office:time-value="PT23H00M00S" calcext:value-type="time">
            <text:p>23:00</text:p>
          </table:table-cell>
          <table:table-cell table:formula="of:=IF(OR([.C288]&lt;[.H288];[.C288]&gt;[.I28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89];[$Локации.A:.E];4;0)" office:value-type="time" office:time-value="PT10H00M00S" calcext:value-type="time">
            <text:p>10:00</text:p>
          </table:table-cell>
          <table:table-cell table:formula="of:=VLOOKUP([.D289];[$Локации.A:.E];5;0)" office:value-type="time" office:time-value="PT20H00M00S" calcext:value-type="time">
            <text:p>20:00</text:p>
          </table:table-cell>
          <table:table-cell table:formula="of:=IF(OR([.C289]&lt;[.H289];[.C289]&gt;[.I28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90];[$Локации.A:.E];4;0)" office:value-type="time" office:time-value="PT10H00M00S" calcext:value-type="time">
            <text:p>10:00</text:p>
          </table:table-cell>
          <table:table-cell table:formula="of:=VLOOKUP([.D290];[$Локации.A:.E];5;0)" office:value-type="time" office:time-value="PT20H00M00S" calcext:value-type="time">
            <text:p>20:00</text:p>
          </table:table-cell>
          <table:table-cell table:formula="of:=IF(OR([.C290]&lt;[.H290];[.C290]&gt;[.I29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91];[$Локации.A:.E];4;0)" office:value-type="time" office:time-value="PT10H00M00S" calcext:value-type="time">
            <text:p>10:00</text:p>
          </table:table-cell>
          <table:table-cell table:formula="of:=VLOOKUP([.D291];[$Локации.A:.E];5;0)" office:value-type="time" office:time-value="PT23H00M00S" calcext:value-type="time">
            <text:p>23:00</text:p>
          </table:table-cell>
          <table:table-cell table:formula="of:=IF(OR([.C291]&lt;[.H291];[.C291]&gt;[.I29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92];[$Локации.A:.E];4;0)" office:value-type="time" office:time-value="PT12H00M00S" calcext:value-type="time">
            <text:p>12:00</text:p>
          </table:table-cell>
          <table:table-cell table:formula="of:=VLOOKUP([.D292];[$Локации.A:.E];5;0)" office:value-type="time" office:time-value="PT20H00M00S" calcext:value-type="time">
            <text:p>20:00</text:p>
          </table:table-cell>
          <table:table-cell table:formula="of:=IF(OR([.C292]&lt;[.H292];[.C292]&gt;[.I29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93];[$Локации.A:.E];4;0)" office:value-type="time" office:time-value="PT12H00M00S" calcext:value-type="time">
            <text:p>12:00</text:p>
          </table:table-cell>
          <table:table-cell table:formula="of:=VLOOKUP([.D293];[$Локации.A:.E];5;0)" office:value-type="time" office:time-value="PT23H00M00S" calcext:value-type="time">
            <text:p>23:00</text:p>
          </table:table-cell>
          <table:table-cell table:formula="of:=IF(OR([.C293]&lt;[.H293];[.C293]&gt;[.I29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94];[$Локации.A:.E];4;0)" office:value-type="time" office:time-value="PT10H00M00S" calcext:value-type="time">
            <text:p>10:00</text:p>
          </table:table-cell>
          <table:table-cell table:formula="of:=VLOOKUP([.D294];[$Локации.A:.E];5;0)" office:value-type="time" office:time-value="PT23H00M00S" calcext:value-type="time">
            <text:p>23:00</text:p>
          </table:table-cell>
          <table:table-cell table:formula="of:=IF(OR([.C294]&lt;[.H294];[.C294]&gt;[.I29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95];[$Локации.A:.E];4;0)" office:value-type="time" office:time-value="PT12H00M00S" calcext:value-type="time">
            <text:p>12:00</text:p>
          </table:table-cell>
          <table:table-cell table:formula="of:=VLOOKUP([.D295];[$Локации.A:.E];5;0)" office:value-type="time" office:time-value="PT20H00M00S" calcext:value-type="time">
            <text:p>20:00</text:p>
          </table:table-cell>
          <table:table-cell table:formula="of:=IF(OR([.C295]&lt;[.H295];[.C295]&gt;[.I29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96];[$Локации.A:.E];4;0)" office:value-type="time" office:time-value="PT12H00M00S" calcext:value-type="time">
            <text:p>12:00</text:p>
          </table:table-cell>
          <table:table-cell table:formula="of:=VLOOKUP([.D296];[$Локации.A:.E];5;0)" office:value-type="time" office:time-value="PT20H00M00S" calcext:value-type="time">
            <text:p>20:00</text:p>
          </table:table-cell>
          <table:table-cell table:formula="of:=IF(OR([.C296]&lt;[.H296];[.C296]&gt;[.I29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97];[$Локации.A:.E];4;0)" office:value-type="time" office:time-value="PT10H00M00S" calcext:value-type="time">
            <text:p>10:00</text:p>
          </table:table-cell>
          <table:table-cell table:formula="of:=VLOOKUP([.D297];[$Локации.A:.E];5;0)" office:value-type="time" office:time-value="PT23H00M00S" calcext:value-type="time">
            <text:p>23:00</text:p>
          </table:table-cell>
          <table:table-cell table:formula="of:=IF(OR([.C297]&lt;[.H297];[.C297]&gt;[.I29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298];[$Локации.A:.E];4;0)" office:value-type="time" office:time-value="PT12H00M00S" calcext:value-type="time">
            <text:p>12:00</text:p>
          </table:table-cell>
          <table:table-cell table:formula="of:=VLOOKUP([.D298];[$Локации.A:.E];5;0)" office:value-type="time" office:time-value="PT23H00M00S" calcext:value-type="time">
            <text:p>23:00</text:p>
          </table:table-cell>
          <table:table-cell table:formula="of:=IF(OR([.C298]&lt;[.H298];[.C298]&gt;[.I29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299];[$Локации.A:.E];4;0)" office:value-type="time" office:time-value="PT10H00M00S" calcext:value-type="time">
            <text:p>10:00</text:p>
          </table:table-cell>
          <table:table-cell table:formula="of:=VLOOKUP([.D299];[$Локации.A:.E];5;0)" office:value-type="time" office:time-value="PT20H00M00S" calcext:value-type="time">
            <text:p>20:00</text:p>
          </table:table-cell>
          <table:table-cell table:formula="of:=IF(OR([.C299]&lt;[.H299];[.C299]&gt;[.I29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00];[$Локации.A:.E];4;0)" office:value-type="time" office:time-value="PT11H00M00S" calcext:value-type="time">
            <text:p>11:00</text:p>
          </table:table-cell>
          <table:table-cell table:formula="of:=VLOOKUP([.D300];[$Локации.A:.E];5;0)" office:value-type="time" office:time-value="PT20H00M00S" calcext:value-type="time">
            <text:p>20:00</text:p>
          </table:table-cell>
          <table:table-cell table:formula="of:=IF(OR([.C300]&lt;[.H300];[.C300]&gt;[.I30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01];[$Локации.A:.E];4;0)" office:value-type="time" office:time-value="PT10H00M00S" calcext:value-type="time">
            <text:p>10:00</text:p>
          </table:table-cell>
          <table:table-cell table:formula="of:=VLOOKUP([.D301];[$Локации.A:.E];5;0)" office:value-type="time" office:time-value="PT23H00M00S" calcext:value-type="time">
            <text:p>23:00</text:p>
          </table:table-cell>
          <table:table-cell table:formula="of:=IF(OR([.C301]&lt;[.H301];[.C301]&gt;[.I30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02];[$Локации.A:.E];4;0)" office:value-type="time" office:time-value="PT12H00M00S" calcext:value-type="time">
            <text:p>12:00</text:p>
          </table:table-cell>
          <table:table-cell table:formula="of:=VLOOKUP([.D302];[$Локации.A:.E];5;0)" office:value-type="time" office:time-value="PT23H00M00S" calcext:value-type="time">
            <text:p>23:00</text:p>
          </table:table-cell>
          <table:table-cell table:formula="of:=IF(OR([.C302]&lt;[.H302];[.C302]&gt;[.I30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03];[$Локации.A:.E];4;0)" office:value-type="time" office:time-value="PT11H00M00S" calcext:value-type="time">
            <text:p>11:00</text:p>
          </table:table-cell>
          <table:table-cell table:formula="of:=VLOOKUP([.D303];[$Локации.A:.E];5;0)" office:value-type="time" office:time-value="PT20H00M00S" calcext:value-type="time">
            <text:p>20:00</text:p>
          </table:table-cell>
          <table:table-cell table:formula="of:=IF(OR([.C303]&lt;[.H303];[.C303]&gt;[.I30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04];[$Локации.A:.E];4;0)" office:value-type="time" office:time-value="PT12H00M00S" calcext:value-type="time">
            <text:p>12:00</text:p>
          </table:table-cell>
          <table:table-cell table:formula="of:=VLOOKUP([.D304];[$Локации.A:.E];5;0)" office:value-type="time" office:time-value="PT23H00M00S" calcext:value-type="time">
            <text:p>23:00</text:p>
          </table:table-cell>
          <table:table-cell table:formula="of:=IF(OR([.C304]&lt;[.H304];[.C304]&gt;[.I30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05];[$Локации.A:.E];4;0)" office:value-type="time" office:time-value="PT12H00M00S" calcext:value-type="time">
            <text:p>12:00</text:p>
          </table:table-cell>
          <table:table-cell table:formula="of:=VLOOKUP([.D305];[$Локации.A:.E];5;0)" office:value-type="time" office:time-value="PT23H00M00S" calcext:value-type="time">
            <text:p>23:00</text:p>
          </table:table-cell>
          <table:table-cell table:formula="of:=IF(OR([.C305]&lt;[.H305];[.C305]&gt;[.I30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06];[$Локации.A:.E];4;0)" office:value-type="time" office:time-value="PT10H00M00S" calcext:value-type="time">
            <text:p>10:00</text:p>
          </table:table-cell>
          <table:table-cell table:formula="of:=VLOOKUP([.D306];[$Локации.A:.E];5;0)" office:value-type="time" office:time-value="PT23H00M00S" calcext:value-type="time">
            <text:p>23:00</text:p>
          </table:table-cell>
          <table:table-cell table:formula="of:=IF(OR([.C306]&lt;[.H306];[.C306]&gt;[.I30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07];[$Локации.A:.E];4;0)" office:value-type="time" office:time-value="PT12H00M00S" calcext:value-type="time">
            <text:p>12:00</text:p>
          </table:table-cell>
          <table:table-cell table:formula="of:=VLOOKUP([.D307];[$Локации.A:.E];5;0)" office:value-type="time" office:time-value="PT20H00M00S" calcext:value-type="time">
            <text:p>20:00</text:p>
          </table:table-cell>
          <table:table-cell table:formula="of:=IF(OR([.C307]&lt;[.H307];[.C307]&gt;[.I30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08];[$Локации.A:.E];4;0)" office:value-type="time" office:time-value="PT12H00M00S" calcext:value-type="time">
            <text:p>12:00</text:p>
          </table:table-cell>
          <table:table-cell table:formula="of:=VLOOKUP([.D308];[$Локации.A:.E];5;0)" office:value-type="time" office:time-value="PT23H00M00S" calcext:value-type="time">
            <text:p>23:00</text:p>
          </table:table-cell>
          <table:table-cell table:formula="of:=IF(OR([.C308]&lt;[.H308];[.C308]&gt;[.I30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09];[$Локации.A:.E];4;0)" office:value-type="time" office:time-value="PT10H00M00S" calcext:value-type="time">
            <text:p>10:00</text:p>
          </table:table-cell>
          <table:table-cell table:formula="of:=VLOOKUP([.D309];[$Локации.A:.E];5;0)" office:value-type="time" office:time-value="PT23H00M00S" calcext:value-type="time">
            <text:p>23:00</text:p>
          </table:table-cell>
          <table:table-cell table:formula="of:=IF(OR([.C309]&lt;[.H309];[.C309]&gt;[.I30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10];[$Локации.A:.E];4;0)" office:value-type="time" office:time-value="PT11H00M00S" calcext:value-type="time">
            <text:p>11:00</text:p>
          </table:table-cell>
          <table:table-cell table:formula="of:=VLOOKUP([.D310];[$Локации.A:.E];5;0)" office:value-type="time" office:time-value="PT20H00M00S" calcext:value-type="time">
            <text:p>20:00</text:p>
          </table:table-cell>
          <table:table-cell table:formula="of:=IF(OR([.C310]&lt;[.H310];[.C310]&gt;[.I31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11];[$Локации.A:.E];4;0)" office:value-type="time" office:time-value="PT11H00M00S" calcext:value-type="time">
            <text:p>11:00</text:p>
          </table:table-cell>
          <table:table-cell table:formula="of:=VLOOKUP([.D311];[$Локации.A:.E];5;0)" office:value-type="time" office:time-value="PT23H00M00S" calcext:value-type="time">
            <text:p>23:00</text:p>
          </table:table-cell>
          <table:table-cell table:formula="of:=IF(OR([.C311]&lt;[.H311];[.C311]&gt;[.I31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12];[$Локации.A:.E];4;0)" office:value-type="time" office:time-value="PT12H00M00S" calcext:value-type="time">
            <text:p>12:00</text:p>
          </table:table-cell>
          <table:table-cell table:formula="of:=VLOOKUP([.D312];[$Локации.A:.E];5;0)" office:value-type="time" office:time-value="PT20H00M00S" calcext:value-type="time">
            <text:p>20:00</text:p>
          </table:table-cell>
          <table:table-cell table:formula="of:=IF(OR([.C312]&lt;[.H312];[.C312]&gt;[.I31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13];[$Локации.A:.E];4;0)" office:value-type="time" office:time-value="PT11H00M00S" calcext:value-type="time">
            <text:p>11:00</text:p>
          </table:table-cell>
          <table:table-cell table:formula="of:=VLOOKUP([.D313];[$Локации.A:.E];5;0)" office:value-type="time" office:time-value="PT20H00M00S" calcext:value-type="time">
            <text:p>20:00</text:p>
          </table:table-cell>
          <table:table-cell table:formula="of:=IF(OR([.C313]&lt;[.H313];[.C313]&gt;[.I31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14];[$Локации.A:.E];4;0)" office:value-type="time" office:time-value="PT10H00M00S" calcext:value-type="time">
            <text:p>10:00</text:p>
          </table:table-cell>
          <table:table-cell table:formula="of:=VLOOKUP([.D314];[$Локации.A:.E];5;0)" office:value-type="time" office:time-value="PT23H00M00S" calcext:value-type="time">
            <text:p>23:00</text:p>
          </table:table-cell>
          <table:table-cell table:formula="of:=IF(OR([.C314]&lt;[.H314];[.C314]&gt;[.I31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15];[$Локации.A:.E];4;0)" office:value-type="time" office:time-value="PT11H00M00S" calcext:value-type="time">
            <text:p>11:00</text:p>
          </table:table-cell>
          <table:table-cell table:formula="of:=VLOOKUP([.D315];[$Локации.A:.E];5;0)" office:value-type="time" office:time-value="PT20H00M00S" calcext:value-type="time">
            <text:p>20:00</text:p>
          </table:table-cell>
          <table:table-cell table:formula="of:=IF(OR([.C315]&lt;[.H315];[.C315]&gt;[.I31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16];[$Локации.A:.E];4;0)" office:value-type="time" office:time-value="PT12H00M00S" calcext:value-type="time">
            <text:p>12:00</text:p>
          </table:table-cell>
          <table:table-cell table:formula="of:=VLOOKUP([.D316];[$Локации.A:.E];5;0)" office:value-type="time" office:time-value="PT20H00M00S" calcext:value-type="time">
            <text:p>20:00</text:p>
          </table:table-cell>
          <table:table-cell table:formula="of:=IF(OR([.C316]&lt;[.H316];[.C316]&gt;[.I31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17];[$Локации.A:.E];4;0)" office:value-type="time" office:time-value="PT10H00M00S" calcext:value-type="time">
            <text:p>10:00</text:p>
          </table:table-cell>
          <table:table-cell table:formula="of:=VLOOKUP([.D317];[$Локации.A:.E];5;0)" office:value-type="time" office:time-value="PT23H00M00S" calcext:value-type="time">
            <text:p>23:00</text:p>
          </table:table-cell>
          <table:table-cell table:formula="of:=IF(OR([.C317]&lt;[.H317];[.C317]&gt;[.I31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18];[$Локации.A:.E];4;0)" office:value-type="time" office:time-value="PT11H00M00S" calcext:value-type="time">
            <text:p>11:00</text:p>
          </table:table-cell>
          <table:table-cell table:formula="of:=VLOOKUP([.D318];[$Локации.A:.E];5;0)" office:value-type="time" office:time-value="PT20H00M00S" calcext:value-type="time">
            <text:p>20:00</text:p>
          </table:table-cell>
          <table:table-cell table:formula="of:=IF(OR([.C318]&lt;[.H318];[.C318]&gt;[.I31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19];[$Локации.A:.E];4;0)" office:value-type="time" office:time-value="PT10H00M00S" calcext:value-type="time">
            <text:p>10:00</text:p>
          </table:table-cell>
          <table:table-cell table:formula="of:=VLOOKUP([.D319];[$Локации.A:.E];5;0)" office:value-type="time" office:time-value="PT21H00M00S" calcext:value-type="time">
            <text:p>21:00</text:p>
          </table:table-cell>
          <table:table-cell table:formula="of:=IF(OR([.C319]&lt;[.H319];[.C319]&gt;[.I31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20];[$Локации.A:.E];4;0)" office:value-type="time" office:time-value="PT12H00M00S" calcext:value-type="time">
            <text:p>12:00</text:p>
          </table:table-cell>
          <table:table-cell table:formula="of:=VLOOKUP([.D320];[$Локации.A:.E];5;0)" office:value-type="time" office:time-value="PT23H00M00S" calcext:value-type="time">
            <text:p>23:00</text:p>
          </table:table-cell>
          <table:table-cell table:formula="of:=IF(OR([.C320]&lt;[.H320];[.C320]&gt;[.I32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21];[$Локации.A:.E];4;0)" office:value-type="time" office:time-value="PT11H00M00S" calcext:value-type="time">
            <text:p>11:00</text:p>
          </table:table-cell>
          <table:table-cell table:formula="of:=VLOOKUP([.D321];[$Локации.A:.E];5;0)" office:value-type="time" office:time-value="PT21H00M00S" calcext:value-type="time">
            <text:p>21:00</text:p>
          </table:table-cell>
          <table:table-cell table:formula="of:=IF(OR([.C321]&lt;[.H321];[.C321]&gt;[.I32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22];[$Локации.A:.E];4;0)" office:value-type="time" office:time-value="PT12H00M00S" calcext:value-type="time">
            <text:p>12:00</text:p>
          </table:table-cell>
          <table:table-cell table:formula="of:=VLOOKUP([.D322];[$Локации.A:.E];5;0)" office:value-type="time" office:time-value="PT20H00M00S" calcext:value-type="time">
            <text:p>20:00</text:p>
          </table:table-cell>
          <table:table-cell table:formula="of:=IF(OR([.C322]&lt;[.H322];[.C322]&gt;[.I32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23];[$Локации.A:.E];4;0)" office:value-type="time" office:time-value="PT12H00M00S" calcext:value-type="time">
            <text:p>12:00</text:p>
          </table:table-cell>
          <table:table-cell table:formula="of:=VLOOKUP([.D323];[$Локации.A:.E];5;0)" office:value-type="time" office:time-value="PT22H00M00S" calcext:value-type="time">
            <text:p>22:00</text:p>
          </table:table-cell>
          <table:table-cell table:formula="of:=IF(OR([.C323]&lt;[.H323];[.C323]&gt;[.I32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24];[$Локации.A:.E];4;0)" office:value-type="time" office:time-value="PT11H00M00S" calcext:value-type="time">
            <text:p>11:00</text:p>
          </table:table-cell>
          <table:table-cell table:formula="of:=VLOOKUP([.D324];[$Локации.A:.E];5;0)" office:value-type="time" office:time-value="PT23H00M00S" calcext:value-type="time">
            <text:p>23:00</text:p>
          </table:table-cell>
          <table:table-cell table:formula="of:=IF(OR([.C324]&lt;[.H324];[.C324]&gt;[.I32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25];[$Локации.A:.E];4;0)" office:value-type="time" office:time-value="PT12H00M00S" calcext:value-type="time">
            <text:p>12:00</text:p>
          </table:table-cell>
          <table:table-cell table:formula="of:=VLOOKUP([.D325];[$Локации.A:.E];5;0)" office:value-type="time" office:time-value="PT23H00M00S" calcext:value-type="time">
            <text:p>23:00</text:p>
          </table:table-cell>
          <table:table-cell table:formula="of:=IF(OR([.C325]&lt;[.H325];[.C325]&gt;[.I32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26];[$Локации.A:.E];4;0)" office:value-type="time" office:time-value="PT10H00M00S" calcext:value-type="time">
            <text:p>10:00</text:p>
          </table:table-cell>
          <table:table-cell table:formula="of:=VLOOKUP([.D326];[$Локации.A:.E];5;0)" office:value-type="time" office:time-value="PT23H00M00S" calcext:value-type="time">
            <text:p>23:00</text:p>
          </table:table-cell>
          <table:table-cell table:formula="of:=IF(OR([.C326]&lt;[.H326];[.C326]&gt;[.I32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27];[$Локации.A:.E];4;0)" office:value-type="time" office:time-value="PT12H00M00S" calcext:value-type="time">
            <text:p>12:00</text:p>
          </table:table-cell>
          <table:table-cell table:formula="of:=VLOOKUP([.D327];[$Локации.A:.E];5;0)" office:value-type="time" office:time-value="PT23H00M00S" calcext:value-type="time">
            <text:p>23:00</text:p>
          </table:table-cell>
          <table:table-cell table:formula="of:=IF(OR([.C327]&lt;[.H327];[.C327]&gt;[.I32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28];[$Локации.A:.E];4;0)" office:value-type="time" office:time-value="PT12H00M00S" calcext:value-type="time">
            <text:p>12:00</text:p>
          </table:table-cell>
          <table:table-cell table:formula="of:=VLOOKUP([.D328];[$Локации.A:.E];5;0)" office:value-type="time" office:time-value="PT20H00M00S" calcext:value-type="time">
            <text:p>20:00</text:p>
          </table:table-cell>
          <table:table-cell table:formula="of:=IF(OR([.C328]&lt;[.H328];[.C328]&gt;[.I32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29];[$Локации.A:.E];4;0)" office:value-type="time" office:time-value="PT10H00M00S" calcext:value-type="time">
            <text:p>10:00</text:p>
          </table:table-cell>
          <table:table-cell table:formula="of:=VLOOKUP([.D329];[$Локации.A:.E];5;0)" office:value-type="time" office:time-value="PT21H00M00S" calcext:value-type="time">
            <text:p>21:00</text:p>
          </table:table-cell>
          <table:table-cell table:formula="of:=IF(OR([.C329]&lt;[.H329];[.C329]&gt;[.I32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30];[$Локации.A:.E];4;0)" office:value-type="time" office:time-value="PT12H00M00S" calcext:value-type="time">
            <text:p>12:00</text:p>
          </table:table-cell>
          <table:table-cell table:formula="of:=VLOOKUP([.D330];[$Локации.A:.E];5;0)" office:value-type="time" office:time-value="PT23H00M00S" calcext:value-type="time">
            <text:p>23:00</text:p>
          </table:table-cell>
          <table:table-cell table:formula="of:=IF(OR([.C330]&lt;[.H330];[.C330]&gt;[.I33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31];[$Локации.A:.E];4;0)" office:value-type="time" office:time-value="PT12H00M00S" calcext:value-type="time">
            <text:p>12:00</text:p>
          </table:table-cell>
          <table:table-cell table:formula="of:=VLOOKUP([.D331];[$Локации.A:.E];5;0)" office:value-type="time" office:time-value="PT23H00M00S" calcext:value-type="time">
            <text:p>23:00</text:p>
          </table:table-cell>
          <table:table-cell table:formula="of:=IF(OR([.C331]&lt;[.H331];[.C331]&gt;[.I33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32];[$Локации.A:.E];4;0)" office:value-type="time" office:time-value="PT12H00M00S" calcext:value-type="time">
            <text:p>12:00</text:p>
          </table:table-cell>
          <table:table-cell table:formula="of:=VLOOKUP([.D332];[$Локации.A:.E];5;0)" office:value-type="time" office:time-value="PT20H00M00S" calcext:value-type="time">
            <text:p>20:00</text:p>
          </table:table-cell>
          <table:table-cell table:formula="of:=IF(OR([.C332]&lt;[.H332];[.C332]&gt;[.I33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33];[$Локации.A:.E];4;0)" office:value-type="time" office:time-value="PT10H00M00S" calcext:value-type="time">
            <text:p>10:00</text:p>
          </table:table-cell>
          <table:table-cell table:formula="of:=VLOOKUP([.D333];[$Локации.A:.E];5;0)" office:value-type="time" office:time-value="PT23H00M00S" calcext:value-type="time">
            <text:p>23:00</text:p>
          </table:table-cell>
          <table:table-cell table:formula="of:=IF(OR([.C333]&lt;[.H333];[.C333]&gt;[.I33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34];[$Локации.A:.E];4;0)" office:value-type="time" office:time-value="PT11H00M00S" calcext:value-type="time">
            <text:p>11:00</text:p>
          </table:table-cell>
          <table:table-cell table:formula="of:=VLOOKUP([.D334];[$Локации.A:.E];5;0)" office:value-type="time" office:time-value="PT23H00M00S" calcext:value-type="time">
            <text:p>23:00</text:p>
          </table:table-cell>
          <table:table-cell table:formula="of:=IF(OR([.C334]&lt;[.H334];[.C334]&gt;[.I33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35];[$Локации.A:.E];4;0)" office:value-type="time" office:time-value="PT11H00M00S" calcext:value-type="time">
            <text:p>11:00</text:p>
          </table:table-cell>
          <table:table-cell table:formula="of:=VLOOKUP([.D335];[$Локации.A:.E];5;0)" office:value-type="time" office:time-value="PT20H00M00S" calcext:value-type="time">
            <text:p>20:00</text:p>
          </table:table-cell>
          <table:table-cell table:formula="of:=IF(OR([.C335]&lt;[.H335];[.C335]&gt;[.I33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36];[$Локации.A:.E];4;0)" office:value-type="time" office:time-value="PT10H00M00S" calcext:value-type="time">
            <text:p>10:00</text:p>
          </table:table-cell>
          <table:table-cell table:formula="of:=VLOOKUP([.D336];[$Локации.A:.E];5;0)" office:value-type="time" office:time-value="PT23H00M00S" calcext:value-type="time">
            <text:p>23:00</text:p>
          </table:table-cell>
          <table:table-cell table:formula="of:=IF(OR([.C336]&lt;[.H336];[.C336]&gt;[.I33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37];[$Локации.A:.E];4;0)" office:value-type="time" office:time-value="PT11H00M00S" calcext:value-type="time">
            <text:p>11:00</text:p>
          </table:table-cell>
          <table:table-cell table:formula="of:=VLOOKUP([.D337];[$Локации.A:.E];5;0)" office:value-type="time" office:time-value="PT23H00M00S" calcext:value-type="time">
            <text:p>23:00</text:p>
          </table:table-cell>
          <table:table-cell table:formula="of:=IF(OR([.C337]&lt;[.H337];[.C337]&gt;[.I33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38];[$Локации.A:.E];4;0)" office:value-type="time" office:time-value="PT10H00M00S" calcext:value-type="time">
            <text:p>10:00</text:p>
          </table:table-cell>
          <table:table-cell table:formula="of:=VLOOKUP([.D338];[$Локации.A:.E];5;0)" office:value-type="time" office:time-value="PT23H00M00S" calcext:value-type="time">
            <text:p>23:00</text:p>
          </table:table-cell>
          <table:table-cell table:formula="of:=IF(OR([.C338]&lt;[.H338];[.C338]&gt;[.I33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39];[$Локации.A:.E];4;0)" office:value-type="time" office:time-value="PT12H00M00S" calcext:value-type="time">
            <text:p>12:00</text:p>
          </table:table-cell>
          <table:table-cell table:formula="of:=VLOOKUP([.D339];[$Локации.A:.E];5;0)" office:value-type="time" office:time-value="PT20H00M00S" calcext:value-type="time">
            <text:p>20:00</text:p>
          </table:table-cell>
          <table:table-cell table:formula="of:=IF(OR([.C339]&lt;[.H339];[.C339]&gt;[.I33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40];[$Локации.A:.E];4;0)" office:value-type="time" office:time-value="PT10H00M00S" calcext:value-type="time">
            <text:p>10:00</text:p>
          </table:table-cell>
          <table:table-cell table:formula="of:=VLOOKUP([.D340];[$Локации.A:.E];5;0)" office:value-type="time" office:time-value="PT21H00M00S" calcext:value-type="time">
            <text:p>21:00</text:p>
          </table:table-cell>
          <table:table-cell table:formula="of:=IF(OR([.C340]&lt;[.H340];[.C340]&gt;[.I34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41];[$Локации.A:.E];4;0)" office:value-type="time" office:time-value="PT10H00M00S" calcext:value-type="time">
            <text:p>10:00</text:p>
          </table:table-cell>
          <table:table-cell table:formula="of:=VLOOKUP([.D341];[$Локации.A:.E];5;0)" office:value-type="time" office:time-value="PT20H00M00S" calcext:value-type="time">
            <text:p>20:00</text:p>
          </table:table-cell>
          <table:table-cell table:formula="of:=IF(OR([.C341]&lt;[.H341];[.C341]&gt;[.I34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42];[$Локации.A:.E];4;0)" office:value-type="time" office:time-value="PT12H00M00S" calcext:value-type="time">
            <text:p>12:00</text:p>
          </table:table-cell>
          <table:table-cell table:formula="of:=VLOOKUP([.D342];[$Локации.A:.E];5;0)" office:value-type="time" office:time-value="PT20H00M00S" calcext:value-type="time">
            <text:p>20:00</text:p>
          </table:table-cell>
          <table:table-cell table:formula="of:=IF(OR([.C342]&lt;[.H342];[.C342]&gt;[.I34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43];[$Локации.A:.E];4;0)" office:value-type="time" office:time-value="PT10H00M00S" calcext:value-type="time">
            <text:p>10:00</text:p>
          </table:table-cell>
          <table:table-cell table:formula="of:=VLOOKUP([.D343];[$Локации.A:.E];5;0)" office:value-type="time" office:time-value="PT23H00M00S" calcext:value-type="time">
            <text:p>23:00</text:p>
          </table:table-cell>
          <table:table-cell table:formula="of:=IF(OR([.C343]&lt;[.H343];[.C343]&gt;[.I34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44];[$Локации.A:.E];4;0)" office:value-type="time" office:time-value="PT11H00M00S" calcext:value-type="time">
            <text:p>11:00</text:p>
          </table:table-cell>
          <table:table-cell table:formula="of:=VLOOKUP([.D344];[$Локации.A:.E];5;0)" office:value-type="time" office:time-value="PT20H00M00S" calcext:value-type="time">
            <text:p>20:00</text:p>
          </table:table-cell>
          <table:table-cell table:formula="of:=IF(OR([.C344]&lt;[.H344];[.C344]&gt;[.I34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45];[$Локации.A:.E];4;0)" office:value-type="time" office:time-value="PT11H00M00S" calcext:value-type="time">
            <text:p>11:00</text:p>
          </table:table-cell>
          <table:table-cell table:formula="of:=VLOOKUP([.D345];[$Локации.A:.E];5;0)" office:value-type="time" office:time-value="PT21H00M00S" calcext:value-type="time">
            <text:p>21:00</text:p>
          </table:table-cell>
          <table:table-cell table:formula="of:=IF(OR([.C345]&lt;[.H345];[.C345]&gt;[.I34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46];[$Локации.A:.E];4;0)" office:value-type="time" office:time-value="PT12H00M00S" calcext:value-type="time">
            <text:p>12:00</text:p>
          </table:table-cell>
          <table:table-cell table:formula="of:=VLOOKUP([.D346];[$Локации.A:.E];5;0)" office:value-type="time" office:time-value="PT22H00M00S" calcext:value-type="time">
            <text:p>22:00</text:p>
          </table:table-cell>
          <table:table-cell table:formula="of:=IF(OR([.C346]&lt;[.H346];[.C346]&gt;[.I34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47];[$Локации.A:.E];4;0)" office:value-type="time" office:time-value="PT10H00M00S" calcext:value-type="time">
            <text:p>10:00</text:p>
          </table:table-cell>
          <table:table-cell table:formula="of:=VLOOKUP([.D347];[$Локации.A:.E];5;0)" office:value-type="time" office:time-value="PT23H00M00S" calcext:value-type="time">
            <text:p>23:00</text:p>
          </table:table-cell>
          <table:table-cell table:formula="of:=IF(OR([.C347]&lt;[.H347];[.C347]&gt;[.I34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48];[$Локации.A:.E];4;0)" office:value-type="time" office:time-value="PT11H00M00S" calcext:value-type="time">
            <text:p>11:00</text:p>
          </table:table-cell>
          <table:table-cell table:formula="of:=VLOOKUP([.D348];[$Локации.A:.E];5;0)" office:value-type="time" office:time-value="PT20H00M00S" calcext:value-type="time">
            <text:p>20:00</text:p>
          </table:table-cell>
          <table:table-cell table:formula="of:=IF(OR([.C348]&lt;[.H348];[.C348]&gt;[.I34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49];[$Локации.A:.E];4;0)" office:value-type="time" office:time-value="PT11H00M00S" calcext:value-type="time">
            <text:p>11:00</text:p>
          </table:table-cell>
          <table:table-cell table:formula="of:=VLOOKUP([.D349];[$Локации.A:.E];5;0)" office:value-type="time" office:time-value="PT20H00M00S" calcext:value-type="time">
            <text:p>20:00</text:p>
          </table:table-cell>
          <table:table-cell table:formula="of:=IF(OR([.C349]&lt;[.H349];[.C349]&gt;[.I34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50];[$Локации.A:.E];4;0)" office:value-type="time" office:time-value="PT11H00M00S" calcext:value-type="time">
            <text:p>11:00</text:p>
          </table:table-cell>
          <table:table-cell table:formula="of:=VLOOKUP([.D350];[$Локации.A:.E];5;0)" office:value-type="time" office:time-value="PT20H00M00S" calcext:value-type="time">
            <text:p>20:00</text:p>
          </table:table-cell>
          <table:table-cell table:formula="of:=IF(OR([.C350]&lt;[.H350];[.C350]&gt;[.I35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51];[$Локации.A:.E];4;0)" office:value-type="time" office:time-value="PT12H00M00S" calcext:value-type="time">
            <text:p>12:00</text:p>
          </table:table-cell>
          <table:table-cell table:formula="of:=VLOOKUP([.D351];[$Локации.A:.E];5;0)" office:value-type="time" office:time-value="PT20H00M00S" calcext:value-type="time">
            <text:p>20:00</text:p>
          </table:table-cell>
          <table:table-cell table:formula="of:=IF(OR([.C351]&lt;[.H351];[.C351]&gt;[.I35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52];[$Локации.A:.E];4;0)" office:value-type="time" office:time-value="PT11H00M00S" calcext:value-type="time">
            <text:p>11:00</text:p>
          </table:table-cell>
          <table:table-cell table:formula="of:=VLOOKUP([.D352];[$Локации.A:.E];5;0)" office:value-type="time" office:time-value="PT23H00M00S" calcext:value-type="time">
            <text:p>23:00</text:p>
          </table:table-cell>
          <table:table-cell table:formula="of:=IF(OR([.C352]&lt;[.H352];[.C352]&gt;[.I35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53];[$Локации.A:.E];4;0)" office:value-type="time" office:time-value="PT11H00M00S" calcext:value-type="time">
            <text:p>11:00</text:p>
          </table:table-cell>
          <table:table-cell table:formula="of:=VLOOKUP([.D353];[$Локации.A:.E];5;0)" office:value-type="time" office:time-value="PT23H00M00S" calcext:value-type="time">
            <text:p>23:00</text:p>
          </table:table-cell>
          <table:table-cell table:formula="of:=IF(OR([.C353]&lt;[.H353];[.C353]&gt;[.I35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54];[$Локации.A:.E];4;0)" office:value-type="time" office:time-value="PT10H00M00S" calcext:value-type="time">
            <text:p>10:00</text:p>
          </table:table-cell>
          <table:table-cell table:formula="of:=VLOOKUP([.D354];[$Локации.A:.E];5;0)" office:value-type="time" office:time-value="PT23H00M00S" calcext:value-type="time">
            <text:p>23:00</text:p>
          </table:table-cell>
          <table:table-cell table:formula="of:=IF(OR([.C354]&lt;[.H354];[.C354]&gt;[.I35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55];[$Локации.A:.E];4;0)" office:value-type="time" office:time-value="PT12H00M00S" calcext:value-type="time">
            <text:p>12:00</text:p>
          </table:table-cell>
          <table:table-cell table:formula="of:=VLOOKUP([.D355];[$Локации.A:.E];5;0)" office:value-type="time" office:time-value="PT23H00M00S" calcext:value-type="time">
            <text:p>23:00</text:p>
          </table:table-cell>
          <table:table-cell table:formula="of:=IF(OR([.C355]&lt;[.H355];[.C355]&gt;[.I35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56];[$Локации.A:.E];4;0)" office:value-type="time" office:time-value="PT10H00M00S" calcext:value-type="time">
            <text:p>10:00</text:p>
          </table:table-cell>
          <table:table-cell table:formula="of:=VLOOKUP([.D356];[$Локации.A:.E];5;0)" office:value-type="time" office:time-value="PT23H00M00S" calcext:value-type="time">
            <text:p>23:00</text:p>
          </table:table-cell>
          <table:table-cell table:formula="of:=IF(OR([.C356]&lt;[.H356];[.C356]&gt;[.I35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57];[$Локации.A:.E];4;0)" office:value-type="time" office:time-value="PT12H00M00S" calcext:value-type="time">
            <text:p>12:00</text:p>
          </table:table-cell>
          <table:table-cell table:formula="of:=VLOOKUP([.D357];[$Локации.A:.E];5;0)" office:value-type="time" office:time-value="PT20H00M00S" calcext:value-type="time">
            <text:p>20:00</text:p>
          </table:table-cell>
          <table:table-cell table:formula="of:=IF(OR([.C357]&lt;[.H357];[.C357]&gt;[.I35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58];[$Локации.A:.E];4;0)" office:value-type="time" office:time-value="PT10H00M00S" calcext:value-type="time">
            <text:p>10:00</text:p>
          </table:table-cell>
          <table:table-cell table:formula="of:=VLOOKUP([.D358];[$Локации.A:.E];5;0)" office:value-type="time" office:time-value="PT23H00M00S" calcext:value-type="time">
            <text:p>23:00</text:p>
          </table:table-cell>
          <table:table-cell table:formula="of:=IF(OR([.C358]&lt;[.H358];[.C358]&gt;[.I35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59];[$Локации.A:.E];4;0)" office:value-type="time" office:time-value="PT12H00M00S" calcext:value-type="time">
            <text:p>12:00</text:p>
          </table:table-cell>
          <table:table-cell table:formula="of:=VLOOKUP([.D359];[$Локации.A:.E];5;0)" office:value-type="time" office:time-value="PT23H00M00S" calcext:value-type="time">
            <text:p>23:00</text:p>
          </table:table-cell>
          <table:table-cell table:formula="of:=IF(OR([.C359]&lt;[.H359];[.C359]&gt;[.I35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60];[$Локации.A:.E];4;0)" office:value-type="time" office:time-value="PT10H00M00S" calcext:value-type="time">
            <text:p>10:00</text:p>
          </table:table-cell>
          <table:table-cell table:formula="of:=VLOOKUP([.D360];[$Локации.A:.E];5;0)" office:value-type="time" office:time-value="PT21H00M00S" calcext:value-type="time">
            <text:p>21:00</text:p>
          </table:table-cell>
          <table:table-cell table:formula="of:=IF(OR([.C360]&lt;[.H360];[.C360]&gt;[.I36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61];[$Локации.A:.E];4;0)" office:value-type="time" office:time-value="PT10H00M00S" calcext:value-type="time">
            <text:p>10:00</text:p>
          </table:table-cell>
          <table:table-cell table:formula="of:=VLOOKUP([.D361];[$Локации.A:.E];5;0)" office:value-type="time" office:time-value="PT20H00M00S" calcext:value-type="time">
            <text:p>20:00</text:p>
          </table:table-cell>
          <table:table-cell table:formula="of:=IF(OR([.C361]&lt;[.H361];[.C361]&gt;[.I36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62];[$Локации.A:.E];4;0)" office:value-type="time" office:time-value="PT12H00M00S" calcext:value-type="time">
            <text:p>12:00</text:p>
          </table:table-cell>
          <table:table-cell table:formula="of:=VLOOKUP([.D362];[$Локации.A:.E];5;0)" office:value-type="time" office:time-value="PT23H00M00S" calcext:value-type="time">
            <text:p>23:00</text:p>
          </table:table-cell>
          <table:table-cell table:formula="of:=IF(OR([.C362]&lt;[.H362];[.C362]&gt;[.I36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63];[$Локации.A:.E];4;0)" office:value-type="time" office:time-value="PT12H00M00S" calcext:value-type="time">
            <text:p>12:00</text:p>
          </table:table-cell>
          <table:table-cell table:formula="of:=VLOOKUP([.D363];[$Локации.A:.E];5;0)" office:value-type="time" office:time-value="PT20H00M00S" calcext:value-type="time">
            <text:p>20:00</text:p>
          </table:table-cell>
          <table:table-cell table:formula="of:=IF(OR([.C363]&lt;[.H363];[.C363]&gt;[.I36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64];[$Локации.A:.E];4;0)" office:value-type="time" office:time-value="PT10H00M00S" calcext:value-type="time">
            <text:p>10:00</text:p>
          </table:table-cell>
          <table:table-cell table:formula="of:=VLOOKUP([.D364];[$Локации.A:.E];5;0)" office:value-type="time" office:time-value="PT20H00M00S" calcext:value-type="time">
            <text:p>20:00</text:p>
          </table:table-cell>
          <table:table-cell table:formula="of:=IF(OR([.C364]&lt;[.H364];[.C364]&gt;[.I36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65];[$Локации.A:.E];4;0)" office:value-type="time" office:time-value="PT10H00M00S" calcext:value-type="time">
            <text:p>10:00</text:p>
          </table:table-cell>
          <table:table-cell table:formula="of:=VLOOKUP([.D365];[$Локации.A:.E];5;0)" office:value-type="time" office:time-value="PT21H00M00S" calcext:value-type="time">
            <text:p>21:00</text:p>
          </table:table-cell>
          <table:table-cell table:formula="of:=IF(OR([.C365]&lt;[.H365];[.C365]&gt;[.I36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66];[$Локации.A:.E];4;0)" office:value-type="time" office:time-value="PT10H00M00S" calcext:value-type="time">
            <text:p>10:00</text:p>
          </table:table-cell>
          <table:table-cell table:formula="of:=VLOOKUP([.D366];[$Локации.A:.E];5;0)" office:value-type="time" office:time-value="PT20H00M00S" calcext:value-type="time">
            <text:p>20:00</text:p>
          </table:table-cell>
          <table:table-cell table:formula="of:=IF(OR([.C366]&lt;[.H366];[.C366]&gt;[.I36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67];[$Локации.A:.E];4;0)" office:value-type="time" office:time-value="PT10H00M00S" calcext:value-type="time">
            <text:p>10:00</text:p>
          </table:table-cell>
          <table:table-cell table:formula="of:=VLOOKUP([.D367];[$Локации.A:.E];5;0)" office:value-type="time" office:time-value="PT23H00M00S" calcext:value-type="time">
            <text:p>23:00</text:p>
          </table:table-cell>
          <table:table-cell table:formula="of:=IF(OR([.C367]&lt;[.H367];[.C367]&gt;[.I36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68];[$Локации.A:.E];4;0)" office:value-type="time" office:time-value="PT11H00M00S" calcext:value-type="time">
            <text:p>11:00</text:p>
          </table:table-cell>
          <table:table-cell table:formula="of:=VLOOKUP([.D368];[$Локации.A:.E];5;0)" office:value-type="time" office:time-value="PT20H00M00S" calcext:value-type="time">
            <text:p>20:00</text:p>
          </table:table-cell>
          <table:table-cell table:formula="of:=IF(OR([.C368]&lt;[.H368];[.C368]&gt;[.I36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69];[$Локации.A:.E];4;0)" office:value-type="time" office:time-value="PT12H00M00S" calcext:value-type="time">
            <text:p>12:00</text:p>
          </table:table-cell>
          <table:table-cell table:formula="of:=VLOOKUP([.D369];[$Локации.A:.E];5;0)" office:value-type="time" office:time-value="PT23H00M00S" calcext:value-type="time">
            <text:p>23:00</text:p>
          </table:table-cell>
          <table:table-cell table:formula="of:=IF(OR([.C369]&lt;[.H369];[.C369]&gt;[.I36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70];[$Локации.A:.E];4;0)" office:value-type="time" office:time-value="PT11H00M00S" calcext:value-type="time">
            <text:p>11:00</text:p>
          </table:table-cell>
          <table:table-cell table:formula="of:=VLOOKUP([.D370];[$Локации.A:.E];5;0)" office:value-type="time" office:time-value="PT20H00M00S" calcext:value-type="time">
            <text:p>20:00</text:p>
          </table:table-cell>
          <table:table-cell table:formula="of:=IF(OR([.C370]&lt;[.H370];[.C370]&gt;[.I37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71];[$Локации.A:.E];4;0)" office:value-type="time" office:time-value="PT10H00M00S" calcext:value-type="time">
            <text:p>10:00</text:p>
          </table:table-cell>
          <table:table-cell table:formula="of:=VLOOKUP([.D371];[$Локации.A:.E];5;0)" office:value-type="time" office:time-value="PT21H00M00S" calcext:value-type="time">
            <text:p>21:00</text:p>
          </table:table-cell>
          <table:table-cell table:formula="of:=IF(OR([.C371]&lt;[.H371];[.C371]&gt;[.I37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72];[$Локации.A:.E];4;0)" office:value-type="time" office:time-value="PT12H00M00S" calcext:value-type="time">
            <text:p>12:00</text:p>
          </table:table-cell>
          <table:table-cell table:formula="of:=VLOOKUP([.D372];[$Локации.A:.E];5;0)" office:value-type="time" office:time-value="PT23H00M00S" calcext:value-type="time">
            <text:p>23:00</text:p>
          </table:table-cell>
          <table:table-cell table:formula="of:=IF(OR([.C372]&lt;[.H372];[.C372]&gt;[.I37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73];[$Локации.A:.E];4;0)" office:value-type="time" office:time-value="PT10H00M00S" calcext:value-type="time">
            <text:p>10:00</text:p>
          </table:table-cell>
          <table:table-cell table:formula="of:=VLOOKUP([.D373];[$Локации.A:.E];5;0)" office:value-type="time" office:time-value="PT23H00M00S" calcext:value-type="time">
            <text:p>23:00</text:p>
          </table:table-cell>
          <table:table-cell table:formula="of:=IF(OR([.C373]&lt;[.H373];[.C373]&gt;[.I37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74];[$Локации.A:.E];4;0)" office:value-type="time" office:time-value="PT10H00M00S" calcext:value-type="time">
            <text:p>10:00</text:p>
          </table:table-cell>
          <table:table-cell table:formula="of:=VLOOKUP([.D374];[$Локации.A:.E];5;0)" office:value-type="time" office:time-value="PT20H00M00S" calcext:value-type="time">
            <text:p>20:00</text:p>
          </table:table-cell>
          <table:table-cell table:formula="of:=IF(OR([.C374]&lt;[.H374];[.C374]&gt;[.I37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75];[$Локации.A:.E];4;0)" office:value-type="time" office:time-value="PT12H00M00S" calcext:value-type="time">
            <text:p>12:00</text:p>
          </table:table-cell>
          <table:table-cell table:formula="of:=VLOOKUP([.D375];[$Локации.A:.E];5;0)" office:value-type="time" office:time-value="PT23H00M00S" calcext:value-type="time">
            <text:p>23:00</text:p>
          </table:table-cell>
          <table:table-cell table:formula="of:=IF(OR([.C375]&lt;[.H375];[.C375]&gt;[.I37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76];[$Локации.A:.E];4;0)" office:value-type="time" office:time-value="PT11H00M00S" calcext:value-type="time">
            <text:p>11:00</text:p>
          </table:table-cell>
          <table:table-cell table:formula="of:=VLOOKUP([.D376];[$Локации.A:.E];5;0)" office:value-type="time" office:time-value="PT20H00M00S" calcext:value-type="time">
            <text:p>20:00</text:p>
          </table:table-cell>
          <table:table-cell table:formula="of:=IF(OR([.C376]&lt;[.H376];[.C376]&gt;[.I37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77];[$Локации.A:.E];4;0)" office:value-type="time" office:time-value="PT12H00M00S" calcext:value-type="time">
            <text:p>12:00</text:p>
          </table:table-cell>
          <table:table-cell table:formula="of:=VLOOKUP([.D377];[$Локации.A:.E];5;0)" office:value-type="time" office:time-value="PT23H00M00S" calcext:value-type="time">
            <text:p>23:00</text:p>
          </table:table-cell>
          <table:table-cell table:formula="of:=IF(OR([.C377]&lt;[.H377];[.C377]&gt;[.I37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78];[$Локации.A:.E];4;0)" office:value-type="time" office:time-value="PT12H00M00S" calcext:value-type="time">
            <text:p>12:00</text:p>
          </table:table-cell>
          <table:table-cell table:formula="of:=VLOOKUP([.D378];[$Локации.A:.E];5;0)" office:value-type="time" office:time-value="PT20H00M00S" calcext:value-type="time">
            <text:p>20:00</text:p>
          </table:table-cell>
          <table:table-cell table:formula="of:=IF(OR([.C378]&lt;[.H378];[.C378]&gt;[.I37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79];[$Локации.A:.E];4;0)" office:value-type="time" office:time-value="PT10H00M00S" calcext:value-type="time">
            <text:p>10:00</text:p>
          </table:table-cell>
          <table:table-cell table:formula="of:=VLOOKUP([.D379];[$Локации.A:.E];5;0)" office:value-type="time" office:time-value="PT23H00M00S" calcext:value-type="time">
            <text:p>23:00</text:p>
          </table:table-cell>
          <table:table-cell table:formula="of:=IF(OR([.C379]&lt;[.H379];[.C379]&gt;[.I37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80];[$Локации.A:.E];4;0)" office:value-type="time" office:time-value="PT10H00M00S" calcext:value-type="time">
            <text:p>10:00</text:p>
          </table:table-cell>
          <table:table-cell table:formula="of:=VLOOKUP([.D380];[$Локации.A:.E];5;0)" office:value-type="time" office:time-value="PT21H00M00S" calcext:value-type="time">
            <text:p>21:00</text:p>
          </table:table-cell>
          <table:table-cell table:formula="of:=IF(OR([.C380]&lt;[.H380];[.C380]&gt;[.I38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1H00M00S" calcext:value-type="time">
            <text:p>11: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81];[$Локации.A:.E];4;0)" office:value-type="time" office:time-value="PT10H00M00S" calcext:value-type="time">
            <text:p>10:00</text:p>
          </table:table-cell>
          <table:table-cell table:formula="of:=VLOOKUP([.D381];[$Локации.A:.E];5;0)" office:value-type="time" office:time-value="PT21H00M00S" calcext:value-type="time">
            <text:p>21:00</text:p>
          </table:table-cell>
          <table:table-cell table:formula="of:=IF(OR([.C381]&lt;[.H381];[.C381]&gt;[.I38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82];[$Локации.A:.E];4;0)" office:value-type="time" office:time-value="PT12H00M00S" calcext:value-type="time">
            <text:p>12:00</text:p>
          </table:table-cell>
          <table:table-cell table:formula="of:=VLOOKUP([.D382];[$Локации.A:.E];5;0)" office:value-type="time" office:time-value="PT20H00M00S" calcext:value-type="time">
            <text:p>20:00</text:p>
          </table:table-cell>
          <table:table-cell table:formula="of:=IF(OR([.C382]&lt;[.H382];[.C382]&gt;[.I38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83];[$Локации.A:.E];4;0)" office:value-type="time" office:time-value="PT11H00M00S" calcext:value-type="time">
            <text:p>11:00</text:p>
          </table:table-cell>
          <table:table-cell table:formula="of:=VLOOKUP([.D383];[$Локации.A:.E];5;0)" office:value-type="time" office:time-value="PT20H00M00S" calcext:value-type="time">
            <text:p>20:00</text:p>
          </table:table-cell>
          <table:table-cell table:formula="of:=IF(OR([.C383]&lt;[.H383];[.C383]&gt;[.I38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84];[$Локации.A:.E];4;0)" office:value-type="time" office:time-value="PT10H00M00S" calcext:value-type="time">
            <text:p>10:00</text:p>
          </table:table-cell>
          <table:table-cell table:formula="of:=VLOOKUP([.D384];[$Локации.A:.E];5;0)" office:value-type="time" office:time-value="PT20H00M00S" calcext:value-type="time">
            <text:p>20:00</text:p>
          </table:table-cell>
          <table:table-cell table:formula="of:=IF(OR([.C384]&lt;[.H384];[.C384]&gt;[.I38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85];[$Локации.A:.E];4;0)" office:value-type="time" office:time-value="PT10H00M00S" calcext:value-type="time">
            <text:p>10:00</text:p>
          </table:table-cell>
          <table:table-cell table:formula="of:=VLOOKUP([.D385];[$Локации.A:.E];5;0)" office:value-type="time" office:time-value="PT23H00M00S" calcext:value-type="time">
            <text:p>23:00</text:p>
          </table:table-cell>
          <table:table-cell table:formula="of:=IF(OR([.C385]&lt;[.H385];[.C385]&gt;[.I38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86];[$Локации.A:.E];4;0)" office:value-type="time" office:time-value="PT10H00M00S" calcext:value-type="time">
            <text:p>10:00</text:p>
          </table:table-cell>
          <table:table-cell table:formula="of:=VLOOKUP([.D386];[$Локации.A:.E];5;0)" office:value-type="time" office:time-value="PT23H00M00S" calcext:value-type="time">
            <text:p>23:00</text:p>
          </table:table-cell>
          <table:table-cell table:formula="of:=IF(OR([.C386]&lt;[.H386];[.C386]&gt;[.I38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87];[$Локации.A:.E];4;0)" office:value-type="time" office:time-value="PT12H00M00S" calcext:value-type="time">
            <text:p>12:00</text:p>
          </table:table-cell>
          <table:table-cell table:formula="of:=VLOOKUP([.D387];[$Локации.A:.E];5;0)" office:value-type="time" office:time-value="PT20H00M00S" calcext:value-type="time">
            <text:p>20:00</text:p>
          </table:table-cell>
          <table:table-cell table:formula="of:=IF(OR([.C387]&lt;[.H387];[.C387]&gt;[.I38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88];[$Локации.A:.E];4;0)" office:value-type="time" office:time-value="PT12H00M00S" calcext:value-type="time">
            <text:p>12:00</text:p>
          </table:table-cell>
          <table:table-cell table:formula="of:=VLOOKUP([.D388];[$Локации.A:.E];5;0)" office:value-type="time" office:time-value="PT23H00M00S" calcext:value-type="time">
            <text:p>23:00</text:p>
          </table:table-cell>
          <table:table-cell table:formula="of:=IF(OR([.C388]&lt;[.H388];[.C388]&gt;[.I38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89];[$Локации.A:.E];4;0)" office:value-type="time" office:time-value="PT10H00M00S" calcext:value-type="time">
            <text:p>10:00</text:p>
          </table:table-cell>
          <table:table-cell table:formula="of:=VLOOKUP([.D389];[$Локации.A:.E];5;0)" office:value-type="time" office:time-value="PT23H00M00S" calcext:value-type="time">
            <text:p>23:00</text:p>
          </table:table-cell>
          <table:table-cell table:formula="of:=IF(OR([.C389]&lt;[.H389];[.C389]&gt;[.I38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90];[$Локации.A:.E];4;0)" office:value-type="time" office:time-value="PT10H00M00S" calcext:value-type="time">
            <text:p>10:00</text:p>
          </table:table-cell>
          <table:table-cell table:formula="of:=VLOOKUP([.D390];[$Локации.A:.E];5;0)" office:value-type="time" office:time-value="PT23H00M00S" calcext:value-type="time">
            <text:p>23:00</text:p>
          </table:table-cell>
          <table:table-cell table:formula="of:=IF(OR([.C390]&lt;[.H390];[.C390]&gt;[.I39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391];[$Локации.A:.E];4;0)" office:value-type="time" office:time-value="PT12H00M00S" calcext:value-type="time">
            <text:p>12:00</text:p>
          </table:table-cell>
          <table:table-cell table:formula="of:=VLOOKUP([.D391];[$Локации.A:.E];5;0)" office:value-type="time" office:time-value="PT23H00M00S" calcext:value-type="time">
            <text:p>23:00</text:p>
          </table:table-cell>
          <table:table-cell table:formula="of:=IF(OR([.C391]&lt;[.H391];[.C391]&gt;[.I39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92];[$Локации.A:.E];4;0)" office:value-type="time" office:time-value="PT10H00M00S" calcext:value-type="time">
            <text:p>10:00</text:p>
          </table:table-cell>
          <table:table-cell table:formula="of:=VLOOKUP([.D392];[$Локации.A:.E];5;0)" office:value-type="time" office:time-value="PT23H00M00S" calcext:value-type="time">
            <text:p>23:00</text:p>
          </table:table-cell>
          <table:table-cell table:formula="of:=IF(OR([.C392]&lt;[.H392];[.C392]&gt;[.I39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93];[$Локации.A:.E];4;0)" office:value-type="time" office:time-value="PT11H00M00S" calcext:value-type="time">
            <text:p>11:00</text:p>
          </table:table-cell>
          <table:table-cell table:formula="of:=VLOOKUP([.D393];[$Локации.A:.E];5;0)" office:value-type="time" office:time-value="PT21H00M00S" calcext:value-type="time">
            <text:p>21:00</text:p>
          </table:table-cell>
          <table:table-cell table:formula="of:=IF(OR([.C393]&lt;[.H393];[.C393]&gt;[.I39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94];[$Локации.A:.E];4;0)" office:value-type="time" office:time-value="PT12H00M00S" calcext:value-type="time">
            <text:p>12:00</text:p>
          </table:table-cell>
          <table:table-cell table:formula="of:=VLOOKUP([.D394];[$Локации.A:.E];5;0)" office:value-type="time" office:time-value="PT23H00M00S" calcext:value-type="time">
            <text:p>23:00</text:p>
          </table:table-cell>
          <table:table-cell table:formula="of:=IF(OR([.C394]&lt;[.H394];[.C394]&gt;[.I39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95];[$Локации.A:.E];4;0)" office:value-type="time" office:time-value="PT12H00M00S" calcext:value-type="time">
            <text:p>12:00</text:p>
          </table:table-cell>
          <table:table-cell table:formula="of:=VLOOKUP([.D395];[$Локации.A:.E];5;0)" office:value-type="time" office:time-value="PT20H00M00S" calcext:value-type="time">
            <text:p>20:00</text:p>
          </table:table-cell>
          <table:table-cell table:formula="of:=IF(OR([.C395]&lt;[.H395];[.C395]&gt;[.I39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9H00M00S" calcext:value-type="time">
            <text:p>09: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96];[$Локации.A:.E];4;0)" office:value-type="time" office:time-value="PT10H00M00S" calcext:value-type="time">
            <text:p>10:00</text:p>
          </table:table-cell>
          <table:table-cell table:formula="of:=VLOOKUP([.D396];[$Локации.A:.E];5;0)" office:value-type="time" office:time-value="PT20H00M00S" calcext:value-type="time">
            <text:p>20:00</text:p>
          </table:table-cell>
          <table:table-cell table:formula="of:=IF(OR([.C396]&lt;[.H396];[.C396]&gt;[.I39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97];[$Локации.A:.E];4;0)" office:value-type="time" office:time-value="PT12H00M00S" calcext:value-type="time">
            <text:p>12:00</text:p>
          </table:table-cell>
          <table:table-cell table:formula="of:=VLOOKUP([.D397];[$Локации.A:.E];5;0)" office:value-type="time" office:time-value="PT23H00M00S" calcext:value-type="time">
            <text:p>23:00</text:p>
          </table:table-cell>
          <table:table-cell table:formula="of:=IF(OR([.C397]&lt;[.H397];[.C397]&gt;[.I39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98];[$Локации.A:.E];4;0)" office:value-type="time" office:time-value="PT10H00M00S" calcext:value-type="time">
            <text:p>10:00</text:p>
          </table:table-cell>
          <table:table-cell table:formula="of:=VLOOKUP([.D398];[$Локации.A:.E];5;0)" office:value-type="time" office:time-value="PT23H00M00S" calcext:value-type="time">
            <text:p>23:00</text:p>
          </table:table-cell>
          <table:table-cell table:formula="of:=IF(OR([.C398]&lt;[.H398];[.C398]&gt;[.I39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399];[$Локации.A:.E];4;0)" office:value-type="time" office:time-value="PT11H00M00S" calcext:value-type="time">
            <text:p>11:00</text:p>
          </table:table-cell>
          <table:table-cell table:formula="of:=VLOOKUP([.D399];[$Локации.A:.E];5;0)" office:value-type="time" office:time-value="PT23H00M00S" calcext:value-type="time">
            <text:p>23:00</text:p>
          </table:table-cell>
          <table:table-cell table:formula="of:=IF(OR([.C399]&lt;[.H399];[.C399]&gt;[.I39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00];[$Локации.A:.E];4;0)" office:value-type="time" office:time-value="PT12H00M00S" calcext:value-type="time">
            <text:p>12:00</text:p>
          </table:table-cell>
          <table:table-cell table:formula="of:=VLOOKUP([.D400];[$Локации.A:.E];5;0)" office:value-type="time" office:time-value="PT23H00M00S" calcext:value-type="time">
            <text:p>23:00</text:p>
          </table:table-cell>
          <table:table-cell table:formula="of:=IF(OR([.C400]&lt;[.H400];[.C400]&gt;[.I40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01];[$Локации.A:.E];4;0)" office:value-type="time" office:time-value="PT12H00M00S" calcext:value-type="time">
            <text:p>12:00</text:p>
          </table:table-cell>
          <table:table-cell table:formula="of:=VLOOKUP([.D401];[$Локации.A:.E];5;0)" office:value-type="time" office:time-value="PT23H00M00S" calcext:value-type="time">
            <text:p>23:00</text:p>
          </table:table-cell>
          <table:table-cell table:formula="of:=IF(OR([.C401]&lt;[.H401];[.C401]&gt;[.I40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02];[$Локации.A:.E];4;0)" office:value-type="time" office:time-value="PT11H00M00S" calcext:value-type="time">
            <text:p>11:00</text:p>
          </table:table-cell>
          <table:table-cell table:formula="of:=VLOOKUP([.D402];[$Локации.A:.E];5;0)" office:value-type="time" office:time-value="PT23H00M00S" calcext:value-type="time">
            <text:p>23:00</text:p>
          </table:table-cell>
          <table:table-cell table:formula="of:=IF(OR([.C402]&lt;[.H402];[.C402]&gt;[.I40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03];[$Локации.A:.E];4;0)" office:value-type="time" office:time-value="PT10H00M00S" calcext:value-type="time">
            <text:p>10:00</text:p>
          </table:table-cell>
          <table:table-cell table:formula="of:=VLOOKUP([.D403];[$Локации.A:.E];5;0)" office:value-type="time" office:time-value="PT23H00M00S" calcext:value-type="time">
            <text:p>23:00</text:p>
          </table:table-cell>
          <table:table-cell table:formula="of:=IF(OR([.C403]&lt;[.H403];[.C403]&gt;[.I40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04];[$Локации.A:.E];4;0)" office:value-type="time" office:time-value="PT11H00M00S" calcext:value-type="time">
            <text:p>11:00</text:p>
          </table:table-cell>
          <table:table-cell table:formula="of:=VLOOKUP([.D404];[$Локации.A:.E];5;0)" office:value-type="time" office:time-value="PT20H00M00S" calcext:value-type="time">
            <text:p>20:00</text:p>
          </table:table-cell>
          <table:table-cell table:formula="of:=IF(OR([.C404]&lt;[.H404];[.C404]&gt;[.I40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05];[$Локации.A:.E];4;0)" office:value-type="time" office:time-value="PT11H00M00S" calcext:value-type="time">
            <text:p>11:00</text:p>
          </table:table-cell>
          <table:table-cell table:formula="of:=VLOOKUP([.D405];[$Локации.A:.E];5;0)" office:value-type="time" office:time-value="PT20H00M00S" calcext:value-type="time">
            <text:p>20:00</text:p>
          </table:table-cell>
          <table:table-cell table:formula="of:=IF(OR([.C405]&lt;[.H405];[.C405]&gt;[.I40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06];[$Локации.A:.E];4;0)" office:value-type="time" office:time-value="PT10H00M00S" calcext:value-type="time">
            <text:p>10:00</text:p>
          </table:table-cell>
          <table:table-cell table:formula="of:=VLOOKUP([.D406];[$Локации.A:.E];5;0)" office:value-type="time" office:time-value="PT21H00M00S" calcext:value-type="time">
            <text:p>21:00</text:p>
          </table:table-cell>
          <table:table-cell table:formula="of:=IF(OR([.C406]&lt;[.H406];[.C406]&gt;[.I40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07];[$Локации.A:.E];4;0)" office:value-type="time" office:time-value="PT11H00M00S" calcext:value-type="time">
            <text:p>11:00</text:p>
          </table:table-cell>
          <table:table-cell table:formula="of:=VLOOKUP([.D407];[$Локации.A:.E];5;0)" office:value-type="time" office:time-value="PT21H00M00S" calcext:value-type="time">
            <text:p>21:00</text:p>
          </table:table-cell>
          <table:table-cell table:formula="of:=IF(OR([.C407]&lt;[.H407];[.C407]&gt;[.I40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08];[$Локации.A:.E];4;0)" office:value-type="time" office:time-value="PT12H00M00S" calcext:value-type="time">
            <text:p>12:00</text:p>
          </table:table-cell>
          <table:table-cell table:formula="of:=VLOOKUP([.D408];[$Локации.A:.E];5;0)" office:value-type="time" office:time-value="PT22H00M00S" calcext:value-type="time">
            <text:p>22:00</text:p>
          </table:table-cell>
          <table:table-cell table:formula="of:=IF(OR([.C408]&lt;[.H408];[.C408]&gt;[.I40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09];[$Локации.A:.E];4;0)" office:value-type="time" office:time-value="PT12H00M00S" calcext:value-type="time">
            <text:p>12:00</text:p>
          </table:table-cell>
          <table:table-cell table:formula="of:=VLOOKUP([.D409];[$Локации.A:.E];5;0)" office:value-type="time" office:time-value="PT20H00M00S" calcext:value-type="time">
            <text:p>20:00</text:p>
          </table:table-cell>
          <table:table-cell table:formula="of:=IF(OR([.C409]&lt;[.H409];[.C409]&gt;[.I40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10];[$Локации.A:.E];4;0)" office:value-type="time" office:time-value="PT12H00M00S" calcext:value-type="time">
            <text:p>12:00</text:p>
          </table:table-cell>
          <table:table-cell table:formula="of:=VLOOKUP([.D410];[$Локации.A:.E];5;0)" office:value-type="time" office:time-value="PT20H00M00S" calcext:value-type="time">
            <text:p>20:00</text:p>
          </table:table-cell>
          <table:table-cell table:formula="of:=IF(OR([.C410]&lt;[.H410];[.C410]&gt;[.I41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11];[$Локации.A:.E];4;0)" office:value-type="time" office:time-value="PT12H00M00S" calcext:value-type="time">
            <text:p>12:00</text:p>
          </table:table-cell>
          <table:table-cell table:formula="of:=VLOOKUP([.D411];[$Локации.A:.E];5;0)" office:value-type="time" office:time-value="PT22H00M00S" calcext:value-type="time">
            <text:p>22:00</text:p>
          </table:table-cell>
          <table:table-cell table:formula="of:=IF(OR([.C411]&lt;[.H411];[.C411]&gt;[.I41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12];[$Локации.A:.E];4;0)" office:value-type="time" office:time-value="PT11H00M00S" calcext:value-type="time">
            <text:p>11:00</text:p>
          </table:table-cell>
          <table:table-cell table:formula="of:=VLOOKUP([.D412];[$Локации.A:.E];5;0)" office:value-type="time" office:time-value="PT20H00M00S" calcext:value-type="time">
            <text:p>20:00</text:p>
          </table:table-cell>
          <table:table-cell table:formula="of:=IF(OR([.C412]&lt;[.H412];[.C412]&gt;[.I41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13];[$Локации.A:.E];4;0)" office:value-type="time" office:time-value="PT12H00M00S" calcext:value-type="time">
            <text:p>12:00</text:p>
          </table:table-cell>
          <table:table-cell table:formula="of:=VLOOKUP([.D413];[$Локации.A:.E];5;0)" office:value-type="time" office:time-value="PT20H00M00S" calcext:value-type="time">
            <text:p>20:00</text:p>
          </table:table-cell>
          <table:table-cell table:formula="of:=IF(OR([.C413]&lt;[.H413];[.C413]&gt;[.I41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14];[$Локации.A:.E];4;0)" office:value-type="time" office:time-value="PT12H00M00S" calcext:value-type="time">
            <text:p>12:00</text:p>
          </table:table-cell>
          <table:table-cell table:formula="of:=VLOOKUP([.D414];[$Локации.A:.E];5;0)" office:value-type="time" office:time-value="PT20H00M00S" calcext:value-type="time">
            <text:p>20:00</text:p>
          </table:table-cell>
          <table:table-cell table:formula="of:=IF(OR([.C414]&lt;[.H414];[.C414]&gt;[.I41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15];[$Локации.A:.E];4;0)" office:value-type="time" office:time-value="PT12H00M00S" calcext:value-type="time">
            <text:p>12:00</text:p>
          </table:table-cell>
          <table:table-cell table:formula="of:=VLOOKUP([.D415];[$Локации.A:.E];5;0)" office:value-type="time" office:time-value="PT23H00M00S" calcext:value-type="time">
            <text:p>23:00</text:p>
          </table:table-cell>
          <table:table-cell table:formula="of:=IF(OR([.C415]&lt;[.H415];[.C415]&gt;[.I41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16];[$Локации.A:.E];4;0)" office:value-type="time" office:time-value="PT12H00M00S" calcext:value-type="time">
            <text:p>12:00</text:p>
          </table:table-cell>
          <table:table-cell table:formula="of:=VLOOKUP([.D416];[$Локации.A:.E];5;0)" office:value-type="time" office:time-value="PT20H00M00S" calcext:value-type="time">
            <text:p>20:00</text:p>
          </table:table-cell>
          <table:table-cell table:formula="of:=IF(OR([.C416]&lt;[.H416];[.C416]&gt;[.I41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17];[$Локации.A:.E];4;0)" office:value-type="time" office:time-value="PT12H00M00S" calcext:value-type="time">
            <text:p>12:00</text:p>
          </table:table-cell>
          <table:table-cell table:formula="of:=VLOOKUP([.D417];[$Локации.A:.E];5;0)" office:value-type="time" office:time-value="PT22H00M00S" calcext:value-type="time">
            <text:p>22:00</text:p>
          </table:table-cell>
          <table:table-cell table:formula="of:=IF(OR([.C417]&lt;[.H417];[.C417]&gt;[.I41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18];[$Локации.A:.E];4;0)" office:value-type="time" office:time-value="PT11H00M00S" calcext:value-type="time">
            <text:p>11:00</text:p>
          </table:table-cell>
          <table:table-cell table:formula="of:=VLOOKUP([.D418];[$Локации.A:.E];5;0)" office:value-type="time" office:time-value="PT23H00M00S" calcext:value-type="time">
            <text:p>23:00</text:p>
          </table:table-cell>
          <table:table-cell table:formula="of:=IF(OR([.C418]&lt;[.H418];[.C418]&gt;[.I41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19];[$Локации.A:.E];4;0)" office:value-type="time" office:time-value="PT11H00M00S" calcext:value-type="time">
            <text:p>11:00</text:p>
          </table:table-cell>
          <table:table-cell table:formula="of:=VLOOKUP([.D419];[$Локации.A:.E];5;0)" office:value-type="time" office:time-value="PT20H00M00S" calcext:value-type="time">
            <text:p>20:00</text:p>
          </table:table-cell>
          <table:table-cell table:formula="of:=IF(OR([.C419]&lt;[.H419];[.C419]&gt;[.I41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20];[$Локации.A:.E];4;0)" office:value-type="time" office:time-value="PT10H00M00S" calcext:value-type="time">
            <text:p>10:00</text:p>
          </table:table-cell>
          <table:table-cell table:formula="of:=VLOOKUP([.D420];[$Локации.A:.E];5;0)" office:value-type="time" office:time-value="PT23H00M00S" calcext:value-type="time">
            <text:p>23:00</text:p>
          </table:table-cell>
          <table:table-cell table:formula="of:=IF(OR([.C420]&lt;[.H420];[.C420]&gt;[.I42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21];[$Локации.A:.E];4;0)" office:value-type="time" office:time-value="PT10H00M00S" calcext:value-type="time">
            <text:p>10:00</text:p>
          </table:table-cell>
          <table:table-cell table:formula="of:=VLOOKUP([.D421];[$Локации.A:.E];5;0)" office:value-type="time" office:time-value="PT21H00M00S" calcext:value-type="time">
            <text:p>21:00</text:p>
          </table:table-cell>
          <table:table-cell table:formula="of:=IF(OR([.C421]&lt;[.H421];[.C421]&gt;[.I42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22];[$Локации.A:.E];4;0)" office:value-type="time" office:time-value="PT10H00M00S" calcext:value-type="time">
            <text:p>10:00</text:p>
          </table:table-cell>
          <table:table-cell table:formula="of:=VLOOKUP([.D422];[$Локации.A:.E];5;0)" office:value-type="time" office:time-value="PT20H00M00S" calcext:value-type="time">
            <text:p>20:00</text:p>
          </table:table-cell>
          <table:table-cell table:formula="of:=IF(OR([.C422]&lt;[.H422];[.C422]&gt;[.I42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23];[$Локации.A:.E];4;0)" office:value-type="time" office:time-value="PT10H00M00S" calcext:value-type="time">
            <text:p>10:00</text:p>
          </table:table-cell>
          <table:table-cell table:formula="of:=VLOOKUP([.D423];[$Локации.A:.E];5;0)" office:value-type="time" office:time-value="PT23H00M00S" calcext:value-type="time">
            <text:p>23:00</text:p>
          </table:table-cell>
          <table:table-cell table:formula="of:=IF(OR([.C423]&lt;[.H423];[.C423]&gt;[.I42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24];[$Локации.A:.E];4;0)" office:value-type="time" office:time-value="PT11H00M00S" calcext:value-type="time">
            <text:p>11:00</text:p>
          </table:table-cell>
          <table:table-cell table:formula="of:=VLOOKUP([.D424];[$Локации.A:.E];5;0)" office:value-type="time" office:time-value="PT23H00M00S" calcext:value-type="time">
            <text:p>23:00</text:p>
          </table:table-cell>
          <table:table-cell table:formula="of:=IF(OR([.C424]&lt;[.H424];[.C424]&gt;[.I42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25];[$Локации.A:.E];4;0)" office:value-type="time" office:time-value="PT12H00M00S" calcext:value-type="time">
            <text:p>12:00</text:p>
          </table:table-cell>
          <table:table-cell table:formula="of:=VLOOKUP([.D425];[$Локации.A:.E];5;0)" office:value-type="time" office:time-value="PT20H00M00S" calcext:value-type="time">
            <text:p>20:00</text:p>
          </table:table-cell>
          <table:table-cell table:formula="of:=IF(OR([.C425]&lt;[.H425];[.C425]&gt;[.I42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26];[$Локации.A:.E];4;0)" office:value-type="time" office:time-value="PT12H00M00S" calcext:value-type="time">
            <text:p>12:00</text:p>
          </table:table-cell>
          <table:table-cell table:formula="of:=VLOOKUP([.D426];[$Локации.A:.E];5;0)" office:value-type="time" office:time-value="PT20H00M00S" calcext:value-type="time">
            <text:p>20:00</text:p>
          </table:table-cell>
          <table:table-cell table:formula="of:=IF(OR([.C426]&lt;[.H426];[.C426]&gt;[.I42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27];[$Локации.A:.E];4;0)" office:value-type="time" office:time-value="PT12H00M00S" calcext:value-type="time">
            <text:p>12:00</text:p>
          </table:table-cell>
          <table:table-cell table:formula="of:=VLOOKUP([.D427];[$Локации.A:.E];5;0)" office:value-type="time" office:time-value="PT22H00M00S" calcext:value-type="time">
            <text:p>22:00</text:p>
          </table:table-cell>
          <table:table-cell table:formula="of:=IF(OR([.C427]&lt;[.H427];[.C427]&gt;[.I42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28];[$Локации.A:.E];4;0)" office:value-type="time" office:time-value="PT12H00M00S" calcext:value-type="time">
            <text:p>12:00</text:p>
          </table:table-cell>
          <table:table-cell table:formula="of:=VLOOKUP([.D428];[$Локации.A:.E];5;0)" office:value-type="time" office:time-value="PT20H00M00S" calcext:value-type="time">
            <text:p>20:00</text:p>
          </table:table-cell>
          <table:table-cell table:formula="of:=IF(OR([.C428]&lt;[.H428];[.C428]&gt;[.I42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29];[$Локации.A:.E];4;0)" office:value-type="time" office:time-value="PT12H00M00S" calcext:value-type="time">
            <text:p>12:00</text:p>
          </table:table-cell>
          <table:table-cell table:formula="of:=VLOOKUP([.D429];[$Локации.A:.E];5;0)" office:value-type="time" office:time-value="PT20H00M00S" calcext:value-type="time">
            <text:p>20:00</text:p>
          </table:table-cell>
          <table:table-cell table:formula="of:=IF(OR([.C429]&lt;[.H429];[.C429]&gt;[.I42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30];[$Локации.A:.E];4;0)" office:value-type="time" office:time-value="PT10H00M00S" calcext:value-type="time">
            <text:p>10:00</text:p>
          </table:table-cell>
          <table:table-cell table:formula="of:=VLOOKUP([.D430];[$Локации.A:.E];5;0)" office:value-type="time" office:time-value="PT23H00M00S" calcext:value-type="time">
            <text:p>23:00</text:p>
          </table:table-cell>
          <table:table-cell table:formula="of:=IF(OR([.C430]&lt;[.H430];[.C430]&gt;[.I43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31];[$Локации.A:.E];4;0)" office:value-type="time" office:time-value="PT12H00M00S" calcext:value-type="time">
            <text:p>12:00</text:p>
          </table:table-cell>
          <table:table-cell table:formula="of:=VLOOKUP([.D431];[$Локации.A:.E];5;0)" office:value-type="time" office:time-value="PT23H00M00S" calcext:value-type="time">
            <text:p>23:00</text:p>
          </table:table-cell>
          <table:table-cell table:formula="of:=IF(OR([.C431]&lt;[.H431];[.C431]&gt;[.I43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32];[$Локации.A:.E];4;0)" office:value-type="time" office:time-value="PT12H00M00S" calcext:value-type="time">
            <text:p>12:00</text:p>
          </table:table-cell>
          <table:table-cell table:formula="of:=VLOOKUP([.D432];[$Локации.A:.E];5;0)" office:value-type="time" office:time-value="PT20H00M00S" calcext:value-type="time">
            <text:p>20:00</text:p>
          </table:table-cell>
          <table:table-cell table:formula="of:=IF(OR([.C432]&lt;[.H432];[.C432]&gt;[.I43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33];[$Локации.A:.E];4;0)" office:value-type="time" office:time-value="PT12H00M00S" calcext:value-type="time">
            <text:p>12:00</text:p>
          </table:table-cell>
          <table:table-cell table:formula="of:=VLOOKUP([.D433];[$Локации.A:.E];5;0)" office:value-type="time" office:time-value="PT20H00M00S" calcext:value-type="time">
            <text:p>20:00</text:p>
          </table:table-cell>
          <table:table-cell table:formula="of:=IF(OR([.C433]&lt;[.H433];[.C433]&gt;[.I43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34];[$Локации.A:.E];4;0)" office:value-type="time" office:time-value="PT10H00M00S" calcext:value-type="time">
            <text:p>10:00</text:p>
          </table:table-cell>
          <table:table-cell table:formula="of:=VLOOKUP([.D434];[$Локации.A:.E];5;0)" office:value-type="time" office:time-value="PT23H00M00S" calcext:value-type="time">
            <text:p>23:00</text:p>
          </table:table-cell>
          <table:table-cell table:formula="of:=IF(OR([.C434]&lt;[.H434];[.C434]&gt;[.I43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35];[$Локации.A:.E];4;0)" office:value-type="time" office:time-value="PT12H00M00S" calcext:value-type="time">
            <text:p>12:00</text:p>
          </table:table-cell>
          <table:table-cell table:formula="of:=VLOOKUP([.D435];[$Локации.A:.E];5;0)" office:value-type="time" office:time-value="PT23H00M00S" calcext:value-type="time">
            <text:p>23:00</text:p>
          </table:table-cell>
          <table:table-cell table:formula="of:=IF(OR([.C435]&lt;[.H435];[.C435]&gt;[.I43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36];[$Локации.A:.E];4;0)" office:value-type="time" office:time-value="PT10H00M00S" calcext:value-type="time">
            <text:p>10:00</text:p>
          </table:table-cell>
          <table:table-cell table:formula="of:=VLOOKUP([.D436];[$Локации.A:.E];5;0)" office:value-type="time" office:time-value="PT23H00M00S" calcext:value-type="time">
            <text:p>23:00</text:p>
          </table:table-cell>
          <table:table-cell table:formula="of:=IF(OR([.C436]&lt;[.H436];[.C436]&gt;[.I43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37];[$Локации.A:.E];4;0)" office:value-type="time" office:time-value="PT10H00M00S" calcext:value-type="time">
            <text:p>10:00</text:p>
          </table:table-cell>
          <table:table-cell table:formula="of:=VLOOKUP([.D437];[$Локации.A:.E];5;0)" office:value-type="time" office:time-value="PT21H00M00S" calcext:value-type="time">
            <text:p>21:00</text:p>
          </table:table-cell>
          <table:table-cell table:formula="of:=IF(OR([.C437]&lt;[.H437];[.C437]&gt;[.I43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38];[$Локации.A:.E];4;0)" office:value-type="time" office:time-value="PT12H00M00S" calcext:value-type="time">
            <text:p>12:00</text:p>
          </table:table-cell>
          <table:table-cell table:formula="of:=VLOOKUP([.D438];[$Локации.A:.E];5;0)" office:value-type="time" office:time-value="PT23H00M00S" calcext:value-type="time">
            <text:p>23:00</text:p>
          </table:table-cell>
          <table:table-cell table:formula="of:=IF(OR([.C438]&lt;[.H438];[.C438]&gt;[.I43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39];[$Локации.A:.E];4;0)" office:value-type="time" office:time-value="PT10H00M00S" calcext:value-type="time">
            <text:p>10:00</text:p>
          </table:table-cell>
          <table:table-cell table:formula="of:=VLOOKUP([.D439];[$Локации.A:.E];5;0)" office:value-type="time" office:time-value="PT23H00M00S" calcext:value-type="time">
            <text:p>23:00</text:p>
          </table:table-cell>
          <table:table-cell table:formula="of:=IF(OR([.C439]&lt;[.H439];[.C439]&gt;[.I43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40];[$Локации.A:.E];4;0)" office:value-type="time" office:time-value="PT10H00M00S" calcext:value-type="time">
            <text:p>10:00</text:p>
          </table:table-cell>
          <table:table-cell table:formula="of:=VLOOKUP([.D440];[$Локации.A:.E];5;0)" office:value-type="time" office:time-value="PT21H00M00S" calcext:value-type="time">
            <text:p>21:00</text:p>
          </table:table-cell>
          <table:table-cell table:formula="of:=IF(OR([.C440]&lt;[.H440];[.C440]&gt;[.I44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41];[$Локации.A:.E];4;0)" office:value-type="time" office:time-value="PT11H00M00S" calcext:value-type="time">
            <text:p>11:00</text:p>
          </table:table-cell>
          <table:table-cell table:formula="of:=VLOOKUP([.D441];[$Локации.A:.E];5;0)" office:value-type="time" office:time-value="PT21H00M00S" calcext:value-type="time">
            <text:p>21:00</text:p>
          </table:table-cell>
          <table:table-cell table:formula="of:=IF(OR([.C441]&lt;[.H441];[.C441]&gt;[.I44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42];[$Локации.A:.E];4;0)" office:value-type="time" office:time-value="PT12H00M00S" calcext:value-type="time">
            <text:p>12:00</text:p>
          </table:table-cell>
          <table:table-cell table:formula="of:=VLOOKUP([.D442];[$Локации.A:.E];5;0)" office:value-type="time" office:time-value="PT23H00M00S" calcext:value-type="time">
            <text:p>23:00</text:p>
          </table:table-cell>
          <table:table-cell table:formula="of:=IF(OR([.C442]&lt;[.H442];[.C442]&gt;[.I44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43];[$Локации.A:.E];4;0)" office:value-type="time" office:time-value="PT11H00M00S" calcext:value-type="time">
            <text:p>11:00</text:p>
          </table:table-cell>
          <table:table-cell table:formula="of:=VLOOKUP([.D443];[$Локации.A:.E];5;0)" office:value-type="time" office:time-value="PT21H00M00S" calcext:value-type="time">
            <text:p>21:00</text:p>
          </table:table-cell>
          <table:table-cell table:formula="of:=IF(OR([.C443]&lt;[.H443];[.C443]&gt;[.I44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44];[$Локации.A:.E];4;0)" office:value-type="time" office:time-value="PT12H00M00S" calcext:value-type="time">
            <text:p>12:00</text:p>
          </table:table-cell>
          <table:table-cell table:formula="of:=VLOOKUP([.D444];[$Локации.A:.E];5;0)" office:value-type="time" office:time-value="PT20H00M00S" calcext:value-type="time">
            <text:p>20:00</text:p>
          </table:table-cell>
          <table:table-cell table:formula="of:=IF(OR([.C444]&lt;[.H444];[.C444]&gt;[.I44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45];[$Локации.A:.E];4;0)" office:value-type="time" office:time-value="PT12H00M00S" calcext:value-type="time">
            <text:p>12:00</text:p>
          </table:table-cell>
          <table:table-cell table:formula="of:=VLOOKUP([.D445];[$Локации.A:.E];5;0)" office:value-type="time" office:time-value="PT20H00M00S" calcext:value-type="time">
            <text:p>20:00</text:p>
          </table:table-cell>
          <table:table-cell table:formula="of:=IF(OR([.C445]&lt;[.H445];[.C445]&gt;[.I44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46];[$Локации.A:.E];4;0)" office:value-type="time" office:time-value="PT12H00M00S" calcext:value-type="time">
            <text:p>12:00</text:p>
          </table:table-cell>
          <table:table-cell table:formula="of:=VLOOKUP([.D446];[$Локации.A:.E];5;0)" office:value-type="time" office:time-value="PT23H00M00S" calcext:value-type="time">
            <text:p>23:00</text:p>
          </table:table-cell>
          <table:table-cell table:formula="of:=IF(OR([.C446]&lt;[.H446];[.C446]&gt;[.I44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47];[$Локации.A:.E];4;0)" office:value-type="time" office:time-value="PT10H00M00S" calcext:value-type="time">
            <text:p>10:00</text:p>
          </table:table-cell>
          <table:table-cell table:formula="of:=VLOOKUP([.D447];[$Локации.A:.E];5;0)" office:value-type="time" office:time-value="PT21H00M00S" calcext:value-type="time">
            <text:p>21:00</text:p>
          </table:table-cell>
          <table:table-cell table:formula="of:=IF(OR([.C447]&lt;[.H447];[.C447]&gt;[.I44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48];[$Локации.A:.E];4;0)" office:value-type="time" office:time-value="PT11H00M00S" calcext:value-type="time">
            <text:p>11:00</text:p>
          </table:table-cell>
          <table:table-cell table:formula="of:=VLOOKUP([.D448];[$Локации.A:.E];5;0)" office:value-type="time" office:time-value="PT20H00M00S" calcext:value-type="time">
            <text:p>20:00</text:p>
          </table:table-cell>
          <table:table-cell table:formula="of:=IF(OR([.C448]&lt;[.H448];[.C448]&gt;[.I44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49];[$Локации.A:.E];4;0)" office:value-type="time" office:time-value="PT10H00M00S" calcext:value-type="time">
            <text:p>10:00</text:p>
          </table:table-cell>
          <table:table-cell table:formula="of:=VLOOKUP([.D449];[$Локации.A:.E];5;0)" office:value-type="time" office:time-value="PT23H00M00S" calcext:value-type="time">
            <text:p>23:00</text:p>
          </table:table-cell>
          <table:table-cell table:formula="of:=IF(OR([.C449]&lt;[.H449];[.C449]&gt;[.I44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50];[$Локации.A:.E];4;0)" office:value-type="time" office:time-value="PT11H00M00S" calcext:value-type="time">
            <text:p>11:00</text:p>
          </table:table-cell>
          <table:table-cell table:formula="of:=VLOOKUP([.D450];[$Локации.A:.E];5;0)" office:value-type="time" office:time-value="PT20H00M00S" calcext:value-type="time">
            <text:p>20:00</text:p>
          </table:table-cell>
          <table:table-cell table:formula="of:=IF(OR([.C450]&lt;[.H450];[.C450]&gt;[.I45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51];[$Локации.A:.E];4;0)" office:value-type="time" office:time-value="PT10H00M00S" calcext:value-type="time">
            <text:p>10:00</text:p>
          </table:table-cell>
          <table:table-cell table:formula="of:=VLOOKUP([.D451];[$Локации.A:.E];5;0)" office:value-type="time" office:time-value="PT20H00M00S" calcext:value-type="time">
            <text:p>20:00</text:p>
          </table:table-cell>
          <table:table-cell table:formula="of:=IF(OR([.C451]&lt;[.H451];[.C451]&gt;[.I45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52];[$Локации.A:.E];4;0)" office:value-type="time" office:time-value="PT10H00M00S" calcext:value-type="time">
            <text:p>10:00</text:p>
          </table:table-cell>
          <table:table-cell table:formula="of:=VLOOKUP([.D452];[$Локации.A:.E];5;0)" office:value-type="time" office:time-value="PT21H00M00S" calcext:value-type="time">
            <text:p>21:00</text:p>
          </table:table-cell>
          <table:table-cell table:formula="of:=IF(OR([.C452]&lt;[.H452];[.C452]&gt;[.I45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53];[$Локации.A:.E];4;0)" office:value-type="time" office:time-value="PT11H00M00S" calcext:value-type="time">
            <text:p>11:00</text:p>
          </table:table-cell>
          <table:table-cell table:formula="of:=VLOOKUP([.D453];[$Локации.A:.E];5;0)" office:value-type="time" office:time-value="PT21H00M00S" calcext:value-type="time">
            <text:p>21:00</text:p>
          </table:table-cell>
          <table:table-cell table:formula="of:=IF(OR([.C453]&lt;[.H453];[.C453]&gt;[.I45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54];[$Локации.A:.E];4;0)" office:value-type="time" office:time-value="PT12H00M00S" calcext:value-type="time">
            <text:p>12:00</text:p>
          </table:table-cell>
          <table:table-cell table:formula="of:=VLOOKUP([.D454];[$Локации.A:.E];5;0)" office:value-type="time" office:time-value="PT22H00M00S" calcext:value-type="time">
            <text:p>22:00</text:p>
          </table:table-cell>
          <table:table-cell table:formula="of:=IF(OR([.C454]&lt;[.H454];[.C454]&gt;[.I45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55];[$Локации.A:.E];4;0)" office:value-type="time" office:time-value="PT12H00M00S" calcext:value-type="time">
            <text:p>12:00</text:p>
          </table:table-cell>
          <table:table-cell table:formula="of:=VLOOKUP([.D455];[$Локации.A:.E];5;0)" office:value-type="time" office:time-value="PT20H00M00S" calcext:value-type="time">
            <text:p>20:00</text:p>
          </table:table-cell>
          <table:table-cell table:formula="of:=IF(OR([.C455]&lt;[.H455];[.C455]&gt;[.I45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56];[$Локации.A:.E];4;0)" office:value-type="time" office:time-value="PT11H00M00S" calcext:value-type="time">
            <text:p>11:00</text:p>
          </table:table-cell>
          <table:table-cell table:formula="of:=VLOOKUP([.D456];[$Локации.A:.E];5;0)" office:value-type="time" office:time-value="PT21H00M00S" calcext:value-type="time">
            <text:p>21:00</text:p>
          </table:table-cell>
          <table:table-cell table:formula="of:=IF(OR([.C456]&lt;[.H456];[.C456]&gt;[.I45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57];[$Локации.A:.E];4;0)" office:value-type="time" office:time-value="PT11H00M00S" calcext:value-type="time">
            <text:p>11:00</text:p>
          </table:table-cell>
          <table:table-cell table:formula="of:=VLOOKUP([.D457];[$Локации.A:.E];5;0)" office:value-type="time" office:time-value="PT21H00M00S" calcext:value-type="time">
            <text:p>21:00</text:p>
          </table:table-cell>
          <table:table-cell table:formula="of:=IF(OR([.C457]&lt;[.H457];[.C457]&gt;[.I45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58];[$Локации.A:.E];4;0)" office:value-type="time" office:time-value="PT10H00M00S" calcext:value-type="time">
            <text:p>10:00</text:p>
          </table:table-cell>
          <table:table-cell table:formula="of:=VLOOKUP([.D458];[$Локации.A:.E];5;0)" office:value-type="time" office:time-value="PT23H00M00S" calcext:value-type="time">
            <text:p>23:00</text:p>
          </table:table-cell>
          <table:table-cell table:formula="of:=IF(OR([.C458]&lt;[.H458];[.C458]&gt;[.I45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59];[$Локации.A:.E];4;0)" office:value-type="time" office:time-value="PT12H00M00S" calcext:value-type="time">
            <text:p>12:00</text:p>
          </table:table-cell>
          <table:table-cell table:formula="of:=VLOOKUP([.D459];[$Локации.A:.E];5;0)" office:value-type="time" office:time-value="PT20H00M00S" calcext:value-type="time">
            <text:p>20:00</text:p>
          </table:table-cell>
          <table:table-cell table:formula="of:=IF(OR([.C459]&lt;[.H459];[.C459]&gt;[.I45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0H00M00S" calcext:value-type="time">
            <text:p>10: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60];[$Локации.A:.E];4;0)" office:value-type="time" office:time-value="PT11H00M00S" calcext:value-type="time">
            <text:p>11:00</text:p>
          </table:table-cell>
          <table:table-cell table:formula="of:=VLOOKUP([.D460];[$Локации.A:.E];5;0)" office:value-type="time" office:time-value="PT23H00M00S" calcext:value-type="time">
            <text:p>23:00</text:p>
          </table:table-cell>
          <table:table-cell table:formula="of:=IF(OR([.C460]&lt;[.H460];[.C460]&gt;[.I46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61];[$Локации.A:.E];4;0)" office:value-type="time" office:time-value="PT12H00M00S" calcext:value-type="time">
            <text:p>12:00</text:p>
          </table:table-cell>
          <table:table-cell table:formula="of:=VLOOKUP([.D461];[$Локации.A:.E];5;0)" office:value-type="time" office:time-value="PT20H00M00S" calcext:value-type="time">
            <text:p>20:00</text:p>
          </table:table-cell>
          <table:table-cell table:formula="of:=IF(OR([.C461]&lt;[.H461];[.C461]&gt;[.I46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62];[$Локации.A:.E];4;0)" office:value-type="time" office:time-value="PT11H00M00S" calcext:value-type="time">
            <text:p>11:00</text:p>
          </table:table-cell>
          <table:table-cell table:formula="of:=VLOOKUP([.D462];[$Локации.A:.E];5;0)" office:value-type="time" office:time-value="PT23H00M00S" calcext:value-type="time">
            <text:p>23:00</text:p>
          </table:table-cell>
          <table:table-cell table:formula="of:=IF(OR([.C462]&lt;[.H462];[.C462]&gt;[.I46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63];[$Локации.A:.E];4;0)" office:value-type="time" office:time-value="PT11H00M00S" calcext:value-type="time">
            <text:p>11:00</text:p>
          </table:table-cell>
          <table:table-cell table:formula="of:=VLOOKUP([.D463];[$Локации.A:.E];5;0)" office:value-type="time" office:time-value="PT21H00M00S" calcext:value-type="time">
            <text:p>21:00</text:p>
          </table:table-cell>
          <table:table-cell table:formula="of:=IF(OR([.C463]&lt;[.H463];[.C463]&gt;[.I46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64];[$Локации.A:.E];4;0)" office:value-type="time" office:time-value="PT10H00M00S" calcext:value-type="time">
            <text:p>10:00</text:p>
          </table:table-cell>
          <table:table-cell table:formula="of:=VLOOKUP([.D464];[$Локации.A:.E];5;0)" office:value-type="time" office:time-value="PT23H00M00S" calcext:value-type="time">
            <text:p>23:00</text:p>
          </table:table-cell>
          <table:table-cell table:formula="of:=IF(OR([.C464]&lt;[.H464];[.C464]&gt;[.I46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65];[$Локации.A:.E];4;0)" office:value-type="time" office:time-value="PT10H00M00S" calcext:value-type="time">
            <text:p>10:00</text:p>
          </table:table-cell>
          <table:table-cell table:formula="of:=VLOOKUP([.D465];[$Локации.A:.E];5;0)" office:value-type="time" office:time-value="PT23H00M00S" calcext:value-type="time">
            <text:p>23:00</text:p>
          </table:table-cell>
          <table:table-cell table:formula="of:=IF(OR([.C465]&lt;[.H465];[.C465]&gt;[.I46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66];[$Локации.A:.E];4;0)" office:value-type="time" office:time-value="PT10H00M00S" calcext:value-type="time">
            <text:p>10:00</text:p>
          </table:table-cell>
          <table:table-cell table:formula="of:=VLOOKUP([.D466];[$Локации.A:.E];5;0)" office:value-type="time" office:time-value="PT20H00M00S" calcext:value-type="time">
            <text:p>20:00</text:p>
          </table:table-cell>
          <table:table-cell table:formula="of:=IF(OR([.C466]&lt;[.H466];[.C466]&gt;[.I46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67];[$Локации.A:.E];4;0)" office:value-type="time" office:time-value="PT10H00M00S" calcext:value-type="time">
            <text:p>10:00</text:p>
          </table:table-cell>
          <table:table-cell table:formula="of:=VLOOKUP([.D467];[$Локации.A:.E];5;0)" office:value-type="time" office:time-value="PT23H00M00S" calcext:value-type="time">
            <text:p>23:00</text:p>
          </table:table-cell>
          <table:table-cell table:formula="of:=IF(OR([.C467]&lt;[.H467];[.C467]&gt;[.I46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68];[$Локации.A:.E];4;0)" office:value-type="time" office:time-value="PT10H00M00S" calcext:value-type="time">
            <text:p>10:00</text:p>
          </table:table-cell>
          <table:table-cell table:formula="of:=VLOOKUP([.D468];[$Локации.A:.E];5;0)" office:value-type="time" office:time-value="PT23H00M00S" calcext:value-type="time">
            <text:p>23:00</text:p>
          </table:table-cell>
          <table:table-cell table:formula="of:=IF(OR([.C468]&lt;[.H468];[.C468]&gt;[.I46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7H00M00S" calcext:value-type="time">
            <text:p>07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69];[$Локации.A:.E];4;0)" office:value-type="time" office:time-value="PT12H00M00S" calcext:value-type="time">
            <text:p>12:00</text:p>
          </table:table-cell>
          <table:table-cell table:formula="of:=VLOOKUP([.D469];[$Локации.A:.E];5;0)" office:value-type="time" office:time-value="PT23H00M00S" calcext:value-type="time">
            <text:p>23:00</text:p>
          </table:table-cell>
          <table:table-cell table:formula="of:=IF(OR([.C469]&lt;[.H469];[.C469]&gt;[.I46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70];[$Локации.A:.E];4;0)" office:value-type="time" office:time-value="PT12H00M00S" calcext:value-type="time">
            <text:p>12:00</text:p>
          </table:table-cell>
          <table:table-cell table:formula="of:=VLOOKUP([.D470];[$Локации.A:.E];5;0)" office:value-type="time" office:time-value="PT23H00M00S" calcext:value-type="time">
            <text:p>23:00</text:p>
          </table:table-cell>
          <table:table-cell table:formula="of:=IF(OR([.C470]&lt;[.H470];[.C470]&gt;[.I47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71];[$Локации.A:.E];4;0)" office:value-type="time" office:time-value="PT12H00M00S" calcext:value-type="time">
            <text:p>12:00</text:p>
          </table:table-cell>
          <table:table-cell table:formula="of:=VLOOKUP([.D471];[$Локации.A:.E];5;0)" office:value-type="time" office:time-value="PT20H00M00S" calcext:value-type="time">
            <text:p>20:00</text:p>
          </table:table-cell>
          <table:table-cell table:formula="of:=IF(OR([.C471]&lt;[.H471];[.C471]&gt;[.I47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72];[$Локации.A:.E];4;0)" office:value-type="time" office:time-value="PT10H00M00S" calcext:value-type="time">
            <text:p>10:00</text:p>
          </table:table-cell>
          <table:table-cell table:formula="of:=VLOOKUP([.D472];[$Локации.A:.E];5;0)" office:value-type="time" office:time-value="PT20H00M00S" calcext:value-type="time">
            <text:p>20:00</text:p>
          </table:table-cell>
          <table:table-cell table:formula="of:=IF(OR([.C472]&lt;[.H472];[.C472]&gt;[.I47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73];[$Локации.A:.E];4;0)" office:value-type="time" office:time-value="PT10H00M00S" calcext:value-type="time">
            <text:p>10:00</text:p>
          </table:table-cell>
          <table:table-cell table:formula="of:=VLOOKUP([.D473];[$Локации.A:.E];5;0)" office:value-type="time" office:time-value="PT21H00M00S" calcext:value-type="time">
            <text:p>21:00</text:p>
          </table:table-cell>
          <table:table-cell table:formula="of:=IF(OR([.C473]&lt;[.H473];[.C473]&gt;[.I47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74];[$Локации.A:.E];4;0)" office:value-type="time" office:time-value="PT12H00M00S" calcext:value-type="time">
            <text:p>12:00</text:p>
          </table:table-cell>
          <table:table-cell table:formula="of:=VLOOKUP([.D474];[$Локации.A:.E];5;0)" office:value-type="time" office:time-value="PT23H00M00S" calcext:value-type="time">
            <text:p>23:00</text:p>
          </table:table-cell>
          <table:table-cell table:formula="of:=IF(OR([.C474]&lt;[.H474];[.C474]&gt;[.I47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75];[$Локации.A:.E];4;0)" office:value-type="time" office:time-value="PT11H00M00S" calcext:value-type="time">
            <text:p>11:00</text:p>
          </table:table-cell>
          <table:table-cell table:formula="of:=VLOOKUP([.D475];[$Локации.A:.E];5;0)" office:value-type="time" office:time-value="PT20H00M00S" calcext:value-type="time">
            <text:p>20:00</text:p>
          </table:table-cell>
          <table:table-cell table:formula="of:=IF(OR([.C475]&lt;[.H475];[.C475]&gt;[.I47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76];[$Локации.A:.E];4;0)" office:value-type="time" office:time-value="PT10H00M00S" calcext:value-type="time">
            <text:p>10:00</text:p>
          </table:table-cell>
          <table:table-cell table:formula="of:=VLOOKUP([.D476];[$Локации.A:.E];5;0)" office:value-type="time" office:time-value="PT20H00M00S" calcext:value-type="time">
            <text:p>20:00</text:p>
          </table:table-cell>
          <table:table-cell table:formula="of:=IF(OR([.C476]&lt;[.H476];[.C476]&gt;[.I47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77];[$Локации.A:.E];4;0)" office:value-type="time" office:time-value="PT10H00M00S" calcext:value-type="time">
            <text:p>10:00</text:p>
          </table:table-cell>
          <table:table-cell table:formula="of:=VLOOKUP([.D477];[$Локации.A:.E];5;0)" office:value-type="time" office:time-value="PT21H00M00S" calcext:value-type="time">
            <text:p>21:00</text:p>
          </table:table-cell>
          <table:table-cell table:formula="of:=IF(OR([.C477]&lt;[.H477];[.C477]&gt;[.I47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78];[$Локации.A:.E];4;0)" office:value-type="time" office:time-value="PT11H00M00S" calcext:value-type="time">
            <text:p>11:00</text:p>
          </table:table-cell>
          <table:table-cell table:formula="of:=VLOOKUP([.D478];[$Локации.A:.E];5;0)" office:value-type="time" office:time-value="PT20H00M00S" calcext:value-type="time">
            <text:p>20:00</text:p>
          </table:table-cell>
          <table:table-cell table:formula="of:=IF(OR([.C478]&lt;[.H478];[.C478]&gt;[.I47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79];[$Локации.A:.E];4;0)" office:value-type="time" office:time-value="PT10H00M00S" calcext:value-type="time">
            <text:p>10:00</text:p>
          </table:table-cell>
          <table:table-cell table:formula="of:=VLOOKUP([.D479];[$Локации.A:.E];5;0)" office:value-type="time" office:time-value="PT23H00M00S" calcext:value-type="time">
            <text:p>23:00</text:p>
          </table:table-cell>
          <table:table-cell table:formula="of:=IF(OR([.C479]&lt;[.H479];[.C479]&gt;[.I47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80];[$Локации.A:.E];4;0)" office:value-type="time" office:time-value="PT11H00M00S" calcext:value-type="time">
            <text:p>11:00</text:p>
          </table:table-cell>
          <table:table-cell table:formula="of:=VLOOKUP([.D480];[$Локации.A:.E];5;0)" office:value-type="time" office:time-value="PT20H00M00S" calcext:value-type="time">
            <text:p>20:00</text:p>
          </table:table-cell>
          <table:table-cell table:formula="of:=IF(OR([.C480]&lt;[.H480];[.C480]&gt;[.I48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81];[$Локации.A:.E];4;0)" office:value-type="time" office:time-value="PT11H00M00S" calcext:value-type="time">
            <text:p>11:00</text:p>
          </table:table-cell>
          <table:table-cell table:formula="of:=VLOOKUP([.D481];[$Локации.A:.E];5;0)" office:value-type="time" office:time-value="PT23H00M00S" calcext:value-type="time">
            <text:p>23:00</text:p>
          </table:table-cell>
          <table:table-cell table:formula="of:=IF(OR([.C481]&lt;[.H481];[.C481]&gt;[.I48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82];[$Локации.A:.E];4;0)" office:value-type="time" office:time-value="PT12H00M00S" calcext:value-type="time">
            <text:p>12:00</text:p>
          </table:table-cell>
          <table:table-cell table:formula="of:=VLOOKUP([.D482];[$Локации.A:.E];5;0)" office:value-type="time" office:time-value="PT23H00M00S" calcext:value-type="time">
            <text:p>23:00</text:p>
          </table:table-cell>
          <table:table-cell table:formula="of:=IF(OR([.C482]&lt;[.H482];[.C482]&gt;[.I48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83];[$Локации.A:.E];4;0)" office:value-type="time" office:time-value="PT10H00M00S" calcext:value-type="time">
            <text:p>10:00</text:p>
          </table:table-cell>
          <table:table-cell table:formula="of:=VLOOKUP([.D483];[$Локации.A:.E];5;0)" office:value-type="time" office:time-value="PT23H00M00S" calcext:value-type="time">
            <text:p>23:00</text:p>
          </table:table-cell>
          <table:table-cell table:formula="of:=IF(OR([.C483]&lt;[.H483];[.C483]&gt;[.I48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84];[$Локации.A:.E];4;0)" office:value-type="time" office:time-value="PT10H00M00S" calcext:value-type="time">
            <text:p>10:00</text:p>
          </table:table-cell>
          <table:table-cell table:formula="of:=VLOOKUP([.D484];[$Локации.A:.E];5;0)" office:value-type="time" office:time-value="PT23H00M00S" calcext:value-type="time">
            <text:p>23:00</text:p>
          </table:table-cell>
          <table:table-cell table:formula="of:=IF(OR([.C484]&lt;[.H484];[.C484]&gt;[.I48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85];[$Локации.A:.E];4;0)" office:value-type="time" office:time-value="PT12H00M00S" calcext:value-type="time">
            <text:p>12:00</text:p>
          </table:table-cell>
          <table:table-cell table:formula="of:=VLOOKUP([.D485];[$Локации.A:.E];5;0)" office:value-type="time" office:time-value="PT23H00M00S" calcext:value-type="time">
            <text:p>23:00</text:p>
          </table:table-cell>
          <table:table-cell table:formula="of:=IF(OR([.C485]&lt;[.H485];[.C485]&gt;[.I48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86];[$Локации.A:.E];4;0)" office:value-type="time" office:time-value="PT10H00M00S" calcext:value-type="time">
            <text:p>10:00</text:p>
          </table:table-cell>
          <table:table-cell table:formula="of:=VLOOKUP([.D486];[$Локации.A:.E];5;0)" office:value-type="time" office:time-value="PT21H00M00S" calcext:value-type="time">
            <text:p>21:00</text:p>
          </table:table-cell>
          <table:table-cell table:formula="of:=IF(OR([.C486]&lt;[.H486];[.C486]&gt;[.I48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87];[$Локации.A:.E];4;0)" office:value-type="time" office:time-value="PT11H00M00S" calcext:value-type="time">
            <text:p>11:00</text:p>
          </table:table-cell>
          <table:table-cell table:formula="of:=VLOOKUP([.D487];[$Локации.A:.E];5;0)" office:value-type="time" office:time-value="PT20H00M00S" calcext:value-type="time">
            <text:p>20:00</text:p>
          </table:table-cell>
          <table:table-cell table:formula="of:=IF(OR([.C487]&lt;[.H487];[.C487]&gt;[.I48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88];[$Локации.A:.E];4;0)" office:value-type="time" office:time-value="PT12H00M00S" calcext:value-type="time">
            <text:p>12:00</text:p>
          </table:table-cell>
          <table:table-cell table:formula="of:=VLOOKUP([.D488];[$Локации.A:.E];5;0)" office:value-type="time" office:time-value="PT22H00M00S" calcext:value-type="time">
            <text:p>22:00</text:p>
          </table:table-cell>
          <table:table-cell table:formula="of:=IF(OR([.C488]&lt;[.H488];[.C488]&gt;[.I48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89];[$Локации.A:.E];4;0)" office:value-type="time" office:time-value="PT12H00M00S" calcext:value-type="time">
            <text:p>12:00</text:p>
          </table:table-cell>
          <table:table-cell table:formula="of:=VLOOKUP([.D489];[$Локации.A:.E];5;0)" office:value-type="time" office:time-value="PT22H00M00S" calcext:value-type="time">
            <text:p>22:00</text:p>
          </table:table-cell>
          <table:table-cell table:formula="of:=IF(OR([.C489]&lt;[.H489];[.C489]&gt;[.I48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90];[$Локации.A:.E];4;0)" office:value-type="time" office:time-value="PT10H00M00S" calcext:value-type="time">
            <text:p>10:00</text:p>
          </table:table-cell>
          <table:table-cell table:formula="of:=VLOOKUP([.D490];[$Локации.A:.E];5;0)" office:value-type="time" office:time-value="PT23H00M00S" calcext:value-type="time">
            <text:p>23:00</text:p>
          </table:table-cell>
          <table:table-cell table:formula="of:=IF(OR([.C490]&lt;[.H490];[.C490]&gt;[.I49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91];[$Локации.A:.E];4;0)" office:value-type="time" office:time-value="PT10H00M00S" calcext:value-type="time">
            <text:p>10:00</text:p>
          </table:table-cell>
          <table:table-cell table:formula="of:=VLOOKUP([.D491];[$Локации.A:.E];5;0)" office:value-type="time" office:time-value="PT23H00M00S" calcext:value-type="time">
            <text:p>23:00</text:p>
          </table:table-cell>
          <table:table-cell table:formula="of:=IF(OR([.C491]&lt;[.H491];[.C491]&gt;[.I49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92];[$Локации.A:.E];4;0)" office:value-type="time" office:time-value="PT12H00M00S" calcext:value-type="time">
            <text:p>12:00</text:p>
          </table:table-cell>
          <table:table-cell table:formula="of:=VLOOKUP([.D492];[$Локации.A:.E];5;0)" office:value-type="time" office:time-value="PT20H00M00S" calcext:value-type="time">
            <text:p>20:00</text:p>
          </table:table-cell>
          <table:table-cell table:formula="of:=IF(OR([.C492]&lt;[.H492];[.C492]&gt;[.I49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93];[$Локации.A:.E];4;0)" office:value-type="time" office:time-value="PT12H00M00S" calcext:value-type="time">
            <text:p>12:00</text:p>
          </table:table-cell>
          <table:table-cell table:formula="of:=VLOOKUP([.D493];[$Локации.A:.E];5;0)" office:value-type="time" office:time-value="PT23H00M00S" calcext:value-type="time">
            <text:p>23:00</text:p>
          </table:table-cell>
          <table:table-cell table:formula="of:=IF(OR([.C493]&lt;[.H493];[.C493]&gt;[.I49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94];[$Локации.A:.E];4;0)" office:value-type="time" office:time-value="PT11H00M00S" calcext:value-type="time">
            <text:p>11:00</text:p>
          </table:table-cell>
          <table:table-cell table:formula="of:=VLOOKUP([.D494];[$Локации.A:.E];5;0)" office:value-type="time" office:time-value="PT23H00M00S" calcext:value-type="time">
            <text:p>23:00</text:p>
          </table:table-cell>
          <table:table-cell table:formula="of:=IF(OR([.C494]&lt;[.H494];[.C494]&gt;[.I49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495];[$Локации.A:.E];4;0)" office:value-type="time" office:time-value="PT11H00M00S" calcext:value-type="time">
            <text:p>11:00</text:p>
          </table:table-cell>
          <table:table-cell table:formula="of:=VLOOKUP([.D495];[$Локации.A:.E];5;0)" office:value-type="time" office:time-value="PT20H00M00S" calcext:value-type="time">
            <text:p>20:00</text:p>
          </table:table-cell>
          <table:table-cell table:formula="of:=IF(OR([.C495]&lt;[.H495];[.C495]&gt;[.I49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96];[$Локации.A:.E];4;0)" office:value-type="time" office:time-value="PT12H00M00S" calcext:value-type="time">
            <text:p>12:00</text:p>
          </table:table-cell>
          <table:table-cell table:formula="of:=VLOOKUP([.D496];[$Локации.A:.E];5;0)" office:value-type="time" office:time-value="PT23H00M00S" calcext:value-type="time">
            <text:p>23:00</text:p>
          </table:table-cell>
          <table:table-cell table:formula="of:=IF(OR([.C496]&lt;[.H496];[.C496]&gt;[.I49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97];[$Локации.A:.E];4;0)" office:value-type="time" office:time-value="PT10H00M00S" calcext:value-type="time">
            <text:p>10:00</text:p>
          </table:table-cell>
          <table:table-cell table:formula="of:=VLOOKUP([.D497];[$Локации.A:.E];5;0)" office:value-type="time" office:time-value="PT23H00M00S" calcext:value-type="time">
            <text:p>23:00</text:p>
          </table:table-cell>
          <table:table-cell table:formula="of:=IF(OR([.C497]&lt;[.H497];[.C497]&gt;[.I49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98];[$Локации.A:.E];4;0)" office:value-type="time" office:time-value="PT10H00M00S" calcext:value-type="time">
            <text:p>10:00</text:p>
          </table:table-cell>
          <table:table-cell table:formula="of:=VLOOKUP([.D498];[$Локации.A:.E];5;0)" office:value-type="time" office:time-value="PT23H00M00S" calcext:value-type="time">
            <text:p>23:00</text:p>
          </table:table-cell>
          <table:table-cell table:formula="of:=IF(OR([.C498]&lt;[.H498];[.C498]&gt;[.I49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499];[$Локации.A:.E];4;0)" office:value-type="time" office:time-value="PT10H00M00S" calcext:value-type="time">
            <text:p>10:00</text:p>
          </table:table-cell>
          <table:table-cell table:formula="of:=VLOOKUP([.D499];[$Локации.A:.E];5;0)" office:value-type="time" office:time-value="PT23H00M00S" calcext:value-type="time">
            <text:p>23:00</text:p>
          </table:table-cell>
          <table:table-cell table:formula="of:=IF(OR([.C499]&lt;[.H499];[.C499]&gt;[.I49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00];[$Локации.A:.E];4;0)" office:value-type="time" office:time-value="PT10H00M00S" calcext:value-type="time">
            <text:p>10:00</text:p>
          </table:table-cell>
          <table:table-cell table:formula="of:=VLOOKUP([.D500];[$Локации.A:.E];5;0)" office:value-type="time" office:time-value="PT21H00M00S" calcext:value-type="time">
            <text:p>21:00</text:p>
          </table:table-cell>
          <table:table-cell table:formula="of:=IF(OR([.C500]&lt;[.H500];[.C500]&gt;[.I50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01];[$Локации.A:.E];4;0)" office:value-type="time" office:time-value="PT10H00M00S" calcext:value-type="time">
            <text:p>10:00</text:p>
          </table:table-cell>
          <table:table-cell table:formula="of:=VLOOKUP([.D501];[$Локации.A:.E];5;0)" office:value-type="time" office:time-value="PT20H00M00S" calcext:value-type="time">
            <text:p>20:00</text:p>
          </table:table-cell>
          <table:table-cell table:formula="of:=IF(OR([.C501]&lt;[.H501];[.C501]&gt;[.I50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02];[$Локации.A:.E];4;0)" office:value-type="time" office:time-value="PT11H00M00S" calcext:value-type="time">
            <text:p>11:00</text:p>
          </table:table-cell>
          <table:table-cell table:formula="of:=VLOOKUP([.D502];[$Локации.A:.E];5;0)" office:value-type="time" office:time-value="PT21H00M00S" calcext:value-type="time">
            <text:p>21:00</text:p>
          </table:table-cell>
          <table:table-cell table:formula="of:=IF(OR([.C502]&lt;[.H502];[.C502]&gt;[.I50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03];[$Локации.A:.E];4;0)" office:value-type="time" office:time-value="PT11H00M00S" calcext:value-type="time">
            <text:p>11:00</text:p>
          </table:table-cell>
          <table:table-cell table:formula="of:=VLOOKUP([.D503];[$Локации.A:.E];5;0)" office:value-type="time" office:time-value="PT20H00M00S" calcext:value-type="time">
            <text:p>20:00</text:p>
          </table:table-cell>
          <table:table-cell table:formula="of:=IF(OR([.C503]&lt;[.H503];[.C503]&gt;[.I50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04];[$Локации.A:.E];4;0)" office:value-type="time" office:time-value="PT10H00M00S" calcext:value-type="time">
            <text:p>10:00</text:p>
          </table:table-cell>
          <table:table-cell table:formula="of:=VLOOKUP([.D504];[$Локации.A:.E];5;0)" office:value-type="time" office:time-value="PT23H00M00S" calcext:value-type="time">
            <text:p>23:00</text:p>
          </table:table-cell>
          <table:table-cell table:formula="of:=IF(OR([.C504]&lt;[.H504];[.C504]&gt;[.I50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05];[$Локации.A:.E];4;0)" office:value-type="time" office:time-value="PT10H00M00S" calcext:value-type="time">
            <text:p>10:00</text:p>
          </table:table-cell>
          <table:table-cell table:formula="of:=VLOOKUP([.D505];[$Локации.A:.E];5;0)" office:value-type="time" office:time-value="PT21H00M00S" calcext:value-type="time">
            <text:p>21:00</text:p>
          </table:table-cell>
          <table:table-cell table:formula="of:=IF(OR([.C505]&lt;[.H505];[.C505]&gt;[.I50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06];[$Локации.A:.E];4;0)" office:value-type="time" office:time-value="PT12H00M00S" calcext:value-type="time">
            <text:p>12:00</text:p>
          </table:table-cell>
          <table:table-cell table:formula="of:=VLOOKUP([.D506];[$Локации.A:.E];5;0)" office:value-type="time" office:time-value="PT20H00M00S" calcext:value-type="time">
            <text:p>20:00</text:p>
          </table:table-cell>
          <table:table-cell table:formula="of:=IF(OR([.C506]&lt;[.H506];[.C506]&gt;[.I50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07];[$Локации.A:.E];4;0)" office:value-type="time" office:time-value="PT10H00M00S" calcext:value-type="time">
            <text:p>10:00</text:p>
          </table:table-cell>
          <table:table-cell table:formula="of:=VLOOKUP([.D507];[$Локации.A:.E];5;0)" office:value-type="time" office:time-value="PT21H00M00S" calcext:value-type="time">
            <text:p>21:00</text:p>
          </table:table-cell>
          <table:table-cell table:formula="of:=IF(OR([.C507]&lt;[.H507];[.C507]&gt;[.I50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08];[$Локации.A:.E];4;0)" office:value-type="time" office:time-value="PT10H00M00S" calcext:value-type="time">
            <text:p>10:00</text:p>
          </table:table-cell>
          <table:table-cell table:formula="of:=VLOOKUP([.D508];[$Локации.A:.E];5;0)" office:value-type="time" office:time-value="PT21H00M00S" calcext:value-type="time">
            <text:p>21:00</text:p>
          </table:table-cell>
          <table:table-cell table:formula="of:=IF(OR([.C508]&lt;[.H508];[.C508]&gt;[.I50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09];[$Локации.A:.E];4;0)" office:value-type="time" office:time-value="PT12H00M00S" calcext:value-type="time">
            <text:p>12:00</text:p>
          </table:table-cell>
          <table:table-cell table:formula="of:=VLOOKUP([.D509];[$Локации.A:.E];5;0)" office:value-type="time" office:time-value="PT23H00M00S" calcext:value-type="time">
            <text:p>23:00</text:p>
          </table:table-cell>
          <table:table-cell table:formula="of:=IF(OR([.C509]&lt;[.H509];[.C509]&gt;[.I50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10];[$Локации.A:.E];4;0)" office:value-type="time" office:time-value="PT10H00M00S" calcext:value-type="time">
            <text:p>10:00</text:p>
          </table:table-cell>
          <table:table-cell table:formula="of:=VLOOKUP([.D510];[$Локации.A:.E];5;0)" office:value-type="time" office:time-value="PT21H00M00S" calcext:value-type="time">
            <text:p>21:00</text:p>
          </table:table-cell>
          <table:table-cell table:formula="of:=IF(OR([.C510]&lt;[.H510];[.C510]&gt;[.I51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11];[$Локации.A:.E];4;0)" office:value-type="time" office:time-value="PT11H00M00S" calcext:value-type="time">
            <text:p>11:00</text:p>
          </table:table-cell>
          <table:table-cell table:formula="of:=VLOOKUP([.D511];[$Локации.A:.E];5;0)" office:value-type="time" office:time-value="PT23H00M00S" calcext:value-type="time">
            <text:p>23:00</text:p>
          </table:table-cell>
          <table:table-cell table:formula="of:=IF(OR([.C511]&lt;[.H511];[.C511]&gt;[.I51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12];[$Локации.A:.E];4;0)" office:value-type="time" office:time-value="PT10H00M00S" calcext:value-type="time">
            <text:p>10:00</text:p>
          </table:table-cell>
          <table:table-cell table:formula="of:=VLOOKUP([.D512];[$Локации.A:.E];5;0)" office:value-type="time" office:time-value="PT23H00M00S" calcext:value-type="time">
            <text:p>23:00</text:p>
          </table:table-cell>
          <table:table-cell table:formula="of:=IF(OR([.C512]&lt;[.H512];[.C512]&gt;[.I51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13];[$Локации.A:.E];4;0)" office:value-type="time" office:time-value="PT11H00M00S" calcext:value-type="time">
            <text:p>11:00</text:p>
          </table:table-cell>
          <table:table-cell table:formula="of:=VLOOKUP([.D513];[$Локации.A:.E];5;0)" office:value-type="time" office:time-value="PT20H00M00S" calcext:value-type="time">
            <text:p>20:00</text:p>
          </table:table-cell>
          <table:table-cell table:formula="of:=IF(OR([.C513]&lt;[.H513];[.C513]&gt;[.I51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14];[$Локации.A:.E];4;0)" office:value-type="time" office:time-value="PT10H00M00S" calcext:value-type="time">
            <text:p>10:00</text:p>
          </table:table-cell>
          <table:table-cell table:formula="of:=VLOOKUP([.D514];[$Локации.A:.E];5;0)" office:value-type="time" office:time-value="PT20H00M00S" calcext:value-type="time">
            <text:p>20:00</text:p>
          </table:table-cell>
          <table:table-cell table:formula="of:=IF(OR([.C514]&lt;[.H514];[.C514]&gt;[.I51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15];[$Локации.A:.E];4;0)" office:value-type="time" office:time-value="PT12H00M00S" calcext:value-type="time">
            <text:p>12:00</text:p>
          </table:table-cell>
          <table:table-cell table:formula="of:=VLOOKUP([.D515];[$Локации.A:.E];5;0)" office:value-type="time" office:time-value="PT20H00M00S" calcext:value-type="time">
            <text:p>20:00</text:p>
          </table:table-cell>
          <table:table-cell table:formula="of:=IF(OR([.C515]&lt;[.H515];[.C515]&gt;[.I51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16];[$Локации.A:.E];4;0)" office:value-type="time" office:time-value="PT11H00M00S" calcext:value-type="time">
            <text:p>11:00</text:p>
          </table:table-cell>
          <table:table-cell table:formula="of:=VLOOKUP([.D516];[$Локации.A:.E];5;0)" office:value-type="time" office:time-value="PT20H00M00S" calcext:value-type="time">
            <text:p>20:00</text:p>
          </table:table-cell>
          <table:table-cell table:formula="of:=IF(OR([.C516]&lt;[.H516];[.C516]&gt;[.I51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17];[$Локации.A:.E];4;0)" office:value-type="time" office:time-value="PT11H00M00S" calcext:value-type="time">
            <text:p>11:00</text:p>
          </table:table-cell>
          <table:table-cell table:formula="of:=VLOOKUP([.D517];[$Локации.A:.E];5;0)" office:value-type="time" office:time-value="PT20H00M00S" calcext:value-type="time">
            <text:p>20:00</text:p>
          </table:table-cell>
          <table:table-cell table:formula="of:=IF(OR([.C517]&lt;[.H517];[.C517]&gt;[.I51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18];[$Локации.A:.E];4;0)" office:value-type="time" office:time-value="PT10H00M00S" calcext:value-type="time">
            <text:p>10:00</text:p>
          </table:table-cell>
          <table:table-cell table:formula="of:=VLOOKUP([.D518];[$Локации.A:.E];5;0)" office:value-type="time" office:time-value="PT20H00M00S" calcext:value-type="time">
            <text:p>20:00</text:p>
          </table:table-cell>
          <table:table-cell table:formula="of:=IF(OR([.C518]&lt;[.H518];[.C518]&gt;[.I51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19];[$Локации.A:.E];4;0)" office:value-type="time" office:time-value="PT10H00M00S" calcext:value-type="time">
            <text:p>10:00</text:p>
          </table:table-cell>
          <table:table-cell table:formula="of:=VLOOKUP([.D519];[$Локации.A:.E];5;0)" office:value-type="time" office:time-value="PT23H00M00S" calcext:value-type="time">
            <text:p>23:00</text:p>
          </table:table-cell>
          <table:table-cell table:formula="of:=IF(OR([.C519]&lt;[.H519];[.C519]&gt;[.I51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20];[$Локации.A:.E];4;0)" office:value-type="time" office:time-value="PT11H00M00S" calcext:value-type="time">
            <text:p>11:00</text:p>
          </table:table-cell>
          <table:table-cell table:formula="of:=VLOOKUP([.D520];[$Локации.A:.E];5;0)" office:value-type="time" office:time-value="PT20H00M00S" calcext:value-type="time">
            <text:p>20:00</text:p>
          </table:table-cell>
          <table:table-cell table:formula="of:=IF(OR([.C520]&lt;[.H520];[.C520]&gt;[.I52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21];[$Локации.A:.E];4;0)" office:value-type="time" office:time-value="PT11H00M00S" calcext:value-type="time">
            <text:p>11:00</text:p>
          </table:table-cell>
          <table:table-cell table:formula="of:=VLOOKUP([.D521];[$Локации.A:.E];5;0)" office:value-type="time" office:time-value="PT20H00M00S" calcext:value-type="time">
            <text:p>20:00</text:p>
          </table:table-cell>
          <table:table-cell table:formula="of:=IF(OR([.C521]&lt;[.H521];[.C521]&gt;[.I52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22];[$Локации.A:.E];4;0)" office:value-type="time" office:time-value="PT10H00M00S" calcext:value-type="time">
            <text:p>10:00</text:p>
          </table:table-cell>
          <table:table-cell table:formula="of:=VLOOKUP([.D522];[$Локации.A:.E];5;0)" office:value-type="time" office:time-value="PT21H00M00S" calcext:value-type="time">
            <text:p>21:00</text:p>
          </table:table-cell>
          <table:table-cell table:formula="of:=IF(OR([.C522]&lt;[.H522];[.C522]&gt;[.I52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23];[$Локации.A:.E];4;0)" office:value-type="time" office:time-value="PT10H00M00S" calcext:value-type="time">
            <text:p>10:00</text:p>
          </table:table-cell>
          <table:table-cell table:formula="of:=VLOOKUP([.D523];[$Локации.A:.E];5;0)" office:value-type="time" office:time-value="PT21H00M00S" calcext:value-type="time">
            <text:p>21:00</text:p>
          </table:table-cell>
          <table:table-cell table:formula="of:=IF(OR([.C523]&lt;[.H523];[.C523]&gt;[.I52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24];[$Локации.A:.E];4;0)" office:value-type="time" office:time-value="PT12H00M00S" calcext:value-type="time">
            <text:p>12:00</text:p>
          </table:table-cell>
          <table:table-cell table:formula="of:=VLOOKUP([.D524];[$Локации.A:.E];5;0)" office:value-type="time" office:time-value="PT23H00M00S" calcext:value-type="time">
            <text:p>23:00</text:p>
          </table:table-cell>
          <table:table-cell table:formula="of:=IF(OR([.C524]&lt;[.H524];[.C524]&gt;[.I52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25];[$Локации.A:.E];4;0)" office:value-type="time" office:time-value="PT11H00M00S" calcext:value-type="time">
            <text:p>11:00</text:p>
          </table:table-cell>
          <table:table-cell table:formula="of:=VLOOKUP([.D525];[$Локации.A:.E];5;0)" office:value-type="time" office:time-value="PT20H00M00S" calcext:value-type="time">
            <text:p>20:00</text:p>
          </table:table-cell>
          <table:table-cell table:formula="of:=IF(OR([.C525]&lt;[.H525];[.C525]&gt;[.I52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26];[$Локации.A:.E];4;0)" office:value-type="time" office:time-value="PT10H00M00S" calcext:value-type="time">
            <text:p>10:00</text:p>
          </table:table-cell>
          <table:table-cell table:formula="of:=VLOOKUP([.D526];[$Локации.A:.E];5;0)" office:value-type="time" office:time-value="PT23H00M00S" calcext:value-type="time">
            <text:p>23:00</text:p>
          </table:table-cell>
          <table:table-cell table:formula="of:=IF(OR([.C526]&lt;[.H526];[.C526]&gt;[.I52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27];[$Локации.A:.E];4;0)" office:value-type="time" office:time-value="PT12H00M00S" calcext:value-type="time">
            <text:p>12:00</text:p>
          </table:table-cell>
          <table:table-cell table:formula="of:=VLOOKUP([.D527];[$Локации.A:.E];5;0)" office:value-type="time" office:time-value="PT20H00M00S" calcext:value-type="time">
            <text:p>20:00</text:p>
          </table:table-cell>
          <table:table-cell table:formula="of:=IF(OR([.C527]&lt;[.H527];[.C527]&gt;[.I52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28];[$Локации.A:.E];4;0)" office:value-type="time" office:time-value="PT10H00M00S" calcext:value-type="time">
            <text:p>10:00</text:p>
          </table:table-cell>
          <table:table-cell table:formula="of:=VLOOKUP([.D528];[$Локации.A:.E];5;0)" office:value-type="time" office:time-value="PT23H00M00S" calcext:value-type="time">
            <text:p>23:00</text:p>
          </table:table-cell>
          <table:table-cell table:formula="of:=IF(OR([.C528]&lt;[.H528];[.C528]&gt;[.I52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29];[$Локации.A:.E];4;0)" office:value-type="time" office:time-value="PT12H00M00S" calcext:value-type="time">
            <text:p>12:00</text:p>
          </table:table-cell>
          <table:table-cell table:formula="of:=VLOOKUP([.D529];[$Локации.A:.E];5;0)" office:value-type="time" office:time-value="PT23H00M00S" calcext:value-type="time">
            <text:p>23:00</text:p>
          </table:table-cell>
          <table:table-cell table:formula="of:=IF(OR([.C529]&lt;[.H529];[.C529]&gt;[.I52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30];[$Локации.A:.E];4;0)" office:value-type="time" office:time-value="PT12H00M00S" calcext:value-type="time">
            <text:p>12:00</text:p>
          </table:table-cell>
          <table:table-cell table:formula="of:=VLOOKUP([.D530];[$Локации.A:.E];5;0)" office:value-type="time" office:time-value="PT23H00M00S" calcext:value-type="time">
            <text:p>23:00</text:p>
          </table:table-cell>
          <table:table-cell table:formula="of:=IF(OR([.C530]&lt;[.H530];[.C530]&gt;[.I53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31];[$Локации.A:.E];4;0)" office:value-type="time" office:time-value="PT10H00M00S" calcext:value-type="time">
            <text:p>10:00</text:p>
          </table:table-cell>
          <table:table-cell table:formula="of:=VLOOKUP([.D531];[$Локации.A:.E];5;0)" office:value-type="time" office:time-value="PT23H00M00S" calcext:value-type="time">
            <text:p>23:00</text:p>
          </table:table-cell>
          <table:table-cell table:formula="of:=IF(OR([.C531]&lt;[.H531];[.C531]&gt;[.I53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32];[$Локации.A:.E];4;0)" office:value-type="time" office:time-value="PT11H00M00S" calcext:value-type="time">
            <text:p>11:00</text:p>
          </table:table-cell>
          <table:table-cell table:formula="of:=VLOOKUP([.D532];[$Локации.A:.E];5;0)" office:value-type="time" office:time-value="PT23H00M00S" calcext:value-type="time">
            <text:p>23:00</text:p>
          </table:table-cell>
          <table:table-cell table:formula="of:=IF(OR([.C532]&lt;[.H532];[.C532]&gt;[.I53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33];[$Локации.A:.E];4;0)" office:value-type="time" office:time-value="PT12H00M00S" calcext:value-type="time">
            <text:p>12:00</text:p>
          </table:table-cell>
          <table:table-cell table:formula="of:=VLOOKUP([.D533];[$Локации.A:.E];5;0)" office:value-type="time" office:time-value="PT20H00M00S" calcext:value-type="time">
            <text:p>20:00</text:p>
          </table:table-cell>
          <table:table-cell table:formula="of:=IF(OR([.C533]&lt;[.H533];[.C533]&gt;[.I53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34];[$Локации.A:.E];4;0)" office:value-type="time" office:time-value="PT12H00M00S" calcext:value-type="time">
            <text:p>12:00</text:p>
          </table:table-cell>
          <table:table-cell table:formula="of:=VLOOKUP([.D534];[$Локации.A:.E];5;0)" office:value-type="time" office:time-value="PT23H00M00S" calcext:value-type="time">
            <text:p>23:00</text:p>
          </table:table-cell>
          <table:table-cell table:formula="of:=IF(OR([.C534]&lt;[.H534];[.C534]&gt;[.I53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35];[$Локации.A:.E];4;0)" office:value-type="time" office:time-value="PT12H00M00S" calcext:value-type="time">
            <text:p>12:00</text:p>
          </table:table-cell>
          <table:table-cell table:formula="of:=VLOOKUP([.D535];[$Локации.A:.E];5;0)" office:value-type="time" office:time-value="PT20H00M00S" calcext:value-type="time">
            <text:p>20:00</text:p>
          </table:table-cell>
          <table:table-cell table:formula="of:=IF(OR([.C535]&lt;[.H535];[.C535]&gt;[.I53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36];[$Локации.A:.E];4;0)" office:value-type="time" office:time-value="PT10H00M00S" calcext:value-type="time">
            <text:p>10:00</text:p>
          </table:table-cell>
          <table:table-cell table:formula="of:=VLOOKUP([.D536];[$Локации.A:.E];5;0)" office:value-type="time" office:time-value="PT21H00M00S" calcext:value-type="time">
            <text:p>21:00</text:p>
          </table:table-cell>
          <table:table-cell table:formula="of:=IF(OR([.C536]&lt;[.H536];[.C536]&gt;[.I53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5H00M00S" calcext:value-type="time">
            <text:p>05: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37];[$Локации.A:.E];4;0)" office:value-type="time" office:time-value="PT11H00M00S" calcext:value-type="time">
            <text:p>11:00</text:p>
          </table:table-cell>
          <table:table-cell table:formula="of:=VLOOKUP([.D537];[$Локации.A:.E];5;0)" office:value-type="time" office:time-value="PT23H00M00S" calcext:value-type="time">
            <text:p>23:00</text:p>
          </table:table-cell>
          <table:table-cell table:formula="of:=IF(OR([.C537]&lt;[.H537];[.C537]&gt;[.I53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38];[$Локации.A:.E];4;0)" office:value-type="time" office:time-value="PT12H00M00S" calcext:value-type="time">
            <text:p>12:00</text:p>
          </table:table-cell>
          <table:table-cell table:formula="of:=VLOOKUP([.D538];[$Локации.A:.E];5;0)" office:value-type="time" office:time-value="PT23H00M00S" calcext:value-type="time">
            <text:p>23:00</text:p>
          </table:table-cell>
          <table:table-cell table:formula="of:=IF(OR([.C538]&lt;[.H538];[.C538]&gt;[.I53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39];[$Локации.A:.E];4;0)" office:value-type="time" office:time-value="PT12H00M00S" calcext:value-type="time">
            <text:p>12:00</text:p>
          </table:table-cell>
          <table:table-cell table:formula="of:=VLOOKUP([.D539];[$Локации.A:.E];5;0)" office:value-type="time" office:time-value="PT23H00M00S" calcext:value-type="time">
            <text:p>23:00</text:p>
          </table:table-cell>
          <table:table-cell table:formula="of:=IF(OR([.C539]&lt;[.H539];[.C539]&gt;[.I53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40];[$Локации.A:.E];4;0)" office:value-type="time" office:time-value="PT10H00M00S" calcext:value-type="time">
            <text:p>10:00</text:p>
          </table:table-cell>
          <table:table-cell table:formula="of:=VLOOKUP([.D540];[$Локации.A:.E];5;0)" office:value-type="time" office:time-value="PT21H00M00S" calcext:value-type="time">
            <text:p>21:00</text:p>
          </table:table-cell>
          <table:table-cell table:formula="of:=IF(OR([.C540]&lt;[.H540];[.C540]&gt;[.I54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41];[$Локации.A:.E];4;0)" office:value-type="time" office:time-value="PT10H00M00S" calcext:value-type="time">
            <text:p>10:00</text:p>
          </table:table-cell>
          <table:table-cell table:formula="of:=VLOOKUP([.D541];[$Локации.A:.E];5;0)" office:value-type="time" office:time-value="PT23H00M00S" calcext:value-type="time">
            <text:p>23:00</text:p>
          </table:table-cell>
          <table:table-cell table:formula="of:=IF(OR([.C541]&lt;[.H541];[.C541]&gt;[.I54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42];[$Локации.A:.E];4;0)" office:value-type="time" office:time-value="PT10H00M00S" calcext:value-type="time">
            <text:p>10:00</text:p>
          </table:table-cell>
          <table:table-cell table:formula="of:=VLOOKUP([.D542];[$Локации.A:.E];5;0)" office:value-type="time" office:time-value="PT21H00M00S" calcext:value-type="time">
            <text:p>21:00</text:p>
          </table:table-cell>
          <table:table-cell table:formula="of:=IF(OR([.C542]&lt;[.H542];[.C542]&gt;[.I54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43];[$Локации.A:.E];4;0)" office:value-type="time" office:time-value="PT10H00M00S" calcext:value-type="time">
            <text:p>10:00</text:p>
          </table:table-cell>
          <table:table-cell table:formula="of:=VLOOKUP([.D543];[$Локации.A:.E];5;0)" office:value-type="time" office:time-value="PT23H00M00S" calcext:value-type="time">
            <text:p>23:00</text:p>
          </table:table-cell>
          <table:table-cell table:formula="of:=IF(OR([.C543]&lt;[.H543];[.C543]&gt;[.I54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44];[$Локации.A:.E];4;0)" office:value-type="time" office:time-value="PT10H00M00S" calcext:value-type="time">
            <text:p>10:00</text:p>
          </table:table-cell>
          <table:table-cell table:formula="of:=VLOOKUP([.D544];[$Локации.A:.E];5;0)" office:value-type="time" office:time-value="PT21H00M00S" calcext:value-type="time">
            <text:p>21:00</text:p>
          </table:table-cell>
          <table:table-cell table:formula="of:=IF(OR([.C544]&lt;[.H544];[.C544]&gt;[.I54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45];[$Локации.A:.E];4;0)" office:value-type="time" office:time-value="PT12H00M00S" calcext:value-type="time">
            <text:p>12:00</text:p>
          </table:table-cell>
          <table:table-cell table:formula="of:=VLOOKUP([.D545];[$Локации.A:.E];5;0)" office:value-type="time" office:time-value="PT23H00M00S" calcext:value-type="time">
            <text:p>23:00</text:p>
          </table:table-cell>
          <table:table-cell table:formula="of:=IF(OR([.C545]&lt;[.H545];[.C545]&gt;[.I54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46];[$Локации.A:.E];4;0)" office:value-type="time" office:time-value="PT11H00M00S" calcext:value-type="time">
            <text:p>11:00</text:p>
          </table:table-cell>
          <table:table-cell table:formula="of:=VLOOKUP([.D546];[$Локации.A:.E];5;0)" office:value-type="time" office:time-value="PT20H00M00S" calcext:value-type="time">
            <text:p>20:00</text:p>
          </table:table-cell>
          <table:table-cell table:formula="of:=IF(OR([.C546]&lt;[.H546];[.C546]&gt;[.I54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47];[$Локации.A:.E];4;0)" office:value-type="time" office:time-value="PT10H00M00S" calcext:value-type="time">
            <text:p>10:00</text:p>
          </table:table-cell>
          <table:table-cell table:formula="of:=VLOOKUP([.D547];[$Локации.A:.E];5;0)" office:value-type="time" office:time-value="PT21H00M00S" calcext:value-type="time">
            <text:p>21:00</text:p>
          </table:table-cell>
          <table:table-cell table:formula="of:=IF(OR([.C547]&lt;[.H547];[.C547]&gt;[.I54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48];[$Локации.A:.E];4;0)" office:value-type="time" office:time-value="PT10H00M00S" calcext:value-type="time">
            <text:p>10:00</text:p>
          </table:table-cell>
          <table:table-cell table:formula="of:=VLOOKUP([.D548];[$Локации.A:.E];5;0)" office:value-type="time" office:time-value="PT23H00M00S" calcext:value-type="time">
            <text:p>23:00</text:p>
          </table:table-cell>
          <table:table-cell table:formula="of:=IF(OR([.C548]&lt;[.H548];[.C548]&gt;[.I54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49];[$Локации.A:.E];4;0)" office:value-type="time" office:time-value="PT10H00M00S" calcext:value-type="time">
            <text:p>10:00</text:p>
          </table:table-cell>
          <table:table-cell table:formula="of:=VLOOKUP([.D549];[$Локации.A:.E];5;0)" office:value-type="time" office:time-value="PT23H00M00S" calcext:value-type="time">
            <text:p>23:00</text:p>
          </table:table-cell>
          <table:table-cell table:formula="of:=IF(OR([.C549]&lt;[.H549];[.C549]&gt;[.I54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50];[$Локации.A:.E];4;0)" office:value-type="time" office:time-value="PT12H00M00S" calcext:value-type="time">
            <text:p>12:00</text:p>
          </table:table-cell>
          <table:table-cell table:formula="of:=VLOOKUP([.D550];[$Локации.A:.E];5;0)" office:value-type="time" office:time-value="PT23H00M00S" calcext:value-type="time">
            <text:p>23:00</text:p>
          </table:table-cell>
          <table:table-cell table:formula="of:=IF(OR([.C550]&lt;[.H550];[.C550]&gt;[.I55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51];[$Локации.A:.E];4;0)" office:value-type="time" office:time-value="PT12H00M00S" calcext:value-type="time">
            <text:p>12:00</text:p>
          </table:table-cell>
          <table:table-cell table:formula="of:=VLOOKUP([.D551];[$Локации.A:.E];5;0)" office:value-type="time" office:time-value="PT23H00M00S" calcext:value-type="time">
            <text:p>23:00</text:p>
          </table:table-cell>
          <table:table-cell table:formula="of:=IF(OR([.C551]&lt;[.H551];[.C551]&gt;[.I55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52];[$Локации.A:.E];4;0)" office:value-type="time" office:time-value="PT10H00M00S" calcext:value-type="time">
            <text:p>10:00</text:p>
          </table:table-cell>
          <table:table-cell table:formula="of:=VLOOKUP([.D552];[$Локации.A:.E];5;0)" office:value-type="time" office:time-value="PT23H00M00S" calcext:value-type="time">
            <text:p>23:00</text:p>
          </table:table-cell>
          <table:table-cell table:formula="of:=IF(OR([.C552]&lt;[.H552];[.C552]&gt;[.I55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53];[$Локации.A:.E];4;0)" office:value-type="time" office:time-value="PT12H00M00S" calcext:value-type="time">
            <text:p>12:00</text:p>
          </table:table-cell>
          <table:table-cell table:formula="of:=VLOOKUP([.D553];[$Локации.A:.E];5;0)" office:value-type="time" office:time-value="PT20H00M00S" calcext:value-type="time">
            <text:p>20:00</text:p>
          </table:table-cell>
          <table:table-cell table:formula="of:=IF(OR([.C553]&lt;[.H553];[.C553]&gt;[.I55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54];[$Локации.A:.E];4;0)" office:value-type="time" office:time-value="PT10H00M00S" calcext:value-type="time">
            <text:p>10:00</text:p>
          </table:table-cell>
          <table:table-cell table:formula="of:=VLOOKUP([.D554];[$Локации.A:.E];5;0)" office:value-type="time" office:time-value="PT23H00M00S" calcext:value-type="time">
            <text:p>23:00</text:p>
          </table:table-cell>
          <table:table-cell table:formula="of:=IF(OR([.C554]&lt;[.H554];[.C554]&gt;[.I55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55];[$Локации.A:.E];4;0)" office:value-type="time" office:time-value="PT11H00M00S" calcext:value-type="time">
            <text:p>11:00</text:p>
          </table:table-cell>
          <table:table-cell table:formula="of:=VLOOKUP([.D555];[$Локации.A:.E];5;0)" office:value-type="time" office:time-value="PT20H00M00S" calcext:value-type="time">
            <text:p>20:00</text:p>
          </table:table-cell>
          <table:table-cell table:formula="of:=IF(OR([.C555]&lt;[.H555];[.C555]&gt;[.I55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56];[$Локации.A:.E];4;0)" office:value-type="time" office:time-value="PT10H00M00S" calcext:value-type="time">
            <text:p>10:00</text:p>
          </table:table-cell>
          <table:table-cell table:formula="of:=VLOOKUP([.D556];[$Локации.A:.E];5;0)" office:value-type="time" office:time-value="PT21H00M00S" calcext:value-type="time">
            <text:p>21:00</text:p>
          </table:table-cell>
          <table:table-cell table:formula="of:=IF(OR([.C556]&lt;[.H556];[.C556]&gt;[.I55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57];[$Локации.A:.E];4;0)" office:value-type="time" office:time-value="PT12H00M00S" calcext:value-type="time">
            <text:p>12:00</text:p>
          </table:table-cell>
          <table:table-cell table:formula="of:=VLOOKUP([.D557];[$Локации.A:.E];5;0)" office:value-type="time" office:time-value="PT23H00M00S" calcext:value-type="time">
            <text:p>23:00</text:p>
          </table:table-cell>
          <table:table-cell table:formula="of:=IF(OR([.C557]&lt;[.H557];[.C557]&gt;[.I55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58];[$Локации.A:.E];4;0)" office:value-type="time" office:time-value="PT11H00M00S" calcext:value-type="time">
            <text:p>11:00</text:p>
          </table:table-cell>
          <table:table-cell table:formula="of:=VLOOKUP([.D558];[$Локации.A:.E];5;0)" office:value-type="time" office:time-value="PT23H00M00S" calcext:value-type="time">
            <text:p>23:00</text:p>
          </table:table-cell>
          <table:table-cell table:formula="of:=IF(OR([.C558]&lt;[.H558];[.C558]&gt;[.I55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59];[$Локации.A:.E];4;0)" office:value-type="time" office:time-value="PT12H00M00S" calcext:value-type="time">
            <text:p>12:00</text:p>
          </table:table-cell>
          <table:table-cell table:formula="of:=VLOOKUP([.D559];[$Локации.A:.E];5;0)" office:value-type="time" office:time-value="PT20H00M00S" calcext:value-type="time">
            <text:p>20:00</text:p>
          </table:table-cell>
          <table:table-cell table:formula="of:=IF(OR([.C559]&lt;[.H559];[.C559]&gt;[.I55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60];[$Локации.A:.E];4;0)" office:value-type="time" office:time-value="PT11H00M00S" calcext:value-type="time">
            <text:p>11:00</text:p>
          </table:table-cell>
          <table:table-cell table:formula="of:=VLOOKUP([.D560];[$Локации.A:.E];5;0)" office:value-type="time" office:time-value="PT23H00M00S" calcext:value-type="time">
            <text:p>23:00</text:p>
          </table:table-cell>
          <table:table-cell table:formula="of:=IF(OR([.C560]&lt;[.H560];[.C560]&gt;[.I56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61];[$Локации.A:.E];4;0)" office:value-type="time" office:time-value="PT12H00M00S" calcext:value-type="time">
            <text:p>12:00</text:p>
          </table:table-cell>
          <table:table-cell table:formula="of:=VLOOKUP([.D561];[$Локации.A:.E];5;0)" office:value-type="time" office:time-value="PT23H00M00S" calcext:value-type="time">
            <text:p>23:00</text:p>
          </table:table-cell>
          <table:table-cell table:formula="of:=IF(OR([.C561]&lt;[.H561];[.C561]&gt;[.I56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62];[$Локации.A:.E];4;0)" office:value-type="time" office:time-value="PT12H00M00S" calcext:value-type="time">
            <text:p>12:00</text:p>
          </table:table-cell>
          <table:table-cell table:formula="of:=VLOOKUP([.D562];[$Локации.A:.E];5;0)" office:value-type="time" office:time-value="PT20H00M00S" calcext:value-type="time">
            <text:p>20:00</text:p>
          </table:table-cell>
          <table:table-cell table:formula="of:=IF(OR([.C562]&lt;[.H562];[.C562]&gt;[.I56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63];[$Локации.A:.E];4;0)" office:value-type="time" office:time-value="PT10H00M00S" calcext:value-type="time">
            <text:p>10:00</text:p>
          </table:table-cell>
          <table:table-cell table:formula="of:=VLOOKUP([.D563];[$Локации.A:.E];5;0)" office:value-type="time" office:time-value="PT23H00M00S" calcext:value-type="time">
            <text:p>23:00</text:p>
          </table:table-cell>
          <table:table-cell table:formula="of:=IF(OR([.C563]&lt;[.H563];[.C563]&gt;[.I56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64];[$Локации.A:.E];4;0)" office:value-type="time" office:time-value="PT11H00M00S" calcext:value-type="time">
            <text:p>11:00</text:p>
          </table:table-cell>
          <table:table-cell table:formula="of:=VLOOKUP([.D564];[$Локации.A:.E];5;0)" office:value-type="time" office:time-value="PT20H00M00S" calcext:value-type="time">
            <text:p>20:00</text:p>
          </table:table-cell>
          <table:table-cell table:formula="of:=IF(OR([.C564]&lt;[.H564];[.C564]&gt;[.I56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65];[$Локации.A:.E];4;0)" office:value-type="time" office:time-value="PT10H00M00S" calcext:value-type="time">
            <text:p>10:00</text:p>
          </table:table-cell>
          <table:table-cell table:formula="of:=VLOOKUP([.D565];[$Локации.A:.E];5;0)" office:value-type="time" office:time-value="PT23H00M00S" calcext:value-type="time">
            <text:p>23:00</text:p>
          </table:table-cell>
          <table:table-cell table:formula="of:=IF(OR([.C565]&lt;[.H565];[.C565]&gt;[.I56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66];[$Локации.A:.E];4;0)" office:value-type="time" office:time-value="PT10H00M00S" calcext:value-type="time">
            <text:p>10:00</text:p>
          </table:table-cell>
          <table:table-cell table:formula="of:=VLOOKUP([.D566];[$Локации.A:.E];5;0)" office:value-type="time" office:time-value="PT23H00M00S" calcext:value-type="time">
            <text:p>23:00</text:p>
          </table:table-cell>
          <table:table-cell table:formula="of:=IF(OR([.C566]&lt;[.H566];[.C566]&gt;[.I56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1H00M00S" calcext:value-type="time">
            <text:p>01: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67];[$Локации.A:.E];4;0)" office:value-type="time" office:time-value="PT12H00M00S" calcext:value-type="time">
            <text:p>12:00</text:p>
          </table:table-cell>
          <table:table-cell table:formula="of:=VLOOKUP([.D567];[$Локации.A:.E];5;0)" office:value-type="time" office:time-value="PT20H00M00S" calcext:value-type="time">
            <text:p>20:00</text:p>
          </table:table-cell>
          <table:table-cell table:formula="of:=IF(OR([.C567]&lt;[.H567];[.C567]&gt;[.I56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68];[$Локации.A:.E];4;0)" office:value-type="time" office:time-value="PT11H00M00S" calcext:value-type="time">
            <text:p>11:00</text:p>
          </table:table-cell>
          <table:table-cell table:formula="of:=VLOOKUP([.D568];[$Локации.A:.E];5;0)" office:value-type="time" office:time-value="PT20H00M00S" calcext:value-type="time">
            <text:p>20:00</text:p>
          </table:table-cell>
          <table:table-cell table:formula="of:=IF(OR([.C568]&lt;[.H568];[.C568]&gt;[.I56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69];[$Локации.A:.E];4;0)" office:value-type="time" office:time-value="PT10H00M00S" calcext:value-type="time">
            <text:p>10:00</text:p>
          </table:table-cell>
          <table:table-cell table:formula="of:=VLOOKUP([.D569];[$Локации.A:.E];5;0)" office:value-type="time" office:time-value="PT23H00M00S" calcext:value-type="time">
            <text:p>23:00</text:p>
          </table:table-cell>
          <table:table-cell table:formula="of:=IF(OR([.C569]&lt;[.H569];[.C569]&gt;[.I56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70];[$Локации.A:.E];4;0)" office:value-type="time" office:time-value="PT10H00M00S" calcext:value-type="time">
            <text:p>10:00</text:p>
          </table:table-cell>
          <table:table-cell table:formula="of:=VLOOKUP([.D570];[$Локации.A:.E];5;0)" office:value-type="time" office:time-value="PT23H00M00S" calcext:value-type="time">
            <text:p>23:00</text:p>
          </table:table-cell>
          <table:table-cell table:formula="of:=IF(OR([.C570]&lt;[.H570];[.C570]&gt;[.I57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71];[$Локации.A:.E];4;0)" office:value-type="time" office:time-value="PT10H00M00S" calcext:value-type="time">
            <text:p>10:00</text:p>
          </table:table-cell>
          <table:table-cell table:formula="of:=VLOOKUP([.D571];[$Локации.A:.E];5;0)" office:value-type="time" office:time-value="PT23H00M00S" calcext:value-type="time">
            <text:p>23:00</text:p>
          </table:table-cell>
          <table:table-cell table:formula="of:=IF(OR([.C571]&lt;[.H571];[.C571]&gt;[.I57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72];[$Локации.A:.E];4;0)" office:value-type="time" office:time-value="PT10H00M00S" calcext:value-type="time">
            <text:p>10:00</text:p>
          </table:table-cell>
          <table:table-cell table:formula="of:=VLOOKUP([.D572];[$Локации.A:.E];5;0)" office:value-type="time" office:time-value="PT23H00M00S" calcext:value-type="time">
            <text:p>23:00</text:p>
          </table:table-cell>
          <table:table-cell table:formula="of:=IF(OR([.C572]&lt;[.H572];[.C572]&gt;[.I57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73];[$Локации.A:.E];4;0)" office:value-type="time" office:time-value="PT11H00M00S" calcext:value-type="time">
            <text:p>11:00</text:p>
          </table:table-cell>
          <table:table-cell table:formula="of:=VLOOKUP([.D573];[$Локации.A:.E];5;0)" office:value-type="time" office:time-value="PT20H00M00S" calcext:value-type="time">
            <text:p>20:00</text:p>
          </table:table-cell>
          <table:table-cell table:formula="of:=IF(OR([.C573]&lt;[.H573];[.C573]&gt;[.I57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74];[$Локации.A:.E];4;0)" office:value-type="time" office:time-value="PT10H00M00S" calcext:value-type="time">
            <text:p>10:00</text:p>
          </table:table-cell>
          <table:table-cell table:formula="of:=VLOOKUP([.D574];[$Локации.A:.E];5;0)" office:value-type="time" office:time-value="PT23H00M00S" calcext:value-type="time">
            <text:p>23:00</text:p>
          </table:table-cell>
          <table:table-cell table:formula="of:=IF(OR([.C574]&lt;[.H574];[.C574]&gt;[.I57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75];[$Локации.A:.E];4;0)" office:value-type="time" office:time-value="PT12H00M00S" calcext:value-type="time">
            <text:p>12:00</text:p>
          </table:table-cell>
          <table:table-cell table:formula="of:=VLOOKUP([.D575];[$Локации.A:.E];5;0)" office:value-type="time" office:time-value="PT23H00M00S" calcext:value-type="time">
            <text:p>23:00</text:p>
          </table:table-cell>
          <table:table-cell table:formula="of:=IF(OR([.C575]&lt;[.H575];[.C575]&gt;[.I57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76];[$Локации.A:.E];4;0)" office:value-type="time" office:time-value="PT10H00M00S" calcext:value-type="time">
            <text:p>10:00</text:p>
          </table:table-cell>
          <table:table-cell table:formula="of:=VLOOKUP([.D576];[$Локации.A:.E];5;0)" office:value-type="time" office:time-value="PT20H00M00S" calcext:value-type="time">
            <text:p>20:00</text:p>
          </table:table-cell>
          <table:table-cell table:formula="of:=IF(OR([.C576]&lt;[.H576];[.C576]&gt;[.I57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77];[$Локации.A:.E];4;0)" office:value-type="time" office:time-value="PT12H00M00S" calcext:value-type="time">
            <text:p>12:00</text:p>
          </table:table-cell>
          <table:table-cell table:formula="of:=VLOOKUP([.D577];[$Локации.A:.E];5;0)" office:value-type="time" office:time-value="PT23H00M00S" calcext:value-type="time">
            <text:p>23:00</text:p>
          </table:table-cell>
          <table:table-cell table:formula="of:=IF(OR([.C577]&lt;[.H577];[.C577]&gt;[.I57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78];[$Локации.A:.E];4;0)" office:value-type="time" office:time-value="PT12H00M00S" calcext:value-type="time">
            <text:p>12:00</text:p>
          </table:table-cell>
          <table:table-cell table:formula="of:=VLOOKUP([.D578];[$Локации.A:.E];5;0)" office:value-type="time" office:time-value="PT20H00M00S" calcext:value-type="time">
            <text:p>20:00</text:p>
          </table:table-cell>
          <table:table-cell table:formula="of:=IF(OR([.C578]&lt;[.H578];[.C578]&gt;[.I57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79];[$Локации.A:.E];4;0)" office:value-type="time" office:time-value="PT11H00M00S" calcext:value-type="time">
            <text:p>11:00</text:p>
          </table:table-cell>
          <table:table-cell table:formula="of:=VLOOKUP([.D579];[$Локации.A:.E];5;0)" office:value-type="time" office:time-value="PT23H00M00S" calcext:value-type="time">
            <text:p>23:00</text:p>
          </table:table-cell>
          <table:table-cell table:formula="of:=IF(OR([.C579]&lt;[.H579];[.C579]&gt;[.I57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80];[$Локации.A:.E];4;0)" office:value-type="time" office:time-value="PT12H00M00S" calcext:value-type="time">
            <text:p>12:00</text:p>
          </table:table-cell>
          <table:table-cell table:formula="of:=VLOOKUP([.D580];[$Локации.A:.E];5;0)" office:value-type="time" office:time-value="PT23H00M00S" calcext:value-type="time">
            <text:p>23:00</text:p>
          </table:table-cell>
          <table:table-cell table:formula="of:=IF(OR([.C580]&lt;[.H580];[.C580]&gt;[.I58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81];[$Локации.A:.E];4;0)" office:value-type="time" office:time-value="PT12H00M00S" calcext:value-type="time">
            <text:p>12:00</text:p>
          </table:table-cell>
          <table:table-cell table:formula="of:=VLOOKUP([.D581];[$Локации.A:.E];5;0)" office:value-type="time" office:time-value="PT22H00M00S" calcext:value-type="time">
            <text:p>22:00</text:p>
          </table:table-cell>
          <table:table-cell table:formula="of:=IF(OR([.C581]&lt;[.H581];[.C581]&gt;[.I58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82];[$Локации.A:.E];4;0)" office:value-type="time" office:time-value="PT11H00M00S" calcext:value-type="time">
            <text:p>11:00</text:p>
          </table:table-cell>
          <table:table-cell table:formula="of:=VLOOKUP([.D582];[$Локации.A:.E];5;0)" office:value-type="time" office:time-value="PT23H00M00S" calcext:value-type="time">
            <text:p>23:00</text:p>
          </table:table-cell>
          <table:table-cell table:formula="of:=IF(OR([.C582]&lt;[.H582];[.C582]&gt;[.I58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83];[$Локации.A:.E];4;0)" office:value-type="time" office:time-value="PT12H00M00S" calcext:value-type="time">
            <text:p>12:00</text:p>
          </table:table-cell>
          <table:table-cell table:formula="of:=VLOOKUP([.D583];[$Локации.A:.E];5;0)" office:value-type="time" office:time-value="PT20H00M00S" calcext:value-type="time">
            <text:p>20:00</text:p>
          </table:table-cell>
          <table:table-cell table:formula="of:=IF(OR([.C583]&lt;[.H583];[.C583]&gt;[.I58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84];[$Локации.A:.E];4;0)" office:value-type="time" office:time-value="PT10H00M00S" calcext:value-type="time">
            <text:p>10:00</text:p>
          </table:table-cell>
          <table:table-cell table:formula="of:=VLOOKUP([.D584];[$Локации.A:.E];5;0)" office:value-type="time" office:time-value="PT23H00M00S" calcext:value-type="time">
            <text:p>23:00</text:p>
          </table:table-cell>
          <table:table-cell table:formula="of:=IF(OR([.C584]&lt;[.H584];[.C584]&gt;[.I58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85];[$Локации.A:.E];4;0)" office:value-type="time" office:time-value="PT11H00M00S" calcext:value-type="time">
            <text:p>11:00</text:p>
          </table:table-cell>
          <table:table-cell table:formula="of:=VLOOKUP([.D585];[$Локации.A:.E];5;0)" office:value-type="time" office:time-value="PT20H00M00S" calcext:value-type="time">
            <text:p>20:00</text:p>
          </table:table-cell>
          <table:table-cell table:formula="of:=IF(OR([.C585]&lt;[.H585];[.C585]&gt;[.I58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86];[$Локации.A:.E];4;0)" office:value-type="time" office:time-value="PT12H00M00S" calcext:value-type="time">
            <text:p>12:00</text:p>
          </table:table-cell>
          <table:table-cell table:formula="of:=VLOOKUP([.D586];[$Локации.A:.E];5;0)" office:value-type="time" office:time-value="PT23H00M00S" calcext:value-type="time">
            <text:p>23:00</text:p>
          </table:table-cell>
          <table:table-cell table:formula="of:=IF(OR([.C586]&lt;[.H586];[.C586]&gt;[.I58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87];[$Локации.A:.E];4;0)" office:value-type="time" office:time-value="PT10H00M00S" calcext:value-type="time">
            <text:p>10:00</text:p>
          </table:table-cell>
          <table:table-cell table:formula="of:=VLOOKUP([.D587];[$Локации.A:.E];5;0)" office:value-type="time" office:time-value="PT23H00M00S" calcext:value-type="time">
            <text:p>23:00</text:p>
          </table:table-cell>
          <table:table-cell table:formula="of:=IF(OR([.C587]&lt;[.H587];[.C587]&gt;[.I58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88];[$Локации.A:.E];4;0)" office:value-type="time" office:time-value="PT11H00M00S" calcext:value-type="time">
            <text:p>11:00</text:p>
          </table:table-cell>
          <table:table-cell table:formula="of:=VLOOKUP([.D588];[$Локации.A:.E];5;0)" office:value-type="time" office:time-value="PT20H00M00S" calcext:value-type="time">
            <text:p>20:00</text:p>
          </table:table-cell>
          <table:table-cell table:formula="of:=IF(OR([.C588]&lt;[.H588];[.C588]&gt;[.I58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89];[$Локации.A:.E];4;0)" office:value-type="time" office:time-value="PT11H00M00S" calcext:value-type="time">
            <text:p>11:00</text:p>
          </table:table-cell>
          <table:table-cell table:formula="of:=VLOOKUP([.D589];[$Локации.A:.E];5;0)" office:value-type="time" office:time-value="PT23H00M00S" calcext:value-type="time">
            <text:p>23:00</text:p>
          </table:table-cell>
          <table:table-cell table:formula="of:=IF(OR([.C589]&lt;[.H589];[.C589]&gt;[.I58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90];[$Локации.A:.E];4;0)" office:value-type="time" office:time-value="PT10H00M00S" calcext:value-type="time">
            <text:p>10:00</text:p>
          </table:table-cell>
          <table:table-cell table:formula="of:=VLOOKUP([.D590];[$Локации.A:.E];5;0)" office:value-type="time" office:time-value="PT21H00M00S" calcext:value-type="time">
            <text:p>21:00</text:p>
          </table:table-cell>
          <table:table-cell table:formula="of:=IF(OR([.C590]&lt;[.H590];[.C590]&gt;[.I59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91];[$Локации.A:.E];4;0)" office:value-type="time" office:time-value="PT11H00M00S" calcext:value-type="time">
            <text:p>11:00</text:p>
          </table:table-cell>
          <table:table-cell table:formula="of:=VLOOKUP([.D591];[$Локации.A:.E];5;0)" office:value-type="time" office:time-value="PT20H00M00S" calcext:value-type="time">
            <text:p>20:00</text:p>
          </table:table-cell>
          <table:table-cell table:formula="of:=IF(OR([.C591]&lt;[.H591];[.C591]&gt;[.I59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92];[$Локации.A:.E];4;0)" office:value-type="time" office:time-value="PT12H00M00S" calcext:value-type="time">
            <text:p>12:00</text:p>
          </table:table-cell>
          <table:table-cell table:formula="of:=VLOOKUP([.D592];[$Локации.A:.E];5;0)" office:value-type="time" office:time-value="PT23H00M00S" calcext:value-type="time">
            <text:p>23:00</text:p>
          </table:table-cell>
          <table:table-cell table:formula="of:=IF(OR([.C592]&lt;[.H592];[.C592]&gt;[.I59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93];[$Локации.A:.E];4;0)" office:value-type="time" office:time-value="PT10H00M00S" calcext:value-type="time">
            <text:p>10:00</text:p>
          </table:table-cell>
          <table:table-cell table:formula="of:=VLOOKUP([.D593];[$Локации.A:.E];5;0)" office:value-type="time" office:time-value="PT23H00M00S" calcext:value-type="time">
            <text:p>23:00</text:p>
          </table:table-cell>
          <table:table-cell table:formula="of:=IF(OR([.C593]&lt;[.H593];[.C593]&gt;[.I59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94];[$Локации.A:.E];4;0)" office:value-type="time" office:time-value="PT12H00M00S" calcext:value-type="time">
            <text:p>12:00</text:p>
          </table:table-cell>
          <table:table-cell table:formula="of:=VLOOKUP([.D594];[$Локации.A:.E];5;0)" office:value-type="time" office:time-value="PT20H00M00S" calcext:value-type="time">
            <text:p>20:00</text:p>
          </table:table-cell>
          <table:table-cell table:formula="of:=IF(OR([.C594]&lt;[.H594];[.C594]&gt;[.I59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95];[$Локации.A:.E];4;0)" office:value-type="time" office:time-value="PT12H00M00S" calcext:value-type="time">
            <text:p>12:00</text:p>
          </table:table-cell>
          <table:table-cell table:formula="of:=VLOOKUP([.D595];[$Локации.A:.E];5;0)" office:value-type="time" office:time-value="PT23H00M00S" calcext:value-type="time">
            <text:p>23:00</text:p>
          </table:table-cell>
          <table:table-cell table:formula="of:=IF(OR([.C595]&lt;[.H595];[.C595]&gt;[.I59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596];[$Локации.A:.E];4;0)" office:value-type="time" office:time-value="PT10H00M00S" calcext:value-type="time">
            <text:p>10:00</text:p>
          </table:table-cell>
          <table:table-cell table:formula="of:=VLOOKUP([.D596];[$Локации.A:.E];5;0)" office:value-type="time" office:time-value="PT21H00M00S" calcext:value-type="time">
            <text:p>21:00</text:p>
          </table:table-cell>
          <table:table-cell table:formula="of:=IF(OR([.C596]&lt;[.H596];[.C596]&gt;[.I59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97];[$Локации.A:.E];4;0)" office:value-type="time" office:time-value="PT10H00M00S" calcext:value-type="time">
            <text:p>10:00</text:p>
          </table:table-cell>
          <table:table-cell table:formula="of:=VLOOKUP([.D597];[$Локации.A:.E];5;0)" office:value-type="time" office:time-value="PT23H00M00S" calcext:value-type="time">
            <text:p>23:00</text:p>
          </table:table-cell>
          <table:table-cell table:formula="of:=IF(OR([.C597]&lt;[.H597];[.C597]&gt;[.I59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98];[$Локации.A:.E];4;0)" office:value-type="time" office:time-value="PT12H00M00S" calcext:value-type="time">
            <text:p>12:00</text:p>
          </table:table-cell>
          <table:table-cell table:formula="of:=VLOOKUP([.D598];[$Локации.A:.E];5;0)" office:value-type="time" office:time-value="PT20H00M00S" calcext:value-type="time">
            <text:p>20:00</text:p>
          </table:table-cell>
          <table:table-cell table:formula="of:=IF(OR([.C598]&lt;[.H598];[.C598]&gt;[.I59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599];[$Локации.A:.E];4;0)" office:value-type="time" office:time-value="PT10H00M00S" calcext:value-type="time">
            <text:p>10:00</text:p>
          </table:table-cell>
          <table:table-cell table:formula="of:=VLOOKUP([.D599];[$Локации.A:.E];5;0)" office:value-type="time" office:time-value="PT20H00M00S" calcext:value-type="time">
            <text:p>20:00</text:p>
          </table:table-cell>
          <table:table-cell table:formula="of:=IF(OR([.C599]&lt;[.H599];[.C599]&gt;[.I59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00];[$Локации.A:.E];4;0)" office:value-type="time" office:time-value="PT11H00M00S" calcext:value-type="time">
            <text:p>11:00</text:p>
          </table:table-cell>
          <table:table-cell table:formula="of:=VLOOKUP([.D600];[$Локации.A:.E];5;0)" office:value-type="time" office:time-value="PT23H00M00S" calcext:value-type="time">
            <text:p>23:00</text:p>
          </table:table-cell>
          <table:table-cell table:formula="of:=IF(OR([.C600]&lt;[.H600];[.C600]&gt;[.I60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01];[$Локации.A:.E];4;0)" office:value-type="time" office:time-value="PT10H00M00S" calcext:value-type="time">
            <text:p>10:00</text:p>
          </table:table-cell>
          <table:table-cell table:formula="of:=VLOOKUP([.D601];[$Локации.A:.E];5;0)" office:value-type="time" office:time-value="PT23H00M00S" calcext:value-type="time">
            <text:p>23:00</text:p>
          </table:table-cell>
          <table:table-cell table:formula="of:=IF(OR([.C601]&lt;[.H601];[.C601]&gt;[.I60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02];[$Локации.A:.E];4;0)" office:value-type="time" office:time-value="PT10H00M00S" calcext:value-type="time">
            <text:p>10:00</text:p>
          </table:table-cell>
          <table:table-cell table:formula="of:=VLOOKUP([.D602];[$Локации.A:.E];5;0)" office:value-type="time" office:time-value="PT23H00M00S" calcext:value-type="time">
            <text:p>23:00</text:p>
          </table:table-cell>
          <table:table-cell table:formula="of:=IF(OR([.C602]&lt;[.H602];[.C602]&gt;[.I60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03];[$Локации.A:.E];4;0)" office:value-type="time" office:time-value="PT11H00M00S" calcext:value-type="time">
            <text:p>11:00</text:p>
          </table:table-cell>
          <table:table-cell table:formula="of:=VLOOKUP([.D603];[$Локации.A:.E];5;0)" office:value-type="time" office:time-value="PT23H00M00S" calcext:value-type="time">
            <text:p>23:00</text:p>
          </table:table-cell>
          <table:table-cell table:formula="of:=IF(OR([.C603]&lt;[.H603];[.C603]&gt;[.I60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04];[$Локации.A:.E];4;0)" office:value-type="time" office:time-value="PT12H00M00S" calcext:value-type="time">
            <text:p>12:00</text:p>
          </table:table-cell>
          <table:table-cell table:formula="of:=VLOOKUP([.D604];[$Локации.A:.E];5;0)" office:value-type="time" office:time-value="PT23H00M00S" calcext:value-type="time">
            <text:p>23:00</text:p>
          </table:table-cell>
          <table:table-cell table:formula="of:=IF(OR([.C604]&lt;[.H604];[.C604]&gt;[.I60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05];[$Локации.A:.E];4;0)" office:value-type="time" office:time-value="PT12H00M00S" calcext:value-type="time">
            <text:p>12:00</text:p>
          </table:table-cell>
          <table:table-cell table:formula="of:=VLOOKUP([.D605];[$Локации.A:.E];5;0)" office:value-type="time" office:time-value="PT20H00M00S" calcext:value-type="time">
            <text:p>20:00</text:p>
          </table:table-cell>
          <table:table-cell table:formula="of:=IF(OR([.C605]&lt;[.H605];[.C605]&gt;[.I60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06];[$Локации.A:.E];4;0)" office:value-type="time" office:time-value="PT10H00M00S" calcext:value-type="time">
            <text:p>10:00</text:p>
          </table:table-cell>
          <table:table-cell table:formula="of:=VLOOKUP([.D606];[$Локации.A:.E];5;0)" office:value-type="time" office:time-value="PT23H00M00S" calcext:value-type="time">
            <text:p>23:00</text:p>
          </table:table-cell>
          <table:table-cell table:formula="of:=IF(OR([.C606]&lt;[.H606];[.C606]&gt;[.I60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07];[$Локации.A:.E];4;0)" office:value-type="time" office:time-value="PT10H00M00S" calcext:value-type="time">
            <text:p>10:00</text:p>
          </table:table-cell>
          <table:table-cell table:formula="of:=VLOOKUP([.D607];[$Локации.A:.E];5;0)" office:value-type="time" office:time-value="PT23H00M00S" calcext:value-type="time">
            <text:p>23:00</text:p>
          </table:table-cell>
          <table:table-cell table:formula="of:=IF(OR([.C607]&lt;[.H607];[.C607]&gt;[.I60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08];[$Локации.A:.E];4;0)" office:value-type="time" office:time-value="PT11H00M00S" calcext:value-type="time">
            <text:p>11:00</text:p>
          </table:table-cell>
          <table:table-cell table:formula="of:=VLOOKUP([.D608];[$Локации.A:.E];5;0)" office:value-type="time" office:time-value="PT20H00M00S" calcext:value-type="time">
            <text:p>20:00</text:p>
          </table:table-cell>
          <table:table-cell table:formula="of:=IF(OR([.C608]&lt;[.H608];[.C608]&gt;[.I60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09];[$Локации.A:.E];4;0)" office:value-type="time" office:time-value="PT11H00M00S" calcext:value-type="time">
            <text:p>11:00</text:p>
          </table:table-cell>
          <table:table-cell table:formula="of:=VLOOKUP([.D609];[$Локации.A:.E];5;0)" office:value-type="time" office:time-value="PT20H00M00S" calcext:value-type="time">
            <text:p>20:00</text:p>
          </table:table-cell>
          <table:table-cell table:formula="of:=IF(OR([.C609]&lt;[.H609];[.C609]&gt;[.I60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10];[$Локации.A:.E];4;0)" office:value-type="time" office:time-value="PT10H00M00S" calcext:value-type="time">
            <text:p>10:00</text:p>
          </table:table-cell>
          <table:table-cell table:formula="of:=VLOOKUP([.D610];[$Локации.A:.E];5;0)" office:value-type="time" office:time-value="PT23H00M00S" calcext:value-type="time">
            <text:p>23:00</text:p>
          </table:table-cell>
          <table:table-cell table:formula="of:=IF(OR([.C610]&lt;[.H610];[.C610]&gt;[.I61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11];[$Локации.A:.E];4;0)" office:value-type="time" office:time-value="PT10H00M00S" calcext:value-type="time">
            <text:p>10:00</text:p>
          </table:table-cell>
          <table:table-cell table:formula="of:=VLOOKUP([.D611];[$Локации.A:.E];5;0)" office:value-type="time" office:time-value="PT23H00M00S" calcext:value-type="time">
            <text:p>23:00</text:p>
          </table:table-cell>
          <table:table-cell table:formula="of:=IF(OR([.C611]&lt;[.H611];[.C611]&gt;[.I61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12];[$Локации.A:.E];4;0)" office:value-type="time" office:time-value="PT11H00M00S" calcext:value-type="time">
            <text:p>11:00</text:p>
          </table:table-cell>
          <table:table-cell table:formula="of:=VLOOKUP([.D612];[$Локации.A:.E];5;0)" office:value-type="time" office:time-value="PT23H00M00S" calcext:value-type="time">
            <text:p>23:00</text:p>
          </table:table-cell>
          <table:table-cell table:formula="of:=IF(OR([.C612]&lt;[.H612];[.C612]&gt;[.I61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13];[$Локации.A:.E];4;0)" office:value-type="time" office:time-value="PT12H00M00S" calcext:value-type="time">
            <text:p>12:00</text:p>
          </table:table-cell>
          <table:table-cell table:formula="of:=VLOOKUP([.D613];[$Локации.A:.E];5;0)" office:value-type="time" office:time-value="PT20H00M00S" calcext:value-type="time">
            <text:p>20:00</text:p>
          </table:table-cell>
          <table:table-cell table:formula="of:=IF(OR([.C613]&lt;[.H613];[.C613]&gt;[.I61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14];[$Локации.A:.E];4;0)" office:value-type="time" office:time-value="PT10H00M00S" calcext:value-type="time">
            <text:p>10:00</text:p>
          </table:table-cell>
          <table:table-cell table:formula="of:=VLOOKUP([.D614];[$Локации.A:.E];5;0)" office:value-type="time" office:time-value="PT20H00M00S" calcext:value-type="time">
            <text:p>20:00</text:p>
          </table:table-cell>
          <table:table-cell table:formula="of:=IF(OR([.C614]&lt;[.H614];[.C614]&gt;[.I61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15];[$Локации.A:.E];4;0)" office:value-type="time" office:time-value="PT11H00M00S" calcext:value-type="time">
            <text:p>11:00</text:p>
          </table:table-cell>
          <table:table-cell table:formula="of:=VLOOKUP([.D615];[$Локации.A:.E];5;0)" office:value-type="time" office:time-value="PT23H00M00S" calcext:value-type="time">
            <text:p>23:00</text:p>
          </table:table-cell>
          <table:table-cell table:formula="of:=IF(OR([.C615]&lt;[.H615];[.C615]&gt;[.I61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16];[$Локации.A:.E];4;0)" office:value-type="time" office:time-value="PT11H00M00S" calcext:value-type="time">
            <text:p>11:00</text:p>
          </table:table-cell>
          <table:table-cell table:formula="of:=VLOOKUP([.D616];[$Локации.A:.E];5;0)" office:value-type="time" office:time-value="PT23H00M00S" calcext:value-type="time">
            <text:p>23:00</text:p>
          </table:table-cell>
          <table:table-cell table:formula="of:=IF(OR([.C616]&lt;[.H616];[.C616]&gt;[.I61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17];[$Локации.A:.E];4;0)" office:value-type="time" office:time-value="PT12H00M00S" calcext:value-type="time">
            <text:p>12:00</text:p>
          </table:table-cell>
          <table:table-cell table:formula="of:=VLOOKUP([.D617];[$Локации.A:.E];5;0)" office:value-type="time" office:time-value="PT23H00M00S" calcext:value-type="time">
            <text:p>23:00</text:p>
          </table:table-cell>
          <table:table-cell table:formula="of:=IF(OR([.C617]&lt;[.H617];[.C617]&gt;[.I61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18];[$Локации.A:.E];4;0)" office:value-type="time" office:time-value="PT12H00M00S" calcext:value-type="time">
            <text:p>12:00</text:p>
          </table:table-cell>
          <table:table-cell table:formula="of:=VLOOKUP([.D618];[$Локации.A:.E];5;0)" office:value-type="time" office:time-value="PT23H00M00S" calcext:value-type="time">
            <text:p>23:00</text:p>
          </table:table-cell>
          <table:table-cell table:formula="of:=IF(OR([.C618]&lt;[.H618];[.C618]&gt;[.I61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19];[$Локации.A:.E];4;0)" office:value-type="time" office:time-value="PT10H00M00S" calcext:value-type="time">
            <text:p>10:00</text:p>
          </table:table-cell>
          <table:table-cell table:formula="of:=VLOOKUP([.D619];[$Локации.A:.E];5;0)" office:value-type="time" office:time-value="PT23H00M00S" calcext:value-type="time">
            <text:p>23:00</text:p>
          </table:table-cell>
          <table:table-cell table:formula="of:=IF(OR([.C619]&lt;[.H619];[.C619]&gt;[.I61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20];[$Локации.A:.E];4;0)" office:value-type="time" office:time-value="PT12H00M00S" calcext:value-type="time">
            <text:p>12:00</text:p>
          </table:table-cell>
          <table:table-cell table:formula="of:=VLOOKUP([.D620];[$Локации.A:.E];5;0)" office:value-type="time" office:time-value="PT23H00M00S" calcext:value-type="time">
            <text:p>23:00</text:p>
          </table:table-cell>
          <table:table-cell table:formula="of:=IF(OR([.C620]&lt;[.H620];[.C620]&gt;[.I62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21];[$Локации.A:.E];4;0)" office:value-type="time" office:time-value="PT10H00M00S" calcext:value-type="time">
            <text:p>10:00</text:p>
          </table:table-cell>
          <table:table-cell table:formula="of:=VLOOKUP([.D621];[$Локации.A:.E];5;0)" office:value-type="time" office:time-value="PT21H00M00S" calcext:value-type="time">
            <text:p>21:00</text:p>
          </table:table-cell>
          <table:table-cell table:formula="of:=IF(OR([.C621]&lt;[.H621];[.C621]&gt;[.I62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22];[$Локации.A:.E];4;0)" office:value-type="time" office:time-value="PT12H00M00S" calcext:value-type="time">
            <text:p>12:00</text:p>
          </table:table-cell>
          <table:table-cell table:formula="of:=VLOOKUP([.D622];[$Локации.A:.E];5;0)" office:value-type="time" office:time-value="PT20H00M00S" calcext:value-type="time">
            <text:p>20:00</text:p>
          </table:table-cell>
          <table:table-cell table:formula="of:=IF(OR([.C622]&lt;[.H622];[.C622]&gt;[.I62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23];[$Локации.A:.E];4;0)" office:value-type="time" office:time-value="PT11H00M00S" calcext:value-type="time">
            <text:p>11:00</text:p>
          </table:table-cell>
          <table:table-cell table:formula="of:=VLOOKUP([.D623];[$Локации.A:.E];5;0)" office:value-type="time" office:time-value="PT21H00M00S" calcext:value-type="time">
            <text:p>21:00</text:p>
          </table:table-cell>
          <table:table-cell table:formula="of:=IF(OR([.C623]&lt;[.H623];[.C623]&gt;[.I62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22H00M00S" calcext:value-type="time">
            <text:p>22: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24];[$Локации.A:.E];4;0)" office:value-type="time" office:time-value="PT10H00M00S" calcext:value-type="time">
            <text:p>10:00</text:p>
          </table:table-cell>
          <table:table-cell table:formula="of:=VLOOKUP([.D624];[$Локации.A:.E];5;0)" office:value-type="time" office:time-value="PT23H00M00S" calcext:value-type="time">
            <text:p>23:00</text:p>
          </table:table-cell>
          <table:table-cell table:formula="of:=IF(OR([.C624]&lt;[.H624];[.C624]&gt;[.I62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25];[$Локации.A:.E];4;0)" office:value-type="time" office:time-value="PT12H00M00S" calcext:value-type="time">
            <text:p>12:00</text:p>
          </table:table-cell>
          <table:table-cell table:formula="of:=VLOOKUP([.D625];[$Локации.A:.E];5;0)" office:value-type="time" office:time-value="PT23H00M00S" calcext:value-type="time">
            <text:p>23:00</text:p>
          </table:table-cell>
          <table:table-cell table:formula="of:=IF(OR([.C625]&lt;[.H625];[.C625]&gt;[.I62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26];[$Локации.A:.E];4;0)" office:value-type="time" office:time-value="PT11H00M00S" calcext:value-type="time">
            <text:p>11:00</text:p>
          </table:table-cell>
          <table:table-cell table:formula="of:=VLOOKUP([.D626];[$Локации.A:.E];5;0)" office:value-type="time" office:time-value="PT20H00M00S" calcext:value-type="time">
            <text:p>20:00</text:p>
          </table:table-cell>
          <table:table-cell table:formula="of:=IF(OR([.C626]&lt;[.H626];[.C626]&gt;[.I62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27];[$Локации.A:.E];4;0)" office:value-type="time" office:time-value="PT10H00M00S" calcext:value-type="time">
            <text:p>10:00</text:p>
          </table:table-cell>
          <table:table-cell table:formula="of:=VLOOKUP([.D627];[$Локации.A:.E];5;0)" office:value-type="time" office:time-value="PT21H00M00S" calcext:value-type="time">
            <text:p>21:00</text:p>
          </table:table-cell>
          <table:table-cell table:formula="of:=IF(OR([.C627]&lt;[.H627];[.C627]&gt;[.I62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28];[$Локации.A:.E];4;0)" office:value-type="time" office:time-value="PT10H00M00S" calcext:value-type="time">
            <text:p>10:00</text:p>
          </table:table-cell>
          <table:table-cell table:formula="of:=VLOOKUP([.D628];[$Локации.A:.E];5;0)" office:value-type="time" office:time-value="PT23H00M00S" calcext:value-type="time">
            <text:p>23:00</text:p>
          </table:table-cell>
          <table:table-cell table:formula="of:=IF(OR([.C628]&lt;[.H628];[.C628]&gt;[.I62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29];[$Локации.A:.E];4;0)" office:value-type="time" office:time-value="PT11H00M00S" calcext:value-type="time">
            <text:p>11:00</text:p>
          </table:table-cell>
          <table:table-cell table:formula="of:=VLOOKUP([.D629];[$Локации.A:.E];5;0)" office:value-type="time" office:time-value="PT20H00M00S" calcext:value-type="time">
            <text:p>20:00</text:p>
          </table:table-cell>
          <table:table-cell table:formula="of:=IF(OR([.C629]&lt;[.H629];[.C629]&gt;[.I62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30];[$Локации.A:.E];4;0)" office:value-type="time" office:time-value="PT10H00M00S" calcext:value-type="time">
            <text:p>10:00</text:p>
          </table:table-cell>
          <table:table-cell table:formula="of:=VLOOKUP([.D630];[$Локации.A:.E];5;0)" office:value-type="time" office:time-value="PT23H00M00S" calcext:value-type="time">
            <text:p>23:00</text:p>
          </table:table-cell>
          <table:table-cell table:formula="of:=IF(OR([.C630]&lt;[.H630];[.C630]&gt;[.I63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31];[$Локации.A:.E];4;0)" office:value-type="time" office:time-value="PT10H00M00S" calcext:value-type="time">
            <text:p>10:00</text:p>
          </table:table-cell>
          <table:table-cell table:formula="of:=VLOOKUP([.D631];[$Локации.A:.E];5;0)" office:value-type="time" office:time-value="PT23H00M00S" calcext:value-type="time">
            <text:p>23:00</text:p>
          </table:table-cell>
          <table:table-cell table:formula="of:=IF(OR([.C631]&lt;[.H631];[.C631]&gt;[.I63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32];[$Локации.A:.E];4;0)" office:value-type="time" office:time-value="PT12H00M00S" calcext:value-type="time">
            <text:p>12:00</text:p>
          </table:table-cell>
          <table:table-cell table:formula="of:=VLOOKUP([.D632];[$Локации.A:.E];5;0)" office:value-type="time" office:time-value="PT23H00M00S" calcext:value-type="time">
            <text:p>23:00</text:p>
          </table:table-cell>
          <table:table-cell table:formula="of:=IF(OR([.C632]&lt;[.H632];[.C632]&gt;[.I63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33];[$Локации.A:.E];4;0)" office:value-type="time" office:time-value="PT12H00M00S" calcext:value-type="time">
            <text:p>12:00</text:p>
          </table:table-cell>
          <table:table-cell table:formula="of:=VLOOKUP([.D633];[$Локации.A:.E];5;0)" office:value-type="time" office:time-value="PT20H00M00S" calcext:value-type="time">
            <text:p>20:00</text:p>
          </table:table-cell>
          <table:table-cell table:formula="of:=IF(OR([.C633]&lt;[.H633];[.C633]&gt;[.I63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34];[$Локации.A:.E];4;0)" office:value-type="time" office:time-value="PT10H00M00S" calcext:value-type="time">
            <text:p>10:00</text:p>
          </table:table-cell>
          <table:table-cell table:formula="of:=VLOOKUP([.D634];[$Локации.A:.E];5;0)" office:value-type="time" office:time-value="PT20H00M00S" calcext:value-type="time">
            <text:p>20:00</text:p>
          </table:table-cell>
          <table:table-cell table:formula="of:=IF(OR([.C634]&lt;[.H634];[.C634]&gt;[.I63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35];[$Локации.A:.E];4;0)" office:value-type="time" office:time-value="PT10H00M00S" calcext:value-type="time">
            <text:p>10:00</text:p>
          </table:table-cell>
          <table:table-cell table:formula="of:=VLOOKUP([.D635];[$Локации.A:.E];5;0)" office:value-type="time" office:time-value="PT23H00M00S" calcext:value-type="time">
            <text:p>23:00</text:p>
          </table:table-cell>
          <table:table-cell table:formula="of:=IF(OR([.C635]&lt;[.H635];[.C635]&gt;[.I63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36];[$Локации.A:.E];4;0)" office:value-type="time" office:time-value="PT11H00M00S" calcext:value-type="time">
            <text:p>11:00</text:p>
          </table:table-cell>
          <table:table-cell table:formula="of:=VLOOKUP([.D636];[$Локации.A:.E];5;0)" office:value-type="time" office:time-value="PT20H00M00S" calcext:value-type="time">
            <text:p>20:00</text:p>
          </table:table-cell>
          <table:table-cell table:formula="of:=IF(OR([.C636]&lt;[.H636];[.C636]&gt;[.I63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37];[$Локации.A:.E];4;0)" office:value-type="time" office:time-value="PT12H00M00S" calcext:value-type="time">
            <text:p>12:00</text:p>
          </table:table-cell>
          <table:table-cell table:formula="of:=VLOOKUP([.D637];[$Локации.A:.E];5;0)" office:value-type="time" office:time-value="PT23H00M00S" calcext:value-type="time">
            <text:p>23:00</text:p>
          </table:table-cell>
          <table:table-cell table:formula="of:=IF(OR([.C637]&lt;[.H637];[.C637]&gt;[.I63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38];[$Локации.A:.E];4;0)" office:value-type="time" office:time-value="PT11H00M00S" calcext:value-type="time">
            <text:p>11:00</text:p>
          </table:table-cell>
          <table:table-cell table:formula="of:=VLOOKUP([.D638];[$Локации.A:.E];5;0)" office:value-type="time" office:time-value="PT23H00M00S" calcext:value-type="time">
            <text:p>23:00</text:p>
          </table:table-cell>
          <table:table-cell table:formula="of:=IF(OR([.C638]&lt;[.H638];[.C638]&gt;[.I63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39];[$Локации.A:.E];4;0)" office:value-type="time" office:time-value="PT10H00M00S" calcext:value-type="time">
            <text:p>10:00</text:p>
          </table:table-cell>
          <table:table-cell table:formula="of:=VLOOKUP([.D639];[$Локации.A:.E];5;0)" office:value-type="time" office:time-value="PT23H00M00S" calcext:value-type="time">
            <text:p>23:00</text:p>
          </table:table-cell>
          <table:table-cell table:formula="of:=IF(OR([.C639]&lt;[.H639];[.C639]&gt;[.I63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40];[$Локации.A:.E];4;0)" office:value-type="time" office:time-value="PT12H00M00S" calcext:value-type="time">
            <text:p>12:00</text:p>
          </table:table-cell>
          <table:table-cell table:formula="of:=VLOOKUP([.D640];[$Локации.A:.E];5;0)" office:value-type="time" office:time-value="PT20H00M00S" calcext:value-type="time">
            <text:p>20:00</text:p>
          </table:table-cell>
          <table:table-cell table:formula="of:=IF(OR([.C640]&lt;[.H640];[.C640]&gt;[.I64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41];[$Локации.A:.E];4;0)" office:value-type="time" office:time-value="PT12H00M00S" calcext:value-type="time">
            <text:p>12:00</text:p>
          </table:table-cell>
          <table:table-cell table:formula="of:=VLOOKUP([.D641];[$Локации.A:.E];5;0)" office:value-type="time" office:time-value="PT23H00M00S" calcext:value-type="time">
            <text:p>23:00</text:p>
          </table:table-cell>
          <table:table-cell table:formula="of:=IF(OR([.C641]&lt;[.H641];[.C641]&gt;[.I64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42];[$Локации.A:.E];4;0)" office:value-type="time" office:time-value="PT12H00M00S" calcext:value-type="time">
            <text:p>12:00</text:p>
          </table:table-cell>
          <table:table-cell table:formula="of:=VLOOKUP([.D642];[$Локации.A:.E];5;0)" office:value-type="time" office:time-value="PT23H00M00S" calcext:value-type="time">
            <text:p>23:00</text:p>
          </table:table-cell>
          <table:table-cell table:formula="of:=IF(OR([.C642]&lt;[.H642];[.C642]&gt;[.I64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43];[$Локации.A:.E];4;0)" office:value-type="time" office:time-value="PT12H00M00S" calcext:value-type="time">
            <text:p>12:00</text:p>
          </table:table-cell>
          <table:table-cell table:formula="of:=VLOOKUP([.D643];[$Локации.A:.E];5;0)" office:value-type="time" office:time-value="PT23H00M00S" calcext:value-type="time">
            <text:p>23:00</text:p>
          </table:table-cell>
          <table:table-cell table:formula="of:=IF(OR([.C643]&lt;[.H643];[.C643]&gt;[.I64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44];[$Локации.A:.E];4;0)" office:value-type="time" office:time-value="PT12H00M00S" calcext:value-type="time">
            <text:p>12:00</text:p>
          </table:table-cell>
          <table:table-cell table:formula="of:=VLOOKUP([.D644];[$Локации.A:.E];5;0)" office:value-type="time" office:time-value="PT20H00M00S" calcext:value-type="time">
            <text:p>20:00</text:p>
          </table:table-cell>
          <table:table-cell table:formula="of:=IF(OR([.C644]&lt;[.H644];[.C644]&gt;[.I64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45];[$Локации.A:.E];4;0)" office:value-type="time" office:time-value="PT11H00M00S" calcext:value-type="time">
            <text:p>11:00</text:p>
          </table:table-cell>
          <table:table-cell table:formula="of:=VLOOKUP([.D645];[$Локации.A:.E];5;0)" office:value-type="time" office:time-value="PT20H00M00S" calcext:value-type="time">
            <text:p>20:00</text:p>
          </table:table-cell>
          <table:table-cell table:formula="of:=IF(OR([.C645]&lt;[.H645];[.C645]&gt;[.I64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46];[$Локации.A:.E];4;0)" office:value-type="time" office:time-value="PT10H00M00S" calcext:value-type="time">
            <text:p>10:00</text:p>
          </table:table-cell>
          <table:table-cell table:formula="of:=VLOOKUP([.D646];[$Локации.A:.E];5;0)" office:value-type="time" office:time-value="PT23H00M00S" calcext:value-type="time">
            <text:p>23:00</text:p>
          </table:table-cell>
          <table:table-cell table:formula="of:=IF(OR([.C646]&lt;[.H646];[.C646]&gt;[.I64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47];[$Локации.A:.E];4;0)" office:value-type="time" office:time-value="PT12H00M00S" calcext:value-type="time">
            <text:p>12:00</text:p>
          </table:table-cell>
          <table:table-cell table:formula="of:=VLOOKUP([.D647];[$Локации.A:.E];5;0)" office:value-type="time" office:time-value="PT23H00M00S" calcext:value-type="time">
            <text:p>23:00</text:p>
          </table:table-cell>
          <table:table-cell table:formula="of:=IF(OR([.C647]&lt;[.H647];[.C647]&gt;[.I64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48];[$Локации.A:.E];4;0)" office:value-type="time" office:time-value="PT10H00M00S" calcext:value-type="time">
            <text:p>10:00</text:p>
          </table:table-cell>
          <table:table-cell table:formula="of:=VLOOKUP([.D648];[$Локации.A:.E];5;0)" office:value-type="time" office:time-value="PT20H00M00S" calcext:value-type="time">
            <text:p>20:00</text:p>
          </table:table-cell>
          <table:table-cell table:formula="of:=IF(OR([.C648]&lt;[.H648];[.C648]&gt;[.I64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49];[$Локации.A:.E];4;0)" office:value-type="time" office:time-value="PT12H00M00S" calcext:value-type="time">
            <text:p>12:00</text:p>
          </table:table-cell>
          <table:table-cell table:formula="of:=VLOOKUP([.D649];[$Локации.A:.E];5;0)" office:value-type="time" office:time-value="PT23H00M00S" calcext:value-type="time">
            <text:p>23:00</text:p>
          </table:table-cell>
          <table:table-cell table:formula="of:=IF(OR([.C649]&lt;[.H649];[.C649]&gt;[.I64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50];[$Локации.A:.E];4;0)" office:value-type="time" office:time-value="PT10H00M00S" calcext:value-type="time">
            <text:p>10:00</text:p>
          </table:table-cell>
          <table:table-cell table:formula="of:=VLOOKUP([.D650];[$Локации.A:.E];5;0)" office:value-type="time" office:time-value="PT21H00M00S" calcext:value-type="time">
            <text:p>21:00</text:p>
          </table:table-cell>
          <table:table-cell table:formula="of:=IF(OR([.C650]&lt;[.H650];[.C650]&gt;[.I65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51];[$Локации.A:.E];4;0)" office:value-type="time" office:time-value="PT10H00M00S" calcext:value-type="time">
            <text:p>10:00</text:p>
          </table:table-cell>
          <table:table-cell table:formula="of:=VLOOKUP([.D651];[$Локации.A:.E];5;0)" office:value-type="time" office:time-value="PT23H00M00S" calcext:value-type="time">
            <text:p>23:00</text:p>
          </table:table-cell>
          <table:table-cell table:formula="of:=IF(OR([.C651]&lt;[.H651];[.C651]&gt;[.I65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52];[$Локации.A:.E];4;0)" office:value-type="time" office:time-value="PT10H00M00S" calcext:value-type="time">
            <text:p>10:00</text:p>
          </table:table-cell>
          <table:table-cell table:formula="of:=VLOOKUP([.D652];[$Локации.A:.E];5;0)" office:value-type="time" office:time-value="PT20H00M00S" calcext:value-type="time">
            <text:p>20:00</text:p>
          </table:table-cell>
          <table:table-cell table:formula="of:=IF(OR([.C652]&lt;[.H652];[.C652]&gt;[.I65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53];[$Локации.A:.E];4;0)" office:value-type="time" office:time-value="PT10H00M00S" calcext:value-type="time">
            <text:p>10:00</text:p>
          </table:table-cell>
          <table:table-cell table:formula="of:=VLOOKUP([.D653];[$Локации.A:.E];5;0)" office:value-type="time" office:time-value="PT23H00M00S" calcext:value-type="time">
            <text:p>23:00</text:p>
          </table:table-cell>
          <table:table-cell table:formula="of:=IF(OR([.C653]&lt;[.H653];[.C653]&gt;[.I65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54];[$Локации.A:.E];4;0)" office:value-type="time" office:time-value="PT10H00M00S" calcext:value-type="time">
            <text:p>10:00</text:p>
          </table:table-cell>
          <table:table-cell table:formula="of:=VLOOKUP([.D654];[$Локации.A:.E];5;0)" office:value-type="time" office:time-value="PT23H00M00S" calcext:value-type="time">
            <text:p>23:00</text:p>
          </table:table-cell>
          <table:table-cell table:formula="of:=IF(OR([.C654]&lt;[.H654];[.C654]&gt;[.I65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55];[$Локации.A:.E];4;0)" office:value-type="time" office:time-value="PT10H00M00S" calcext:value-type="time">
            <text:p>10:00</text:p>
          </table:table-cell>
          <table:table-cell table:formula="of:=VLOOKUP([.D655];[$Локации.A:.E];5;0)" office:value-type="time" office:time-value="PT21H00M00S" calcext:value-type="time">
            <text:p>21:00</text:p>
          </table:table-cell>
          <table:table-cell table:formula="of:=IF(OR([.C655]&lt;[.H655];[.C655]&gt;[.I65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56];[$Локации.A:.E];4;0)" office:value-type="time" office:time-value="PT11H00M00S" calcext:value-type="time">
            <text:p>11:00</text:p>
          </table:table-cell>
          <table:table-cell table:formula="of:=VLOOKUP([.D656];[$Локации.A:.E];5;0)" office:value-type="time" office:time-value="PT20H00M00S" calcext:value-type="time">
            <text:p>20:00</text:p>
          </table:table-cell>
          <table:table-cell table:formula="of:=IF(OR([.C656]&lt;[.H656];[.C656]&gt;[.I65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57];[$Локации.A:.E];4;0)" office:value-type="time" office:time-value="PT11H00M00S" calcext:value-type="time">
            <text:p>11:00</text:p>
          </table:table-cell>
          <table:table-cell table:formula="of:=VLOOKUP([.D657];[$Локации.A:.E];5;0)" office:value-type="time" office:time-value="PT20H00M00S" calcext:value-type="time">
            <text:p>20:00</text:p>
          </table:table-cell>
          <table:table-cell table:formula="of:=IF(OR([.C657]&lt;[.H657];[.C657]&gt;[.I65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58];[$Локации.A:.E];4;0)" office:value-type="time" office:time-value="PT11H00M00S" calcext:value-type="time">
            <text:p>11:00</text:p>
          </table:table-cell>
          <table:table-cell table:formula="of:=VLOOKUP([.D658];[$Локации.A:.E];5;0)" office:value-type="time" office:time-value="PT20H00M00S" calcext:value-type="time">
            <text:p>20:00</text:p>
          </table:table-cell>
          <table:table-cell table:formula="of:=IF(OR([.C658]&lt;[.H658];[.C658]&gt;[.I65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59];[$Локации.A:.E];4;0)" office:value-type="time" office:time-value="PT10H00M00S" calcext:value-type="time">
            <text:p>10:00</text:p>
          </table:table-cell>
          <table:table-cell table:formula="of:=VLOOKUP([.D659];[$Локации.A:.E];5;0)" office:value-type="time" office:time-value="PT21H00M00S" calcext:value-type="time">
            <text:p>21:00</text:p>
          </table:table-cell>
          <table:table-cell table:formula="of:=IF(OR([.C659]&lt;[.H659];[.C659]&gt;[.I65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60];[$Локации.A:.E];4;0)" office:value-type="time" office:time-value="PT12H00M00S" calcext:value-type="time">
            <text:p>12:00</text:p>
          </table:table-cell>
          <table:table-cell table:formula="of:=VLOOKUP([.D660];[$Локации.A:.E];5;0)" office:value-type="time" office:time-value="PT23H00M00S" calcext:value-type="time">
            <text:p>23:00</text:p>
          </table:table-cell>
          <table:table-cell table:formula="of:=IF(OR([.C660]&lt;[.H660];[.C660]&gt;[.I66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61];[$Локации.A:.E];4;0)" office:value-type="time" office:time-value="PT10H00M00S" calcext:value-type="time">
            <text:p>10:00</text:p>
          </table:table-cell>
          <table:table-cell table:formula="of:=VLOOKUP([.D661];[$Локации.A:.E];5;0)" office:value-type="time" office:time-value="PT23H00M00S" calcext:value-type="time">
            <text:p>23:00</text:p>
          </table:table-cell>
          <table:table-cell table:formula="of:=IF(OR([.C661]&lt;[.H661];[.C661]&gt;[.I66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62];[$Локации.A:.E];4;0)" office:value-type="time" office:time-value="PT11H00M00S" calcext:value-type="time">
            <text:p>11:00</text:p>
          </table:table-cell>
          <table:table-cell table:formula="of:=VLOOKUP([.D662];[$Локации.A:.E];5;0)" office:value-type="time" office:time-value="PT20H00M00S" calcext:value-type="time">
            <text:p>20:00</text:p>
          </table:table-cell>
          <table:table-cell table:formula="of:=IF(OR([.C662]&lt;[.H662];[.C662]&gt;[.I66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63];[$Локации.A:.E];4;0)" office:value-type="time" office:time-value="PT12H00M00S" calcext:value-type="time">
            <text:p>12:00</text:p>
          </table:table-cell>
          <table:table-cell table:formula="of:=VLOOKUP([.D663];[$Локации.A:.E];5;0)" office:value-type="time" office:time-value="PT22H00M00S" calcext:value-type="time">
            <text:p>22:00</text:p>
          </table:table-cell>
          <table:table-cell table:formula="of:=IF(OR([.C663]&lt;[.H663];[.C663]&gt;[.I66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64];[$Локации.A:.E];4;0)" office:value-type="time" office:time-value="PT12H00M00S" calcext:value-type="time">
            <text:p>12:00</text:p>
          </table:table-cell>
          <table:table-cell table:formula="of:=VLOOKUP([.D664];[$Локации.A:.E];5;0)" office:value-type="time" office:time-value="PT20H00M00S" calcext:value-type="time">
            <text:p>20:00</text:p>
          </table:table-cell>
          <table:table-cell table:formula="of:=IF(OR([.C664]&lt;[.H664];[.C664]&gt;[.I66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65];[$Локации.A:.E];4;0)" office:value-type="time" office:time-value="PT11H00M00S" calcext:value-type="time">
            <text:p>11:00</text:p>
          </table:table-cell>
          <table:table-cell table:formula="of:=VLOOKUP([.D665];[$Локации.A:.E];5;0)" office:value-type="time" office:time-value="PT23H00M00S" calcext:value-type="time">
            <text:p>23:00</text:p>
          </table:table-cell>
          <table:table-cell table:formula="of:=IF(OR([.C665]&lt;[.H665];[.C665]&gt;[.I66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66];[$Локации.A:.E];4;0)" office:value-type="time" office:time-value="PT11H00M00S" calcext:value-type="time">
            <text:p>11:00</text:p>
          </table:table-cell>
          <table:table-cell table:formula="of:=VLOOKUP([.D666];[$Локации.A:.E];5;0)" office:value-type="time" office:time-value="PT21H00M00S" calcext:value-type="time">
            <text:p>21:00</text:p>
          </table:table-cell>
          <table:table-cell table:formula="of:=IF(OR([.C666]&lt;[.H666];[.C666]&gt;[.I66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67];[$Локации.A:.E];4;0)" office:value-type="time" office:time-value="PT10H00M00S" calcext:value-type="time">
            <text:p>10:00</text:p>
          </table:table-cell>
          <table:table-cell table:formula="of:=VLOOKUP([.D667];[$Локации.A:.E];5;0)" office:value-type="time" office:time-value="PT21H00M00S" calcext:value-type="time">
            <text:p>21:00</text:p>
          </table:table-cell>
          <table:table-cell table:formula="of:=IF(OR([.C667]&lt;[.H667];[.C667]&gt;[.I66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68];[$Локации.A:.E];4;0)" office:value-type="time" office:time-value="PT12H00M00S" calcext:value-type="time">
            <text:p>12:00</text:p>
          </table:table-cell>
          <table:table-cell table:formula="of:=VLOOKUP([.D668];[$Локации.A:.E];5;0)" office:value-type="time" office:time-value="PT23H00M00S" calcext:value-type="time">
            <text:p>23:00</text:p>
          </table:table-cell>
          <table:table-cell table:formula="of:=IF(OR([.C668]&lt;[.H668];[.C668]&gt;[.I66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69];[$Локации.A:.E];4;0)" office:value-type="time" office:time-value="PT10H00M00S" calcext:value-type="time">
            <text:p>10:00</text:p>
          </table:table-cell>
          <table:table-cell table:formula="of:=VLOOKUP([.D669];[$Локации.A:.E];5;0)" office:value-type="time" office:time-value="PT20H00M00S" calcext:value-type="time">
            <text:p>20:00</text:p>
          </table:table-cell>
          <table:table-cell table:formula="of:=IF(OR([.C669]&lt;[.H669];[.C669]&gt;[.I66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70];[$Локации.A:.E];4;0)" office:value-type="time" office:time-value="PT12H00M00S" calcext:value-type="time">
            <text:p>12:00</text:p>
          </table:table-cell>
          <table:table-cell table:formula="of:=VLOOKUP([.D670];[$Локации.A:.E];5;0)" office:value-type="time" office:time-value="PT20H00M00S" calcext:value-type="time">
            <text:p>20:00</text:p>
          </table:table-cell>
          <table:table-cell table:formula="of:=IF(OR([.C670]&lt;[.H670];[.C670]&gt;[.I67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71];[$Локации.A:.E];4;0)" office:value-type="time" office:time-value="PT10H00M00S" calcext:value-type="time">
            <text:p>10:00</text:p>
          </table:table-cell>
          <table:table-cell table:formula="of:=VLOOKUP([.D671];[$Локации.A:.E];5;0)" office:value-type="time" office:time-value="PT23H00M00S" calcext:value-type="time">
            <text:p>23:00</text:p>
          </table:table-cell>
          <table:table-cell table:formula="of:=IF(OR([.C671]&lt;[.H671];[.C671]&gt;[.I67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72];[$Локации.A:.E];4;0)" office:value-type="time" office:time-value="PT11H00M00S" calcext:value-type="time">
            <text:p>11:00</text:p>
          </table:table-cell>
          <table:table-cell table:formula="of:=VLOOKUP([.D672];[$Локации.A:.E];5;0)" office:value-type="time" office:time-value="PT20H00M00S" calcext:value-type="time">
            <text:p>20:00</text:p>
          </table:table-cell>
          <table:table-cell table:formula="of:=IF(OR([.C672]&lt;[.H672];[.C672]&gt;[.I67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73];[$Локации.A:.E];4;0)" office:value-type="time" office:time-value="PT12H00M00S" calcext:value-type="time">
            <text:p>12:00</text:p>
          </table:table-cell>
          <table:table-cell table:formula="of:=VLOOKUP([.D673];[$Локации.A:.E];5;0)" office:value-type="time" office:time-value="PT23H00M00S" calcext:value-type="time">
            <text:p>23:00</text:p>
          </table:table-cell>
          <table:table-cell table:formula="of:=IF(OR([.C673]&lt;[.H673];[.C673]&gt;[.I67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74];[$Локации.A:.E];4;0)" office:value-type="time" office:time-value="PT12H00M00S" calcext:value-type="time">
            <text:p>12:00</text:p>
          </table:table-cell>
          <table:table-cell table:formula="of:=VLOOKUP([.D674];[$Локации.A:.E];5;0)" office:value-type="time" office:time-value="PT20H00M00S" calcext:value-type="time">
            <text:p>20:00</text:p>
          </table:table-cell>
          <table:table-cell table:formula="of:=IF(OR([.C674]&lt;[.H674];[.C674]&gt;[.I67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75];[$Локации.A:.E];4;0)" office:value-type="time" office:time-value="PT11H00M00S" calcext:value-type="time">
            <text:p>11:00</text:p>
          </table:table-cell>
          <table:table-cell table:formula="of:=VLOOKUP([.D675];[$Локации.A:.E];5;0)" office:value-type="time" office:time-value="PT23H00M00S" calcext:value-type="time">
            <text:p>23:00</text:p>
          </table:table-cell>
          <table:table-cell table:formula="of:=IF(OR([.C675]&lt;[.H675];[.C675]&gt;[.I67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76];[$Локации.A:.E];4;0)" office:value-type="time" office:time-value="PT10H00M00S" calcext:value-type="time">
            <text:p>10:00</text:p>
          </table:table-cell>
          <table:table-cell table:formula="of:=VLOOKUP([.D676];[$Локации.A:.E];5;0)" office:value-type="time" office:time-value="PT23H00M00S" calcext:value-type="time">
            <text:p>23:00</text:p>
          </table:table-cell>
          <table:table-cell table:formula="of:=IF(OR([.C676]&lt;[.H676];[.C676]&gt;[.I67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77];[$Локации.A:.E];4;0)" office:value-type="time" office:time-value="PT10H00M00S" calcext:value-type="time">
            <text:p>10:00</text:p>
          </table:table-cell>
          <table:table-cell table:formula="of:=VLOOKUP([.D677];[$Локации.A:.E];5;0)" office:value-type="time" office:time-value="PT23H00M00S" calcext:value-type="time">
            <text:p>23:00</text:p>
          </table:table-cell>
          <table:table-cell table:formula="of:=IF(OR([.C677]&lt;[.H677];[.C677]&gt;[.I67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78];[$Локации.A:.E];4;0)" office:value-type="time" office:time-value="PT11H00M00S" calcext:value-type="time">
            <text:p>11:00</text:p>
          </table:table-cell>
          <table:table-cell table:formula="of:=VLOOKUP([.D678];[$Локации.A:.E];5;0)" office:value-type="time" office:time-value="PT20H00M00S" calcext:value-type="time">
            <text:p>20:00</text:p>
          </table:table-cell>
          <table:table-cell table:formula="of:=IF(OR([.C678]&lt;[.H678];[.C678]&gt;[.I67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79];[$Локации.A:.E];4;0)" office:value-type="time" office:time-value="PT12H00M00S" calcext:value-type="time">
            <text:p>12:00</text:p>
          </table:table-cell>
          <table:table-cell table:formula="of:=VLOOKUP([.D679];[$Локации.A:.E];5;0)" office:value-type="time" office:time-value="PT20H00M00S" calcext:value-type="time">
            <text:p>20:00</text:p>
          </table:table-cell>
          <table:table-cell table:formula="of:=IF(OR([.C679]&lt;[.H679];[.C679]&gt;[.I67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80];[$Локации.A:.E];4;0)" office:value-type="time" office:time-value="PT11H00M00S" calcext:value-type="time">
            <text:p>11:00</text:p>
          </table:table-cell>
          <table:table-cell table:formula="of:=VLOOKUP([.D680];[$Локации.A:.E];5;0)" office:value-type="time" office:time-value="PT23H00M00S" calcext:value-type="time">
            <text:p>23:00</text:p>
          </table:table-cell>
          <table:table-cell table:formula="of:=IF(OR([.C680]&lt;[.H680];[.C680]&gt;[.I68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81];[$Локации.A:.E];4;0)" office:value-type="time" office:time-value="PT11H00M00S" calcext:value-type="time">
            <text:p>11:00</text:p>
          </table:table-cell>
          <table:table-cell table:formula="of:=VLOOKUP([.D681];[$Локации.A:.E];5;0)" office:value-type="time" office:time-value="PT21H00M00S" calcext:value-type="time">
            <text:p>21:00</text:p>
          </table:table-cell>
          <table:table-cell table:formula="of:=IF(OR([.C681]&lt;[.H681];[.C681]&gt;[.I68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82];[$Локации.A:.E];4;0)" office:value-type="time" office:time-value="PT10H00M00S" calcext:value-type="time">
            <text:p>10:00</text:p>
          </table:table-cell>
          <table:table-cell table:formula="of:=VLOOKUP([.D682];[$Локации.A:.E];5;0)" office:value-type="time" office:time-value="PT21H00M00S" calcext:value-type="time">
            <text:p>21:00</text:p>
          </table:table-cell>
          <table:table-cell table:formula="of:=IF(OR([.C682]&lt;[.H682];[.C682]&gt;[.I68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83];[$Локации.A:.E];4;0)" office:value-type="time" office:time-value="PT12H00M00S" calcext:value-type="time">
            <text:p>12:00</text:p>
          </table:table-cell>
          <table:table-cell table:formula="of:=VLOOKUP([.D683];[$Локации.A:.E];5;0)" office:value-type="time" office:time-value="PT20H00M00S" calcext:value-type="time">
            <text:p>20:00</text:p>
          </table:table-cell>
          <table:table-cell table:formula="of:=IF(OR([.C683]&lt;[.H683];[.C683]&gt;[.I68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84];[$Локации.A:.E];4;0)" office:value-type="time" office:time-value="PT10H00M00S" calcext:value-type="time">
            <text:p>10:00</text:p>
          </table:table-cell>
          <table:table-cell table:formula="of:=VLOOKUP([.D684];[$Локации.A:.E];5;0)" office:value-type="time" office:time-value="PT21H00M00S" calcext:value-type="time">
            <text:p>21:00</text:p>
          </table:table-cell>
          <table:table-cell table:formula="of:=IF(OR([.C684]&lt;[.H684];[.C684]&gt;[.I68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85];[$Локации.A:.E];4;0)" office:value-type="time" office:time-value="PT10H00M00S" calcext:value-type="time">
            <text:p>10:00</text:p>
          </table:table-cell>
          <table:table-cell table:formula="of:=VLOOKUP([.D685];[$Локации.A:.E];5;0)" office:value-type="time" office:time-value="PT20H00M00S" calcext:value-type="time">
            <text:p>20:00</text:p>
          </table:table-cell>
          <table:table-cell table:formula="of:=IF(OR([.C685]&lt;[.H685];[.C685]&gt;[.I68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86];[$Локации.A:.E];4;0)" office:value-type="time" office:time-value="PT11H00M00S" calcext:value-type="time">
            <text:p>11:00</text:p>
          </table:table-cell>
          <table:table-cell table:formula="of:=VLOOKUP([.D686];[$Локации.A:.E];5;0)" office:value-type="time" office:time-value="PT20H00M00S" calcext:value-type="time">
            <text:p>20:00</text:p>
          </table:table-cell>
          <table:table-cell table:formula="of:=IF(OR([.C686]&lt;[.H686];[.C686]&gt;[.I68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87];[$Локации.A:.E];4;0)" office:value-type="time" office:time-value="PT11H00M00S" calcext:value-type="time">
            <text:p>11:00</text:p>
          </table:table-cell>
          <table:table-cell table:formula="of:=VLOOKUP([.D687];[$Локации.A:.E];5;0)" office:value-type="time" office:time-value="PT20H00M00S" calcext:value-type="time">
            <text:p>20:00</text:p>
          </table:table-cell>
          <table:table-cell table:formula="of:=IF(OR([.C687]&lt;[.H687];[.C687]&gt;[.I68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88];[$Локации.A:.E];4;0)" office:value-type="time" office:time-value="PT10H00M00S" calcext:value-type="time">
            <text:p>10:00</text:p>
          </table:table-cell>
          <table:table-cell table:formula="of:=VLOOKUP([.D688];[$Локации.A:.E];5;0)" office:value-type="time" office:time-value="PT23H00M00S" calcext:value-type="time">
            <text:p>23:00</text:p>
          </table:table-cell>
          <table:table-cell table:formula="of:=IF(OR([.C688]&lt;[.H688];[.C688]&gt;[.I68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89];[$Локации.A:.E];4;0)" office:value-type="time" office:time-value="PT10H00M00S" calcext:value-type="time">
            <text:p>10:00</text:p>
          </table:table-cell>
          <table:table-cell table:formula="of:=VLOOKUP([.D689];[$Локации.A:.E];5;0)" office:value-type="time" office:time-value="PT23H00M00S" calcext:value-type="time">
            <text:p>23:00</text:p>
          </table:table-cell>
          <table:table-cell table:formula="of:=IF(OR([.C689]&lt;[.H689];[.C689]&gt;[.I68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90];[$Локации.A:.E];4;0)" office:value-type="time" office:time-value="PT12H00M00S" calcext:value-type="time">
            <text:p>12:00</text:p>
          </table:table-cell>
          <table:table-cell table:formula="of:=VLOOKUP([.D690];[$Локации.A:.E];5;0)" office:value-type="time" office:time-value="PT20H00M00S" calcext:value-type="time">
            <text:p>20:00</text:p>
          </table:table-cell>
          <table:table-cell table:formula="of:=IF(OR([.C690]&lt;[.H690];[.C690]&gt;[.I69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91];[$Локации.A:.E];4;0)" office:value-type="time" office:time-value="PT11H00M00S" calcext:value-type="time">
            <text:p>11:00</text:p>
          </table:table-cell>
          <table:table-cell table:formula="of:=VLOOKUP([.D691];[$Локации.A:.E];5;0)" office:value-type="time" office:time-value="PT20H00M00S" calcext:value-type="time">
            <text:p>20:00</text:p>
          </table:table-cell>
          <table:table-cell table:formula="of:=IF(OR([.C691]&lt;[.H691];[.C691]&gt;[.I69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92];[$Локации.A:.E];4;0)" office:value-type="time" office:time-value="PT10H00M00S" calcext:value-type="time">
            <text:p>10:00</text:p>
          </table:table-cell>
          <table:table-cell table:formula="of:=VLOOKUP([.D692];[$Локации.A:.E];5;0)" office:value-type="time" office:time-value="PT23H00M00S" calcext:value-type="time">
            <text:p>23:00</text:p>
          </table:table-cell>
          <table:table-cell table:formula="of:=IF(OR([.C692]&lt;[.H692];[.C692]&gt;[.I69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93];[$Локации.A:.E];4;0)" office:value-type="time" office:time-value="PT11H00M00S" calcext:value-type="time">
            <text:p>11:00</text:p>
          </table:table-cell>
          <table:table-cell table:formula="of:=VLOOKUP([.D693];[$Локации.A:.E];5;0)" office:value-type="time" office:time-value="PT20H00M00S" calcext:value-type="time">
            <text:p>20:00</text:p>
          </table:table-cell>
          <table:table-cell table:formula="of:=IF(OR([.C693]&lt;[.H693];[.C693]&gt;[.I69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94];[$Локации.A:.E];4;0)" office:value-type="time" office:time-value="PT10H00M00S" calcext:value-type="time">
            <text:p>10:00</text:p>
          </table:table-cell>
          <table:table-cell table:formula="of:=VLOOKUP([.D694];[$Локации.A:.E];5;0)" office:value-type="time" office:time-value="PT20H00M00S" calcext:value-type="time">
            <text:p>20:00</text:p>
          </table:table-cell>
          <table:table-cell table:formula="of:=IF(OR([.C694]&lt;[.H694];[.C694]&gt;[.I69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95];[$Локации.A:.E];4;0)" office:value-type="time" office:time-value="PT11H00M00S" calcext:value-type="time">
            <text:p>11:00</text:p>
          </table:table-cell>
          <table:table-cell table:formula="of:=VLOOKUP([.D695];[$Локации.A:.E];5;0)" office:value-type="time" office:time-value="PT23H00M00S" calcext:value-type="time">
            <text:p>23:00</text:p>
          </table:table-cell>
          <table:table-cell table:formula="of:=IF(OR([.C695]&lt;[.H695];[.C695]&gt;[.I69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96];[$Локации.A:.E];4;0)" office:value-type="time" office:time-value="PT11H00M00S" calcext:value-type="time">
            <text:p>11:00</text:p>
          </table:table-cell>
          <table:table-cell table:formula="of:=VLOOKUP([.D696];[$Локации.A:.E];5;0)" office:value-type="time" office:time-value="PT23H00M00S" calcext:value-type="time">
            <text:p>23:00</text:p>
          </table:table-cell>
          <table:table-cell table:formula="of:=IF(OR([.C696]&lt;[.H696];[.C696]&gt;[.I69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97];[$Локации.A:.E];4;0)" office:value-type="time" office:time-value="PT12H00M00S" calcext:value-type="time">
            <text:p>12:00</text:p>
          </table:table-cell>
          <table:table-cell table:formula="of:=VLOOKUP([.D697];[$Локации.A:.E];5;0)" office:value-type="time" office:time-value="PT20H00M00S" calcext:value-type="time">
            <text:p>20:00</text:p>
          </table:table-cell>
          <table:table-cell table:formula="of:=IF(OR([.C697]&lt;[.H697];[.C697]&gt;[.I69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698];[$Локации.A:.E];4;0)" office:value-type="time" office:time-value="PT10H00M00S" calcext:value-type="time">
            <text:p>10:00</text:p>
          </table:table-cell>
          <table:table-cell table:formula="of:=VLOOKUP([.D698];[$Локации.A:.E];5;0)" office:value-type="time" office:time-value="PT20H00M00S" calcext:value-type="time">
            <text:p>20:00</text:p>
          </table:table-cell>
          <table:table-cell table:formula="of:=IF(OR([.C698]&lt;[.H698];[.C698]&gt;[.I69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699];[$Локации.A:.E];4;0)" office:value-type="time" office:time-value="PT10H00M00S" calcext:value-type="time">
            <text:p>10:00</text:p>
          </table:table-cell>
          <table:table-cell table:formula="of:=VLOOKUP([.D699];[$Локации.A:.E];5;0)" office:value-type="time" office:time-value="PT23H00M00S" calcext:value-type="time">
            <text:p>23:00</text:p>
          </table:table-cell>
          <table:table-cell table:formula="of:=IF(OR([.C699]&lt;[.H699];[.C699]&gt;[.I69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00];[$Локации.A:.E];4;0)" office:value-type="time" office:time-value="PT12H00M00S" calcext:value-type="time">
            <text:p>12:00</text:p>
          </table:table-cell>
          <table:table-cell table:formula="of:=VLOOKUP([.D700];[$Локации.A:.E];5;0)" office:value-type="time" office:time-value="PT20H00M00S" calcext:value-type="time">
            <text:p>20:00</text:p>
          </table:table-cell>
          <table:table-cell table:formula="of:=IF(OR([.C700]&lt;[.H700];[.C700]&gt;[.I70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01];[$Локации.A:.E];4;0)" office:value-type="time" office:time-value="PT11H00M00S" calcext:value-type="time">
            <text:p>11:00</text:p>
          </table:table-cell>
          <table:table-cell table:formula="of:=VLOOKUP([.D701];[$Локации.A:.E];5;0)" office:value-type="time" office:time-value="PT20H00M00S" calcext:value-type="time">
            <text:p>20:00</text:p>
          </table:table-cell>
          <table:table-cell table:formula="of:=IF(OR([.C701]&lt;[.H701];[.C701]&gt;[.I70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02];[$Локации.A:.E];4;0)" office:value-type="time" office:time-value="PT10H00M00S" calcext:value-type="time">
            <text:p>10:00</text:p>
          </table:table-cell>
          <table:table-cell table:formula="of:=VLOOKUP([.D702];[$Локации.A:.E];5;0)" office:value-type="time" office:time-value="PT21H00M00S" calcext:value-type="time">
            <text:p>21:00</text:p>
          </table:table-cell>
          <table:table-cell table:formula="of:=IF(OR([.C702]&lt;[.H702];[.C702]&gt;[.I70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03];[$Локации.A:.E];4;0)" office:value-type="time" office:time-value="PT11H00M00S" calcext:value-type="time">
            <text:p>11:00</text:p>
          </table:table-cell>
          <table:table-cell table:formula="of:=VLOOKUP([.D703];[$Локации.A:.E];5;0)" office:value-type="time" office:time-value="PT20H00M00S" calcext:value-type="time">
            <text:p>20:00</text:p>
          </table:table-cell>
          <table:table-cell table:formula="of:=IF(OR([.C703]&lt;[.H703];[.C703]&gt;[.I70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04];[$Локации.A:.E];4;0)" office:value-type="time" office:time-value="PT12H00M00S" calcext:value-type="time">
            <text:p>12:00</text:p>
          </table:table-cell>
          <table:table-cell table:formula="of:=VLOOKUP([.D704];[$Локации.A:.E];5;0)" office:value-type="time" office:time-value="PT20H00M00S" calcext:value-type="time">
            <text:p>20:00</text:p>
          </table:table-cell>
          <table:table-cell table:formula="of:=IF(OR([.C704]&lt;[.H704];[.C704]&gt;[.I70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05];[$Локации.A:.E];4;0)" office:value-type="time" office:time-value="PT10H00M00S" calcext:value-type="time">
            <text:p>10:00</text:p>
          </table:table-cell>
          <table:table-cell table:formula="of:=VLOOKUP([.D705];[$Локации.A:.E];5;0)" office:value-type="time" office:time-value="PT23H00M00S" calcext:value-type="time">
            <text:p>23:00</text:p>
          </table:table-cell>
          <table:table-cell table:formula="of:=IF(OR([.C705]&lt;[.H705];[.C705]&gt;[.I70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06];[$Локации.A:.E];4;0)" office:value-type="time" office:time-value="PT10H00M00S" calcext:value-type="time">
            <text:p>10:00</text:p>
          </table:table-cell>
          <table:table-cell table:formula="of:=VLOOKUP([.D706];[$Локации.A:.E];5;0)" office:value-type="time" office:time-value="PT21H00M00S" calcext:value-type="time">
            <text:p>21:00</text:p>
          </table:table-cell>
          <table:table-cell table:formula="of:=IF(OR([.C706]&lt;[.H706];[.C706]&gt;[.I70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4H00M00S" calcext:value-type="time">
            <text:p>04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07];[$Локации.A:.E];4;0)" office:value-type="time" office:time-value="PT12H00M00S" calcext:value-type="time">
            <text:p>12:00</text:p>
          </table:table-cell>
          <table:table-cell table:formula="of:=VLOOKUP([.D707];[$Локации.A:.E];5;0)" office:value-type="time" office:time-value="PT23H00M00S" calcext:value-type="time">
            <text:p>23:00</text:p>
          </table:table-cell>
          <table:table-cell table:formula="of:=IF(OR([.C707]&lt;[.H707];[.C707]&gt;[.I70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08];[$Локации.A:.E];4;0)" office:value-type="time" office:time-value="PT12H00M00S" calcext:value-type="time">
            <text:p>12:00</text:p>
          </table:table-cell>
          <table:table-cell table:formula="of:=VLOOKUP([.D708];[$Локации.A:.E];5;0)" office:value-type="time" office:time-value="PT23H00M00S" calcext:value-type="time">
            <text:p>23:00</text:p>
          </table:table-cell>
          <table:table-cell table:formula="of:=IF(OR([.C708]&lt;[.H708];[.C708]&gt;[.I70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09];[$Локации.A:.E];4;0)" office:value-type="time" office:time-value="PT11H00M00S" calcext:value-type="time">
            <text:p>11:00</text:p>
          </table:table-cell>
          <table:table-cell table:formula="of:=VLOOKUP([.D709];[$Локации.A:.E];5;0)" office:value-type="time" office:time-value="PT20H00M00S" calcext:value-type="time">
            <text:p>20:00</text:p>
          </table:table-cell>
          <table:table-cell table:formula="of:=IF(OR([.C709]&lt;[.H709];[.C709]&gt;[.I70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10];[$Локации.A:.E];4;0)" office:value-type="time" office:time-value="PT11H00M00S" calcext:value-type="time">
            <text:p>11:00</text:p>
          </table:table-cell>
          <table:table-cell table:formula="of:=VLOOKUP([.D710];[$Локации.A:.E];5;0)" office:value-type="time" office:time-value="PT20H00M00S" calcext:value-type="time">
            <text:p>20:00</text:p>
          </table:table-cell>
          <table:table-cell table:formula="of:=IF(OR([.C710]&lt;[.H710];[.C710]&gt;[.I71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11];[$Локации.A:.E];4;0)" office:value-type="time" office:time-value="PT12H00M00S" calcext:value-type="time">
            <text:p>12:00</text:p>
          </table:table-cell>
          <table:table-cell table:formula="of:=VLOOKUP([.D711];[$Локации.A:.E];5;0)" office:value-type="time" office:time-value="PT20H00M00S" calcext:value-type="time">
            <text:p>20:00</text:p>
          </table:table-cell>
          <table:table-cell table:formula="of:=IF(OR([.C711]&lt;[.H711];[.C711]&gt;[.I71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12];[$Локации.A:.E];4;0)" office:value-type="time" office:time-value="PT11H00M00S" calcext:value-type="time">
            <text:p>11:00</text:p>
          </table:table-cell>
          <table:table-cell table:formula="of:=VLOOKUP([.D712];[$Локации.A:.E];5;0)" office:value-type="time" office:time-value="PT20H00M00S" calcext:value-type="time">
            <text:p>20:00</text:p>
          </table:table-cell>
          <table:table-cell table:formula="of:=IF(OR([.C712]&lt;[.H712];[.C712]&gt;[.I71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13];[$Локации.A:.E];4;0)" office:value-type="time" office:time-value="PT12H00M00S" calcext:value-type="time">
            <text:p>12:00</text:p>
          </table:table-cell>
          <table:table-cell table:formula="of:=VLOOKUP([.D713];[$Локации.A:.E];5;0)" office:value-type="time" office:time-value="PT23H00M00S" calcext:value-type="time">
            <text:p>23:00</text:p>
          </table:table-cell>
          <table:table-cell table:formula="of:=IF(OR([.C713]&lt;[.H713];[.C713]&gt;[.I71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14];[$Локации.A:.E];4;0)" office:value-type="time" office:time-value="PT10H00M00S" calcext:value-type="time">
            <text:p>10:00</text:p>
          </table:table-cell>
          <table:table-cell table:formula="of:=VLOOKUP([.D714];[$Локации.A:.E];5;0)" office:value-type="time" office:time-value="PT23H00M00S" calcext:value-type="time">
            <text:p>23:00</text:p>
          </table:table-cell>
          <table:table-cell table:formula="of:=IF(OR([.C714]&lt;[.H714];[.C714]&gt;[.I71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15];[$Локации.A:.E];4;0)" office:value-type="time" office:time-value="PT11H00M00S" calcext:value-type="time">
            <text:p>11:00</text:p>
          </table:table-cell>
          <table:table-cell table:formula="of:=VLOOKUP([.D715];[$Локации.A:.E];5;0)" office:value-type="time" office:time-value="PT23H00M00S" calcext:value-type="time">
            <text:p>23:00</text:p>
          </table:table-cell>
          <table:table-cell table:formula="of:=IF(OR([.C715]&lt;[.H715];[.C715]&gt;[.I71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16];[$Локации.A:.E];4;0)" office:value-type="time" office:time-value="PT11H00M00S" calcext:value-type="time">
            <text:p>11:00</text:p>
          </table:table-cell>
          <table:table-cell table:formula="of:=VLOOKUP([.D716];[$Локации.A:.E];5;0)" office:value-type="time" office:time-value="PT23H00M00S" calcext:value-type="time">
            <text:p>23:00</text:p>
          </table:table-cell>
          <table:table-cell table:formula="of:=IF(OR([.C716]&lt;[.H716];[.C716]&gt;[.I71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17];[$Локации.A:.E];4;0)" office:value-type="time" office:time-value="PT10H00M00S" calcext:value-type="time">
            <text:p>10:00</text:p>
          </table:table-cell>
          <table:table-cell table:formula="of:=VLOOKUP([.D717];[$Локации.A:.E];5;0)" office:value-type="time" office:time-value="PT23H00M00S" calcext:value-type="time">
            <text:p>23:00</text:p>
          </table:table-cell>
          <table:table-cell table:formula="of:=IF(OR([.C717]&lt;[.H717];[.C717]&gt;[.I71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18];[$Локации.A:.E];4;0)" office:value-type="time" office:time-value="PT12H00M00S" calcext:value-type="time">
            <text:p>12:00</text:p>
          </table:table-cell>
          <table:table-cell table:formula="of:=VLOOKUP([.D718];[$Локации.A:.E];5;0)" office:value-type="time" office:time-value="PT20H00M00S" calcext:value-type="time">
            <text:p>20:00</text:p>
          </table:table-cell>
          <table:table-cell table:formula="of:=IF(OR([.C718]&lt;[.H718];[.C718]&gt;[.I71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19];[$Локации.A:.E];4;0)" office:value-type="time" office:time-value="PT11H00M00S" calcext:value-type="time">
            <text:p>11:00</text:p>
          </table:table-cell>
          <table:table-cell table:formula="of:=VLOOKUP([.D719];[$Локации.A:.E];5;0)" office:value-type="time" office:time-value="PT20H00M00S" calcext:value-type="time">
            <text:p>20:00</text:p>
          </table:table-cell>
          <table:table-cell table:formula="of:=IF(OR([.C719]&lt;[.H719];[.C719]&gt;[.I71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20];[$Локации.A:.E];4;0)" office:value-type="time" office:time-value="PT12H00M00S" calcext:value-type="time">
            <text:p>12:00</text:p>
          </table:table-cell>
          <table:table-cell table:formula="of:=VLOOKUP([.D720];[$Локации.A:.E];5;0)" office:value-type="time" office:time-value="PT22H00M00S" calcext:value-type="time">
            <text:p>22:00</text:p>
          </table:table-cell>
          <table:table-cell table:formula="of:=IF(OR([.C720]&lt;[.H720];[.C720]&gt;[.I72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21];[$Локации.A:.E];4;0)" office:value-type="time" office:time-value="PT11H00M00S" calcext:value-type="time">
            <text:p>11:00</text:p>
          </table:table-cell>
          <table:table-cell table:formula="of:=VLOOKUP([.D721];[$Локации.A:.E];5;0)" office:value-type="time" office:time-value="PT20H00M00S" calcext:value-type="time">
            <text:p>20:00</text:p>
          </table:table-cell>
          <table:table-cell table:formula="of:=IF(OR([.C721]&lt;[.H721];[.C721]&gt;[.I72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22];[$Локации.A:.E];4;0)" office:value-type="time" office:time-value="PT12H00M00S" calcext:value-type="time">
            <text:p>12:00</text:p>
          </table:table-cell>
          <table:table-cell table:formula="of:=VLOOKUP([.D722];[$Локации.A:.E];5;0)" office:value-type="time" office:time-value="PT23H00M00S" calcext:value-type="time">
            <text:p>23:00</text:p>
          </table:table-cell>
          <table:table-cell table:formula="of:=IF(OR([.C722]&lt;[.H722];[.C722]&gt;[.I72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23];[$Локации.A:.E];4;0)" office:value-type="time" office:time-value="PT11H00M00S" calcext:value-type="time">
            <text:p>11:00</text:p>
          </table:table-cell>
          <table:table-cell table:formula="of:=VLOOKUP([.D723];[$Локации.A:.E];5;0)" office:value-type="time" office:time-value="PT20H00M00S" calcext:value-type="time">
            <text:p>20:00</text:p>
          </table:table-cell>
          <table:table-cell table:formula="of:=IF(OR([.C723]&lt;[.H723];[.C723]&gt;[.I72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24];[$Локации.A:.E];4;0)" office:value-type="time" office:time-value="PT12H00M00S" calcext:value-type="time">
            <text:p>12:00</text:p>
          </table:table-cell>
          <table:table-cell table:formula="of:=VLOOKUP([.D724];[$Локации.A:.E];5;0)" office:value-type="time" office:time-value="PT20H00M00S" calcext:value-type="time">
            <text:p>20:00</text:p>
          </table:table-cell>
          <table:table-cell table:formula="of:=IF(OR([.C724]&lt;[.H724];[.C724]&gt;[.I72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25];[$Локации.A:.E];4;0)" office:value-type="time" office:time-value="PT11H00M00S" calcext:value-type="time">
            <text:p>11:00</text:p>
          </table:table-cell>
          <table:table-cell table:formula="of:=VLOOKUP([.D725];[$Локации.A:.E];5;0)" office:value-type="time" office:time-value="PT20H00M00S" calcext:value-type="time">
            <text:p>20:00</text:p>
          </table:table-cell>
          <table:table-cell table:formula="of:=IF(OR([.C725]&lt;[.H725];[.C725]&gt;[.I72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26];[$Локации.A:.E];4;0)" office:value-type="time" office:time-value="PT10H00M00S" calcext:value-type="time">
            <text:p>10:00</text:p>
          </table:table-cell>
          <table:table-cell table:formula="of:=VLOOKUP([.D726];[$Локации.A:.E];5;0)" office:value-type="time" office:time-value="PT23H00M00S" calcext:value-type="time">
            <text:p>23:00</text:p>
          </table:table-cell>
          <table:table-cell table:formula="of:=IF(OR([.C726]&lt;[.H726];[.C726]&gt;[.I72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27];[$Локации.A:.E];4;0)" office:value-type="time" office:time-value="PT12H00M00S" calcext:value-type="time">
            <text:p>12:00</text:p>
          </table:table-cell>
          <table:table-cell table:formula="of:=VLOOKUP([.D727];[$Локации.A:.E];5;0)" office:value-type="time" office:time-value="PT20H00M00S" calcext:value-type="time">
            <text:p>20:00</text:p>
          </table:table-cell>
          <table:table-cell table:formula="of:=IF(OR([.C727]&lt;[.H727];[.C727]&gt;[.I72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28];[$Локации.A:.E];4;0)" office:value-type="time" office:time-value="PT10H00M00S" calcext:value-type="time">
            <text:p>10:00</text:p>
          </table:table-cell>
          <table:table-cell table:formula="of:=VLOOKUP([.D728];[$Локации.A:.E];5;0)" office:value-type="time" office:time-value="PT23H00M00S" calcext:value-type="time">
            <text:p>23:00</text:p>
          </table:table-cell>
          <table:table-cell table:formula="of:=IF(OR([.C728]&lt;[.H728];[.C728]&gt;[.I72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29];[$Локации.A:.E];4;0)" office:value-type="time" office:time-value="PT12H00M00S" calcext:value-type="time">
            <text:p>12:00</text:p>
          </table:table-cell>
          <table:table-cell table:formula="of:=VLOOKUP([.D729];[$Локации.A:.E];5;0)" office:value-type="time" office:time-value="PT20H00M00S" calcext:value-type="time">
            <text:p>20:00</text:p>
          </table:table-cell>
          <table:table-cell table:formula="of:=IF(OR([.C729]&lt;[.H729];[.C729]&gt;[.I72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30];[$Локации.A:.E];4;0)" office:value-type="time" office:time-value="PT10H00M00S" calcext:value-type="time">
            <text:p>10:00</text:p>
          </table:table-cell>
          <table:table-cell table:formula="of:=VLOOKUP([.D730];[$Локации.A:.E];5;0)" office:value-type="time" office:time-value="PT23H00M00S" calcext:value-type="time">
            <text:p>23:00</text:p>
          </table:table-cell>
          <table:table-cell table:formula="of:=IF(OR([.C730]&lt;[.H730];[.C730]&gt;[.I73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31];[$Локации.A:.E];4;0)" office:value-type="time" office:time-value="PT11H00M00S" calcext:value-type="time">
            <text:p>11:00</text:p>
          </table:table-cell>
          <table:table-cell table:formula="of:=VLOOKUP([.D731];[$Локации.A:.E];5;0)" office:value-type="time" office:time-value="PT23H00M00S" calcext:value-type="time">
            <text:p>23:00</text:p>
          </table:table-cell>
          <table:table-cell table:formula="of:=IF(OR([.C731]&lt;[.H731];[.C731]&gt;[.I73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32];[$Локации.A:.E];4;0)" office:value-type="time" office:time-value="PT11H00M00S" calcext:value-type="time">
            <text:p>11:00</text:p>
          </table:table-cell>
          <table:table-cell table:formula="of:=VLOOKUP([.D732];[$Локации.A:.E];5;0)" office:value-type="time" office:time-value="PT20H00M00S" calcext:value-type="time">
            <text:p>20:00</text:p>
          </table:table-cell>
          <table:table-cell table:formula="of:=IF(OR([.C732]&lt;[.H732];[.C732]&gt;[.I73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33];[$Локации.A:.E];4;0)" office:value-type="time" office:time-value="PT12H00M00S" calcext:value-type="time">
            <text:p>12:00</text:p>
          </table:table-cell>
          <table:table-cell table:formula="of:=VLOOKUP([.D733];[$Локации.A:.E];5;0)" office:value-type="time" office:time-value="PT20H00M00S" calcext:value-type="time">
            <text:p>20:00</text:p>
          </table:table-cell>
          <table:table-cell table:formula="of:=IF(OR([.C733]&lt;[.H733];[.C733]&gt;[.I73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34];[$Локации.A:.E];4;0)" office:value-type="time" office:time-value="PT11H00M00S" calcext:value-type="time">
            <text:p>11:00</text:p>
          </table:table-cell>
          <table:table-cell table:formula="of:=VLOOKUP([.D734];[$Локации.A:.E];5;0)" office:value-type="time" office:time-value="PT20H00M00S" calcext:value-type="time">
            <text:p>20:00</text:p>
          </table:table-cell>
          <table:table-cell table:formula="of:=IF(OR([.C734]&lt;[.H734];[.C734]&gt;[.I73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35];[$Локации.A:.E];4;0)" office:value-type="time" office:time-value="PT12H00M00S" calcext:value-type="time">
            <text:p>12:00</text:p>
          </table:table-cell>
          <table:table-cell table:formula="of:=VLOOKUP([.D735];[$Локации.A:.E];5;0)" office:value-type="time" office:time-value="PT22H00M00S" calcext:value-type="time">
            <text:p>22:00</text:p>
          </table:table-cell>
          <table:table-cell table:formula="of:=IF(OR([.C735]&lt;[.H735];[.C735]&gt;[.I73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36];[$Локации.A:.E];4;0)" office:value-type="time" office:time-value="PT11H00M00S" calcext:value-type="time">
            <text:p>11:00</text:p>
          </table:table-cell>
          <table:table-cell table:formula="of:=VLOOKUP([.D736];[$Локации.A:.E];5;0)" office:value-type="time" office:time-value="PT20H00M00S" calcext:value-type="time">
            <text:p>20:00</text:p>
          </table:table-cell>
          <table:table-cell table:formula="of:=IF(OR([.C736]&lt;[.H736];[.C736]&gt;[.I73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37];[$Локации.A:.E];4;0)" office:value-type="time" office:time-value="PT12H00M00S" calcext:value-type="time">
            <text:p>12:00</text:p>
          </table:table-cell>
          <table:table-cell table:formula="of:=VLOOKUP([.D737];[$Локации.A:.E];5;0)" office:value-type="time" office:time-value="PT23H00M00S" calcext:value-type="time">
            <text:p>23:00</text:p>
          </table:table-cell>
          <table:table-cell table:formula="of:=IF(OR([.C737]&lt;[.H737];[.C737]&gt;[.I73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38];[$Локации.A:.E];4;0)" office:value-type="time" office:time-value="PT12H00M00S" calcext:value-type="time">
            <text:p>12:00</text:p>
          </table:table-cell>
          <table:table-cell table:formula="of:=VLOOKUP([.D738];[$Локации.A:.E];5;0)" office:value-type="time" office:time-value="PT23H00M00S" calcext:value-type="time">
            <text:p>23:00</text:p>
          </table:table-cell>
          <table:table-cell table:formula="of:=IF(OR([.C738]&lt;[.H738];[.C738]&gt;[.I73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39];[$Локации.A:.E];4;0)" office:value-type="time" office:time-value="PT11H00M00S" calcext:value-type="time">
            <text:p>11:00</text:p>
          </table:table-cell>
          <table:table-cell table:formula="of:=VLOOKUP([.D739];[$Локации.A:.E];5;0)" office:value-type="time" office:time-value="PT23H00M00S" calcext:value-type="time">
            <text:p>23:00</text:p>
          </table:table-cell>
          <table:table-cell table:formula="of:=IF(OR([.C739]&lt;[.H739];[.C739]&gt;[.I73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40];[$Локации.A:.E];4;0)" office:value-type="time" office:time-value="PT12H00M00S" calcext:value-type="time">
            <text:p>12:00</text:p>
          </table:table-cell>
          <table:table-cell table:formula="of:=VLOOKUP([.D740];[$Локации.A:.E];5;0)" office:value-type="time" office:time-value="PT22H00M00S" calcext:value-type="time">
            <text:p>22:00</text:p>
          </table:table-cell>
          <table:table-cell table:formula="of:=IF(OR([.C740]&lt;[.H740];[.C740]&gt;[.I74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41];[$Локации.A:.E];4;0)" office:value-type="time" office:time-value="PT12H00M00S" calcext:value-type="time">
            <text:p>12:00</text:p>
          </table:table-cell>
          <table:table-cell table:formula="of:=VLOOKUP([.D741];[$Локации.A:.E];5;0)" office:value-type="time" office:time-value="PT23H00M00S" calcext:value-type="time">
            <text:p>23:00</text:p>
          </table:table-cell>
          <table:table-cell table:formula="of:=IF(OR([.C741]&lt;[.H741];[.C741]&gt;[.I74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42];[$Локации.A:.E];4;0)" office:value-type="time" office:time-value="PT11H00M00S" calcext:value-type="time">
            <text:p>11:00</text:p>
          </table:table-cell>
          <table:table-cell table:formula="of:=VLOOKUP([.D742];[$Локации.A:.E];5;0)" office:value-type="time" office:time-value="PT20H00M00S" calcext:value-type="time">
            <text:p>20:00</text:p>
          </table:table-cell>
          <table:table-cell table:formula="of:=IF(OR([.C742]&lt;[.H742];[.C742]&gt;[.I74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43];[$Локации.A:.E];4;0)" office:value-type="time" office:time-value="PT12H00M00S" calcext:value-type="time">
            <text:p>12:00</text:p>
          </table:table-cell>
          <table:table-cell table:formula="of:=VLOOKUP([.D743];[$Локации.A:.E];5;0)" office:value-type="time" office:time-value="PT20H00M00S" calcext:value-type="time">
            <text:p>20:00</text:p>
          </table:table-cell>
          <table:table-cell table:formula="of:=IF(OR([.C743]&lt;[.H743];[.C743]&gt;[.I74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44];[$Локации.A:.E];4;0)" office:value-type="time" office:time-value="PT11H00M00S" calcext:value-type="time">
            <text:p>11:00</text:p>
          </table:table-cell>
          <table:table-cell table:formula="of:=VLOOKUP([.D744];[$Локации.A:.E];5;0)" office:value-type="time" office:time-value="PT20H00M00S" calcext:value-type="time">
            <text:p>20:00</text:p>
          </table:table-cell>
          <table:table-cell table:formula="of:=IF(OR([.C744]&lt;[.H744];[.C744]&gt;[.I74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45];[$Локации.A:.E];4;0)" office:value-type="time" office:time-value="PT11H00M00S" calcext:value-type="time">
            <text:p>11:00</text:p>
          </table:table-cell>
          <table:table-cell table:formula="of:=VLOOKUP([.D745];[$Локации.A:.E];5;0)" office:value-type="time" office:time-value="PT20H00M00S" calcext:value-type="time">
            <text:p>20:00</text:p>
          </table:table-cell>
          <table:table-cell table:formula="of:=IF(OR([.C745]&lt;[.H745];[.C745]&gt;[.I74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46];[$Локации.A:.E];4;0)" office:value-type="time" office:time-value="PT12H00M00S" calcext:value-type="time">
            <text:p>12:00</text:p>
          </table:table-cell>
          <table:table-cell table:formula="of:=VLOOKUP([.D746];[$Локации.A:.E];5;0)" office:value-type="time" office:time-value="PT23H00M00S" calcext:value-type="time">
            <text:p>23:00</text:p>
          </table:table-cell>
          <table:table-cell table:formula="of:=IF(OR([.C746]&lt;[.H746];[.C746]&gt;[.I74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47];[$Локации.A:.E];4;0)" office:value-type="time" office:time-value="PT12H00M00S" calcext:value-type="time">
            <text:p>12:00</text:p>
          </table:table-cell>
          <table:table-cell table:formula="of:=VLOOKUP([.D747];[$Локации.A:.E];5;0)" office:value-type="time" office:time-value="PT23H00M00S" calcext:value-type="time">
            <text:p>23:00</text:p>
          </table:table-cell>
          <table:table-cell table:formula="of:=IF(OR([.C747]&lt;[.H747];[.C747]&gt;[.I74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48];[$Локации.A:.E];4;0)" office:value-type="time" office:time-value="PT12H00M00S" calcext:value-type="time">
            <text:p>12:00</text:p>
          </table:table-cell>
          <table:table-cell table:formula="of:=VLOOKUP([.D748];[$Локации.A:.E];5;0)" office:value-type="time" office:time-value="PT23H00M00S" calcext:value-type="time">
            <text:p>23:00</text:p>
          </table:table-cell>
          <table:table-cell table:formula="of:=IF(OR([.C748]&lt;[.H748];[.C748]&gt;[.I74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49];[$Локации.A:.E];4;0)" office:value-type="time" office:time-value="PT11H00M00S" calcext:value-type="time">
            <text:p>11:00</text:p>
          </table:table-cell>
          <table:table-cell table:formula="of:=VLOOKUP([.D749];[$Локации.A:.E];5;0)" office:value-type="time" office:time-value="PT20H00M00S" calcext:value-type="time">
            <text:p>20:00</text:p>
          </table:table-cell>
          <table:table-cell table:formula="of:=IF(OR([.C749]&lt;[.H749];[.C749]&gt;[.I74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50];[$Локации.A:.E];4;0)" office:value-type="time" office:time-value="PT10H00M00S" calcext:value-type="time">
            <text:p>10:00</text:p>
          </table:table-cell>
          <table:table-cell table:formula="of:=VLOOKUP([.D750];[$Локации.A:.E];5;0)" office:value-type="time" office:time-value="PT23H00M00S" calcext:value-type="time">
            <text:p>23:00</text:p>
          </table:table-cell>
          <table:table-cell table:formula="of:=IF(OR([.C750]&lt;[.H750];[.C750]&gt;[.I75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51];[$Локации.A:.E];4;0)" office:value-type="time" office:time-value="PT12H00M00S" calcext:value-type="time">
            <text:p>12:00</text:p>
          </table:table-cell>
          <table:table-cell table:formula="of:=VLOOKUP([.D751];[$Локации.A:.E];5;0)" office:value-type="time" office:time-value="PT20H00M00S" calcext:value-type="time">
            <text:p>20:00</text:p>
          </table:table-cell>
          <table:table-cell table:formula="of:=IF(OR([.C751]&lt;[.H751];[.C751]&gt;[.I75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52];[$Локации.A:.E];4;0)" office:value-type="time" office:time-value="PT10H00M00S" calcext:value-type="time">
            <text:p>10:00</text:p>
          </table:table-cell>
          <table:table-cell table:formula="of:=VLOOKUP([.D752];[$Локации.A:.E];5;0)" office:value-type="time" office:time-value="PT21H00M00S" calcext:value-type="time">
            <text:p>21:00</text:p>
          </table:table-cell>
          <table:table-cell table:formula="of:=IF(OR([.C752]&lt;[.H752];[.C752]&gt;[.I75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53];[$Локации.A:.E];4;0)" office:value-type="time" office:time-value="PT10H00M00S" calcext:value-type="time">
            <text:p>10:00</text:p>
          </table:table-cell>
          <table:table-cell table:formula="of:=VLOOKUP([.D753];[$Локации.A:.E];5;0)" office:value-type="time" office:time-value="PT23H00M00S" calcext:value-type="time">
            <text:p>23:00</text:p>
          </table:table-cell>
          <table:table-cell table:formula="of:=IF(OR([.C753]&lt;[.H753];[.C753]&gt;[.I75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54];[$Локации.A:.E];4;0)" office:value-type="time" office:time-value="PT10H00M00S" calcext:value-type="time">
            <text:p>10:00</text:p>
          </table:table-cell>
          <table:table-cell table:formula="of:=VLOOKUP([.D754];[$Локации.A:.E];5;0)" office:value-type="time" office:time-value="PT20H00M00S" calcext:value-type="time">
            <text:p>20:00</text:p>
          </table:table-cell>
          <table:table-cell table:formula="of:=IF(OR([.C754]&lt;[.H754];[.C754]&gt;[.I75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55];[$Локации.A:.E];4;0)" office:value-type="time" office:time-value="PT10H00M00S" calcext:value-type="time">
            <text:p>10:00</text:p>
          </table:table-cell>
          <table:table-cell table:formula="of:=VLOOKUP([.D755];[$Локации.A:.E];5;0)" office:value-type="time" office:time-value="PT21H00M00S" calcext:value-type="time">
            <text:p>21:00</text:p>
          </table:table-cell>
          <table:table-cell table:formula="of:=IF(OR([.C755]&lt;[.H755];[.C755]&gt;[.I75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56];[$Локации.A:.E];4;0)" office:value-type="time" office:time-value="PT10H00M00S" calcext:value-type="time">
            <text:p>10:00</text:p>
          </table:table-cell>
          <table:table-cell table:formula="of:=VLOOKUP([.D756];[$Локации.A:.E];5;0)" office:value-type="time" office:time-value="PT23H00M00S" calcext:value-type="time">
            <text:p>23:00</text:p>
          </table:table-cell>
          <table:table-cell table:formula="of:=IF(OR([.C756]&lt;[.H756];[.C756]&gt;[.I75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57];[$Локации.A:.E];4;0)" office:value-type="time" office:time-value="PT12H00M00S" calcext:value-type="time">
            <text:p>12:00</text:p>
          </table:table-cell>
          <table:table-cell table:formula="of:=VLOOKUP([.D757];[$Локации.A:.E];5;0)" office:value-type="time" office:time-value="PT20H00M00S" calcext:value-type="time">
            <text:p>20:00</text:p>
          </table:table-cell>
          <table:table-cell table:formula="of:=IF(OR([.C757]&lt;[.H757];[.C757]&gt;[.I75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58];[$Локации.A:.E];4;0)" office:value-type="time" office:time-value="PT10H00M00S" calcext:value-type="time">
            <text:p>10:00</text:p>
          </table:table-cell>
          <table:table-cell table:formula="of:=VLOOKUP([.D758];[$Локации.A:.E];5;0)" office:value-type="time" office:time-value="PT21H00M00S" calcext:value-type="time">
            <text:p>21:00</text:p>
          </table:table-cell>
          <table:table-cell table:formula="of:=IF(OR([.C758]&lt;[.H758];[.C758]&gt;[.I75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59];[$Локации.A:.E];4;0)" office:value-type="time" office:time-value="PT11H00M00S" calcext:value-type="time">
            <text:p>11:00</text:p>
          </table:table-cell>
          <table:table-cell table:formula="of:=VLOOKUP([.D759];[$Локации.A:.E];5;0)" office:value-type="time" office:time-value="PT21H00M00S" calcext:value-type="time">
            <text:p>21:00</text:p>
          </table:table-cell>
          <table:table-cell table:formula="of:=IF(OR([.C759]&lt;[.H759];[.C759]&gt;[.I75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60];[$Локации.A:.E];4;0)" office:value-type="time" office:time-value="PT12H00M00S" calcext:value-type="time">
            <text:p>12:00</text:p>
          </table:table-cell>
          <table:table-cell table:formula="of:=VLOOKUP([.D760];[$Локации.A:.E];5;0)" office:value-type="time" office:time-value="PT20H00M00S" calcext:value-type="time">
            <text:p>20:00</text:p>
          </table:table-cell>
          <table:table-cell table:formula="of:=IF(OR([.C760]&lt;[.H760];[.C760]&gt;[.I76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61];[$Локации.A:.E];4;0)" office:value-type="time" office:time-value="PT11H00M00S" calcext:value-type="time">
            <text:p>11:00</text:p>
          </table:table-cell>
          <table:table-cell table:formula="of:=VLOOKUP([.D761];[$Локации.A:.E];5;0)" office:value-type="time" office:time-value="PT23H00M00S" calcext:value-type="time">
            <text:p>23:00</text:p>
          </table:table-cell>
          <table:table-cell table:formula="of:=IF(OR([.C761]&lt;[.H761];[.C761]&gt;[.I76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62];[$Локации.A:.E];4;0)" office:value-type="time" office:time-value="PT11H00M00S" calcext:value-type="time">
            <text:p>11:00</text:p>
          </table:table-cell>
          <table:table-cell table:formula="of:=VLOOKUP([.D762];[$Локации.A:.E];5;0)" office:value-type="time" office:time-value="PT20H00M00S" calcext:value-type="time">
            <text:p>20:00</text:p>
          </table:table-cell>
          <table:table-cell table:formula="of:=IF(OR([.C762]&lt;[.H762];[.C762]&gt;[.I76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63];[$Локации.A:.E];4;0)" office:value-type="time" office:time-value="PT11H00M00S" calcext:value-type="time">
            <text:p>11:00</text:p>
          </table:table-cell>
          <table:table-cell table:formula="of:=VLOOKUP([.D763];[$Локации.A:.E];5;0)" office:value-type="time" office:time-value="PT21H00M00S" calcext:value-type="time">
            <text:p>21:00</text:p>
          </table:table-cell>
          <table:table-cell table:formula="of:=IF(OR([.C763]&lt;[.H763];[.C763]&gt;[.I76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64];[$Локации.A:.E];4;0)" office:value-type="time" office:time-value="PT10H00M00S" calcext:value-type="time">
            <text:p>10:00</text:p>
          </table:table-cell>
          <table:table-cell table:formula="of:=VLOOKUP([.D764];[$Локации.A:.E];5;0)" office:value-type="time" office:time-value="PT23H00M00S" calcext:value-type="time">
            <text:p>23:00</text:p>
          </table:table-cell>
          <table:table-cell table:formula="of:=IF(OR([.C764]&lt;[.H764];[.C764]&gt;[.I76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65];[$Локации.A:.E];4;0)" office:value-type="time" office:time-value="PT10H00M00S" calcext:value-type="time">
            <text:p>10:00</text:p>
          </table:table-cell>
          <table:table-cell table:formula="of:=VLOOKUP([.D765];[$Локации.A:.E];5;0)" office:value-type="time" office:time-value="PT21H00M00S" calcext:value-type="time">
            <text:p>21:00</text:p>
          </table:table-cell>
          <table:table-cell table:formula="of:=IF(OR([.C765]&lt;[.H765];[.C765]&gt;[.I76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66];[$Локации.A:.E];4;0)" office:value-type="time" office:time-value="PT12H00M00S" calcext:value-type="time">
            <text:p>12:00</text:p>
          </table:table-cell>
          <table:table-cell table:formula="of:=VLOOKUP([.D766];[$Локации.A:.E];5;0)" office:value-type="time" office:time-value="PT20H00M00S" calcext:value-type="time">
            <text:p>20:00</text:p>
          </table:table-cell>
          <table:table-cell table:formula="of:=IF(OR([.C766]&lt;[.H766];[.C766]&gt;[.I76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67];[$Локации.A:.E];4;0)" office:value-type="time" office:time-value="PT12H00M00S" calcext:value-type="time">
            <text:p>12:00</text:p>
          </table:table-cell>
          <table:table-cell table:formula="of:=VLOOKUP([.D767];[$Локации.A:.E];5;0)" office:value-type="time" office:time-value="PT20H00M00S" calcext:value-type="time">
            <text:p>20:00</text:p>
          </table:table-cell>
          <table:table-cell table:formula="of:=IF(OR([.C767]&lt;[.H767];[.C767]&gt;[.I76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68];[$Локации.A:.E];4;0)" office:value-type="time" office:time-value="PT12H00M00S" calcext:value-type="time">
            <text:p>12:00</text:p>
          </table:table-cell>
          <table:table-cell table:formula="of:=VLOOKUP([.D768];[$Локации.A:.E];5;0)" office:value-type="time" office:time-value="PT22H00M00S" calcext:value-type="time">
            <text:p>22:00</text:p>
          </table:table-cell>
          <table:table-cell table:formula="of:=IF(OR([.C768]&lt;[.H768];[.C768]&gt;[.I76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69];[$Локации.A:.E];4;0)" office:value-type="time" office:time-value="PT11H00M00S" calcext:value-type="time">
            <text:p>11:00</text:p>
          </table:table-cell>
          <table:table-cell table:formula="of:=VLOOKUP([.D769];[$Локации.A:.E];5;0)" office:value-type="time" office:time-value="PT23H00M00S" calcext:value-type="time">
            <text:p>23:00</text:p>
          </table:table-cell>
          <table:table-cell table:formula="of:=IF(OR([.C769]&lt;[.H769];[.C769]&gt;[.I76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70];[$Локации.A:.E];4;0)" office:value-type="time" office:time-value="PT12H00M00S" calcext:value-type="time">
            <text:p>12:00</text:p>
          </table:table-cell>
          <table:table-cell table:formula="of:=VLOOKUP([.D770];[$Локации.A:.E];5;0)" office:value-type="time" office:time-value="PT20H00M00S" calcext:value-type="time">
            <text:p>20:00</text:p>
          </table:table-cell>
          <table:table-cell table:formula="of:=IF(OR([.C770]&lt;[.H770];[.C770]&gt;[.I77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71];[$Локации.A:.E];4;0)" office:value-type="time" office:time-value="PT11H00M00S" calcext:value-type="time">
            <text:p>11:00</text:p>
          </table:table-cell>
          <table:table-cell table:formula="of:=VLOOKUP([.D771];[$Локации.A:.E];5;0)" office:value-type="time" office:time-value="PT23H00M00S" calcext:value-type="time">
            <text:p>23:00</text:p>
          </table:table-cell>
          <table:table-cell table:formula="of:=IF(OR([.C771]&lt;[.H771];[.C771]&gt;[.I77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72];[$Локации.A:.E];4;0)" office:value-type="time" office:time-value="PT12H00M00S" calcext:value-type="time">
            <text:p>12:00</text:p>
          </table:table-cell>
          <table:table-cell table:formula="of:=VLOOKUP([.D772];[$Локации.A:.E];5;0)" office:value-type="time" office:time-value="PT23H00M00S" calcext:value-type="time">
            <text:p>23:00</text:p>
          </table:table-cell>
          <table:table-cell table:formula="of:=IF(OR([.C772]&lt;[.H772];[.C772]&gt;[.I77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73];[$Локации.A:.E];4;0)" office:value-type="time" office:time-value="PT12H00M00S" calcext:value-type="time">
            <text:p>12:00</text:p>
          </table:table-cell>
          <table:table-cell table:formula="of:=VLOOKUP([.D773];[$Локации.A:.E];5;0)" office:value-type="time" office:time-value="PT22H00M00S" calcext:value-type="time">
            <text:p>22:00</text:p>
          </table:table-cell>
          <table:table-cell table:formula="of:=IF(OR([.C773]&lt;[.H773];[.C773]&gt;[.I77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74];[$Локации.A:.E];4;0)" office:value-type="time" office:time-value="PT12H00M00S" calcext:value-type="time">
            <text:p>12:00</text:p>
          </table:table-cell>
          <table:table-cell table:formula="of:=VLOOKUP([.D774];[$Локации.A:.E];5;0)" office:value-type="time" office:time-value="PT20H00M00S" calcext:value-type="time">
            <text:p>20:00</text:p>
          </table:table-cell>
          <table:table-cell table:formula="of:=IF(OR([.C774]&lt;[.H774];[.C774]&gt;[.I77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75];[$Локации.A:.E];4;0)" office:value-type="time" office:time-value="PT10H00M00S" calcext:value-type="time">
            <text:p>10:00</text:p>
          </table:table-cell>
          <table:table-cell table:formula="of:=VLOOKUP([.D775];[$Локации.A:.E];5;0)" office:value-type="time" office:time-value="PT20H00M00S" calcext:value-type="time">
            <text:p>20:00</text:p>
          </table:table-cell>
          <table:table-cell table:formula="of:=IF(OR([.C775]&lt;[.H775];[.C775]&gt;[.I77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14H00M00S" calcext:value-type="time">
            <text:p>14: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76];[$Локации.A:.E];4;0)" office:value-type="time" office:time-value="PT12H00M00S" calcext:value-type="time">
            <text:p>12:00</text:p>
          </table:table-cell>
          <table:table-cell table:formula="of:=VLOOKUP([.D776];[$Локации.A:.E];5;0)" office:value-type="time" office:time-value="PT20H00M00S" calcext:value-type="time">
            <text:p>20:00</text:p>
          </table:table-cell>
          <table:table-cell table:formula="of:=IF(OR([.C776]&lt;[.H776];[.C776]&gt;[.I77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77];[$Локации.A:.E];4;0)" office:value-type="time" office:time-value="PT11H00M00S" calcext:value-type="time">
            <text:p>11:00</text:p>
          </table:table-cell>
          <table:table-cell table:formula="of:=VLOOKUP([.D777];[$Локации.A:.E];5;0)" office:value-type="time" office:time-value="PT20H00M00S" calcext:value-type="time">
            <text:p>20:00</text:p>
          </table:table-cell>
          <table:table-cell table:formula="of:=IF(OR([.C777]&lt;[.H777];[.C777]&gt;[.I77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78];[$Локации.A:.E];4;0)" office:value-type="time" office:time-value="PT10H00M00S" calcext:value-type="time">
            <text:p>10:00</text:p>
          </table:table-cell>
          <table:table-cell table:formula="of:=VLOOKUP([.D778];[$Локации.A:.E];5;0)" office:value-type="time" office:time-value="PT23H00M00S" calcext:value-type="time">
            <text:p>23:00</text:p>
          </table:table-cell>
          <table:table-cell table:formula="of:=IF(OR([.C778]&lt;[.H778];[.C778]&gt;[.I77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79];[$Локации.A:.E];4;0)" office:value-type="time" office:time-value="PT10H00M00S" calcext:value-type="time">
            <text:p>10:00</text:p>
          </table:table-cell>
          <table:table-cell table:formula="of:=VLOOKUP([.D779];[$Локации.A:.E];5;0)" office:value-type="time" office:time-value="PT23H00M00S" calcext:value-type="time">
            <text:p>23:00</text:p>
          </table:table-cell>
          <table:table-cell table:formula="of:=IF(OR([.C779]&lt;[.H779];[.C779]&gt;[.I77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80];[$Локации.A:.E];4;0)" office:value-type="time" office:time-value="PT12H00M00S" calcext:value-type="time">
            <text:p>12:00</text:p>
          </table:table-cell>
          <table:table-cell table:formula="of:=VLOOKUP([.D780];[$Локации.A:.E];5;0)" office:value-type="time" office:time-value="PT20H00M00S" calcext:value-type="time">
            <text:p>20:00</text:p>
          </table:table-cell>
          <table:table-cell table:formula="of:=IF(OR([.C780]&lt;[.H780];[.C780]&gt;[.I78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81];[$Локации.A:.E];4;0)" office:value-type="time" office:time-value="PT11H00M00S" calcext:value-type="time">
            <text:p>11:00</text:p>
          </table:table-cell>
          <table:table-cell table:formula="of:=VLOOKUP([.D781];[$Локации.A:.E];5;0)" office:value-type="time" office:time-value="PT23H00M00S" calcext:value-type="time">
            <text:p>23:00</text:p>
          </table:table-cell>
          <table:table-cell table:formula="of:=IF(OR([.C781]&lt;[.H781];[.C781]&gt;[.I78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82];[$Локации.A:.E];4;0)" office:value-type="time" office:time-value="PT11H00M00S" calcext:value-type="time">
            <text:p>11:00</text:p>
          </table:table-cell>
          <table:table-cell table:formula="of:=VLOOKUP([.D782];[$Локации.A:.E];5;0)" office:value-type="time" office:time-value="PT20H00M00S" calcext:value-type="time">
            <text:p>20:00</text:p>
          </table:table-cell>
          <table:table-cell table:formula="of:=IF(OR([.C782]&lt;[.H782];[.C782]&gt;[.I78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83];[$Локации.A:.E];4;0)" office:value-type="time" office:time-value="PT12H00M00S" calcext:value-type="time">
            <text:p>12:00</text:p>
          </table:table-cell>
          <table:table-cell table:formula="of:=VLOOKUP([.D783];[$Локации.A:.E];5;0)" office:value-type="time" office:time-value="PT20H00M00S" calcext:value-type="time">
            <text:p>20:00</text:p>
          </table:table-cell>
          <table:table-cell table:formula="of:=IF(OR([.C783]&lt;[.H783];[.C783]&gt;[.I78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84];[$Локации.A:.E];4;0)" office:value-type="time" office:time-value="PT10H00M00S" calcext:value-type="time">
            <text:p>10:00</text:p>
          </table:table-cell>
          <table:table-cell table:formula="of:=VLOOKUP([.D784];[$Локации.A:.E];5;0)" office:value-type="time" office:time-value="PT23H00M00S" calcext:value-type="time">
            <text:p>23:00</text:p>
          </table:table-cell>
          <table:table-cell table:formula="of:=IF(OR([.C784]&lt;[.H784];[.C784]&gt;[.I78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85];[$Локации.A:.E];4;0)" office:value-type="time" office:time-value="PT11H00M00S" calcext:value-type="time">
            <text:p>11:00</text:p>
          </table:table-cell>
          <table:table-cell table:formula="of:=VLOOKUP([.D785];[$Локации.A:.E];5;0)" office:value-type="time" office:time-value="PT23H00M00S" calcext:value-type="time">
            <text:p>23:00</text:p>
          </table:table-cell>
          <table:table-cell table:formula="of:=IF(OR([.C785]&lt;[.H785];[.C785]&gt;[.I78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86];[$Локации.A:.E];4;0)" office:value-type="time" office:time-value="PT10H00M00S" calcext:value-type="time">
            <text:p>10:00</text:p>
          </table:table-cell>
          <table:table-cell table:formula="of:=VLOOKUP([.D786];[$Локации.A:.E];5;0)" office:value-type="time" office:time-value="PT23H00M00S" calcext:value-type="time">
            <text:p>23:00</text:p>
          </table:table-cell>
          <table:table-cell table:formula="of:=IF(OR([.C786]&lt;[.H786];[.C786]&gt;[.I78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87];[$Локации.A:.E];4;0)" office:value-type="time" office:time-value="PT10H00M00S" calcext:value-type="time">
            <text:p>10:00</text:p>
          </table:table-cell>
          <table:table-cell table:formula="of:=VLOOKUP([.D787];[$Локации.A:.E];5;0)" office:value-type="time" office:time-value="PT23H00M00S" calcext:value-type="time">
            <text:p>23:00</text:p>
          </table:table-cell>
          <table:table-cell table:formula="of:=IF(OR([.C787]&lt;[.H787];[.C787]&gt;[.I78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88];[$Локации.A:.E];4;0)" office:value-type="time" office:time-value="PT10H00M00S" calcext:value-type="time">
            <text:p>10:00</text:p>
          </table:table-cell>
          <table:table-cell table:formula="of:=VLOOKUP([.D788];[$Локации.A:.E];5;0)" office:value-type="time" office:time-value="PT23H00M00S" calcext:value-type="time">
            <text:p>23:00</text:p>
          </table:table-cell>
          <table:table-cell table:formula="of:=IF(OR([.C788]&lt;[.H788];[.C788]&gt;[.I78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89];[$Локации.A:.E];4;0)" office:value-type="time" office:time-value="PT11H00M00S" calcext:value-type="time">
            <text:p>11:00</text:p>
          </table:table-cell>
          <table:table-cell table:formula="of:=VLOOKUP([.D789];[$Локации.A:.E];5;0)" office:value-type="time" office:time-value="PT20H00M00S" calcext:value-type="time">
            <text:p>20:00</text:p>
          </table:table-cell>
          <table:table-cell table:formula="of:=IF(OR([.C789]&lt;[.H789];[.C789]&gt;[.I78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90];[$Локации.A:.E];4;0)" office:value-type="time" office:time-value="PT12H00M00S" calcext:value-type="time">
            <text:p>12:00</text:p>
          </table:table-cell>
          <table:table-cell table:formula="of:=VLOOKUP([.D790];[$Локации.A:.E];5;0)" office:value-type="time" office:time-value="PT23H00M00S" calcext:value-type="time">
            <text:p>23:00</text:p>
          </table:table-cell>
          <table:table-cell table:formula="of:=IF(OR([.C790]&lt;[.H790];[.C790]&gt;[.I79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91];[$Локации.A:.E];4;0)" office:value-type="time" office:time-value="PT12H00M00S" calcext:value-type="time">
            <text:p>12:00</text:p>
          </table:table-cell>
          <table:table-cell table:formula="of:=VLOOKUP([.D791];[$Локации.A:.E];5;0)" office:value-type="time" office:time-value="PT23H00M00S" calcext:value-type="time">
            <text:p>23:00</text:p>
          </table:table-cell>
          <table:table-cell table:formula="of:=IF(OR([.C791]&lt;[.H791];[.C791]&gt;[.I79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92];[$Локации.A:.E];4;0)" office:value-type="time" office:time-value="PT12H00M00S" calcext:value-type="time">
            <text:p>12:00</text:p>
          </table:table-cell>
          <table:table-cell table:formula="of:=VLOOKUP([.D792];[$Локации.A:.E];5;0)" office:value-type="time" office:time-value="PT23H00M00S" calcext:value-type="time">
            <text:p>23:00</text:p>
          </table:table-cell>
          <table:table-cell table:formula="of:=IF(OR([.C792]&lt;[.H792];[.C792]&gt;[.I79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93];[$Локации.A:.E];4;0)" office:value-type="time" office:time-value="PT12H00M00S" calcext:value-type="time">
            <text:p>12:00</text:p>
          </table:table-cell>
          <table:table-cell table:formula="of:=VLOOKUP([.D793];[$Локации.A:.E];5;0)" office:value-type="time" office:time-value="PT20H00M00S" calcext:value-type="time">
            <text:p>20:00</text:p>
          </table:table-cell>
          <table:table-cell table:formula="of:=IF(OR([.C793]&lt;[.H793];[.C793]&gt;[.I79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94];[$Локации.A:.E];4;0)" office:value-type="time" office:time-value="PT11H00M00S" calcext:value-type="time">
            <text:p>11:00</text:p>
          </table:table-cell>
          <table:table-cell table:formula="of:=VLOOKUP([.D794];[$Локации.A:.E];5;0)" office:value-type="time" office:time-value="PT23H00M00S" calcext:value-type="time">
            <text:p>23:00</text:p>
          </table:table-cell>
          <table:table-cell table:formula="of:=IF(OR([.C794]&lt;[.H794];[.C794]&gt;[.I79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95];[$Локации.A:.E];4;0)" office:value-type="time" office:time-value="PT11H00M00S" calcext:value-type="time">
            <text:p>11:00</text:p>
          </table:table-cell>
          <table:table-cell table:formula="of:=VLOOKUP([.D795];[$Локации.A:.E];5;0)" office:value-type="time" office:time-value="PT23H00M00S" calcext:value-type="time">
            <text:p>23:00</text:p>
          </table:table-cell>
          <table:table-cell table:formula="of:=IF(OR([.C795]&lt;[.H795];[.C795]&gt;[.I79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96];[$Локации.A:.E];4;0)" office:value-type="time" office:time-value="PT12H00M00S" calcext:value-type="time">
            <text:p>12:00</text:p>
          </table:table-cell>
          <table:table-cell table:formula="of:=VLOOKUP([.D796];[$Локации.A:.E];5;0)" office:value-type="time" office:time-value="PT22H00M00S" calcext:value-type="time">
            <text:p>22:00</text:p>
          </table:table-cell>
          <table:table-cell table:formula="of:=IF(OR([.C796]&lt;[.H796];[.C796]&gt;[.I79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97];[$Локации.A:.E];4;0)" office:value-type="time" office:time-value="PT10H00M00S" calcext:value-type="time">
            <text:p>10:00</text:p>
          </table:table-cell>
          <table:table-cell table:formula="of:=VLOOKUP([.D797];[$Локации.A:.E];5;0)" office:value-type="time" office:time-value="PT23H00M00S" calcext:value-type="time">
            <text:p>23:00</text:p>
          </table:table-cell>
          <table:table-cell table:formula="of:=IF(OR([.C797]&lt;[.H797];[.C797]&gt;[.I79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798];[$Локации.A:.E];4;0)" office:value-type="time" office:time-value="PT12H00M00S" calcext:value-type="time">
            <text:p>12:00</text:p>
          </table:table-cell>
          <table:table-cell table:formula="of:=VLOOKUP([.D798];[$Локации.A:.E];5;0)" office:value-type="time" office:time-value="PT23H00M00S" calcext:value-type="time">
            <text:p>23:00</text:p>
          </table:table-cell>
          <table:table-cell table:formula="of:=IF(OR([.C798]&lt;[.H798];[.C798]&gt;[.I79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799];[$Локации.A:.E];4;0)" office:value-type="time" office:time-value="PT11H00M00S" calcext:value-type="time">
            <text:p>11:00</text:p>
          </table:table-cell>
          <table:table-cell table:formula="of:=VLOOKUP([.D799];[$Локации.A:.E];5;0)" office:value-type="time" office:time-value="PT23H00M00S" calcext:value-type="time">
            <text:p>23:00</text:p>
          </table:table-cell>
          <table:table-cell table:formula="of:=IF(OR([.C799]&lt;[.H799];[.C799]&gt;[.I79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00];[$Локации.A:.E];4;0)" office:value-type="time" office:time-value="PT11H00M00S" calcext:value-type="time">
            <text:p>11:00</text:p>
          </table:table-cell>
          <table:table-cell table:formula="of:=VLOOKUP([.D800];[$Локации.A:.E];5;0)" office:value-type="time" office:time-value="PT23H00M00S" calcext:value-type="time">
            <text:p>23:00</text:p>
          </table:table-cell>
          <table:table-cell table:formula="of:=IF(OR([.C800]&lt;[.H800];[.C800]&gt;[.I80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01];[$Локации.A:.E];4;0)" office:value-type="time" office:time-value="PT11H00M00S" calcext:value-type="time">
            <text:p>11:00</text:p>
          </table:table-cell>
          <table:table-cell table:formula="of:=VLOOKUP([.D801];[$Локации.A:.E];5;0)" office:value-type="time" office:time-value="PT23H00M00S" calcext:value-type="time">
            <text:p>23:00</text:p>
          </table:table-cell>
          <table:table-cell table:formula="of:=IF(OR([.C801]&lt;[.H801];[.C801]&gt;[.I80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02];[$Локации.A:.E];4;0)" office:value-type="time" office:time-value="PT12H00M00S" calcext:value-type="time">
            <text:p>12:00</text:p>
          </table:table-cell>
          <table:table-cell table:formula="of:=VLOOKUP([.D802];[$Локации.A:.E];5;0)" office:value-type="time" office:time-value="PT22H00M00S" calcext:value-type="time">
            <text:p>22:00</text:p>
          </table:table-cell>
          <table:table-cell table:formula="of:=IF(OR([.C802]&lt;[.H802];[.C802]&gt;[.I80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03];[$Локации.A:.E];4;0)" office:value-type="time" office:time-value="PT11H00M00S" calcext:value-type="time">
            <text:p>11:00</text:p>
          </table:table-cell>
          <table:table-cell table:formula="of:=VLOOKUP([.D803];[$Локации.A:.E];5;0)" office:value-type="time" office:time-value="PT20H00M00S" calcext:value-type="time">
            <text:p>20:00</text:p>
          </table:table-cell>
          <table:table-cell table:formula="of:=IF(OR([.C803]&lt;[.H803];[.C803]&gt;[.I80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04];[$Локации.A:.E];4;0)" office:value-type="time" office:time-value="PT10H00M00S" calcext:value-type="time">
            <text:p>10:00</text:p>
          </table:table-cell>
          <table:table-cell table:formula="of:=VLOOKUP([.D804];[$Локации.A:.E];5;0)" office:value-type="time" office:time-value="PT21H00M00S" calcext:value-type="time">
            <text:p>21:00</text:p>
          </table:table-cell>
          <table:table-cell table:formula="of:=IF(OR([.C804]&lt;[.H804];[.C804]&gt;[.I80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05];[$Локации.A:.E];4;0)" office:value-type="time" office:time-value="PT11H00M00S" calcext:value-type="time">
            <text:p>11:00</text:p>
          </table:table-cell>
          <table:table-cell table:formula="of:=VLOOKUP([.D805];[$Локации.A:.E];5;0)" office:value-type="time" office:time-value="PT20H00M00S" calcext:value-type="time">
            <text:p>20:00</text:p>
          </table:table-cell>
          <table:table-cell table:formula="of:=IF(OR([.C805]&lt;[.H805];[.C805]&gt;[.I80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06];[$Локации.A:.E];4;0)" office:value-type="time" office:time-value="PT10H00M00S" calcext:value-type="time">
            <text:p>10:00</text:p>
          </table:table-cell>
          <table:table-cell table:formula="of:=VLOOKUP([.D806];[$Локации.A:.E];5;0)" office:value-type="time" office:time-value="PT23H00M00S" calcext:value-type="time">
            <text:p>23:00</text:p>
          </table:table-cell>
          <table:table-cell table:formula="of:=IF(OR([.C806]&lt;[.H806];[.C806]&gt;[.I80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07];[$Локации.A:.E];4;0)" office:value-type="time" office:time-value="PT11H00M00S" calcext:value-type="time">
            <text:p>11:00</text:p>
          </table:table-cell>
          <table:table-cell table:formula="of:=VLOOKUP([.D807];[$Локации.A:.E];5;0)" office:value-type="time" office:time-value="PT20H00M00S" calcext:value-type="time">
            <text:p>20:00</text:p>
          </table:table-cell>
          <table:table-cell table:formula="of:=IF(OR([.C807]&lt;[.H807];[.C807]&gt;[.I80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08];[$Локации.A:.E];4;0)" office:value-type="time" office:time-value="PT12H00M00S" calcext:value-type="time">
            <text:p>12:00</text:p>
          </table:table-cell>
          <table:table-cell table:formula="of:=VLOOKUP([.D808];[$Локации.A:.E];5;0)" office:value-type="time" office:time-value="PT20H00M00S" calcext:value-type="time">
            <text:p>20:00</text:p>
          </table:table-cell>
          <table:table-cell table:formula="of:=IF(OR([.C808]&lt;[.H808];[.C808]&gt;[.I80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09];[$Локации.A:.E];4;0)" office:value-type="time" office:time-value="PT10H00M00S" calcext:value-type="time">
            <text:p>10:00</text:p>
          </table:table-cell>
          <table:table-cell table:formula="of:=VLOOKUP([.D809];[$Локации.A:.E];5;0)" office:value-type="time" office:time-value="PT23H00M00S" calcext:value-type="time">
            <text:p>23:00</text:p>
          </table:table-cell>
          <table:table-cell table:formula="of:=IF(OR([.C809]&lt;[.H809];[.C809]&gt;[.I80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10];[$Локации.A:.E];4;0)" office:value-type="time" office:time-value="PT12H00M00S" calcext:value-type="time">
            <text:p>12:00</text:p>
          </table:table-cell>
          <table:table-cell table:formula="of:=VLOOKUP([.D810];[$Локации.A:.E];5;0)" office:value-type="time" office:time-value="PT23H00M00S" calcext:value-type="time">
            <text:p>23:00</text:p>
          </table:table-cell>
          <table:table-cell table:formula="of:=IF(OR([.C810]&lt;[.H810];[.C810]&gt;[.I81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11];[$Локации.A:.E];4;0)" office:value-type="time" office:time-value="PT10H00M00S" calcext:value-type="time">
            <text:p>10:00</text:p>
          </table:table-cell>
          <table:table-cell table:formula="of:=VLOOKUP([.D811];[$Локации.A:.E];5;0)" office:value-type="time" office:time-value="PT20H00M00S" calcext:value-type="time">
            <text:p>20:00</text:p>
          </table:table-cell>
          <table:table-cell table:formula="of:=IF(OR([.C811]&lt;[.H811];[.C811]&gt;[.I81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20H00M00S" calcext:value-type="time">
            <text:p>20: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12];[$Локации.A:.E];4;0)" office:value-type="time" office:time-value="PT12H00M00S" calcext:value-type="time">
            <text:p>12:00</text:p>
          </table:table-cell>
          <table:table-cell table:formula="of:=VLOOKUP([.D812];[$Локации.A:.E];5;0)" office:value-type="time" office:time-value="PT23H00M00S" calcext:value-type="time">
            <text:p>23:00</text:p>
          </table:table-cell>
          <table:table-cell table:formula="of:=IF(OR([.C812]&lt;[.H812];[.C812]&gt;[.I81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13];[$Локации.A:.E];4;0)" office:value-type="time" office:time-value="PT10H00M00S" calcext:value-type="time">
            <text:p>10:00</text:p>
          </table:table-cell>
          <table:table-cell table:formula="of:=VLOOKUP([.D813];[$Локации.A:.E];5;0)" office:value-type="time" office:time-value="PT23H00M00S" calcext:value-type="time">
            <text:p>23:00</text:p>
          </table:table-cell>
          <table:table-cell table:formula="of:=IF(OR([.C813]&lt;[.H813];[.C813]&gt;[.I81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14];[$Локации.A:.E];4;0)" office:value-type="time" office:time-value="PT11H00M00S" calcext:value-type="time">
            <text:p>11:00</text:p>
          </table:table-cell>
          <table:table-cell table:formula="of:=VLOOKUP([.D814];[$Локации.A:.E];5;0)" office:value-type="time" office:time-value="PT20H00M00S" calcext:value-type="time">
            <text:p>20:00</text:p>
          </table:table-cell>
          <table:table-cell table:formula="of:=IF(OR([.C814]&lt;[.H814];[.C814]&gt;[.I81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15];[$Локации.A:.E];4;0)" office:value-type="time" office:time-value="PT11H00M00S" calcext:value-type="time">
            <text:p>11:00</text:p>
          </table:table-cell>
          <table:table-cell table:formula="of:=VLOOKUP([.D815];[$Локации.A:.E];5;0)" office:value-type="time" office:time-value="PT20H00M00S" calcext:value-type="time">
            <text:p>20:00</text:p>
          </table:table-cell>
          <table:table-cell table:formula="of:=IF(OR([.C815]&lt;[.H815];[.C815]&gt;[.I81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16];[$Локации.A:.E];4;0)" office:value-type="time" office:time-value="PT10H00M00S" calcext:value-type="time">
            <text:p>10:00</text:p>
          </table:table-cell>
          <table:table-cell table:formula="of:=VLOOKUP([.D816];[$Локации.A:.E];5;0)" office:value-type="time" office:time-value="PT23H00M00S" calcext:value-type="time">
            <text:p>23:00</text:p>
          </table:table-cell>
          <table:table-cell table:formula="of:=IF(OR([.C816]&lt;[.H816];[.C816]&gt;[.I81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17];[$Локации.A:.E];4;0)" office:value-type="time" office:time-value="PT11H00M00S" calcext:value-type="time">
            <text:p>11:00</text:p>
          </table:table-cell>
          <table:table-cell table:formula="of:=VLOOKUP([.D817];[$Локации.A:.E];5;0)" office:value-type="time" office:time-value="PT20H00M00S" calcext:value-type="time">
            <text:p>20:00</text:p>
          </table:table-cell>
          <table:table-cell table:formula="of:=IF(OR([.C817]&lt;[.H817];[.C817]&gt;[.I81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18];[$Локации.A:.E];4;0)" office:value-type="time" office:time-value="PT11H00M00S" calcext:value-type="time">
            <text:p>11:00</text:p>
          </table:table-cell>
          <table:table-cell table:formula="of:=VLOOKUP([.D818];[$Локации.A:.E];5;0)" office:value-type="time" office:time-value="PT23H00M00S" calcext:value-type="time">
            <text:p>23:00</text:p>
          </table:table-cell>
          <table:table-cell table:formula="of:=IF(OR([.C818]&lt;[.H818];[.C818]&gt;[.I81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19];[$Локации.A:.E];4;0)" office:value-type="time" office:time-value="PT10H00M00S" calcext:value-type="time">
            <text:p>10:00</text:p>
          </table:table-cell>
          <table:table-cell table:formula="of:=VLOOKUP([.D819];[$Локации.A:.E];5;0)" office:value-type="time" office:time-value="PT23H00M00S" calcext:value-type="time">
            <text:p>23:00</text:p>
          </table:table-cell>
          <table:table-cell table:formula="of:=IF(OR([.C819]&lt;[.H819];[.C819]&gt;[.I81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20];[$Локации.A:.E];4;0)" office:value-type="time" office:time-value="PT12H00M00S" calcext:value-type="time">
            <text:p>12:00</text:p>
          </table:table-cell>
          <table:table-cell table:formula="of:=VLOOKUP([.D820];[$Локации.A:.E];5;0)" office:value-type="time" office:time-value="PT20H00M00S" calcext:value-type="time">
            <text:p>20:00</text:p>
          </table:table-cell>
          <table:table-cell table:formula="of:=IF(OR([.C820]&lt;[.H820];[.C820]&gt;[.I82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21];[$Локации.A:.E];4;0)" office:value-type="time" office:time-value="PT10H00M00S" calcext:value-type="time">
            <text:p>10:00</text:p>
          </table:table-cell>
          <table:table-cell table:formula="of:=VLOOKUP([.D821];[$Локации.A:.E];5;0)" office:value-type="time" office:time-value="PT23H00M00S" calcext:value-type="time">
            <text:p>23:00</text:p>
          </table:table-cell>
          <table:table-cell table:formula="of:=IF(OR([.C821]&lt;[.H821];[.C821]&gt;[.I82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22];[$Локации.A:.E];4;0)" office:value-type="time" office:time-value="PT12H00M00S" calcext:value-type="time">
            <text:p>12:00</text:p>
          </table:table-cell>
          <table:table-cell table:formula="of:=VLOOKUP([.D822];[$Локации.A:.E];5;0)" office:value-type="time" office:time-value="PT20H00M00S" calcext:value-type="time">
            <text:p>20:00</text:p>
          </table:table-cell>
          <table:table-cell table:formula="of:=IF(OR([.C822]&lt;[.H822];[.C822]&gt;[.I82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23];[$Локации.A:.E];4;0)" office:value-type="time" office:time-value="PT12H00M00S" calcext:value-type="time">
            <text:p>12:00</text:p>
          </table:table-cell>
          <table:table-cell table:formula="of:=VLOOKUP([.D823];[$Локации.A:.E];5;0)" office:value-type="time" office:time-value="PT23H00M00S" calcext:value-type="time">
            <text:p>23:00</text:p>
          </table:table-cell>
          <table:table-cell table:formula="of:=IF(OR([.C823]&lt;[.H823];[.C823]&gt;[.I82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24];[$Локации.A:.E];4;0)" office:value-type="time" office:time-value="PT10H00M00S" calcext:value-type="time">
            <text:p>10:00</text:p>
          </table:table-cell>
          <table:table-cell table:formula="of:=VLOOKUP([.D824];[$Локации.A:.E];5;0)" office:value-type="time" office:time-value="PT23H00M00S" calcext:value-type="time">
            <text:p>23:00</text:p>
          </table:table-cell>
          <table:table-cell table:formula="of:=IF(OR([.C824]&lt;[.H824];[.C824]&gt;[.I82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25];[$Локации.A:.E];4;0)" office:value-type="time" office:time-value="PT12H00M00S" calcext:value-type="time">
            <text:p>12:00</text:p>
          </table:table-cell>
          <table:table-cell table:formula="of:=VLOOKUP([.D825];[$Локации.A:.E];5;0)" office:value-type="time" office:time-value="PT23H00M00S" calcext:value-type="time">
            <text:p>23:00</text:p>
          </table:table-cell>
          <table:table-cell table:formula="of:=IF(OR([.C825]&lt;[.H825];[.C825]&gt;[.I82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26];[$Локации.A:.E];4;0)" office:value-type="time" office:time-value="PT10H00M00S" calcext:value-type="time">
            <text:p>10:00</text:p>
          </table:table-cell>
          <table:table-cell table:formula="of:=VLOOKUP([.D826];[$Локации.A:.E];5;0)" office:value-type="time" office:time-value="PT21H00M00S" calcext:value-type="time">
            <text:p>21:00</text:p>
          </table:table-cell>
          <table:table-cell table:formula="of:=IF(OR([.C826]&lt;[.H826];[.C826]&gt;[.I82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27];[$Локации.A:.E];4;0)" office:value-type="time" office:time-value="PT10H00M00S" calcext:value-type="time">
            <text:p>10:00</text:p>
          </table:table-cell>
          <table:table-cell table:formula="of:=VLOOKUP([.D827];[$Локации.A:.E];5;0)" office:value-type="time" office:time-value="PT21H00M00S" calcext:value-type="time">
            <text:p>21:00</text:p>
          </table:table-cell>
          <table:table-cell table:formula="of:=IF(OR([.C827]&lt;[.H827];[.C827]&gt;[.I82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28];[$Локации.A:.E];4;0)" office:value-type="time" office:time-value="PT11H00M00S" calcext:value-type="time">
            <text:p>11:00</text:p>
          </table:table-cell>
          <table:table-cell table:formula="of:=VLOOKUP([.D828];[$Локации.A:.E];5;0)" office:value-type="time" office:time-value="PT20H00M00S" calcext:value-type="time">
            <text:p>20:00</text:p>
          </table:table-cell>
          <table:table-cell table:formula="of:=IF(OR([.C828]&lt;[.H828];[.C828]&gt;[.I82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29];[$Локации.A:.E];4;0)" office:value-type="time" office:time-value="PT11H00M00S" calcext:value-type="time">
            <text:p>11:00</text:p>
          </table:table-cell>
          <table:table-cell table:formula="of:=VLOOKUP([.D829];[$Локации.A:.E];5;0)" office:value-type="time" office:time-value="PT23H00M00S" calcext:value-type="time">
            <text:p>23:00</text:p>
          </table:table-cell>
          <table:table-cell table:formula="of:=IF(OR([.C829]&lt;[.H829];[.C829]&gt;[.I82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30];[$Локации.A:.E];4;0)" office:value-type="time" office:time-value="PT10H00M00S" calcext:value-type="time">
            <text:p>10:00</text:p>
          </table:table-cell>
          <table:table-cell table:formula="of:=VLOOKUP([.D830];[$Локации.A:.E];5;0)" office:value-type="time" office:time-value="PT20H00M00S" calcext:value-type="time">
            <text:p>20:00</text:p>
          </table:table-cell>
          <table:table-cell table:formula="of:=IF(OR([.C830]&lt;[.H830];[.C830]&gt;[.I83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31];[$Локации.A:.E];4;0)" office:value-type="time" office:time-value="PT11H00M00S" calcext:value-type="time">
            <text:p>11:00</text:p>
          </table:table-cell>
          <table:table-cell table:formula="of:=VLOOKUP([.D831];[$Локации.A:.E];5;0)" office:value-type="time" office:time-value="PT21H00M00S" calcext:value-type="time">
            <text:p>21:00</text:p>
          </table:table-cell>
          <table:table-cell table:formula="of:=IF(OR([.C831]&lt;[.H831];[.C831]&gt;[.I83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32];[$Локации.A:.E];4;0)" office:value-type="time" office:time-value="PT10H00M00S" calcext:value-type="time">
            <text:p>10:00</text:p>
          </table:table-cell>
          <table:table-cell table:formula="of:=VLOOKUP([.D832];[$Локации.A:.E];5;0)" office:value-type="time" office:time-value="PT21H00M00S" calcext:value-type="time">
            <text:p>21:00</text:p>
          </table:table-cell>
          <table:table-cell table:formula="of:=IF(OR([.C832]&lt;[.H832];[.C832]&gt;[.I83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33];[$Локации.A:.E];4;0)" office:value-type="time" office:time-value="PT11H00M00S" calcext:value-type="time">
            <text:p>11:00</text:p>
          </table:table-cell>
          <table:table-cell table:formula="of:=VLOOKUP([.D833];[$Локации.A:.E];5;0)" office:value-type="time" office:time-value="PT23H00M00S" calcext:value-type="time">
            <text:p>23:00</text:p>
          </table:table-cell>
          <table:table-cell table:formula="of:=IF(OR([.C833]&lt;[.H833];[.C833]&gt;[.I83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34];[$Локации.A:.E];4;0)" office:value-type="time" office:time-value="PT11H00M00S" calcext:value-type="time">
            <text:p>11:00</text:p>
          </table:table-cell>
          <table:table-cell table:formula="of:=VLOOKUP([.D834];[$Локации.A:.E];5;0)" office:value-type="time" office:time-value="PT21H00M00S" calcext:value-type="time">
            <text:p>21:00</text:p>
          </table:table-cell>
          <table:table-cell table:formula="of:=IF(OR([.C834]&lt;[.H834];[.C834]&gt;[.I83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35];[$Локации.A:.E];4;0)" office:value-type="time" office:time-value="PT10H00M00S" calcext:value-type="time">
            <text:p>10:00</text:p>
          </table:table-cell>
          <table:table-cell table:formula="of:=VLOOKUP([.D835];[$Локации.A:.E];5;0)" office:value-type="time" office:time-value="PT23H00M00S" calcext:value-type="time">
            <text:p>23:00</text:p>
          </table:table-cell>
          <table:table-cell table:formula="of:=IF(OR([.C835]&lt;[.H835];[.C835]&gt;[.I83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36];[$Локации.A:.E];4;0)" office:value-type="time" office:time-value="PT12H00M00S" calcext:value-type="time">
            <text:p>12:00</text:p>
          </table:table-cell>
          <table:table-cell table:formula="of:=VLOOKUP([.D836];[$Локации.A:.E];5;0)" office:value-type="time" office:time-value="PT23H00M00S" calcext:value-type="time">
            <text:p>23:00</text:p>
          </table:table-cell>
          <table:table-cell table:formula="of:=IF(OR([.C836]&lt;[.H836];[.C836]&gt;[.I83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37];[$Локации.A:.E];4;0)" office:value-type="time" office:time-value="PT12H00M00S" calcext:value-type="time">
            <text:p>12:00</text:p>
          </table:table-cell>
          <table:table-cell table:formula="of:=VLOOKUP([.D837];[$Локации.A:.E];5;0)" office:value-type="time" office:time-value="PT23H00M00S" calcext:value-type="time">
            <text:p>23:00</text:p>
          </table:table-cell>
          <table:table-cell table:formula="of:=IF(OR([.C837]&lt;[.H837];[.C837]&gt;[.I83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38];[$Локации.A:.E];4;0)" office:value-type="time" office:time-value="PT12H00M00S" calcext:value-type="time">
            <text:p>12:00</text:p>
          </table:table-cell>
          <table:table-cell table:formula="of:=VLOOKUP([.D838];[$Локации.A:.E];5;0)" office:value-type="time" office:time-value="PT23H00M00S" calcext:value-type="time">
            <text:p>23:00</text:p>
          </table:table-cell>
          <table:table-cell table:formula="of:=IF(OR([.C838]&lt;[.H838];[.C838]&gt;[.I83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39];[$Локации.A:.E];4;0)" office:value-type="time" office:time-value="PT11H00M00S" calcext:value-type="time">
            <text:p>11:00</text:p>
          </table:table-cell>
          <table:table-cell table:formula="of:=VLOOKUP([.D839];[$Локации.A:.E];5;0)" office:value-type="time" office:time-value="PT23H00M00S" calcext:value-type="time">
            <text:p>23:00</text:p>
          </table:table-cell>
          <table:table-cell table:formula="of:=IF(OR([.C839]&lt;[.H839];[.C839]&gt;[.I83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40];[$Локации.A:.E];4;0)" office:value-type="time" office:time-value="PT12H00M00S" calcext:value-type="time">
            <text:p>12:00</text:p>
          </table:table-cell>
          <table:table-cell table:formula="of:=VLOOKUP([.D840];[$Локации.A:.E];5;0)" office:value-type="time" office:time-value="PT22H00M00S" calcext:value-type="time">
            <text:p>22:00</text:p>
          </table:table-cell>
          <table:table-cell table:formula="of:=IF(OR([.C840]&lt;[.H840];[.C840]&gt;[.I84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41];[$Локации.A:.E];4;0)" office:value-type="time" office:time-value="PT10H00M00S" calcext:value-type="time">
            <text:p>10:00</text:p>
          </table:table-cell>
          <table:table-cell table:formula="of:=VLOOKUP([.D841];[$Локации.A:.E];5;0)" office:value-type="time" office:time-value="PT23H00M00S" calcext:value-type="time">
            <text:p>23:00</text:p>
          </table:table-cell>
          <table:table-cell table:formula="of:=IF(OR([.C841]&lt;[.H841];[.C841]&gt;[.I84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42];[$Локации.A:.E];4;0)" office:value-type="time" office:time-value="PT11H00M00S" calcext:value-type="time">
            <text:p>11:00</text:p>
          </table:table-cell>
          <table:table-cell table:formula="of:=VLOOKUP([.D842];[$Локации.A:.E];5;0)" office:value-type="time" office:time-value="PT20H00M00S" calcext:value-type="time">
            <text:p>20:00</text:p>
          </table:table-cell>
          <table:table-cell table:formula="of:=IF(OR([.C842]&lt;[.H842];[.C842]&gt;[.I84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43];[$Локации.A:.E];4;0)" office:value-type="time" office:time-value="PT12H00M00S" calcext:value-type="time">
            <text:p>12:00</text:p>
          </table:table-cell>
          <table:table-cell table:formula="of:=VLOOKUP([.D843];[$Локации.A:.E];5;0)" office:value-type="time" office:time-value="PT20H00M00S" calcext:value-type="time">
            <text:p>20:00</text:p>
          </table:table-cell>
          <table:table-cell table:formula="of:=IF(OR([.C843]&lt;[.H843];[.C843]&gt;[.I84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44];[$Локации.A:.E];4;0)" office:value-type="time" office:time-value="PT10H00M00S" calcext:value-type="time">
            <text:p>10:00</text:p>
          </table:table-cell>
          <table:table-cell table:formula="of:=VLOOKUP([.D844];[$Локации.A:.E];5;0)" office:value-type="time" office:time-value="PT21H00M00S" calcext:value-type="time">
            <text:p>21:00</text:p>
          </table:table-cell>
          <table:table-cell table:formula="of:=IF(OR([.C844]&lt;[.H844];[.C844]&gt;[.I84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45];[$Локации.A:.E];4;0)" office:value-type="time" office:time-value="PT12H00M00S" calcext:value-type="time">
            <text:p>12:00</text:p>
          </table:table-cell>
          <table:table-cell table:formula="of:=VLOOKUP([.D845];[$Локации.A:.E];5;0)" office:value-type="time" office:time-value="PT23H00M00S" calcext:value-type="time">
            <text:p>23:00</text:p>
          </table:table-cell>
          <table:table-cell table:formula="of:=IF(OR([.C845]&lt;[.H845];[.C845]&gt;[.I84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46];[$Локации.A:.E];4;0)" office:value-type="time" office:time-value="PT11H00M00S" calcext:value-type="time">
            <text:p>11:00</text:p>
          </table:table-cell>
          <table:table-cell table:formula="of:=VLOOKUP([.D846];[$Локации.A:.E];5;0)" office:value-type="time" office:time-value="PT21H00M00S" calcext:value-type="time">
            <text:p>21:00</text:p>
          </table:table-cell>
          <table:table-cell table:formula="of:=IF(OR([.C846]&lt;[.H846];[.C846]&gt;[.I84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47];[$Локации.A:.E];4;0)" office:value-type="time" office:time-value="PT12H00M00S" calcext:value-type="time">
            <text:p>12:00</text:p>
          </table:table-cell>
          <table:table-cell table:formula="of:=VLOOKUP([.D847];[$Локации.A:.E];5;0)" office:value-type="time" office:time-value="PT20H00M00S" calcext:value-type="time">
            <text:p>20:00</text:p>
          </table:table-cell>
          <table:table-cell table:formula="of:=IF(OR([.C847]&lt;[.H847];[.C847]&gt;[.I84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48];[$Локации.A:.E];4;0)" office:value-type="time" office:time-value="PT12H00M00S" calcext:value-type="time">
            <text:p>12:00</text:p>
          </table:table-cell>
          <table:table-cell table:formula="of:=VLOOKUP([.D848];[$Локации.A:.E];5;0)" office:value-type="time" office:time-value="PT20H00M00S" calcext:value-type="time">
            <text:p>20:00</text:p>
          </table:table-cell>
          <table:table-cell table:formula="of:=IF(OR([.C848]&lt;[.H848];[.C848]&gt;[.I84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49];[$Локации.A:.E];4;0)" office:value-type="time" office:time-value="PT11H00M00S" calcext:value-type="time">
            <text:p>11:00</text:p>
          </table:table-cell>
          <table:table-cell table:formula="of:=VLOOKUP([.D849];[$Локации.A:.E];5;0)" office:value-type="time" office:time-value="PT20H00M00S" calcext:value-type="time">
            <text:p>20:00</text:p>
          </table:table-cell>
          <table:table-cell table:formula="of:=IF(OR([.C849]&lt;[.H849];[.C849]&gt;[.I84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50];[$Локации.A:.E];4;0)" office:value-type="time" office:time-value="PT12H00M00S" calcext:value-type="time">
            <text:p>12:00</text:p>
          </table:table-cell>
          <table:table-cell table:formula="of:=VLOOKUP([.D850];[$Локации.A:.E];5;0)" office:value-type="time" office:time-value="PT23H00M00S" calcext:value-type="time">
            <text:p>23:00</text:p>
          </table:table-cell>
          <table:table-cell table:formula="of:=IF(OR([.C850]&lt;[.H850];[.C850]&gt;[.I85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51];[$Локации.A:.E];4;0)" office:value-type="time" office:time-value="PT10H00M00S" calcext:value-type="time">
            <text:p>10:00</text:p>
          </table:table-cell>
          <table:table-cell table:formula="of:=VLOOKUP([.D851];[$Локации.A:.E];5;0)" office:value-type="time" office:time-value="PT20H00M00S" calcext:value-type="time">
            <text:p>20:00</text:p>
          </table:table-cell>
          <table:table-cell table:formula="of:=IF(OR([.C851]&lt;[.H851];[.C851]&gt;[.I85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52];[$Локации.A:.E];4;0)" office:value-type="time" office:time-value="PT11H00M00S" calcext:value-type="time">
            <text:p>11:00</text:p>
          </table:table-cell>
          <table:table-cell table:formula="of:=VLOOKUP([.D852];[$Локации.A:.E];5;0)" office:value-type="time" office:time-value="PT20H00M00S" calcext:value-type="time">
            <text:p>20:00</text:p>
          </table:table-cell>
          <table:table-cell table:formula="of:=IF(OR([.C852]&lt;[.H852];[.C852]&gt;[.I85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53];[$Локации.A:.E];4;0)" office:value-type="time" office:time-value="PT11H00M00S" calcext:value-type="time">
            <text:p>11:00</text:p>
          </table:table-cell>
          <table:table-cell table:formula="of:=VLOOKUP([.D853];[$Локации.A:.E];5;0)" office:value-type="time" office:time-value="PT23H00M00S" calcext:value-type="time">
            <text:p>23:00</text:p>
          </table:table-cell>
          <table:table-cell table:formula="of:=IF(OR([.C853]&lt;[.H853];[.C853]&gt;[.I85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54];[$Локации.A:.E];4;0)" office:value-type="time" office:time-value="PT12H00M00S" calcext:value-type="time">
            <text:p>12:00</text:p>
          </table:table-cell>
          <table:table-cell table:formula="of:=VLOOKUP([.D854];[$Локации.A:.E];5;0)" office:value-type="time" office:time-value="PT22H00M00S" calcext:value-type="time">
            <text:p>22:00</text:p>
          </table:table-cell>
          <table:table-cell table:formula="of:=IF(OR([.C854]&lt;[.H854];[.C854]&gt;[.I85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55];[$Локации.A:.E];4;0)" office:value-type="time" office:time-value="PT11H00M00S" calcext:value-type="time">
            <text:p>11:00</text:p>
          </table:table-cell>
          <table:table-cell table:formula="of:=VLOOKUP([.D855];[$Локации.A:.E];5;0)" office:value-type="time" office:time-value="PT20H00M00S" calcext:value-type="time">
            <text:p>20:00</text:p>
          </table:table-cell>
          <table:table-cell table:formula="of:=IF(OR([.C855]&lt;[.H855];[.C855]&gt;[.I85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56];[$Локации.A:.E];4;0)" office:value-type="time" office:time-value="PT12H00M00S" calcext:value-type="time">
            <text:p>12:00</text:p>
          </table:table-cell>
          <table:table-cell table:formula="of:=VLOOKUP([.D856];[$Локации.A:.E];5;0)" office:value-type="time" office:time-value="PT23H00M00S" calcext:value-type="time">
            <text:p>23:00</text:p>
          </table:table-cell>
          <table:table-cell table:formula="of:=IF(OR([.C856]&lt;[.H856];[.C856]&gt;[.I85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57];[$Локации.A:.E];4;0)" office:value-type="time" office:time-value="PT12H00M00S" calcext:value-type="time">
            <text:p>12:00</text:p>
          </table:table-cell>
          <table:table-cell table:formula="of:=VLOOKUP([.D857];[$Локации.A:.E];5;0)" office:value-type="time" office:time-value="PT22H00M00S" calcext:value-type="time">
            <text:p>22:00</text:p>
          </table:table-cell>
          <table:table-cell table:formula="of:=IF(OR([.C857]&lt;[.H857];[.C857]&gt;[.I85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58];[$Локации.A:.E];4;0)" office:value-type="time" office:time-value="PT11H00M00S" calcext:value-type="time">
            <text:p>11:00</text:p>
          </table:table-cell>
          <table:table-cell table:formula="of:=VLOOKUP([.D858];[$Локации.A:.E];5;0)" office:value-type="time" office:time-value="PT21H00M00S" calcext:value-type="time">
            <text:p>21:00</text:p>
          </table:table-cell>
          <table:table-cell table:formula="of:=IF(OR([.C858]&lt;[.H858];[.C858]&gt;[.I85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59];[$Локации.A:.E];4;0)" office:value-type="time" office:time-value="PT12H00M00S" calcext:value-type="time">
            <text:p>12:00</text:p>
          </table:table-cell>
          <table:table-cell table:formula="of:=VLOOKUP([.D859];[$Локации.A:.E];5;0)" office:value-type="time" office:time-value="PT20H00M00S" calcext:value-type="time">
            <text:p>20:00</text:p>
          </table:table-cell>
          <table:table-cell table:formula="of:=IF(OR([.C859]&lt;[.H859];[.C859]&gt;[.I85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60];[$Локации.A:.E];4;0)" office:value-type="time" office:time-value="PT11H00M00S" calcext:value-type="time">
            <text:p>11:00</text:p>
          </table:table-cell>
          <table:table-cell table:formula="of:=VLOOKUP([.D860];[$Локации.A:.E];5;0)" office:value-type="time" office:time-value="PT20H00M00S" calcext:value-type="time">
            <text:p>20:00</text:p>
          </table:table-cell>
          <table:table-cell table:formula="of:=IF(OR([.C860]&lt;[.H860];[.C860]&gt;[.I86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61];[$Локации.A:.E];4;0)" office:value-type="time" office:time-value="PT12H00M00S" calcext:value-type="time">
            <text:p>12:00</text:p>
          </table:table-cell>
          <table:table-cell table:formula="of:=VLOOKUP([.D861];[$Локации.A:.E];5;0)" office:value-type="time" office:time-value="PT23H00M00S" calcext:value-type="time">
            <text:p>23:00</text:p>
          </table:table-cell>
          <table:table-cell table:formula="of:=IF(OR([.C861]&lt;[.H861];[.C861]&gt;[.I86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62];[$Локации.A:.E];4;0)" office:value-type="time" office:time-value="PT10H00M00S" calcext:value-type="time">
            <text:p>10:00</text:p>
          </table:table-cell>
          <table:table-cell table:formula="of:=VLOOKUP([.D862];[$Локации.A:.E];5;0)" office:value-type="time" office:time-value="PT21H00M00S" calcext:value-type="time">
            <text:p>21:00</text:p>
          </table:table-cell>
          <table:table-cell table:formula="of:=IF(OR([.C862]&lt;[.H862];[.C862]&gt;[.I86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63];[$Локации.A:.E];4;0)" office:value-type="time" office:time-value="PT12H00M00S" calcext:value-type="time">
            <text:p>12:00</text:p>
          </table:table-cell>
          <table:table-cell table:formula="of:=VLOOKUP([.D863];[$Локации.A:.E];5;0)" office:value-type="time" office:time-value="PT20H00M00S" calcext:value-type="time">
            <text:p>20:00</text:p>
          </table:table-cell>
          <table:table-cell table:formula="of:=IF(OR([.C863]&lt;[.H863];[.C863]&gt;[.I86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date" office:date-value="2023-12-18" calcext:value-type="date">
            <text:p>18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64];[$Локации.A:.E];4;0)" office:value-type="time" office:time-value="PT12H00M00S" calcext:value-type="time">
            <text:p>12:00</text:p>
          </table:table-cell>
          <table:table-cell table:formula="of:=VLOOKUP([.D864];[$Локации.A:.E];5;0)" office:value-type="time" office:time-value="PT20H00M00S" calcext:value-type="time">
            <text:p>20:00</text:p>
          </table:table-cell>
          <table:table-cell table:formula="of:=IF(OR([.C864]&lt;[.H864];[.C864]&gt;[.I86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65];[$Локации.A:.E];4;0)" office:value-type="time" office:time-value="PT12H00M00S" calcext:value-type="time">
            <text:p>12:00</text:p>
          </table:table-cell>
          <table:table-cell table:formula="of:=VLOOKUP([.D865];[$Локации.A:.E];5;0)" office:value-type="time" office:time-value="PT23H00M00S" calcext:value-type="time">
            <text:p>23:00</text:p>
          </table:table-cell>
          <table:table-cell table:formula="of:=IF(OR([.C865]&lt;[.H865];[.C865]&gt;[.I86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66];[$Локации.A:.E];4;0)" office:value-type="time" office:time-value="PT12H00M00S" calcext:value-type="time">
            <text:p>12:00</text:p>
          </table:table-cell>
          <table:table-cell table:formula="of:=VLOOKUP([.D866];[$Локации.A:.E];5;0)" office:value-type="time" office:time-value="PT20H00M00S" calcext:value-type="time">
            <text:p>20:00</text:p>
          </table:table-cell>
          <table:table-cell table:formula="of:=IF(OR([.C866]&lt;[.H866];[.C866]&gt;[.I86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67];[$Локации.A:.E];4;0)" office:value-type="time" office:time-value="PT12H00M00S" calcext:value-type="time">
            <text:p>12:00</text:p>
          </table:table-cell>
          <table:table-cell table:formula="of:=VLOOKUP([.D867];[$Локации.A:.E];5;0)" office:value-type="time" office:time-value="PT20H00M00S" calcext:value-type="time">
            <text:p>20:00</text:p>
          </table:table-cell>
          <table:table-cell table:formula="of:=IF(OR([.C867]&lt;[.H867];[.C867]&gt;[.I86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68];[$Локации.A:.E];4;0)" office:value-type="time" office:time-value="PT12H00M00S" calcext:value-type="time">
            <text:p>12:00</text:p>
          </table:table-cell>
          <table:table-cell table:formula="of:=VLOOKUP([.D868];[$Локации.A:.E];5;0)" office:value-type="time" office:time-value="PT23H00M00S" calcext:value-type="time">
            <text:p>23:00</text:p>
          </table:table-cell>
          <table:table-cell table:formula="of:=IF(OR([.C868]&lt;[.H868];[.C868]&gt;[.I86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69];[$Локации.A:.E];4;0)" office:value-type="time" office:time-value="PT10H00M00S" calcext:value-type="time">
            <text:p>10:00</text:p>
          </table:table-cell>
          <table:table-cell table:formula="of:=VLOOKUP([.D869];[$Локации.A:.E];5;0)" office:value-type="time" office:time-value="PT23H00M00S" calcext:value-type="time">
            <text:p>23:00</text:p>
          </table:table-cell>
          <table:table-cell table:formula="of:=IF(OR([.C869]&lt;[.H869];[.C869]&gt;[.I86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70];[$Локации.A:.E];4;0)" office:value-type="time" office:time-value="PT10H00M00S" calcext:value-type="time">
            <text:p>10:00</text:p>
          </table:table-cell>
          <table:table-cell table:formula="of:=VLOOKUP([.D870];[$Локации.A:.E];5;0)" office:value-type="time" office:time-value="PT20H00M00S" calcext:value-type="time">
            <text:p>20:00</text:p>
          </table:table-cell>
          <table:table-cell table:formula="of:=IF(OR([.C870]&lt;[.H870];[.C870]&gt;[.I87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71];[$Локации.A:.E];4;0)" office:value-type="time" office:time-value="PT11H00M00S" calcext:value-type="time">
            <text:p>11:00</text:p>
          </table:table-cell>
          <table:table-cell table:formula="of:=VLOOKUP([.D871];[$Локации.A:.E];5;0)" office:value-type="time" office:time-value="PT23H00M00S" calcext:value-type="time">
            <text:p>23:00</text:p>
          </table:table-cell>
          <table:table-cell table:formula="of:=IF(OR([.C871]&lt;[.H871];[.C871]&gt;[.I87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72];[$Локации.A:.E];4;0)" office:value-type="time" office:time-value="PT12H00M00S" calcext:value-type="time">
            <text:p>12:00</text:p>
          </table:table-cell>
          <table:table-cell table:formula="of:=VLOOKUP([.D872];[$Локации.A:.E];5;0)" office:value-type="time" office:time-value="PT22H00M00S" calcext:value-type="time">
            <text:p>22:00</text:p>
          </table:table-cell>
          <table:table-cell table:formula="of:=IF(OR([.C872]&lt;[.H872];[.C872]&gt;[.I87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73];[$Локации.A:.E];4;0)" office:value-type="time" office:time-value="PT12H00M00S" calcext:value-type="time">
            <text:p>12:00</text:p>
          </table:table-cell>
          <table:table-cell table:formula="of:=VLOOKUP([.D873];[$Локации.A:.E];5;0)" office:value-type="time" office:time-value="PT23H00M00S" calcext:value-type="time">
            <text:p>23:00</text:p>
          </table:table-cell>
          <table:table-cell table:formula="of:=IF(OR([.C873]&lt;[.H873];[.C873]&gt;[.I87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74];[$Локации.A:.E];4;0)" office:value-type="time" office:time-value="PT11H00M00S" calcext:value-type="time">
            <text:p>11:00</text:p>
          </table:table-cell>
          <table:table-cell table:formula="of:=VLOOKUP([.D874];[$Локации.A:.E];5;0)" office:value-type="time" office:time-value="PT23H00M00S" calcext:value-type="time">
            <text:p>23:00</text:p>
          </table:table-cell>
          <table:table-cell table:formula="of:=IF(OR([.C874]&lt;[.H874];[.C874]&gt;[.I87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75];[$Локации.A:.E];4;0)" office:value-type="time" office:time-value="PT10H00M00S" calcext:value-type="time">
            <text:p>10:00</text:p>
          </table:table-cell>
          <table:table-cell table:formula="of:=VLOOKUP([.D875];[$Локации.A:.E];5;0)" office:value-type="time" office:time-value="PT20H00M00S" calcext:value-type="time">
            <text:p>20:00</text:p>
          </table:table-cell>
          <table:table-cell table:formula="of:=IF(OR([.C875]&lt;[.H875];[.C875]&gt;[.I87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76];[$Локации.A:.E];4;0)" office:value-type="time" office:time-value="PT10H00M00S" calcext:value-type="time">
            <text:p>10:00</text:p>
          </table:table-cell>
          <table:table-cell table:formula="of:=VLOOKUP([.D876];[$Локации.A:.E];5;0)" office:value-type="time" office:time-value="PT21H00M00S" calcext:value-type="time">
            <text:p>21:00</text:p>
          </table:table-cell>
          <table:table-cell table:formula="of:=IF(OR([.C876]&lt;[.H876];[.C876]&gt;[.I87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77];[$Локации.A:.E];4;0)" office:value-type="time" office:time-value="PT12H00M00S" calcext:value-type="time">
            <text:p>12:00</text:p>
          </table:table-cell>
          <table:table-cell table:formula="of:=VLOOKUP([.D877];[$Локации.A:.E];5;0)" office:value-type="time" office:time-value="PT22H00M00S" calcext:value-type="time">
            <text:p>22:00</text:p>
          </table:table-cell>
          <table:table-cell table:formula="of:=IF(OR([.C877]&lt;[.H877];[.C877]&gt;[.I87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78];[$Локации.A:.E];4;0)" office:value-type="time" office:time-value="PT12H00M00S" calcext:value-type="time">
            <text:p>12:00</text:p>
          </table:table-cell>
          <table:table-cell table:formula="of:=VLOOKUP([.D878];[$Локации.A:.E];5;0)" office:value-type="time" office:time-value="PT23H00M00S" calcext:value-type="time">
            <text:p>23:00</text:p>
          </table:table-cell>
          <table:table-cell table:formula="of:=IF(OR([.C878]&lt;[.H878];[.C878]&gt;[.I87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79];[$Локации.A:.E];4;0)" office:value-type="time" office:time-value="PT12H00M00S" calcext:value-type="time">
            <text:p>12:00</text:p>
          </table:table-cell>
          <table:table-cell table:formula="of:=VLOOKUP([.D879];[$Локации.A:.E];5;0)" office:value-type="time" office:time-value="PT23H00M00S" calcext:value-type="time">
            <text:p>23:00</text:p>
          </table:table-cell>
          <table:table-cell table:formula="of:=IF(OR([.C879]&lt;[.H879];[.C879]&gt;[.I87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80];[$Локации.A:.E];4;0)" office:value-type="time" office:time-value="PT11H00M00S" calcext:value-type="time">
            <text:p>11:00</text:p>
          </table:table-cell>
          <table:table-cell table:formula="of:=VLOOKUP([.D880];[$Локации.A:.E];5;0)" office:value-type="time" office:time-value="PT20H00M00S" calcext:value-type="time">
            <text:p>20:00</text:p>
          </table:table-cell>
          <table:table-cell table:formula="of:=IF(OR([.C880]&lt;[.H880];[.C880]&gt;[.I88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81];[$Локации.A:.E];4;0)" office:value-type="time" office:time-value="PT10H00M00S" calcext:value-type="time">
            <text:p>10:00</text:p>
          </table:table-cell>
          <table:table-cell table:formula="of:=VLOOKUP([.D881];[$Локации.A:.E];5;0)" office:value-type="time" office:time-value="PT21H00M00S" calcext:value-type="time">
            <text:p>21:00</text:p>
          </table:table-cell>
          <table:table-cell table:formula="of:=IF(OR([.C881]&lt;[.H881];[.C881]&gt;[.I88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82];[$Локации.A:.E];4;0)" office:value-type="time" office:time-value="PT12H00M00S" calcext:value-type="time">
            <text:p>12:00</text:p>
          </table:table-cell>
          <table:table-cell table:formula="of:=VLOOKUP([.D882];[$Локации.A:.E];5;0)" office:value-type="time" office:time-value="PT20H00M00S" calcext:value-type="time">
            <text:p>20:00</text:p>
          </table:table-cell>
          <table:table-cell table:formula="of:=IF(OR([.C882]&lt;[.H882];[.C882]&gt;[.I88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83];[$Локации.A:.E];4;0)" office:value-type="time" office:time-value="PT11H00M00S" calcext:value-type="time">
            <text:p>11:00</text:p>
          </table:table-cell>
          <table:table-cell table:formula="of:=VLOOKUP([.D883];[$Локации.A:.E];5;0)" office:value-type="time" office:time-value="PT21H00M00S" calcext:value-type="time">
            <text:p>21:00</text:p>
          </table:table-cell>
          <table:table-cell table:formula="of:=IF(OR([.C883]&lt;[.H883];[.C883]&gt;[.I88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84];[$Локации.A:.E];4;0)" office:value-type="time" office:time-value="PT12H00M00S" calcext:value-type="time">
            <text:p>12:00</text:p>
          </table:table-cell>
          <table:table-cell table:formula="of:=VLOOKUP([.D884];[$Локации.A:.E];5;0)" office:value-type="time" office:time-value="PT23H00M00S" calcext:value-type="time">
            <text:p>23:00</text:p>
          </table:table-cell>
          <table:table-cell table:formula="of:=IF(OR([.C884]&lt;[.H884];[.C884]&gt;[.I88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85];[$Локации.A:.E];4;0)" office:value-type="time" office:time-value="PT12H00M00S" calcext:value-type="time">
            <text:p>12:00</text:p>
          </table:table-cell>
          <table:table-cell table:formula="of:=VLOOKUP([.D885];[$Локации.A:.E];5;0)" office:value-type="time" office:time-value="PT23H00M00S" calcext:value-type="time">
            <text:p>23:00</text:p>
          </table:table-cell>
          <table:table-cell table:formula="of:=IF(OR([.C885]&lt;[.H885];[.C885]&gt;[.I88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date" office:date-value="2023-12-04" calcext:value-type="date">
            <text:p>04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86];[$Локации.A:.E];4;0)" office:value-type="time" office:time-value="PT11H00M00S" calcext:value-type="time">
            <text:p>11:00</text:p>
          </table:table-cell>
          <table:table-cell table:formula="of:=VLOOKUP([.D886];[$Локации.A:.E];5;0)" office:value-type="time" office:time-value="PT20H00M00S" calcext:value-type="time">
            <text:p>20:00</text:p>
          </table:table-cell>
          <table:table-cell table:formula="of:=IF(OR([.C886]&lt;[.H886];[.C886]&gt;[.I88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87];[$Локации.A:.E];4;0)" office:value-type="time" office:time-value="PT11H00M00S" calcext:value-type="time">
            <text:p>11:00</text:p>
          </table:table-cell>
          <table:table-cell table:formula="of:=VLOOKUP([.D887];[$Локации.A:.E];5;0)" office:value-type="time" office:time-value="PT20H00M00S" calcext:value-type="time">
            <text:p>20:00</text:p>
          </table:table-cell>
          <table:table-cell table:formula="of:=IF(OR([.C887]&lt;[.H887];[.C887]&gt;[.I88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88];[$Локации.A:.E];4;0)" office:value-type="time" office:time-value="PT11H00M00S" calcext:value-type="time">
            <text:p>11:00</text:p>
          </table:table-cell>
          <table:table-cell table:formula="of:=VLOOKUP([.D888];[$Локации.A:.E];5;0)" office:value-type="time" office:time-value="PT23H00M00S" calcext:value-type="time">
            <text:p>23:00</text:p>
          </table:table-cell>
          <table:table-cell table:formula="of:=IF(OR([.C888]&lt;[.H888];[.C888]&gt;[.I88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3H00M00S" calcext:value-type="time">
            <text:p>03: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89];[$Локации.A:.E];4;0)" office:value-type="time" office:time-value="PT12H00M00S" calcext:value-type="time">
            <text:p>12:00</text:p>
          </table:table-cell>
          <table:table-cell table:formula="of:=VLOOKUP([.D889];[$Локации.A:.E];5;0)" office:value-type="time" office:time-value="PT23H00M00S" calcext:value-type="time">
            <text:p>23:00</text:p>
          </table:table-cell>
          <table:table-cell table:formula="of:=IF(OR([.C889]&lt;[.H889];[.C889]&gt;[.I88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date" office:date-value="2023-12-31" calcext:value-type="date">
            <text:p>31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90];[$Локации.A:.E];4;0)" office:value-type="time" office:time-value="PT11H00M00S" calcext:value-type="time">
            <text:p>11:00</text:p>
          </table:table-cell>
          <table:table-cell table:formula="of:=VLOOKUP([.D890];[$Локации.A:.E];5;0)" office:value-type="time" office:time-value="PT20H00M00S" calcext:value-type="time">
            <text:p>20:00</text:p>
          </table:table-cell>
          <table:table-cell table:formula="of:=IF(OR([.C890]&lt;[.H890];[.C890]&gt;[.I89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91];[$Локации.A:.E];4;0)" office:value-type="time" office:time-value="PT10H00M00S" calcext:value-type="time">
            <text:p>10:00</text:p>
          </table:table-cell>
          <table:table-cell table:formula="of:=VLOOKUP([.D891];[$Локации.A:.E];5;0)" office:value-type="time" office:time-value="PT23H00M00S" calcext:value-type="time">
            <text:p>23:00</text:p>
          </table:table-cell>
          <table:table-cell table:formula="of:=IF(OR([.C891]&lt;[.H891];[.C891]&gt;[.I89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92];[$Локации.A:.E];4;0)" office:value-type="time" office:time-value="PT11H00M00S" calcext:value-type="time">
            <text:p>11:00</text:p>
          </table:table-cell>
          <table:table-cell table:formula="of:=VLOOKUP([.D892];[$Локации.A:.E];5;0)" office:value-type="time" office:time-value="PT20H00M00S" calcext:value-type="time">
            <text:p>20:00</text:p>
          </table:table-cell>
          <table:table-cell table:formula="of:=IF(OR([.C892]&lt;[.H892];[.C892]&gt;[.I89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93];[$Локации.A:.E];4;0)" office:value-type="time" office:time-value="PT12H00M00S" calcext:value-type="time">
            <text:p>12:00</text:p>
          </table:table-cell>
          <table:table-cell table:formula="of:=VLOOKUP([.D893];[$Локации.A:.E];5;0)" office:value-type="time" office:time-value="PT23H00M00S" calcext:value-type="time">
            <text:p>23:00</text:p>
          </table:table-cell>
          <table:table-cell table:formula="of:=IF(OR([.C893]&lt;[.H893];[.C893]&gt;[.I89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94];[$Локации.A:.E];4;0)" office:value-type="time" office:time-value="PT12H00M00S" calcext:value-type="time">
            <text:p>12:00</text:p>
          </table:table-cell>
          <table:table-cell table:formula="of:=VLOOKUP([.D894];[$Локации.A:.E];5;0)" office:value-type="time" office:time-value="PT20H00M00S" calcext:value-type="time">
            <text:p>20:00</text:p>
          </table:table-cell>
          <table:table-cell table:formula="of:=IF(OR([.C894]&lt;[.H894];[.C894]&gt;[.I89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95];[$Локации.A:.E];4;0)" office:value-type="time" office:time-value="PT10H00M00S" calcext:value-type="time">
            <text:p>10:00</text:p>
          </table:table-cell>
          <table:table-cell table:formula="of:=VLOOKUP([.D895];[$Локации.A:.E];5;0)" office:value-type="time" office:time-value="PT21H00M00S" calcext:value-type="time">
            <text:p>21:00</text:p>
          </table:table-cell>
          <table:table-cell table:formula="of:=IF(OR([.C895]&lt;[.H895];[.C895]&gt;[.I89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96];[$Локации.A:.E];4;0)" office:value-type="time" office:time-value="PT11H00M00S" calcext:value-type="time">
            <text:p>11:00</text:p>
          </table:table-cell>
          <table:table-cell table:formula="of:=VLOOKUP([.D896];[$Локации.A:.E];5;0)" office:value-type="time" office:time-value="PT20H00M00S" calcext:value-type="time">
            <text:p>20:00</text:p>
          </table:table-cell>
          <table:table-cell table:formula="of:=IF(OR([.C896]&lt;[.H896];[.C896]&gt;[.I89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897];[$Локации.A:.E];4;0)" office:value-type="time" office:time-value="PT10H00M00S" calcext:value-type="time">
            <text:p>10:00</text:p>
          </table:table-cell>
          <table:table-cell table:formula="of:=VLOOKUP([.D897];[$Локации.A:.E];5;0)" office:value-type="time" office:time-value="PT21H00M00S" calcext:value-type="time">
            <text:p>21:00</text:p>
          </table:table-cell>
          <table:table-cell table:formula="of:=IF(OR([.C897]&lt;[.H897];[.C897]&gt;[.I89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98];[$Локации.A:.E];4;0)" office:value-type="time" office:time-value="PT10H00M00S" calcext:value-type="time">
            <text:p>10:00</text:p>
          </table:table-cell>
          <table:table-cell table:formula="of:=VLOOKUP([.D898];[$Локации.A:.E];5;0)" office:value-type="time" office:time-value="PT23H00M00S" calcext:value-type="time">
            <text:p>23:00</text:p>
          </table:table-cell>
          <table:table-cell table:formula="of:=IF(OR([.C898]&lt;[.H898];[.C898]&gt;[.I89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899];[$Локации.A:.E];4;0)" office:value-type="time" office:time-value="PT12H00M00S" calcext:value-type="time">
            <text:p>12:00</text:p>
          </table:table-cell>
          <table:table-cell table:formula="of:=VLOOKUP([.D899];[$Локации.A:.E];5;0)" office:value-type="time" office:time-value="PT23H00M00S" calcext:value-type="time">
            <text:p>23:00</text:p>
          </table:table-cell>
          <table:table-cell table:formula="of:=IF(OR([.C899]&lt;[.H899];[.C899]&gt;[.I89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00];[$Локации.A:.E];4;0)" office:value-type="time" office:time-value="PT12H00M00S" calcext:value-type="time">
            <text:p>12:00</text:p>
          </table:table-cell>
          <table:table-cell table:formula="of:=VLOOKUP([.D900];[$Локации.A:.E];5;0)" office:value-type="time" office:time-value="PT23H00M00S" calcext:value-type="time">
            <text:p>23:00</text:p>
          </table:table-cell>
          <table:table-cell table:formula="of:=IF(OR([.C900]&lt;[.H900];[.C900]&gt;[.I90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01];[$Локации.A:.E];4;0)" office:value-type="time" office:time-value="PT10H00M00S" calcext:value-type="time">
            <text:p>10:00</text:p>
          </table:table-cell>
          <table:table-cell table:formula="of:=VLOOKUP([.D901];[$Локации.A:.E];5;0)" office:value-type="time" office:time-value="PT23H00M00S" calcext:value-type="time">
            <text:p>23:00</text:p>
          </table:table-cell>
          <table:table-cell table:formula="of:=IF(OR([.C901]&lt;[.H901];[.C901]&gt;[.I90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02];[$Локации.A:.E];4;0)" office:value-type="time" office:time-value="PT12H00M00S" calcext:value-type="time">
            <text:p>12:00</text:p>
          </table:table-cell>
          <table:table-cell table:formula="of:=VLOOKUP([.D902];[$Локации.A:.E];5;0)" office:value-type="time" office:time-value="PT23H00M00S" calcext:value-type="time">
            <text:p>23:00</text:p>
          </table:table-cell>
          <table:table-cell table:formula="of:=IF(OR([.C902]&lt;[.H902];[.C902]&gt;[.I90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03];[$Локации.A:.E];4;0)" office:value-type="time" office:time-value="PT11H00M00S" calcext:value-type="time">
            <text:p>11:00</text:p>
          </table:table-cell>
          <table:table-cell table:formula="of:=VLOOKUP([.D903];[$Локации.A:.E];5;0)" office:value-type="time" office:time-value="PT21H00M00S" calcext:value-type="time">
            <text:p>21:00</text:p>
          </table:table-cell>
          <table:table-cell table:formula="of:=IF(OR([.C903]&lt;[.H903];[.C903]&gt;[.I90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04];[$Локации.A:.E];4;0)" office:value-type="time" office:time-value="PT10H00M00S" calcext:value-type="time">
            <text:p>10:00</text:p>
          </table:table-cell>
          <table:table-cell table:formula="of:=VLOOKUP([.D904];[$Локации.A:.E];5;0)" office:value-type="time" office:time-value="PT23H00M00S" calcext:value-type="time">
            <text:p>23:00</text:p>
          </table:table-cell>
          <table:table-cell table:formula="of:=IF(OR([.C904]&lt;[.H904];[.C904]&gt;[.I90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05];[$Локации.A:.E];4;0)" office:value-type="time" office:time-value="PT10H00M00S" calcext:value-type="time">
            <text:p>10:00</text:p>
          </table:table-cell>
          <table:table-cell table:formula="of:=VLOOKUP([.D905];[$Локации.A:.E];5;0)" office:value-type="time" office:time-value="PT23H00M00S" calcext:value-type="time">
            <text:p>23:00</text:p>
          </table:table-cell>
          <table:table-cell table:formula="of:=IF(OR([.C905]&lt;[.H905];[.C905]&gt;[.I90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06];[$Локации.A:.E];4;0)" office:value-type="time" office:time-value="PT12H00M00S" calcext:value-type="time">
            <text:p>12:00</text:p>
          </table:table-cell>
          <table:table-cell table:formula="of:=VLOOKUP([.D906];[$Локации.A:.E];5;0)" office:value-type="time" office:time-value="PT23H00M00S" calcext:value-type="time">
            <text:p>23:00</text:p>
          </table:table-cell>
          <table:table-cell table:formula="of:=IF(OR([.C906]&lt;[.H906];[.C906]&gt;[.I90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07];[$Локации.A:.E];4;0)" office:value-type="time" office:time-value="PT11H00M00S" calcext:value-type="time">
            <text:p>11:00</text:p>
          </table:table-cell>
          <table:table-cell table:formula="of:=VLOOKUP([.D907];[$Локации.A:.E];5;0)" office:value-type="time" office:time-value="PT23H00M00S" calcext:value-type="time">
            <text:p>23:00</text:p>
          </table:table-cell>
          <table:table-cell table:formula="of:=IF(OR([.C907]&lt;[.H907];[.C907]&gt;[.I90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08];[$Локации.A:.E];4;0)" office:value-type="time" office:time-value="PT12H00M00S" calcext:value-type="time">
            <text:p>12:00</text:p>
          </table:table-cell>
          <table:table-cell table:formula="of:=VLOOKUP([.D908];[$Локации.A:.E];5;0)" office:value-type="time" office:time-value="PT20H00M00S" calcext:value-type="time">
            <text:p>20:00</text:p>
          </table:table-cell>
          <table:table-cell table:formula="of:=IF(OR([.C908]&lt;[.H908];[.C908]&gt;[.I90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09];[$Локации.A:.E];4;0)" office:value-type="time" office:time-value="PT11H00M00S" calcext:value-type="time">
            <text:p>11:00</text:p>
          </table:table-cell>
          <table:table-cell table:formula="of:=VLOOKUP([.D909];[$Локации.A:.E];5;0)" office:value-type="time" office:time-value="PT21H00M00S" calcext:value-type="time">
            <text:p>21:00</text:p>
          </table:table-cell>
          <table:table-cell table:formula="of:=IF(OR([.C909]&lt;[.H909];[.C909]&gt;[.I90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10];[$Локации.A:.E];4;0)" office:value-type="time" office:time-value="PT11H00M00S" calcext:value-type="time">
            <text:p>11:00</text:p>
          </table:table-cell>
          <table:table-cell table:formula="of:=VLOOKUP([.D910];[$Локации.A:.E];5;0)" office:value-type="time" office:time-value="PT23H00M00S" calcext:value-type="time">
            <text:p>23:00</text:p>
          </table:table-cell>
          <table:table-cell table:formula="of:=IF(OR([.C910]&lt;[.H910];[.C910]&gt;[.I91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11];[$Локации.A:.E];4;0)" office:value-type="time" office:time-value="PT11H00M00S" calcext:value-type="time">
            <text:p>11:00</text:p>
          </table:table-cell>
          <table:table-cell table:formula="of:=VLOOKUP([.D911];[$Локации.A:.E];5;0)" office:value-type="time" office:time-value="PT23H00M00S" calcext:value-type="time">
            <text:p>23:00</text:p>
          </table:table-cell>
          <table:table-cell table:formula="of:=IF(OR([.C911]&lt;[.H911];[.C911]&gt;[.I91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12];[$Локации.A:.E];4;0)" office:value-type="time" office:time-value="PT12H00M00S" calcext:value-type="time">
            <text:p>12:00</text:p>
          </table:table-cell>
          <table:table-cell table:formula="of:=VLOOKUP([.D912];[$Локации.A:.E];5;0)" office:value-type="time" office:time-value="PT23H00M00S" calcext:value-type="time">
            <text:p>23:00</text:p>
          </table:table-cell>
          <table:table-cell table:formula="of:=IF(OR([.C912]&lt;[.H912];[.C912]&gt;[.I91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13];[$Локации.A:.E];4;0)" office:value-type="time" office:time-value="PT10H00M00S" calcext:value-type="time">
            <text:p>10:00</text:p>
          </table:table-cell>
          <table:table-cell table:formula="of:=VLOOKUP([.D913];[$Локации.A:.E];5;0)" office:value-type="time" office:time-value="PT23H00M00S" calcext:value-type="time">
            <text:p>23:00</text:p>
          </table:table-cell>
          <table:table-cell table:formula="of:=IF(OR([.C913]&lt;[.H913];[.C913]&gt;[.I91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14];[$Локации.A:.E];4;0)" office:value-type="time" office:time-value="PT11H00M00S" calcext:value-type="time">
            <text:p>11:00</text:p>
          </table:table-cell>
          <table:table-cell table:formula="of:=VLOOKUP([.D914];[$Локации.A:.E];5;0)" office:value-type="time" office:time-value="PT21H00M00S" calcext:value-type="time">
            <text:p>21:00</text:p>
          </table:table-cell>
          <table:table-cell table:formula="of:=IF(OR([.C914]&lt;[.H914];[.C914]&gt;[.I91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15];[$Локации.A:.E];4;0)" office:value-type="time" office:time-value="PT12H00M00S" calcext:value-type="time">
            <text:p>12:00</text:p>
          </table:table-cell>
          <table:table-cell table:formula="of:=VLOOKUP([.D915];[$Локации.A:.E];5;0)" office:value-type="time" office:time-value="PT23H00M00S" calcext:value-type="time">
            <text:p>23:00</text:p>
          </table:table-cell>
          <table:table-cell table:formula="of:=IF(OR([.C915]&lt;[.H915];[.C915]&gt;[.I91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16];[$Локации.A:.E];4;0)" office:value-type="time" office:time-value="PT12H00M00S" calcext:value-type="time">
            <text:p>12:00</text:p>
          </table:table-cell>
          <table:table-cell table:formula="of:=VLOOKUP([.D916];[$Локации.A:.E];5;0)" office:value-type="time" office:time-value="PT23H00M00S" calcext:value-type="time">
            <text:p>23:00</text:p>
          </table:table-cell>
          <table:table-cell table:formula="of:=IF(OR([.C916]&lt;[.H916];[.C916]&gt;[.I91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17];[$Локации.A:.E];4;0)" office:value-type="time" office:time-value="PT12H00M00S" calcext:value-type="time">
            <text:p>12:00</text:p>
          </table:table-cell>
          <table:table-cell table:formula="of:=VLOOKUP([.D917];[$Локации.A:.E];5;0)" office:value-type="time" office:time-value="PT22H00M00S" calcext:value-type="time">
            <text:p>22:00</text:p>
          </table:table-cell>
          <table:table-cell table:formula="of:=IF(OR([.C917]&lt;[.H917];[.C917]&gt;[.I91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18];[$Локации.A:.E];4;0)" office:value-type="time" office:time-value="PT12H00M00S" calcext:value-type="time">
            <text:p>12:00</text:p>
          </table:table-cell>
          <table:table-cell table:formula="of:=VLOOKUP([.D918];[$Локации.A:.E];5;0)" office:value-type="time" office:time-value="PT20H00M00S" calcext:value-type="time">
            <text:p>20:00</text:p>
          </table:table-cell>
          <table:table-cell table:formula="of:=IF(OR([.C918]&lt;[.H918];[.C918]&gt;[.I91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19];[$Локации.A:.E];4;0)" office:value-type="time" office:time-value="PT11H00M00S" calcext:value-type="time">
            <text:p>11:00</text:p>
          </table:table-cell>
          <table:table-cell table:formula="of:=VLOOKUP([.D919];[$Локации.A:.E];5;0)" office:value-type="time" office:time-value="PT20H00M00S" calcext:value-type="time">
            <text:p>20:00</text:p>
          </table:table-cell>
          <table:table-cell table:formula="of:=IF(OR([.C919]&lt;[.H919];[.C919]&gt;[.I91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20];[$Локации.A:.E];4;0)" office:value-type="time" office:time-value="PT11H00M00S" calcext:value-type="time">
            <text:p>11:00</text:p>
          </table:table-cell>
          <table:table-cell table:formula="of:=VLOOKUP([.D920];[$Локации.A:.E];5;0)" office:value-type="time" office:time-value="PT21H00M00S" calcext:value-type="time">
            <text:p>21:00</text:p>
          </table:table-cell>
          <table:table-cell table:formula="of:=IF(OR([.C920]&lt;[.H920];[.C920]&gt;[.I92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21];[$Локации.A:.E];4;0)" office:value-type="time" office:time-value="PT10H00M00S" calcext:value-type="time">
            <text:p>10:00</text:p>
          </table:table-cell>
          <table:table-cell table:formula="of:=VLOOKUP([.D921];[$Локации.A:.E];5;0)" office:value-type="time" office:time-value="PT20H00M00S" calcext:value-type="time">
            <text:p>20:00</text:p>
          </table:table-cell>
          <table:table-cell table:formula="of:=IF(OR([.C921]&lt;[.H921];[.C921]&gt;[.I92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22];[$Локации.A:.E];4;0)" office:value-type="time" office:time-value="PT11H00M00S" calcext:value-type="time">
            <text:p>11:00</text:p>
          </table:table-cell>
          <table:table-cell table:formula="of:=VLOOKUP([.D922];[$Локации.A:.E];5;0)" office:value-type="time" office:time-value="PT23H00M00S" calcext:value-type="time">
            <text:p>23:00</text:p>
          </table:table-cell>
          <table:table-cell table:formula="of:=IF(OR([.C922]&lt;[.H922];[.C922]&gt;[.I92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23];[$Локации.A:.E];4;0)" office:value-type="time" office:time-value="PT12H00M00S" calcext:value-type="time">
            <text:p>12:00</text:p>
          </table:table-cell>
          <table:table-cell table:formula="of:=VLOOKUP([.D923];[$Локации.A:.E];5;0)" office:value-type="time" office:time-value="PT20H00M00S" calcext:value-type="time">
            <text:p>20:00</text:p>
          </table:table-cell>
          <table:table-cell table:formula="of:=IF(OR([.C923]&lt;[.H923];[.C923]&gt;[.I92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24];[$Локации.A:.E];4;0)" office:value-type="time" office:time-value="PT12H00M00S" calcext:value-type="time">
            <text:p>12:00</text:p>
          </table:table-cell>
          <table:table-cell table:formula="of:=VLOOKUP([.D924];[$Локации.A:.E];5;0)" office:value-type="time" office:time-value="PT20H00M00S" calcext:value-type="time">
            <text:p>20:00</text:p>
          </table:table-cell>
          <table:table-cell table:formula="of:=IF(OR([.C924]&lt;[.H924];[.C924]&gt;[.I92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25];[$Локации.A:.E];4;0)" office:value-type="time" office:time-value="PT12H00M00S" calcext:value-type="time">
            <text:p>12:00</text:p>
          </table:table-cell>
          <table:table-cell table:formula="of:=VLOOKUP([.D925];[$Локации.A:.E];5;0)" office:value-type="time" office:time-value="PT23H00M00S" calcext:value-type="time">
            <text:p>23:00</text:p>
          </table:table-cell>
          <table:table-cell table:formula="of:=IF(OR([.C925]&lt;[.H925];[.C925]&gt;[.I92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26];[$Локации.A:.E];4;0)" office:value-type="time" office:time-value="PT10H00M00S" calcext:value-type="time">
            <text:p>10:00</text:p>
          </table:table-cell>
          <table:table-cell table:formula="of:=VLOOKUP([.D926];[$Локации.A:.E];5;0)" office:value-type="time" office:time-value="PT21H00M00S" calcext:value-type="time">
            <text:p>21:00</text:p>
          </table:table-cell>
          <table:table-cell table:formula="of:=IF(OR([.C926]&lt;[.H926];[.C926]&gt;[.I92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27];[$Локации.A:.E];4;0)" office:value-type="time" office:time-value="PT10H00M00S" calcext:value-type="time">
            <text:p>10:00</text:p>
          </table:table-cell>
          <table:table-cell table:formula="of:=VLOOKUP([.D927];[$Локации.A:.E];5;0)" office:value-type="time" office:time-value="PT20H00M00S" calcext:value-type="time">
            <text:p>20:00</text:p>
          </table:table-cell>
          <table:table-cell table:formula="of:=IF(OR([.C927]&lt;[.H927];[.C927]&gt;[.I92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28];[$Локации.A:.E];4;0)" office:value-type="time" office:time-value="PT12H00M00S" calcext:value-type="time">
            <text:p>12:00</text:p>
          </table:table-cell>
          <table:table-cell table:formula="of:=VLOOKUP([.D928];[$Локации.A:.E];5;0)" office:value-type="time" office:time-value="PT20H00M00S" calcext:value-type="time">
            <text:p>20:00</text:p>
          </table:table-cell>
          <table:table-cell table:formula="of:=IF(OR([.C928]&lt;[.H928];[.C928]&gt;[.I92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29];[$Локации.A:.E];4;0)" office:value-type="time" office:time-value="PT10H00M00S" calcext:value-type="time">
            <text:p>10:00</text:p>
          </table:table-cell>
          <table:table-cell table:formula="of:=VLOOKUP([.D929];[$Локации.A:.E];5;0)" office:value-type="time" office:time-value="PT23H00M00S" calcext:value-type="time">
            <text:p>23:00</text:p>
          </table:table-cell>
          <table:table-cell table:formula="of:=IF(OR([.C929]&lt;[.H929];[.C929]&gt;[.I92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30];[$Локации.A:.E];4;0)" office:value-type="time" office:time-value="PT11H00M00S" calcext:value-type="time">
            <text:p>11:00</text:p>
          </table:table-cell>
          <table:table-cell table:formula="of:=VLOOKUP([.D930];[$Локации.A:.E];5;0)" office:value-type="time" office:time-value="PT23H00M00S" calcext:value-type="time">
            <text:p>23:00</text:p>
          </table:table-cell>
          <table:table-cell table:formula="of:=IF(OR([.C930]&lt;[.H930];[.C930]&gt;[.I93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date" office:date-value="2023-12-21" calcext:value-type="date">
            <text:p>21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31];[$Локации.A:.E];4;0)" office:value-type="time" office:time-value="PT10H00M00S" calcext:value-type="time">
            <text:p>10:00</text:p>
          </table:table-cell>
          <table:table-cell table:formula="of:=VLOOKUP([.D931];[$Локации.A:.E];5;0)" office:value-type="time" office:time-value="PT20H00M00S" calcext:value-type="time">
            <text:p>20:00</text:p>
          </table:table-cell>
          <table:table-cell table:formula="of:=IF(OR([.C931]&lt;[.H931];[.C931]&gt;[.I93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32];[$Локации.A:.E];4;0)" office:value-type="time" office:time-value="PT10H00M00S" calcext:value-type="time">
            <text:p>10:00</text:p>
          </table:table-cell>
          <table:table-cell table:formula="of:=VLOOKUP([.D932];[$Локации.A:.E];5;0)" office:value-type="time" office:time-value="PT23H00M00S" calcext:value-type="time">
            <text:p>23:00</text:p>
          </table:table-cell>
          <table:table-cell table:formula="of:=IF(OR([.C932]&lt;[.H932];[.C932]&gt;[.I93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33];[$Локации.A:.E];4;0)" office:value-type="time" office:time-value="PT10H00M00S" calcext:value-type="time">
            <text:p>10:00</text:p>
          </table:table-cell>
          <table:table-cell table:formula="of:=VLOOKUP([.D933];[$Локации.A:.E];5;0)" office:value-type="time" office:time-value="PT23H00M00S" calcext:value-type="time">
            <text:p>23:00</text:p>
          </table:table-cell>
          <table:table-cell table:formula="of:=IF(OR([.C933]&lt;[.H933];[.C933]&gt;[.I93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34];[$Локации.A:.E];4;0)" office:value-type="time" office:time-value="PT12H00M00S" calcext:value-type="time">
            <text:p>12:00</text:p>
          </table:table-cell>
          <table:table-cell table:formula="of:=VLOOKUP([.D934];[$Локации.A:.E];5;0)" office:value-type="time" office:time-value="PT22H00M00S" calcext:value-type="time">
            <text:p>22:00</text:p>
          </table:table-cell>
          <table:table-cell table:formula="of:=IF(OR([.C934]&lt;[.H934];[.C934]&gt;[.I93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35];[$Локации.A:.E];4;0)" office:value-type="time" office:time-value="PT10H00M00S" calcext:value-type="time">
            <text:p>10:00</text:p>
          </table:table-cell>
          <table:table-cell table:formula="of:=VLOOKUP([.D935];[$Локации.A:.E];5;0)" office:value-type="time" office:time-value="PT20H00M00S" calcext:value-type="time">
            <text:p>20:00</text:p>
          </table:table-cell>
          <table:table-cell table:formula="of:=IF(OR([.C935]&lt;[.H935];[.C935]&gt;[.I93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36];[$Локации.A:.E];4;0)" office:value-type="time" office:time-value="PT10H00M00S" calcext:value-type="time">
            <text:p>10:00</text:p>
          </table:table-cell>
          <table:table-cell table:formula="of:=VLOOKUP([.D936];[$Локации.A:.E];5;0)" office:value-type="time" office:time-value="PT23H00M00S" calcext:value-type="time">
            <text:p>23:00</text:p>
          </table:table-cell>
          <table:table-cell table:formula="of:=IF(OR([.C936]&lt;[.H936];[.C936]&gt;[.I93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date" office:date-value="2023-12-25" calcext:value-type="date">
            <text:p>25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37];[$Локации.A:.E];4;0)" office:value-type="time" office:time-value="PT10H00M00S" calcext:value-type="time">
            <text:p>10:00</text:p>
          </table:table-cell>
          <table:table-cell table:formula="of:=VLOOKUP([.D937];[$Локации.A:.E];5;0)" office:value-type="time" office:time-value="PT23H00M00S" calcext:value-type="time">
            <text:p>23:00</text:p>
          </table:table-cell>
          <table:table-cell table:formula="of:=IF(OR([.C937]&lt;[.H937];[.C937]&gt;[.I93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38];[$Локации.A:.E];4;0)" office:value-type="time" office:time-value="PT11H00M00S" calcext:value-type="time">
            <text:p>11:00</text:p>
          </table:table-cell>
          <table:table-cell table:formula="of:=VLOOKUP([.D938];[$Локации.A:.E];5;0)" office:value-type="time" office:time-value="PT23H00M00S" calcext:value-type="time">
            <text:p>23:00</text:p>
          </table:table-cell>
          <table:table-cell table:formula="of:=IF(OR([.C938]&lt;[.H938];[.C938]&gt;[.I93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39];[$Локации.A:.E];4;0)" office:value-type="time" office:time-value="PT10H00M00S" calcext:value-type="time">
            <text:p>10:00</text:p>
          </table:table-cell>
          <table:table-cell table:formula="of:=VLOOKUP([.D939];[$Локации.A:.E];5;0)" office:value-type="time" office:time-value="PT20H00M00S" calcext:value-type="time">
            <text:p>20:00</text:p>
          </table:table-cell>
          <table:table-cell table:formula="of:=IF(OR([.C939]&lt;[.H939];[.C939]&gt;[.I93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date" office:date-value="2023-12-10" calcext:value-type="date">
            <text:p>10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40];[$Локации.A:.E];4;0)" office:value-type="time" office:time-value="PT12H00M00S" calcext:value-type="time">
            <text:p>12:00</text:p>
          </table:table-cell>
          <table:table-cell table:formula="of:=VLOOKUP([.D940];[$Локации.A:.E];5;0)" office:value-type="time" office:time-value="PT22H00M00S" calcext:value-type="time">
            <text:p>22:00</text:p>
          </table:table-cell>
          <table:table-cell table:formula="of:=IF(OR([.C940]&lt;[.H940];[.C940]&gt;[.I94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41];[$Локации.A:.E];4;0)" office:value-type="time" office:time-value="PT11H00M00S" calcext:value-type="time">
            <text:p>11:00</text:p>
          </table:table-cell>
          <table:table-cell table:formula="of:=VLOOKUP([.D941];[$Локации.A:.E];5;0)" office:value-type="time" office:time-value="PT20H00M00S" calcext:value-type="time">
            <text:p>20:00</text:p>
          </table:table-cell>
          <table:table-cell table:formula="of:=IF(OR([.C941]&lt;[.H941];[.C941]&gt;[.I94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42];[$Локации.A:.E];4;0)" office:value-type="time" office:time-value="PT12H00M00S" calcext:value-type="time">
            <text:p>12:00</text:p>
          </table:table-cell>
          <table:table-cell table:formula="of:=VLOOKUP([.D942];[$Локации.A:.E];5;0)" office:value-type="time" office:time-value="PT20H00M00S" calcext:value-type="time">
            <text:p>20:00</text:p>
          </table:table-cell>
          <table:table-cell table:formula="of:=IF(OR([.C942]&lt;[.H942];[.C942]&gt;[.I94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43];[$Локации.A:.E];4;0)" office:value-type="time" office:time-value="PT11H00M00S" calcext:value-type="time">
            <text:p>11:00</text:p>
          </table:table-cell>
          <table:table-cell table:formula="of:=VLOOKUP([.D943];[$Локации.A:.E];5;0)" office:value-type="time" office:time-value="PT21H00M00S" calcext:value-type="time">
            <text:p>21:00</text:p>
          </table:table-cell>
          <table:table-cell table:formula="of:=IF(OR([.C943]&lt;[.H943];[.C943]&gt;[.I94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44];[$Локации.A:.E];4;0)" office:value-type="time" office:time-value="PT11H00M00S" calcext:value-type="time">
            <text:p>11:00</text:p>
          </table:table-cell>
          <table:table-cell table:formula="of:=VLOOKUP([.D944];[$Локации.A:.E];5;0)" office:value-type="time" office:time-value="PT23H00M00S" calcext:value-type="time">
            <text:p>23:00</text:p>
          </table:table-cell>
          <table:table-cell table:formula="of:=IF(OR([.C944]&lt;[.H944];[.C944]&gt;[.I94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date" office:date-value="2023-12-26" calcext:value-type="date">
            <text:p>26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45];[$Локации.A:.E];4;0)" office:value-type="time" office:time-value="PT11H00M00S" calcext:value-type="time">
            <text:p>11:00</text:p>
          </table:table-cell>
          <table:table-cell table:formula="of:=VLOOKUP([.D945];[$Локации.A:.E];5;0)" office:value-type="time" office:time-value="PT21H00M00S" calcext:value-type="time">
            <text:p>21:00</text:p>
          </table:table-cell>
          <table:table-cell table:formula="of:=IF(OR([.C945]&lt;[.H945];[.C945]&gt;[.I94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46];[$Локации.A:.E];4;0)" office:value-type="time" office:time-value="PT12H00M00S" calcext:value-type="time">
            <text:p>12:00</text:p>
          </table:table-cell>
          <table:table-cell table:formula="of:=VLOOKUP([.D946];[$Локации.A:.E];5;0)" office:value-type="time" office:time-value="PT20H00M00S" calcext:value-type="time">
            <text:p>20:00</text:p>
          </table:table-cell>
          <table:table-cell table:formula="of:=IF(OR([.C946]&lt;[.H946];[.C946]&gt;[.I94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date" office:date-value="2023-12-16" calcext:value-type="date">
            <text:p>16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47];[$Локации.A:.E];4;0)" office:value-type="time" office:time-value="PT12H00M00S" calcext:value-type="time">
            <text:p>12:00</text:p>
          </table:table-cell>
          <table:table-cell table:formula="of:=VLOOKUP([.D947];[$Локации.A:.E];5;0)" office:value-type="time" office:time-value="PT23H00M00S" calcext:value-type="time">
            <text:p>23:00</text:p>
          </table:table-cell>
          <table:table-cell table:formula="of:=IF(OR([.C947]&lt;[.H947];[.C947]&gt;[.I94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48];[$Локации.A:.E];4;0)" office:value-type="time" office:time-value="PT10H00M00S" calcext:value-type="time">
            <text:p>10:00</text:p>
          </table:table-cell>
          <table:table-cell table:formula="of:=VLOOKUP([.D948];[$Локации.A:.E];5;0)" office:value-type="time" office:time-value="PT23H00M00S" calcext:value-type="time">
            <text:p>23:00</text:p>
          </table:table-cell>
          <table:table-cell table:formula="of:=IF(OR([.C948]&lt;[.H948];[.C948]&gt;[.I94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49];[$Локации.A:.E];4;0)" office:value-type="time" office:time-value="PT11H00M00S" calcext:value-type="time">
            <text:p>11:00</text:p>
          </table:table-cell>
          <table:table-cell table:formula="of:=VLOOKUP([.D949];[$Локации.A:.E];5;0)" office:value-type="time" office:time-value="PT20H00M00S" calcext:value-type="time">
            <text:p>20:00</text:p>
          </table:table-cell>
          <table:table-cell table:formula="of:=IF(OR([.C949]&lt;[.H949];[.C949]&gt;[.I94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50];[$Локации.A:.E];4;0)" office:value-type="time" office:time-value="PT10H00M00S" calcext:value-type="time">
            <text:p>10:00</text:p>
          </table:table-cell>
          <table:table-cell table:formula="of:=VLOOKUP([.D950];[$Локации.A:.E];5;0)" office:value-type="time" office:time-value="PT23H00M00S" calcext:value-type="time">
            <text:p>23:00</text:p>
          </table:table-cell>
          <table:table-cell table:formula="of:=IF(OR([.C950]&lt;[.H950];[.C950]&gt;[.I95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date" office:date-value="2023-12-03" calcext:value-type="date">
            <text:p>03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51];[$Локации.A:.E];4;0)" office:value-type="time" office:time-value="PT10H00M00S" calcext:value-type="time">
            <text:p>10:00</text:p>
          </table:table-cell>
          <table:table-cell table:formula="of:=VLOOKUP([.D951];[$Локации.A:.E];5;0)" office:value-type="time" office:time-value="PT20H00M00S" calcext:value-type="time">
            <text:p>20:00</text:p>
          </table:table-cell>
          <table:table-cell table:formula="of:=IF(OR([.C951]&lt;[.H951];[.C951]&gt;[.I95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52];[$Локации.A:.E];4;0)" office:value-type="time" office:time-value="PT10H00M00S" calcext:value-type="time">
            <text:p>10:00</text:p>
          </table:table-cell>
          <table:table-cell table:formula="of:=VLOOKUP([.D952];[$Локации.A:.E];5;0)" office:value-type="time" office:time-value="PT20H00M00S" calcext:value-type="time">
            <text:p>20:00</text:p>
          </table:table-cell>
          <table:table-cell table:formula="of:=IF(OR([.C952]&lt;[.H952];[.C952]&gt;[.I95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53];[$Локации.A:.E];4;0)" office:value-type="time" office:time-value="PT10H00M00S" calcext:value-type="time">
            <text:p>10:00</text:p>
          </table:table-cell>
          <table:table-cell table:formula="of:=VLOOKUP([.D953];[$Локации.A:.E];5;0)" office:value-type="time" office:time-value="PT20H00M00S" calcext:value-type="time">
            <text:p>20:00</text:p>
          </table:table-cell>
          <table:table-cell table:formula="of:=IF(OR([.C953]&lt;[.H953];[.C953]&gt;[.I953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date" office:date-value="2023-12-24" calcext:value-type="date">
            <text:p>24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54];[$Локации.A:.E];4;0)" office:value-type="time" office:time-value="PT12H00M00S" calcext:value-type="time">
            <text:p>12:00</text:p>
          </table:table-cell>
          <table:table-cell table:formula="of:=VLOOKUP([.D954];[$Локации.A:.E];5;0)" office:value-type="time" office:time-value="PT20H00M00S" calcext:value-type="time">
            <text:p>20:00</text:p>
          </table:table-cell>
          <table:table-cell table:formula="of:=IF(OR([.C954]&lt;[.H954];[.C954]&gt;[.I95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date" office:date-value="2023-12-02" calcext:value-type="date">
            <text:p>02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55];[$Локации.A:.E];4;0)" office:value-type="time" office:time-value="PT10H00M00S" calcext:value-type="time">
            <text:p>10:00</text:p>
          </table:table-cell>
          <table:table-cell table:formula="of:=VLOOKUP([.D955];[$Локации.A:.E];5;0)" office:value-type="time" office:time-value="PT20H00M00S" calcext:value-type="time">
            <text:p>20:00</text:p>
          </table:table-cell>
          <table:table-cell table:formula="of:=IF(OR([.C955]&lt;[.H955];[.C955]&gt;[.I95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56];[$Локации.A:.E];4;0)" office:value-type="time" office:time-value="PT10H00M00S" calcext:value-type="time">
            <text:p>10:00</text:p>
          </table:table-cell>
          <table:table-cell table:formula="of:=VLOOKUP([.D956];[$Локации.A:.E];5;0)" office:value-type="time" office:time-value="PT23H00M00S" calcext:value-type="time">
            <text:p>23:00</text:p>
          </table:table-cell>
          <table:table-cell table:formula="of:=IF(OR([.C956]&lt;[.H956];[.C956]&gt;[.I95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57];[$Локации.A:.E];4;0)" office:value-type="time" office:time-value="PT12H00M00S" calcext:value-type="time">
            <text:p>12:00</text:p>
          </table:table-cell>
          <table:table-cell table:formula="of:=VLOOKUP([.D957];[$Локации.A:.E];5;0)" office:value-type="time" office:time-value="PT20H00M00S" calcext:value-type="time">
            <text:p>20:00</text:p>
          </table:table-cell>
          <table:table-cell table:formula="of:=IF(OR([.C957]&lt;[.H957];[.C957]&gt;[.I95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58];[$Локации.A:.E];4;0)" office:value-type="time" office:time-value="PT11H00M00S" calcext:value-type="time">
            <text:p>11:00</text:p>
          </table:table-cell>
          <table:table-cell table:formula="of:=VLOOKUP([.D958];[$Локации.A:.E];5;0)" office:value-type="time" office:time-value="PT21H00M00S" calcext:value-type="time">
            <text:p>21:00</text:p>
          </table:table-cell>
          <table:table-cell table:formula="of:=IF(OR([.C958]&lt;[.H958];[.C958]&gt;[.I95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date" office:date-value="2023-12-12" calcext:value-type="date">
            <text:p>12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59];[$Локации.A:.E];4;0)" office:value-type="time" office:time-value="PT12H00M00S" calcext:value-type="time">
            <text:p>12:00</text:p>
          </table:table-cell>
          <table:table-cell table:formula="of:=VLOOKUP([.D959];[$Локации.A:.E];5;0)" office:value-type="time" office:time-value="PT20H00M00S" calcext:value-type="time">
            <text:p>20:00</text:p>
          </table:table-cell>
          <table:table-cell table:formula="of:=IF(OR([.C959]&lt;[.H959];[.C959]&gt;[.I95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date" office:date-value="2023-12-15" calcext:value-type="date">
            <text:p>15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60];[$Локации.A:.E];4;0)" office:value-type="time" office:time-value="PT12H00M00S" calcext:value-type="time">
            <text:p>12:00</text:p>
          </table:table-cell>
          <table:table-cell table:formula="of:=VLOOKUP([.D960];[$Локации.A:.E];5;0)" office:value-type="time" office:time-value="PT20H00M00S" calcext:value-type="time">
            <text:p>20:00</text:p>
          </table:table-cell>
          <table:table-cell table:formula="of:=IF(OR([.C960]&lt;[.H960];[.C960]&gt;[.I960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date" office:date-value="2023-12-13" calcext:value-type="date">
            <text:p>13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61];[$Локации.A:.E];4;0)" office:value-type="time" office:time-value="PT11H00M00S" calcext:value-type="time">
            <text:p>11:00</text:p>
          </table:table-cell>
          <table:table-cell table:formula="of:=VLOOKUP([.D961];[$Локации.A:.E];5;0)" office:value-type="time" office:time-value="PT20H00M00S" calcext:value-type="time">
            <text:p>20:00</text:p>
          </table:table-cell>
          <table:table-cell table:formula="of:=IF(OR([.C961]&lt;[.H961];[.C961]&gt;[.I96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62];[$Локации.A:.E];4;0)" office:value-type="time" office:time-value="PT10H00M00S" calcext:value-type="time">
            <text:p>10:00</text:p>
          </table:table-cell>
          <table:table-cell table:formula="of:=VLOOKUP([.D962];[$Локации.A:.E];5;0)" office:value-type="time" office:time-value="PT21H00M00S" calcext:value-type="time">
            <text:p>21:00</text:p>
          </table:table-cell>
          <table:table-cell table:formula="of:=IF(OR([.C962]&lt;[.H962];[.C962]&gt;[.I96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63];[$Локации.A:.E];4;0)" office:value-type="time" office:time-value="PT12H00M00S" calcext:value-type="time">
            <text:p>12:00</text:p>
          </table:table-cell>
          <table:table-cell table:formula="of:=VLOOKUP([.D963];[$Локации.A:.E];5;0)" office:value-type="time" office:time-value="PT23H00M00S" calcext:value-type="time">
            <text:p>23:00</text:p>
          </table:table-cell>
          <table:table-cell table:formula="of:=IF(OR([.C963]&lt;[.H963];[.C963]&gt;[.I96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64];[$Локации.A:.E];4;0)" office:value-type="time" office:time-value="PT12H00M00S" calcext:value-type="time">
            <text:p>12:00</text:p>
          </table:table-cell>
          <table:table-cell table:formula="of:=VLOOKUP([.D964];[$Локации.A:.E];5;0)" office:value-type="time" office:time-value="PT22H00M00S" calcext:value-type="time">
            <text:p>22:00</text:p>
          </table:table-cell>
          <table:table-cell table:formula="of:=IF(OR([.C964]&lt;[.H964];[.C964]&gt;[.I96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65];[$Локации.A:.E];4;0)" office:value-type="time" office:time-value="PT12H00M00S" calcext:value-type="time">
            <text:p>12:00</text:p>
          </table:table-cell>
          <table:table-cell table:formula="of:=VLOOKUP([.D965];[$Локации.A:.E];5;0)" office:value-type="time" office:time-value="PT20H00M00S" calcext:value-type="time">
            <text:p>20:00</text:p>
          </table:table-cell>
          <table:table-cell table:formula="of:=IF(OR([.C965]&lt;[.H965];[.C965]&gt;[.I96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66];[$Локации.A:.E];4;0)" office:value-type="time" office:time-value="PT10H00M00S" calcext:value-type="time">
            <text:p>10:00</text:p>
          </table:table-cell>
          <table:table-cell table:formula="of:=VLOOKUP([.D966];[$Локации.A:.E];5;0)" office:value-type="time" office:time-value="PT23H00M00S" calcext:value-type="time">
            <text:p>23:00</text:p>
          </table:table-cell>
          <table:table-cell table:formula="of:=IF(OR([.C966]&lt;[.H966];[.C966]&gt;[.I966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date" office:date-value="2023-12-22" calcext:value-type="date">
            <text:p>22.12.2023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67];[$Локации.A:.E];4;0)" office:value-type="time" office:time-value="PT10H00M00S" calcext:value-type="time">
            <text:p>10:00</text:p>
          </table:table-cell>
          <table:table-cell table:formula="of:=VLOOKUP([.D967];[$Локации.A:.E];5;0)" office:value-type="time" office:time-value="PT23H00M00S" calcext:value-type="time">
            <text:p>23:00</text:p>
          </table:table-cell>
          <table:table-cell table:formula="of:=IF(OR([.C967]&lt;[.H967];[.C967]&gt;[.I96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68];[$Локации.A:.E];4;0)" office:value-type="time" office:time-value="PT12H00M00S" calcext:value-type="time">
            <text:p>12:00</text:p>
          </table:table-cell>
          <table:table-cell table:formula="of:=VLOOKUP([.D968];[$Локации.A:.E];5;0)" office:value-type="time" office:time-value="PT20H00M00S" calcext:value-type="time">
            <text:p>20:00</text:p>
          </table:table-cell>
          <table:table-cell table:formula="of:=IF(OR([.C968]&lt;[.H968];[.C968]&gt;[.I96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69];[$Локации.A:.E];4;0)" office:value-type="time" office:time-value="PT10H00M00S" calcext:value-type="time">
            <text:p>10:00</text:p>
          </table:table-cell>
          <table:table-cell table:formula="of:=VLOOKUP([.D969];[$Локации.A:.E];5;0)" office:value-type="time" office:time-value="PT23H00M00S" calcext:value-type="time">
            <text:p>23:00</text:p>
          </table:table-cell>
          <table:table-cell table:formula="of:=IF(OR([.C969]&lt;[.H969];[.C969]&gt;[.I96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70];[$Локации.A:.E];4;0)" office:value-type="time" office:time-value="PT11H00M00S" calcext:value-type="time">
            <text:p>11:00</text:p>
          </table:table-cell>
          <table:table-cell table:formula="of:=VLOOKUP([.D970];[$Локации.A:.E];5;0)" office:value-type="time" office:time-value="PT20H00M00S" calcext:value-type="time">
            <text:p>20:00</text:p>
          </table:table-cell>
          <table:table-cell table:formula="of:=IF(OR([.C970]&lt;[.H970];[.C970]&gt;[.I97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71];[$Локации.A:.E];4;0)" office:value-type="time" office:time-value="PT12H00M00S" calcext:value-type="time">
            <text:p>12:00</text:p>
          </table:table-cell>
          <table:table-cell table:formula="of:=VLOOKUP([.D971];[$Локации.A:.E];5;0)" office:value-type="time" office:time-value="PT23H00M00S" calcext:value-type="time">
            <text:p>23:00</text:p>
          </table:table-cell>
          <table:table-cell table:formula="of:=IF(OR([.C971]&lt;[.H971];[.C971]&gt;[.I97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date" office:date-value="2023-12-27" calcext:value-type="date">
            <text:p>27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72];[$Локации.A:.E];4;0)" office:value-type="time" office:time-value="PT11H00M00S" calcext:value-type="time">
            <text:p>11:00</text:p>
          </table:table-cell>
          <table:table-cell table:formula="of:=VLOOKUP([.D972];[$Локации.A:.E];5;0)" office:value-type="time" office:time-value="PT20H00M00S" calcext:value-type="time">
            <text:p>20:00</text:p>
          </table:table-cell>
          <table:table-cell table:formula="of:=IF(OR([.C972]&lt;[.H972];[.C972]&gt;[.I97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date" office:date-value="2023-12-07" calcext:value-type="date">
            <text:p>07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73];[$Локации.A:.E];4;0)" office:value-type="time" office:time-value="PT11H00M00S" calcext:value-type="time">
            <text:p>11:00</text:p>
          </table:table-cell>
          <table:table-cell table:formula="of:=VLOOKUP([.D973];[$Локации.A:.E];5;0)" office:value-type="time" office:time-value="PT23H00M00S" calcext:value-type="time">
            <text:p>23:00</text:p>
          </table:table-cell>
          <table:table-cell table:formula="of:=IF(OR([.C973]&lt;[.H973];[.C973]&gt;[.I97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74];[$Локации.A:.E];4;0)" office:value-type="time" office:time-value="PT11H00M00S" calcext:value-type="time">
            <text:p>11:00</text:p>
          </table:table-cell>
          <table:table-cell table:formula="of:=VLOOKUP([.D974];[$Локации.A:.E];5;0)" office:value-type="time" office:time-value="PT20H00M00S" calcext:value-type="time">
            <text:p>20:00</text:p>
          </table:table-cell>
          <table:table-cell table:formula="of:=IF(OR([.C974]&lt;[.H974];[.C974]&gt;[.I97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75];[$Локации.A:.E];4;0)" office:value-type="time" office:time-value="PT11H00M00S" calcext:value-type="time">
            <text:p>11:00</text:p>
          </table:table-cell>
          <table:table-cell table:formula="of:=VLOOKUP([.D975];[$Локации.A:.E];5;0)" office:value-type="time" office:time-value="PT20H00M00S" calcext:value-type="time">
            <text:p>20:00</text:p>
          </table:table-cell>
          <table:table-cell table:formula="of:=IF(OR([.C975]&lt;[.H975];[.C975]&gt;[.I975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76];[$Локации.A:.E];4;0)" office:value-type="time" office:time-value="PT10H00M00S" calcext:value-type="time">
            <text:p>10:00</text:p>
          </table:table-cell>
          <table:table-cell table:formula="of:=VLOOKUP([.D976];[$Локации.A:.E];5;0)" office:value-type="time" office:time-value="PT23H00M00S" calcext:value-type="time">
            <text:p>23:00</text:p>
          </table:table-cell>
          <table:table-cell table:formula="of:=IF(OR([.C976]&lt;[.H976];[.C976]&gt;[.I97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date" office:date-value="2023-12-20" calcext:value-type="date">
            <text:p>20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77];[$Локации.A:.E];4;0)" office:value-type="time" office:time-value="PT11H00M00S" calcext:value-type="time">
            <text:p>11:00</text:p>
          </table:table-cell>
          <table:table-cell table:formula="of:=VLOOKUP([.D977];[$Локации.A:.E];5;0)" office:value-type="time" office:time-value="PT20H00M00S" calcext:value-type="time">
            <text:p>20:00</text:p>
          </table:table-cell>
          <table:table-cell table:formula="of:=IF(OR([.C977]&lt;[.H977];[.C977]&gt;[.I97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date" office:date-value="2024-01-01" calcext:value-type="date">
            <text:p>01.01.2024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78];[$Локации.A:.E];4;0)" office:value-type="time" office:time-value="PT10H00M00S" calcext:value-type="time">
            <text:p>10:00</text:p>
          </table:table-cell>
          <table:table-cell table:formula="of:=VLOOKUP([.D978];[$Локации.A:.E];5;0)" office:value-type="time" office:time-value="PT23H00M00S" calcext:value-type="time">
            <text:p>23:00</text:p>
          </table:table-cell>
          <table:table-cell table:formula="of:=IF(OR([.C978]&lt;[.H978];[.C978]&gt;[.I978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79];[$Локации.A:.E];4;0)" office:value-type="time" office:time-value="PT12H00M00S" calcext:value-type="time">
            <text:p>12:00</text:p>
          </table:table-cell>
          <table:table-cell table:formula="of:=VLOOKUP([.D979];[$Локации.A:.E];5;0)" office:value-type="time" office:time-value="PT20H00M00S" calcext:value-type="time">
            <text:p>20:00</text:p>
          </table:table-cell>
          <table:table-cell table:formula="of:=IF(OR([.C979]&lt;[.H979];[.C979]&gt;[.I979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80];[$Локации.A:.E];4;0)" office:value-type="time" office:time-value="PT11H00M00S" calcext:value-type="time">
            <text:p>11:00</text:p>
          </table:table-cell>
          <table:table-cell table:formula="of:=VLOOKUP([.D980];[$Локации.A:.E];5;0)" office:value-type="time" office:time-value="PT20H00M00S" calcext:value-type="time">
            <text:p>20:00</text:p>
          </table:table-cell>
          <table:table-cell table:formula="of:=IF(OR([.C980]&lt;[.H980];[.C980]&gt;[.I98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81];[$Локации.A:.E];4;0)" office:value-type="time" office:time-value="PT10H00M00S" calcext:value-type="time">
            <text:p>10:00</text:p>
          </table:table-cell>
          <table:table-cell table:formula="of:=VLOOKUP([.D981];[$Локации.A:.E];5;0)" office:value-type="time" office:time-value="PT20H00M00S" calcext:value-type="time">
            <text:p>20:00</text:p>
          </table:table-cell>
          <table:table-cell table:formula="of:=IF(OR([.C981]&lt;[.H981];[.C981]&gt;[.I98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82];[$Локации.A:.E];4;0)" office:value-type="time" office:time-value="PT12H00M00S" calcext:value-type="time">
            <text:p>12:00</text:p>
          </table:table-cell>
          <table:table-cell table:formula="of:=VLOOKUP([.D982];[$Локации.A:.E];5;0)" office:value-type="time" office:time-value="PT20H00M00S" calcext:value-type="time">
            <text:p>20:00</text:p>
          </table:table-cell>
          <table:table-cell table:formula="of:=IF(OR([.C982]&lt;[.H982];[.C982]&gt;[.I982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83];[$Локации.A:.E];4;0)" office:value-type="time" office:time-value="PT10H00M00S" calcext:value-type="time">
            <text:p>10:00</text:p>
          </table:table-cell>
          <table:table-cell table:formula="of:=VLOOKUP([.D983];[$Локации.A:.E];5;0)" office:value-type="time" office:time-value="PT20H00M00S" calcext:value-type="time">
            <text:p>20:00</text:p>
          </table:table-cell>
          <table:table-cell table:formula="of:=IF(OR([.C983]&lt;[.H983];[.C983]&gt;[.I98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date" office:date-value="2023-12-01" calcext:value-type="date">
            <text:p>01.12.2023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84];[$Локации.A:.E];4;0)" office:value-type="time" office:time-value="PT12H00M00S" calcext:value-type="time">
            <text:p>12:00</text:p>
          </table:table-cell>
          <table:table-cell table:formula="of:=VLOOKUP([.D984];[$Локации.A:.E];5;0)" office:value-type="time" office:time-value="PT20H00M00S" calcext:value-type="time">
            <text:p>20:00</text:p>
          </table:table-cell>
          <table:table-cell table:formula="of:=IF(OR([.C984]&lt;[.H984];[.C984]&gt;[.I984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date" office:date-value="2023-12-05" calcext:value-type="date">
            <text:p>05.12.2023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85];[$Локации.A:.E];4;0)" office:value-type="time" office:time-value="PT12H00M00S" calcext:value-type="time">
            <text:p>12:00</text:p>
          </table:table-cell>
          <table:table-cell table:formula="of:=VLOOKUP([.D985];[$Локации.A:.E];5;0)" office:value-type="time" office:time-value="PT20H00M00S" calcext:value-type="time">
            <text:p>20:00</text:p>
          </table:table-cell>
          <table:table-cell table:formula="of:=IF(OR([.C985]&lt;[.H985];[.C985]&gt;[.I98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86];[$Локации.A:.E];4;0)" office:value-type="time" office:time-value="PT11H00M00S" calcext:value-type="time">
            <text:p>11:00</text:p>
          </table:table-cell>
          <table:table-cell table:formula="of:=VLOOKUP([.D986];[$Локации.A:.E];5;0)" office:value-type="time" office:time-value="PT21H00M00S" calcext:value-type="time">
            <text:p>21:00</text:p>
          </table:table-cell>
          <table:table-cell table:formula="of:=IF(OR([.C986]&lt;[.H986];[.C986]&gt;[.I98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date" office:date-value="2023-12-11" calcext:value-type="date">
            <text:p>11.12.2023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87];[$Локации.A:.E];4;0)" office:value-type="time" office:time-value="PT10H00M00S" calcext:value-type="time">
            <text:p>10:00</text:p>
          </table:table-cell>
          <table:table-cell table:formula="of:=VLOOKUP([.D987];[$Локации.A:.E];5;0)" office:value-type="time" office:time-value="PT20H00M00S" calcext:value-type="time">
            <text:p>20:00</text:p>
          </table:table-cell>
          <table:table-cell table:formula="of:=IF(OR([.C987]&lt;[.H987];[.C987]&gt;[.I987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88];[$Локации.A:.E];4;0)" office:value-type="time" office:time-value="PT11H00M00S" calcext:value-type="time">
            <text:p>11:00</text:p>
          </table:table-cell>
          <table:table-cell table:formula="of:=VLOOKUP([.D988];[$Локации.A:.E];5;0)" office:value-type="time" office:time-value="PT21H00M00S" calcext:value-type="time">
            <text:p>21:00</text:p>
          </table:table-cell>
          <table:table-cell table:formula="of:=IF(OR([.C988]&lt;[.H988];[.C988]&gt;[.I98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89];[$Локации.A:.E];4;0)" office:value-type="time" office:time-value="PT12H00M00S" calcext:value-type="time">
            <text:p>12:00</text:p>
          </table:table-cell>
          <table:table-cell table:formula="of:=VLOOKUP([.D989];[$Локации.A:.E];5;0)" office:value-type="time" office:time-value="PT20H00M00S" calcext:value-type="time">
            <text:p>20:00</text:p>
          </table:table-cell>
          <table:table-cell table:formula="of:=IF(OR([.C989]&lt;[.H989];[.C989]&gt;[.I98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90];[$Локации.A:.E];4;0)" office:value-type="time" office:time-value="PT12H00M00S" calcext:value-type="time">
            <text:p>12:00</text:p>
          </table:table-cell>
          <table:table-cell table:formula="of:=VLOOKUP([.D990];[$Локации.A:.E];5;0)" office:value-type="time" office:time-value="PT20H00M00S" calcext:value-type="time">
            <text:p>20:00</text:p>
          </table:table-cell>
          <table:table-cell table:formula="of:=IF(OR([.C990]&lt;[.H990];[.C990]&gt;[.I99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91];[$Локации.A:.E];4;0)" office:value-type="time" office:time-value="PT12H00M00S" calcext:value-type="time">
            <text:p>12:00</text:p>
          </table:table-cell>
          <table:table-cell table:formula="of:=VLOOKUP([.D991];[$Локации.A:.E];5;0)" office:value-type="time" office:time-value="PT23H00M00S" calcext:value-type="time">
            <text:p>23:00</text:p>
          </table:table-cell>
          <table:table-cell table:formula="of:=IF(OR([.C991]&lt;[.H991];[.C991]&gt;[.I991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date" office:date-value="2023-12-14" calcext:value-type="date">
            <text:p>14.12.2023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92];[$Локации.A:.E];4;0)" office:value-type="time" office:time-value="PT12H00M00S" calcext:value-type="time">
            <text:p>12:00</text:p>
          </table:table-cell>
          <table:table-cell table:formula="of:=VLOOKUP([.D992];[$Локации.A:.E];5;0)" office:value-type="time" office:time-value="PT20H00M00S" calcext:value-type="time">
            <text:p>20:00</text:p>
          </table:table-cell>
          <table:table-cell table:formula="of:=IF(OR([.C992]&lt;[.H992];[.C992]&gt;[.I992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date" office:date-value="2023-12-28" calcext:value-type="date">
            <text:p>28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93];[$Локации.A:.E];4;0)" office:value-type="time" office:time-value="PT10H00M00S" calcext:value-type="time">
            <text:p>10:00</text:p>
          </table:table-cell>
          <table:table-cell table:formula="of:=VLOOKUP([.D993];[$Локации.A:.E];5;0)" office:value-type="time" office:time-value="PT23H00M00S" calcext:value-type="time">
            <text:p>23:00</text:p>
          </table:table-cell>
          <table:table-cell table:formula="of:=IF(OR([.C993]&lt;[.H993];[.C993]&gt;[.I993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date" office:date-value="2023-12-17" calcext:value-type="date">
            <text:p>17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94];[$Локации.A:.E];4;0)" office:value-type="time" office:time-value="PT12H00M00S" calcext:value-type="time">
            <text:p>12:00</text:p>
          </table:table-cell>
          <table:table-cell table:formula="of:=VLOOKUP([.D994];[$Локации.A:.E];5;0)" office:value-type="time" office:time-value="PT23H00M00S" calcext:value-type="time">
            <text:p>23:00</text:p>
          </table:table-cell>
          <table:table-cell table:formula="of:=IF(OR([.C994]&lt;[.H994];[.C994]&gt;[.I994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date" office:date-value="2023-12-23" calcext:value-type="date">
            <text:p>23.12.2023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95];[$Локации.A:.E];4;0)" office:value-type="time" office:time-value="PT10H00M00S" calcext:value-type="time">
            <text:p>10:00</text:p>
          </table:table-cell>
          <table:table-cell table:formula="of:=VLOOKUP([.D995];[$Локации.A:.E];5;0)" office:value-type="time" office:time-value="PT23H00M00S" calcext:value-type="time">
            <text:p>23:00</text:p>
          </table:table-cell>
          <table:table-cell table:formula="of:=IF(OR([.C995]&lt;[.H995];[.C995]&gt;[.I995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date" office:date-value="2023-12-30" calcext:value-type="date">
            <text:p>30.12.202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table:style-name="ce3" table:formula="of:=VLOOKUP([.D996];[$Локации.A:.E];4;0)" office:value-type="time" office:time-value="PT11H00M00S" calcext:value-type="time">
            <text:p>11:00</text:p>
          </table:table-cell>
          <table:table-cell table:formula="of:=VLOOKUP([.D996];[$Локации.A:.E];5;0)" office:value-type="time" office:time-value="PT23H00M00S" calcext:value-type="time">
            <text:p>23:00</text:p>
          </table:table-cell>
          <table:table-cell table:formula="of:=IF(OR([.C996]&lt;[.H996];[.C996]&gt;[.I996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date" office:date-value="2023-12-09" calcext:value-type="date">
            <text:p>09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97];[$Локации.A:.E];4;0)" office:value-type="time" office:time-value="PT12H00M00S" calcext:value-type="time">
            <text:p>12:00</text:p>
          </table:table-cell>
          <table:table-cell table:formula="of:=VLOOKUP([.D997];[$Локации.A:.E];5;0)" office:value-type="time" office:time-value="PT23H00M00S" calcext:value-type="time">
            <text:p>23:00</text:p>
          </table:table-cell>
          <table:table-cell table:formula="of:=IF(OR([.C997]&lt;[.H997];[.C997]&gt;[.I997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date" office:date-value="2023-12-08" calcext:value-type="date">
            <text:p>08.12.202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98];[$Локации.A:.E];4;0)" office:value-type="time" office:time-value="PT12H00M00S" calcext:value-type="time">
            <text:p>12:00</text:p>
          </table:table-cell>
          <table:table-cell table:formula="of:=VLOOKUP([.D998];[$Локации.A:.E];5;0)" office:value-type="time" office:time-value="PT20H00M00S" calcext:value-type="time">
            <text:p>20:00</text:p>
          </table:table-cell>
          <table:table-cell table:formula="of:=IF(OR([.C998]&lt;[.H998];[.C998]&gt;[.I998]);1;0)" office:value-type="float" office:value="0" calcext:value-type="float">
            <text:p>0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date" office:date-value="2023-12-29" calcext:value-type="date">
            <text:p>29.12.2023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зврат</text:p>
          </table:table-cell>
          <table:table-cell table:style-name="ce3" table:formula="of:=VLOOKUP([.D999];[$Локации.A:.E];4;0)" office:value-type="time" office:time-value="PT12H00M00S" calcext:value-type="time">
            <text:p>12:00</text:p>
          </table:table-cell>
          <table:table-cell table:formula="of:=VLOOKUP([.D999];[$Локации.A:.E];5;0)" office:value-type="time" office:time-value="PT20H00M00S" calcext:value-type="time">
            <text:p>20:00</text:p>
          </table:table-cell>
          <table:table-cell table:formula="of:=IF(OR([.C999]&lt;[.H999];[.C999]&gt;[.I999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date" office:date-value="2023-12-06" calcext:value-type="date">
            <text:p>06.12.2023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000];[$Локации.A:.E];4;0)" office:value-type="time" office:time-value="PT12H00M00S" calcext:value-type="time">
            <text:p>12:00</text:p>
          </table:table-cell>
          <table:table-cell table:formula="of:=VLOOKUP([.D1000];[$Локации.A:.E];5;0)" office:value-type="time" office:time-value="PT20H00M00S" calcext:value-type="time">
            <text:p>20:00</text:p>
          </table:table-cell>
          <table:table-cell table:formula="of:=IF(OR([.C1000]&lt;[.H1000];[.C1000]&gt;[.I1000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date" office:date-value="2023-12-19" calcext:value-type="date">
            <text:p>19.12.2023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style-name="ce3" table:formula="of:=VLOOKUP([.D1001];[$Локации.A:.E];4;0)" office:value-type="time" office:time-value="PT10H00M00S" calcext:value-type="time">
            <text:p>10:00</text:p>
          </table:table-cell>
          <table:table-cell table:formula="of:=VLOOKUP([.D1001];[$Локации.A:.E];5;0)" office:value-type="time" office:time-value="PT23H00M00S" calcext:value-type="time">
            <text:p>23:00</text:p>
          </table:table-cell>
          <table:table-cell table:formula="of:=IF(OR([.C1001]&lt;[.H1001];[.C1001]&gt;[.I1001]);1;0)" office:value-type="float" office:value="1" calcext:value-type="float">
            <text:p>1</text:p>
          </table:table-cell>
          <table:table-cell/>
          <table:table-cell table:style-name="Default" table:number-columns-repeated="16373"/>
        </table:table-row>
        <table:table-row table:style-name="ro1" table:number-rows-repeated="1047574">
          <table:table-cell table:number-columns-repeated="11"/>
          <table:table-cell table:style-name="Default" table:number-columns-repeated="16373"/>
        </table:table-row>
        <table:table-row table:style-name="ro1">
          <table:table-cell table:number-columns-repeated="11"/>
          <table:table-cell table:style-name="Default" table:number-columns-repeated="16373"/>
        </table:table-row>
      </table:table>
      <table:table table:name="Сводная таблица_Продажи_1" table:style-name="ta2">
        <office:forms form:automatic-focus="false" form:apply-design-mode="false"/>
        <table:table-column table:style-name="co6" table:default-cell-style-name="ce5"/>
        <table:table-column table:style-name="co6" table:default-cell-style-name="ce12"/>
        <table:table-row table:style-name="ro2">
          <table:table-cell table:style-name="Pivot_20_Table_20_Field" office:value-type="string" calcext:value-type="string">
            <text:p>Дата</text:p>
          </table:table-cell>
          <table:table-cell table:style-name="ce8" office:value-type="string" calcext:value-type="string">
            <text:p>- несколько -</text:p>
          </table:table-cell>
        </table:table-row>
        <table:table-row table:style-name="ro2">
          <table:table-cell table:style-name="Pivot_20_Table_20_Field" office:value-type="string" calcext:value-type="string">
            <text:p>Тип операции</text:p>
          </table:table-cell>
          <table:table-cell table:style-name="ce8" office:value-type="string" calcext:value-type="string">
            <text:p>Возврат</text:p>
          </table:table-cell>
        </table:table-row>
        <table:table-row table:style-name="ro2">
          <table:table-cell table:style-name="Pivot_20_Table_20_Field" office:value-type="string" calcext:value-type="string">
            <text:p>Нерабочее время</text:p>
          </table:table-cell>
          <table:table-cell table:style-name="ce9" office:value-type="string" calcext:value-type="string">
            <text:p>1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ID локации</text:p>
          </table:table-cell>
          <table:table-cell table:style-name="ce10" office:value-type="string" calcext:value-type="string">
            <text:p>Сумма - Нерабочее время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Итог Результат</text:p>
          </table:table-cell>
          <table:table-cell table:style-name="ce15" office:value-type="float" office:value="96" calcext:value-type="float">
            <text:p>96</text:p>
          </table:table-cell>
        </table:table-row>
      </table:table>
      <table:table table:name="Товары" table:style-name="ta3">
        <office:forms form:automatic-focus="false" form:apply-design-mode="false"/>
        <table:table-column table:style-name="co1" table:number-columns-repeated="6" table:default-cell-style-name="Default"/>
        <table:table-column table:style-name="co1" table:number-columns-repeated="16378"/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Категория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Количество в упаковке</text:p>
          </table:table-cell>
          <table:table-cell office:value-type="string" calcext:value-type="string">
            <text:p>Цена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Шары стеклянные классические красн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4283" calcext:value-type="float">
            <text:p>42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Шары стеклянные классические золот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262" calcext:value-type="float">
            <text:p>22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Шары стеклянные классические серебрян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4598" calcext:value-type="float">
            <text:p>45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Шары стеклянные матовые красн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4401" calcext:value-type="float">
            <text:p>440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Шары стеклянные матовые золот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3536" calcext:value-type="float">
            <text:p>35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Шары стеклянные матовые серебрян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3060" calcext:value-type="float">
            <text:p>30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Шары пластиковые глянцевые красн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165" calcext:value-type="float">
            <text:p>21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Шары пластиковые глянцевые золот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Шары пластиковые глянцевые серебрян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1586" calcext:value-type="float">
            <text:p>158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Верхушка "Звезда" классическая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Верхушка "Звезда" светящаяся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Верхушка "Сосулька"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Набор игрушек винтажных стеклянных</text:p>
          </table:table-cell>
          <table:table-cell office:value-type="string" calcext:value-type="string">
            <text:p>набор</text:p>
          </table:table-cell>
          <table:table-cell office:value-type="float" office:value="24" calcext:value-type="float">
            <text:p>24</text:p>
          </table:table-cell>
          <table:table-cell office:value-type="float" office:value="2896" calcext:value-type="float">
            <text:p>28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Набор игрушек детских</text:p>
          </table:table-cell>
          <table:table-cell office:value-type="string" calcext:value-type="string">
            <text:p>набор</text:p>
          </table:table-cell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Набор игрушек "Снежинки"</text:p>
          </table:table-cell>
          <table:table-cell office:value-type="string" calcext:value-type="string">
            <text:p>набор</text:p>
          </table:table-cell>
          <table:table-cell office:value-type="float" office:value="12" calcext:value-type="float">
            <text:p>12</text:p>
          </table:table-cell>
          <table:table-cell office:value-type="float" office:value="744" calcext:value-type="float">
            <text:p>7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Бусы декоративные золот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Бусы декоративные серебрян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1148" calcext:value-type="float">
            <text:p>11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Ёлочные украшения</text:p>
          </table:table-cell>
          <table:table-cell office:value-type="string" calcext:value-type="string">
            <text:p>Бусы декоративные жемчужны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3036" calcext:value-type="float">
            <text:p>30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Гирлянды</text:p>
          </table:table-cell>
          <table:table-cell office:value-type="string" calcext:value-type="string">
            <text:p>Гирлянда LED уличная теплый све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406" calcext:value-type="float">
            <text:p>240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ирлянды</text:p>
          </table:table-cell>
          <table:table-cell office:value-type="string" calcext:value-type="string">
            <text:p>Гирлянда LED уличная холодный све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720" calcext:value-type="float">
            <text:p>27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Гирлянды</text:p>
          </table:table-cell>
          <table:table-cell office:value-type="string" calcext:value-type="string">
            <text:p>Гирлянда LED уличная мультицве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Гирлянды</text:p>
          </table:table-cell>
          <table:table-cell office:value-type="string" calcext:value-type="string">
            <text:p>Гирлянда LED комнатная теплый све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Гирлянды</text:p>
          </table:table-cell>
          <table:table-cell office:value-type="string" calcext:value-type="string">
            <text:p>Гирлянда LED комнатная холодный све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3182" calcext:value-type="float">
            <text:p>31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Гирлянды</text:p>
          </table:table-cell>
          <table:table-cell office:value-type="string" calcext:value-type="string">
            <text:p>Гирлянда LED комнатная мультицве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3487" calcext:value-type="float">
            <text:p>34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Гирлянды</text:p>
          </table:table-cell>
          <table:table-cell office:value-type="string" calcext:value-type="string">
            <text:p>Гирлянда-занавес светодиодная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Гирлянды</text:p>
          </table:table-cell>
          <table:table-cell office:value-type="string" calcext:value-type="string">
            <text:p>Гирлянда-сетка светодиодная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1730" calcext:value-type="float">
            <text:p>17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Гирлянды</text:p>
          </table:table-cell>
          <table:table-cell office:value-type="string" calcext:value-type="string">
            <text:p>Гирлянда-дождь светодиодная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4903" calcext:value-type="float">
            <text:p>490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Подарки</text:p>
          </table:table-cell>
          <table:table-cell office:value-type="string" calcext:value-type="string">
            <text:p>Набор конфет "Новогодний подарок"</text:p>
          </table:table-cell>
          <table:table-cell office:value-type="string" calcext:value-type="string">
            <text:p>набор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Подарки</text:p>
          </table:table-cell>
          <table:table-cell office:value-type="string" calcext:value-type="string">
            <text:p>Набор конфет "Зимняя сказка"</text:p>
          </table:table-cell>
          <table:table-cell office:value-type="string" calcext:value-type="string">
            <text:p>набор</text:p>
          </table:table-cell>
          <table:table-cell office:value-type="float" office:value="24" calcext:value-type="float">
            <text:p>24</text:p>
          </table:table-cell>
          <table:table-cell office:value-type="float" office:value="3045" calcext:value-type="float">
            <text:p>30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Подарки</text:p>
          </table:table-cell>
          <table:table-cell office:value-type="string" calcext:value-type="string">
            <text:p>Набор конфет "Дед Мороз"</text:p>
          </table:table-cell>
          <table:table-cell office:value-type="string" calcext:value-type="string">
            <text:p>набор</text:p>
          </table:table-cell>
          <table:table-cell office:value-type="float" office:value="6" calcext:value-type="float">
            <text:p>6</text:p>
          </table:table-cell>
          <table:table-cell office:value-type="float" office:value="2129" calcext:value-type="float">
            <text:p>21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Подарки</text:p>
          </table:table-cell>
          <table:table-cell office:value-type="string" calcext:value-type="string">
            <text:p>Мягкая игрушка "Дед Мороз" большой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763" calcext:value-type="float">
            <text:p>27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Подарки</text:p>
          </table:table-cell>
          <table:table-cell office:value-type="string" calcext:value-type="string">
            <text:p>Мягкая игрушка "Дед Мороз" средний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4024" calcext:value-type="float">
            <text:p>40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Подарки</text:p>
          </table:table-cell>
          <table:table-cell office:value-type="string" calcext:value-type="string">
            <text:p>Мягкая игрушка "Дед Мороз" малый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546" calcext:value-type="float">
            <text:p>25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Подарки</text:p>
          </table:table-cell>
          <table:table-cell office:value-type="string" calcext:value-type="string">
            <text:p>Мягкая игрушка "Снегурочка"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1871" calcext:value-type="float">
            <text:p>18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Подарки</text:p>
          </table:table-cell>
          <table:table-cell office:value-type="string" calcext:value-type="string">
            <text:p>Мягкая игрушка "Снеговик"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4886" calcext:value-type="float">
            <text:p>488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Подарки</text:p>
          </table:table-cell>
          <table:table-cell office:value-type="string" calcext:value-type="string">
            <text:p>Мягкая игрушка "Олень"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Сладости</text:p>
          </table:table-cell>
          <table:table-cell office:value-type="string" calcext:value-type="string">
            <text:p>Мандарины отборные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float" office:value="4230" calcext:value-type="float">
            <text:p>42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Сладости</text:p>
          </table:table-cell>
          <table:table-cell office:value-type="string" calcext:value-type="string">
            <text:p>Мандарины обычные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float" office:value="4944" calcext:value-type="float">
            <text:p>49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Сладости</text:p>
          </table:table-cell>
          <table:table-cell office:value-type="string" calcext:value-type="string">
            <text:p>Конфеты шоколадные новогодние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float" office:value="4902" calcext:value-type="float">
            <text:p>490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Сладости</text:p>
          </table:table-cell>
          <table:table-cell office:value-type="string" calcext:value-type="string">
            <text:p>Печенье имбирное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float" office:value="4163" calcext:value-type="float">
            <text:p>41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Сладости</text:p>
          </table:table-cell>
          <table:table-cell office:value-type="string" calcext:value-type="string">
            <text:p>Пряники новогодние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float" office:value="2064" calcext:value-type="float">
            <text:p>20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Сладости</text:p>
          </table:table-cell>
          <table:table-cell office:value-type="string" calcext:value-type="string">
            <text:p>Зефир празднич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float" office:value="1565" calcext:value-type="float">
            <text:p>15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Праздничная атрибутика</text:p>
          </table:table-cell>
          <table:table-cell office:value-type="string" calcext:value-type="string">
            <text:p>Искусственная ель 1.5м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Праздничная атрибутика</text:p>
          </table:table-cell>
          <table:table-cell office:value-type="string" calcext:value-type="string">
            <text:p>Искусственная ель 1.8м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Праздничная атрибутика</text:p>
          </table:table-cell>
          <table:table-cell office:value-type="string" calcext:value-type="string">
            <text:p>Искусственная ель 2.1м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Праздничная атрибутика</text:p>
          </table:table-cell>
          <table:table-cell office:value-type="string" calcext:value-type="string">
            <text:p>Костюм Деда Мороза люкс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раздничная атрибутика</text:p>
          </table:table-cell>
          <table:table-cell office:value-type="string" calcext:value-type="string">
            <text:p>Костюм Деда Мороза стандар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1263" calcext:value-type="float">
            <text:p>12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Праздничная атрибутика</text:p>
          </table:table-cell>
          <table:table-cell office:value-type="string" calcext:value-type="string">
            <text:p>Костюм Снегурочки люкс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926" calcext:value-type="float">
            <text:p>29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раздничная атрибутика</text:p>
          </table:table-cell>
          <table:table-cell office:value-type="string" calcext:value-type="string">
            <text:p>Костюм Снегурочки стандар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3424" calcext:value-type="float">
            <text:p>34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Праздничная атрибутика</text:p>
          </table:table-cell>
          <table:table-cell office:value-type="string" calcext:value-type="string">
            <text:p>Посох Деда Мороз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Праздничная атрибутика</text:p>
          </table:table-cell>
          <table:table-cell office:value-type="string" calcext:value-type="string">
            <text:p>Борода Деда Мороз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</text:p>
          </table:table-cell>
          <table:table-cell office:value-type="float" office:value="2530" calcext:value-type="float">
            <text:p>2530</text:p>
          </table:table-cell>
          <table:table-cell table:style-name="Default" table:number-columns-repeated="16378"/>
        </table:table-row>
      </table:table>
      <table:table table:name="Локации" table:style-name="ta4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ce16"/>
        <table:table-column table:style-name="co1" table:default-cell-style-name="ce16"/>
        <table:table-column table:style-name="co1" table:number-columns-repeated="16379"/>
        <table:table-row table:style-name="ro1">
          <table:table-cell office:value-type="string" calcext:value-type="string">
            <text:p>ID локации</text:p>
          </table:table-cell>
          <table:table-cell office:value-type="string" calcext:value-type="string">
            <text:p>Локация</text:p>
          </table:table-cell>
          <table:table-cell office:value-type="string" calcext:value-type="string">
            <text:p>Тип площадки</text:p>
          </table:table-cell>
          <table:table-cell office:value-type="string" calcext:value-type="string">
            <text:p>Время начала работы</text:p>
          </table:table-cell>
          <table:table-cell office:value-type="string" calcext:value-type="string">
            <text:p>Время окончания работы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Центральная площадь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Ц "Праздничный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ТЦ "Зимняя сказка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Ц "Новогодний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ТРЦ "Метелица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ТРЦ "Снежный"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арк развлечений "Зимняя сказка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арк "Снежный городок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Ледовый городок центральный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Ледовый городок районный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Новогодняя ярмарка центральная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Новогодняя ярмарка "У ёлки"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овогодняя ярмарка "Зимний базар"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Площадь Победы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лощадь Ленина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Сквер "Снежинка"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Бульвар "Рождественский"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ллея "Новогодняя"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Городской Дворец культуры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3H00M00S" calcext:value-type="time">
            <text:p>23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Дворец спорта "Метелица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1H00M00S" calcext:value-type="time">
            <text:p>21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Культурный центр "Праздничный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21H00M00S" calcext:value-type="time">
            <text:p>21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Выставочный центр "Зимний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Детский городок "Снеговик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Развлекательный центр "Морозко"</text:p>
          </table:table-cell>
          <table:table-cell office:value-type="string" calcext:value-type="string">
            <text:p>Открытая площадка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Каток "Льдинка"</text:p>
          </table:table-cell>
          <table:table-cell office:value-type="string" calcext:value-type="string">
            <text:p>Закрытое помещение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1H00M00S" calcext:value-type="time">
            <text:p>21:00</text:p>
          </table:table-cell>
          <table:table-cell table:style-name="Default" table:number-columns-repeated="16379"/>
        </table:table-row>
        <table:table-row table:style-name="ro1" table:number-rows-repeated="1048549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named-expressions/>
      <table:database-ranges>
        <table:database-range table:name="__Anonymous_Sheet_DB__0" table:target-range-address="Продажи.A1:Продажи.J1048576"/>
        <table:database-range table:name="__Anonymous_Sheet_DB__1" table:target-range-address="'Сводная таблица_Продажи_1'.A6:'Сводная таблица_Продажи_1'.B30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Сводная таблица_Продажи_1'.A1:'Сводная таблица_Продажи_1'.B31" table:buttons="'Сводная таблица_Продажи_1'.A1 'Сводная таблица_Продажи_1'.A2 'Сводная таблица_Продажи_1'.A3 'Сводная таблица_Продажи_1'.A5" table:show-filter-button="false" table:drill-down-on-double-click="false">
          <table:source-cell-range table:cell-range-address="Продажи.A1:Продажи.J1001"/>
          <table:data-pilot-field table:source-field-name="Дата" table:orientation="page" table:used-hierarchy="0" table:function="auto" loext:ignore-selected-page="true" table:selected-page="05.12.2023">
            <table:data-pilot-level table:show-empty="false" calcext:repeat-item-labels="false">
              <table:data-pilot-members>
                <table:data-pilot-member table:name="01.12.2023" table:display="false" table:show-details="true"/>
                <table:data-pilot-member table:name="02.12.2023" table:display="false" table:show-details="true"/>
                <table:data-pilot-member table:name="03.12.2023" table:display="false" table:show-details="true"/>
                <table:data-pilot-member table:name="04.12.2023" table:display="false" table:show-details="true"/>
                <table:data-pilot-member table:name="05.12.2023" table:display="true" table:show-details="true"/>
                <table:data-pilot-member table:name="06.12.2023" table:display="true" table:show-details="true"/>
                <table:data-pilot-member table:name="07.12.2023" table:display="true" table:show-details="true"/>
                <table:data-pilot-member table:name="08.12.2023" table:display="true" table:show-details="true"/>
                <table:data-pilot-member table:name="09.12.2023" table:display="true" table:show-details="true"/>
                <table:data-pilot-member table:name="10.12.2023" table:display="true" table:show-details="true"/>
                <table:data-pilot-member table:name="11.12.2023" table:display="true" table:show-details="true"/>
                <table:data-pilot-member table:name="12.12.2023" table:display="true" table:show-details="true"/>
                <table:data-pilot-member table:name="13.12.2023" table:display="true" table:show-details="true"/>
                <table:data-pilot-member table:name="14.12.2023" table:display="true" table:show-details="true"/>
                <table:data-pilot-member table:name="15.12.2023" table:display="true" table:show-details="true"/>
                <table:data-pilot-member table:name="16.12.2023" table:display="false" table:show-details="true"/>
                <table:data-pilot-member table:name="17.12.2023" table:display="false" table:show-details="true"/>
                <table:data-pilot-member table:name="18.12.2023" table:display="false" table:show-details="true"/>
                <table:data-pilot-member table:name="19.12.2023" table:display="false" table:show-details="true"/>
                <table:data-pilot-member table:name="20.12.2023" table:display="false" table:show-details="true"/>
                <table:data-pilot-member table:name="21.12.2023" table:display="false" table:show-details="true"/>
                <table:data-pilot-member table:name="22.12.2023" table:display="false" table:show-details="true"/>
                <table:data-pilot-member table:name="23.12.2023" table:display="false" table:show-details="true"/>
                <table:data-pilot-member table:name="24.12.2023" table:display="false" table:show-details="true"/>
                <table:data-pilot-member table:name="25.12.2023" table:display="false" table:show-details="true"/>
                <table:data-pilot-member table:name="26.12.2023" table:display="false" table:show-details="true"/>
                <table:data-pilot-member table:name="27.12.2023" table:display="false" table:show-details="true"/>
                <table:data-pilot-member table:name="28.12.2023" table:display="false" table:show-details="true"/>
                <table:data-pilot-member table:name="29.12.2023" table:display="false" table:show-details="true"/>
                <table:data-pilot-member table:name="30.12.2023" table:display="false" table:show-details="true"/>
                <table:data-pilot-member table:name="31.12.2023" table:display="false" table:show-details="true"/>
                <table:data-pilot-member table:name="01.01.2024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Тип операции" table:orientation="page" table:used-hierarchy="0" table:function="auto" loext:ignore-selected-page="true" table:selected-page="Возврат">
            <table:data-pilot-level table:show-empty="false" calcext:repeat-item-labels="false">
              <table:data-pilot-members>
                <table:data-pilot-member table:name="Возврат" table:display="true" table:show-details="true"/>
                <table:data-pilot-member table:name="Продажа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Нерабочее время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D локации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Нерабочее время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Товары" style:display-name="PageStyle_Товар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родажи" style:display-name="PageStyle_Продаж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окации" style:display-name="PageStyle_Локаци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02T18:49:37</meta:creation-date>
    <dc:date>2025-11-23T20:08:56.949091400</dc:date>
    <meta:generator>LibreOffice/25.8.3.2$Windows_X86_64 LibreOffice_project/8ca8d55c161d602844f5428fa4b58097424e324e</meta:generator>
    <meta:editing-duration>PT9M2S</meta:editing-duration>
    <meta:editing-cycles>1</meta:editing-cycles>
    <meta:document-statistic meta:table-count="4" meta:cell-count="10512" meta:object-count="0"/>
    <meta:user-defined meta:name="AppVersion">12.0000</meta:user-defined>
  </office:meta>
</office:document-meta>
</file>